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ystem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1" style:parent-style-name="Standard" style:family="paragraph">
      <style:paragraph-properties fo:text-align="end" fo:line-height="150%"/>
    </style:style>
    <style:style style:name="T22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23" style:parent-style-name="Standard" style:family="paragraph">
      <style:paragraph-properties fo:text-align="end" fo:line-height="150%"/>
      <style:text-properties fo:font-weight="bold" style:font-weight-asian="bold" fo:font-size="18pt" style:font-size-asian="18pt" style:font-size-complex="18pt"/>
    </style:style>
    <style:style style:name="P24" style:parent-style-name="Standard" style:family="paragraph">
      <style:paragraph-properties fo:text-align="end" fo:line-height="150%"/>
    </style:style>
    <style:style style:name="T25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2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paragraph-properties>
        <style:tab-stops>
          <style:tab-stop style:type="left" style:position="6.1666in"/>
        </style:tab-stops>
      </style:paragraph-properties>
      <style:text-properties fo:font-size="12pt" style:font-size-asian="12pt" style:font-size-complex="12pt"/>
    </style:style>
    <style:style style:name="P40" style:parent-style-name="CabeçalhodoSumário" style:master-page-name="MP1" style:family="paragraph">
      <style:paragraph-properties fo:break-before="page" style:page-number="2"/>
    </style:style>
    <style:style style:name="P7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73" style:parent-style-name="Normal" style:family="paragraph">
      <style:text-properties style:font-name="Arial" style:font-name-asian="Arial" style:font-name-complex="Arial" fo:color="#000000" fo:font-size="12pt" style:font-size-asian="12pt" style:font-size-complex="12pt"/>
    </style:style>
    <style:style style:name="P74" style:parent-style-name="Título2" style:family="paragraph">
      <style:paragraph-properties fo:break-before="page"/>
    </style:style>
    <style:style style:name="P75" style:parent-style-name="Standard" style:family="paragraph">
      <style:paragraph-properties fo:text-align="center" fo:line-height="100%"/>
    </style:style>
    <style:style style:name="T76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77" style:parent-style-name="Standard" style:family="paragraph">
      <style:paragraph-properties fo:margin-bottom="0.0833in" fo:line-height="100%"/>
      <style:text-properties fo:font-size="12pt" style:font-size-asian="12pt" style:font-size-complex="12pt"/>
    </style:style>
    <style:style style:name="TableColumn79" style:family="table-column">
      <style:table-column-properties style:column-width="1.5312in" style:use-optimal-column-width="false"/>
    </style:style>
    <style:style style:name="TableColumn80" style:family="table-column">
      <style:table-column-properties style:column-width="0.8229in" style:use-optimal-column-width="false"/>
    </style:style>
    <style:style style:name="TableColumn81" style:family="table-column">
      <style:table-column-properties style:column-width="2.625in" style:use-optimal-column-width="false"/>
    </style:style>
    <style:style style:name="TableColumn82" style:family="table-column">
      <style:table-column-properties style:column-width="1.7083in" style:use-optimal-column-width="false"/>
    </style:style>
    <style:style style:name="Table78" style:family="table">
      <style:table-properties style:width="6.6875in" fo:margin-left="0.075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9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line-height="100%"/>
    </style:style>
    <style:style style:name="T95" style:parent-style-name="Fonteparág.padrão" style:family="text">
      <style:text-properties fo:font-size="10pt" style:font-size-asian="10pt" style:font-size-complex="10pt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line-height="100%"/>
    </style:style>
    <style:style style:name="T98" style:parent-style-name="Fonteparág.padrão" style:family="text">
      <style:text-properties fo:font-size="10pt" style:font-size-asian="10pt" style:font-size-complex="10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line-height="100%"/>
    </style:style>
    <style:style style:name="T101" style:parent-style-name="Fonteparág.padrão" style:family="text">
      <style:text-properties fo:font-size="10pt" style:font-size-asian="10pt" style:font-size-complex="10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line-height="100%"/>
    </style:style>
    <style:style style:name="T104" style:parent-style-name="Fonteparág.padrão" style:family="text">
      <style:text-properties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.0833in" fo:line-height="100%"/>
    </style:style>
    <style:style style:name="T108" style:parent-style-name="Fonteparág.padrão" style:family="text">
      <style:text-properties fo:font-size="10pt" style:font-size-asian="10pt" style:font-size-complex="10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.0833in" fo:line-height="100%"/>
    </style:style>
    <style:style style:name="T111" style:parent-style-name="Fonteparág.padrão" style:family="text">
      <style:text-properties fo:font-size="10pt" style:font-size-asian="10pt" style:font-size-complex="10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.0833in" fo:line-height="100%"/>
    </style:style>
    <style:style style:name="T114" style:parent-style-name="Fonteparág.padrão" style:family="text">
      <style:text-properties fo:font-size="10pt" style:font-size-asian="10pt" style:font-size-complex="10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.0833in" fo:line-height="100%"/>
    </style:style>
    <style:style style:name="T117" style:parent-style-name="Fonteparág.padrão" style:family="text">
      <style:text-properties fo:font-size="10pt" style:font-size-asian="10pt" style:font-size-complex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center" fo:margin-bottom="0.0833in" fo:line-height="100%"/>
    </style:style>
    <style:style style:name="T121" style:parent-style-name="Fonteparág.padrão" style:family="text">
      <style:text-properties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.0833in" fo:line-height="100%"/>
    </style:style>
    <style:style style:name="T124" style:parent-style-name="Fonteparág.padrão" style:family="text">
      <style:text-properties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.0833in" fo:line-height="100%"/>
    </style:style>
    <style:style style:name="T127" style:parent-style-name="Fonteparág.padrão" style:family="text">
      <style:text-properties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.0833in" fo:line-height="100%"/>
    </style:style>
    <style:style style:name="T130" style:parent-style-name="Fonteparág.padrão" style:family="text">
      <style:text-properties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P167" style:parent-style-name="Standard" style:family="paragraph">
      <style:paragraph-properties fo:line-height="100%"/>
    </style:style>
    <style:style style:name="P168" style:parent-style-name="Standard" style:family="paragraph">
      <style:paragraph-properties fo:text-align="justify" fo:line-height="100%"/>
    </style:style>
    <style:style style:name="P169" style:parent-style-name="Título" style:family="paragraph">
      <style:paragraph-properties fo:text-align="center"/>
      <style:text-properties style:font-name="Arial" style:font-name-complex="Arial"/>
    </style:style>
    <style:style style:name="P170" style:parent-style-name="SemEspaçamento" style:family="paragraph">
      <style:paragraph-properties fo:text-align="justify"/>
    </style:style>
    <style:style style:name="T17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Column173" style:family="table-column">
      <style:table-column-properties style:column-width="1.6875in" style:use-optimal-column-width="false"/>
    </style:style>
    <style:style style:name="TableColumn174" style:family="table-column">
      <style:table-column-properties style:column-width="5in" style:use-optimal-column-width="false"/>
    </style:style>
    <style:style style:name="Table172" style:family="table">
      <style:table-properties style:width="6.6875in" fo:margin-left="0.0694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line-height="100%"/>
    </style:style>
    <style:style style:name="T178" style:parent-style-name="Fonteparág.padrão" style:family="text">
      <style:text-properties fo:font-weight="bold" style:font-weight-asian="bold" style:font-weight-complex="bold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181" style:parent-style-name="Fonteparág.padrão" style:family="text">
      <style:text-properties fo:background-color="#FFFFFF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185" style:parent-style-name="Fonteparág.padrão" style:family="text">
      <style:text-properties fo:font-weight="bold" style:font-weight-asian="bold" style:font-weight-complex="bold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</style:style>
    <style:style style:name="T191" style:parent-style-name="Fonteparág.padrão" style:family="text">
      <style:text-properties fo:font-weight="bold" style:font-weight-asian="bold" style:font-weight-complex="bold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</style:style>
    <style:style style:name="T194" style:parent-style-name="Fonteparág.padrão" style:family="text">
      <style:text-properties style:font-size-complex="12pt"/>
    </style:style>
    <style:style style:name="P195" style:parent-style-name="Standard" style:family="paragraph">
      <style:paragraph-properties fo:line-height="100%"/>
    </style:style>
    <style:style style:name="T196" style:parent-style-name="Fonteparág.padrão" style:family="text">
      <style:text-properties style:font-size-complex="12pt"/>
    </style:style>
    <style:style style:name="T197" style:parent-style-name="Fonteparág.padrão" style:family="text">
      <style:text-properties fo:font-weight="bold" style:font-weight-asian="bold" style:font-weight-complex="bold" style:font-size-complex="12pt"/>
    </style:style>
    <style:style style:name="T198" style:parent-style-name="Fonteparág.padrão" style:family="text">
      <style:text-properties style:font-size-complex="12pt"/>
    </style:style>
    <style:style style:name="P199" style:parent-style-name="Standard" style:family="paragraph">
      <style:paragraph-properties fo:line-height="100%"/>
    </style:style>
    <style:style style:name="T200" style:parent-style-name="Fonteparág.padrão" style:family="text">
      <style:text-properties style:font-size-complex="12pt"/>
    </style:style>
    <style:style style:name="T201" style:parent-style-name="Fonteparág.padrão" style:family="text">
      <style:text-properties fo:font-weight="bold" style:font-weight-asian="bold" style:font-weight-complex="bold" style:font-size-complex="12pt"/>
    </style:style>
    <style:style style:name="T202" style:parent-style-name="Fonteparág.padrão" style:family="text">
      <style:text-properties style:font-size-complex="12pt"/>
    </style:style>
    <style:style style:name="P203" style:parent-style-name="Standard" style:family="paragraph">
      <style:paragraph-properties fo:line-height="100%"/>
    </style:style>
    <style:style style:name="T204" style:parent-style-name="Fonteparág.padrão" style:family="text">
      <style:text-properties style:font-size-complex="12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208" style:parent-style-name="Fonteparág.padrão" style:family="text">
      <style:text-properties fo:font-weight="bold" style:font-weight-asian="bold" style:font-weight-complex="bold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10" style:parent-style-name="Fonteparág.padrão" style:family="text">
      <style:text-properties fo:font-weight="bold" style:font-weight-asian="bold"/>
    </style:style>
    <style:style style:name="T211" style:parent-style-name="Fonteparág.padrão" style:family="text">
      <style:text-properties fo:font-weight="bold" style:font-weight-asian="bold"/>
    </style:style>
    <style:style style:name="T212" style:parent-style-name="Fonteparág.padrão" style:family="text">
      <style:text-properties fo:font-weight="bold" style:font-weight-asian="bold"/>
    </style:style>
    <style:style style:name="T213" style:parent-style-name="Fonteparág.padrão" style:family="text">
      <style:text-properties fo:font-weight="bold" style:font-weight-asian="bold"/>
    </style:style>
    <style:style style:name="T214" style:parent-style-name="Fonteparág.padrão" style:family="text">
      <style:text-properties fo:font-weight="bold" style:font-weight-asian="bold"/>
    </style:style>
    <style:style style:name="T215" style:parent-style-name="Fonteparág.padrão" style:family="text">
      <style:text-properties fo:font-weight="bold" style:font-weight-asian="bold"/>
    </style:style>
    <style:style style:name="T216" style:parent-style-name="Fonteparág.padrão" style:family="text">
      <style:text-properties fo:font-weight="bold" style:font-weight-asian="bold"/>
    </style:style>
    <style:style style:name="T217" style:parent-style-name="Fonteparág.padrão" style:family="text">
      <style:text-properties fo:font-weight="bold" style:font-weight-asian="bold"/>
    </style:style>
    <style:style style:name="P218" style:parent-style-name="Standard" style:family="paragraph">
      <style:paragraph-properties fo:line-height="100%"/>
    </style:style>
    <style:style style:name="TableColumn220" style:family="table-column">
      <style:table-column-properties style:column-width="1.6875in" style:use-optimal-column-width="false"/>
    </style:style>
    <style:style style:name="TableColumn221" style:family="table-column">
      <style:table-column-properties style:column-width="5in" style:use-optimal-column-width="false"/>
    </style:style>
    <style:style style:name="Table219" style:family="table">
      <style:table-properties style:width="6.6875in" fo:margin-left="0.0694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line-height="100%"/>
    </style:style>
    <style:style style:name="T225" style:parent-style-name="Fonteparág.padrão" style:family="text">
      <style:text-properties fo:font-weight="bold" style:font-weight-asian="bold" style:font-weight-complex="bold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228" style:parent-style-name="Fonteparág.padrão" style:family="text">
      <style:text-properties fo:background-color="#FFFFFF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line-height="100%"/>
    </style:style>
    <style:style style:name="T232" style:parent-style-name="Fonteparág.padrão" style:family="text">
      <style:text-properties fo:font-weight="bold" style:font-weight-asian="bold" style:font-weight-complex="bold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238" style:parent-style-name="Fonteparág.padrão" style:family="text">
      <style:text-properties fo:font-weight="bold" style:font-weight-asian="bold" style:font-weight-complex="bold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241" style:parent-style-name="Fonteparág.padrão" style:family="text">
      <style:text-properties style:font-size-complex="12pt"/>
    </style:style>
    <style:style style:name="P242" style:parent-style-name="Standard" style:family="paragraph">
      <style:paragraph-properties fo:line-height="100%"/>
    </style:style>
    <style:style style:name="T243" style:parent-style-name="Fonteparág.padrão" style:family="text">
      <style:text-properties style:font-size-complex="12pt"/>
    </style:style>
    <style:style style:name="T244" style:parent-style-name="Fonteparág.padrão" style:family="text">
      <style:text-properties fo:font-weight="bold" style:font-weight-asian="bold" style:font-weight-complex="bold" style:font-size-complex="12pt"/>
    </style:style>
    <style:style style:name="T245" style:parent-style-name="Fonteparág.padrão" style:family="text">
      <style:text-properties style:font-size-complex="12pt"/>
    </style:style>
    <style:style style:name="P246" style:parent-style-name="Standard" style:family="paragraph">
      <style:paragraph-properties fo:line-height="100%"/>
    </style:style>
    <style:style style:name="T247" style:parent-style-name="Fonteparág.padrão" style:family="text">
      <style:text-properties style:font-size-complex="12pt"/>
    </style:style>
    <style:style style:name="T248" style:parent-style-name="Fonteparág.padrão" style:family="text">
      <style:text-properties fo:font-weight="bold" style:font-weight-asian="bold" style:font-weight-complex="bold" style:font-size-complex="12pt"/>
    </style:style>
    <style:style style:name="T249" style:parent-style-name="Fonteparág.padrão" style:family="text">
      <style:text-properties style:font-size-complex="12pt"/>
    </style:style>
    <style:style style:name="P250" style:parent-style-name="Standard" style:family="paragraph">
      <style:paragraph-properties fo:line-height="100%"/>
    </style:style>
    <style:style style:name="T251" style:parent-style-name="Fonteparág.padrão" style:family="text">
      <style:text-properties style:font-size-complex="12pt"/>
    </style:style>
    <style:style style:name="T252" style:parent-style-name="Fonteparág.padrão" style:family="text">
      <style:text-properties fo:font-weight="bold" style:font-weight-asian="bold" style:font-weight-complex="bold" style:font-size-complex="12pt"/>
    </style:style>
    <style:style style:name="T253" style:parent-style-name="Fonteparág.padrão" style:family="text">
      <style:text-properties style:font-size-complex="12pt"/>
    </style:style>
    <style:style style:name="P254" style:parent-style-name="Standard" style:family="paragraph">
      <style:paragraph-properties fo:line-height="100%"/>
    </style:style>
    <style:style style:name="T255" style:parent-style-name="Fonteparág.padrão" style:family="text">
      <style:text-properties style:font-size-complex="12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259" style:parent-style-name="Fonteparág.padrão" style:family="text">
      <style:text-properties fo:font-weight="bold" style:font-weight-asian="bold" style:font-weight-complex="bold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61" style:parent-style-name="Fonteparág.padrão" style:family="text">
      <style:text-properties fo:font-weight="bold" style:font-weight-asian="bold"/>
    </style:style>
    <style:style style:name="T262" style:parent-style-name="Fonteparág.padrão" style:family="text">
      <style:text-properties fo:font-weight="bold" style:font-weight-asian="bold"/>
    </style:style>
    <style:style style:name="T263" style:parent-style-name="Fonteparág.padrão" style:family="text">
      <style:text-properties fo:font-weight="bold" style:font-weight-asian="bold"/>
    </style:style>
    <style:style style:name="T264" style:parent-style-name="Fonteparág.padrão" style:family="text">
      <style:text-properties fo:font-weight="bold" style:font-weight-asian="bold"/>
    </style:style>
    <style:style style:name="T265" style:parent-style-name="Fonteparág.padrão" style:family="text">
      <style:text-properties fo:font-weight="bold" style:font-weight-asian="bold"/>
    </style:style>
    <style:style style:name="T266" style:parent-style-name="Fonteparág.padrão" style:family="text">
      <style:text-properties fo:font-weight="bold" style:font-weight-asian="bold"/>
    </style:style>
    <style:style style:name="T267" style:parent-style-name="Fonteparág.padrão" style:family="text">
      <style:text-properties fo:font-weight="bold" style:font-weight-asian="bold"/>
    </style:style>
    <style:style style:name="T268" style:parent-style-name="Fonteparág.padrão" style:family="text">
      <style:text-properties fo:font-weight="bold" style:font-weight-asian="bold"/>
    </style:style>
    <style:style style:name="P269" style:parent-style-name="Standard" style:family="paragraph">
      <style:paragraph-properties fo:line-height="100%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74" style:parent-style-name="Fonteparág.padrão" style:family="text">
      <style:text-properties fo:font-weight="bold" style:font-weight-asian="bold"/>
    </style:style>
    <style:style style:name="T275" style:parent-style-name="Fonteparág.padrão" style:family="text">
      <style:text-properties fo:font-weight="bold" style:font-weight-asian="bold"/>
    </style:style>
    <style:style style:name="T276" style:parent-style-name="Fonteparág.padrão" style:family="text">
      <style:text-properties fo:font-weight="bold" style:font-weight-asian="bold"/>
    </style:style>
    <style:style style:name="T277" style:parent-style-name="Fonteparág.padrão" style:family="text">
      <style:text-properties fo:font-weight="bold" style:font-weight-asian="bold"/>
    </style:style>
    <style:style style:name="T278" style:parent-style-name="Fonteparág.padrão" style:family="text">
      <style:text-properties fo:font-weight="bold" style:font-weight-asian="bold"/>
    </style:style>
    <style:style style:name="T279" style:parent-style-name="Fonteparág.padrão" style:family="text">
      <style:text-properties fo:font-weight="bold" style:font-weight-asian="bold"/>
    </style:style>
    <style:style style:name="T280" style:parent-style-name="Fonteparág.padrão" style:family="text">
      <style:text-properties fo:font-weight="bold" style:font-weight-asian="bold"/>
    </style:style>
    <style:style style:name="T281" style:parent-style-name="Fonteparág.padrão" style:family="text">
      <style:text-properties fo:font-weight="bold" style:font-weight-asian="bold"/>
    </style:style>
    <style:style style:name="TableColumn283" style:family="table-column">
      <style:table-column-properties style:column-width="1.6875in" style:use-optimal-column-width="false"/>
    </style:style>
    <style:style style:name="TableColumn284" style:family="table-column">
      <style:table-column-properties style:column-width="5in" style:use-optimal-column-width="false"/>
    </style:style>
    <style:style style:name="Table282" style:family="table">
      <style:table-properties style:width="6.6875in" fo:margin-left="0.0694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7" style:parent-style-name="Standard" style:family="paragraph">
      <style:paragraph-properties fo:line-height="100%"/>
    </style:style>
    <style:style style:name="T288" style:parent-style-name="Fonteparág.padrão" style:family="text">
      <style:text-properties fo:font-weight="bold" style:font-weight-asian="bold" style:font-weight-complex="bold"/>
    </style:style>
    <style:style style:name="TableCell2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line-height="100%"/>
    </style:style>
    <style:style style:name="T291" style:parent-style-name="Fonteparág.padrão" style:family="text">
      <style:text-properties fo:background-color="#FFFFFF"/>
    </style:style>
    <style:style style:name="T292" style:parent-style-name="Fonteparág.padrão" style:family="text">
      <style:text-properties fo:background-color="#FFFFFF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</style:style>
    <style:style style:name="T296" style:parent-style-name="Fonteparág.padrão" style:family="text">
      <style:text-properties fo:font-weight="bold" style:font-weight-asian="bold" style:font-weight-complex="bold"/>
    </style:style>
    <style:style style:name="TableCell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line-height="100%"/>
    </style:style>
    <style:style style:name="T299" style:parent-style-name="Fonteparág.padrão" style:family="text">
      <style:text-properties fo:font-weight="bold" style:font-weight-asian="bold" style:font-weight-complex="bold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line-height="100%"/>
    </style:style>
    <style:style style:name="T303" style:parent-style-name="Fonteparág.padrão" style:family="text">
      <style:text-properties fo:font-weight="bold" style:font-weight-asian="bold" style:font-weight-complex="bold"/>
    </style:style>
    <style:style style:name="TableCell3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line-height="100%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8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line-height="100%"/>
    </style:style>
    <style:style style:name="T311" style:parent-style-name="Fonteparág.padrão" style:family="text">
      <style:text-properties fo:background-color="#FFFFFF"/>
    </style:style>
    <style:style style:name="T312" style:parent-style-name="Fonteparág.padrão" style:family="text">
      <style:text-properties fo:background-color="#FFFFFF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5" style:parent-style-name="Standard" style:family="paragraph">
      <style:paragraph-properties fo:line-height="100%"/>
    </style:style>
    <style:style style:name="T316" style:parent-style-name="Fonteparág.padrão" style:family="text">
      <style:text-properties fo:font-weight="bold" style:font-weight-asian="bold" style:font-weight-complex="bold"/>
    </style:style>
    <style:style style:name="TableCell3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18" style:parent-style-name="Fonteparág.padrão" style:family="text">
      <style:text-properties fo:font-weight="bold" style:font-weight-asian="bold"/>
    </style:style>
    <style:style style:name="T319" style:parent-style-name="Fonteparág.padrão" style:family="text">
      <style:text-properties fo:font-weight="bold" style:font-weight-asian="bold"/>
    </style:style>
    <style:style style:name="T320" style:parent-style-name="Fonteparág.padrão" style:family="text">
      <style:text-properties fo:font-weight="bold" style:font-weight-asian="bold"/>
    </style:style>
    <style:style style:name="T321" style:parent-style-name="Fonteparág.padrão" style:family="text">
      <style:text-properties fo:font-weight="bold" style:font-weight-asian="bold"/>
    </style:style>
    <style:style style:name="T322" style:parent-style-name="Fonteparág.padrão" style:family="text">
      <style:text-properties fo:font-weight="bold" style:font-weight-asian="bold"/>
    </style:style>
    <style:style style:name="T323" style:parent-style-name="Fonteparág.padrão" style:family="text">
      <style:text-properties fo:font-weight="bold" style:font-weight-asian="bold"/>
    </style:style>
    <style:style style:name="T324" style:parent-style-name="Fonteparág.padrão" style:family="text">
      <style:text-properties fo:font-weight="bold" style:font-weight-asian="bold"/>
    </style:style>
    <style:style style:name="T325" style:parent-style-name="Fonteparág.padrão" style:family="text">
      <style:text-properties fo:font-weight="bold" style:font-weight-asian="bold"/>
    </style:style>
    <style:style style:name="P326" style:parent-style-name="Standard" style:family="paragraph">
      <style:paragraph-properties fo:line-height="100%"/>
    </style:style>
    <style:style style:name="TableColumn328" style:family="table-column">
      <style:table-column-properties style:column-width="1.6875in" style:use-optimal-column-width="false"/>
    </style:style>
    <style:style style:name="TableColumn329" style:family="table-column">
      <style:table-column-properties style:column-width="5in" style:use-optimal-column-width="false"/>
    </style:style>
    <style:style style:name="Table327" style:family="table">
      <style:table-properties style:width="6.6875in" fo:margin-left="0.0694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2" style:parent-style-name="Standard" style:family="paragraph">
      <style:paragraph-properties fo:line-height="100%"/>
    </style:style>
    <style:style style:name="T333" style:parent-style-name="Fonteparág.padrão" style:family="text">
      <style:text-properties fo:font-weight="bold" style:font-weight-asian="bold" style:font-weight-complex="bold"/>
    </style:style>
    <style:style style:name="TableCell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5" style:parent-style-name="Standard" style:family="paragraph">
      <style:paragraph-properties fo:line-height="100%"/>
    </style:style>
    <style:style style:name="T336" style:parent-style-name="Fonteparág.padrão" style:family="text">
      <style:text-properties fo:background-color="#FFFFFF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line-height="100%"/>
    </style:style>
    <style:style style:name="T340" style:parent-style-name="Fonteparág.padrão" style:family="text">
      <style:text-properties fo:font-weight="bold" style:font-weight-asian="bold" style:font-weight-complex="bold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Standard" style:family="paragraph">
      <style:paragraph-properties fo:line-height="100%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5" style:parent-style-name="Standard" style:family="paragraph">
      <style:paragraph-properties fo:line-height="100%"/>
    </style:style>
    <style:style style:name="T346" style:parent-style-name="Fonteparág.padrão" style:family="text">
      <style:text-properties fo:font-weight="bold" style:font-weight-asian="bold" style:font-weight-complex="bold"/>
    </style:style>
    <style:style style:name="TableCell3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48" style:parent-style-name="Fonteparág.padrão" style:family="text">
      <style:text-properties fo:font-weight="bold" style:font-weight-asian="bold"/>
    </style:style>
    <style:style style:name="T349" style:parent-style-name="Fonteparág.padrão" style:family="text">
      <style:text-properties fo:font-weight="bold" style:font-weight-asian="bold"/>
    </style:style>
    <style:style style:name="T350" style:parent-style-name="Fonteparág.padrão" style:family="text">
      <style:text-properties fo:font-weight="bold" style:font-weight-asian="bold"/>
    </style:style>
    <style:style style:name="T351" style:parent-style-name="Fonteparág.padrão" style:family="text">
      <style:text-properties fo:font-weight="bold" style:font-weight-asian="bold"/>
    </style:style>
    <style:style style:name="T352" style:parent-style-name="Fonteparág.padrão" style:family="text">
      <style:text-properties fo:font-weight="bold" style:font-weight-asian="bold"/>
    </style:style>
    <style:style style:name="T353" style:parent-style-name="Fonteparág.padrão" style:family="text">
      <style:text-properties fo:font-weight="bold" style:font-weight-asian="bold"/>
    </style:style>
    <style:style style:name="T354" style:parent-style-name="Fonteparág.padrão" style:family="text">
      <style:text-properties fo:font-weight="bold" style:font-weight-asian="bold"/>
    </style:style>
    <style:style style:name="T355" style:parent-style-name="Fonteparág.padrão" style:family="text">
      <style:text-properties fo:font-weight="bold" style:font-weight-asian="bold"/>
    </style:style>
    <style:style style:name="T356" style:parent-style-name="Fonteparág.padrão" style:family="text">
      <style:text-properties fo:font-weight="bold" style:font-weight-asian="bold"/>
    </style:style>
    <style:style style:name="T357" style:parent-style-name="Fonteparág.padrão" style:family="text">
      <style:text-properties fo:font-weight="bold" style:font-weight-asian="bold"/>
    </style:style>
    <style:style style:name="T358" style:parent-style-name="Fonteparág.padrão" style:family="text">
      <style:text-properties fo:font-weight="bold" style:font-weight-asian="bold"/>
    </style:style>
    <style:style style:name="P359" style:parent-style-name="Standard" style:family="paragraph">
      <style:paragraph-properties fo:line-height="100%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2" style:parent-style-name="Standard" style:family="paragraph">
      <style:paragraph-properties fo:line-height="100%"/>
    </style:style>
    <style:style style:name="T363" style:parent-style-name="Fonteparág.padrão" style:family="text">
      <style:text-properties fo:font-weight="bold" style:font-weight-asian="bold" style:font-weight-complex="bold"/>
    </style:style>
    <style:style style:name="TableCell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65" style:parent-style-name="Fonteparág.padrão" style:family="text">
      <style:text-properties fo:font-weight="bold" style:font-weight-asian="bold"/>
    </style:style>
    <style:style style:name="T366" style:parent-style-name="Fonteparág.padrão" style:family="text">
      <style:text-properties fo:font-weight="bold" style:font-weight-asian="bold"/>
    </style:style>
    <style:style style:name="T367" style:parent-style-name="Fonteparág.padrão" style:family="text">
      <style:text-properties fo:font-weight="bold" style:font-weight-asian="bold"/>
    </style:style>
    <style:style style:name="T368" style:parent-style-name="Fonteparág.padrão" style:family="text">
      <style:text-properties fo:font-weight="bold" style:font-weight-asian="bold"/>
    </style:style>
    <style:style style:name="P369" style:parent-style-name="Standard" style:family="paragraph">
      <style:paragraph-properties fo:line-height="100%"/>
    </style:style>
    <style:style style:name="TableColumn371" style:family="table-column">
      <style:table-column-properties style:column-width="1.6875in" style:use-optimal-column-width="false"/>
    </style:style>
    <style:style style:name="TableColumn372" style:family="table-column">
      <style:table-column-properties style:column-width="5in" style:use-optimal-column-width="false"/>
    </style:style>
    <style:style style:name="Table370" style:family="table">
      <style:table-properties style:width="6.6875in" fo:margin-left="0.0694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5" style:parent-style-name="Standard" style:family="paragraph">
      <style:paragraph-properties fo:line-height="100%"/>
    </style:style>
    <style:style style:name="T376" style:parent-style-name="Fonteparág.padrão" style:family="text">
      <style:text-properties fo:font-weight="bold" style:font-weight-asian="bold" style:font-weight-complex="bold"/>
    </style:style>
    <style:style style:name="TableCell3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8" style:parent-style-name="Standard" style:family="paragraph">
      <style:paragraph-properties fo:line-height="100%"/>
    </style:style>
    <style:style style:name="T379" style:parent-style-name="Fonteparág.padrão" style:family="text">
      <style:text-properties fo:background-color="#FFFFFF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2" style:parent-style-name="Standard" style:family="paragraph">
      <style:paragraph-properties fo:line-height="100%"/>
    </style:style>
    <style:style style:name="T383" style:parent-style-name="Fonteparág.padrão" style:family="text">
      <style:text-properties fo:font-weight="bold" style:font-weight-asian="bold" style:font-weight-complex="bold"/>
    </style:style>
    <style:style style:name="TableCell3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5" style:parent-style-name="Standard" style:family="paragraph">
      <style:paragraph-properties fo:line-height="100%"/>
    </style:style>
    <style:style style:name="T386" style:parent-style-name="Fonteparág.padrão" style:family="text">
      <style:text-properties fo:font-weight="bold" style:font-weight-asian="bold" style:font-weight-complex="bold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line-height="100%"/>
    </style:style>
    <style:style style:name="T390" style:parent-style-name="Fonteparág.padrão" style:family="text">
      <style:text-properties fo:font-weight="bold" style:font-weight-asian="bold" style:font-weight-complex="bold"/>
    </style:style>
    <style:style style:name="TableCell3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2" style:parent-style-name="Standard" style:family="paragraph">
      <style:paragraph-properties fo:line-height="100%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5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7" style:parent-style-name="Standard" style:family="paragraph">
      <style:paragraph-properties fo:line-height="100%"/>
    </style:style>
    <style:style style:name="T398" style:parent-style-name="Fonteparág.padrão" style:family="text">
      <style:text-properties fo:background-color="#FFFFFF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1" style:parent-style-name="Standard" style:family="paragraph">
      <style:paragraph-properties fo:line-height="100%"/>
    </style:style>
    <style:style style:name="T402" style:parent-style-name="Fonteparág.padrão" style:family="text">
      <style:text-properties fo:font-weight="bold" style:font-weight-asian="bold" style:font-weight-complex="bold"/>
    </style:style>
    <style:style style:name="TableCell4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404" style:parent-style-name="Fonteparág.padrão" style:family="text">
      <style:text-properties fo:font-weight="bold" style:font-weight-asian="bold"/>
    </style:style>
    <style:style style:name="T405" style:parent-style-name="Fonteparág.padrão" style:family="text">
      <style:text-properties fo:font-weight="bold" style:font-weight-asian="bold"/>
    </style:style>
    <style:style style:name="T406" style:parent-style-name="Fonteparág.padrão" style:family="text">
      <style:text-properties fo:font-weight="bold" style:font-weight-asian="bold"/>
    </style:style>
    <style:style style:name="T407" style:parent-style-name="Fonteparág.padrão" style:family="text">
      <style:text-properties fo:font-weight="bold" style:font-weight-asian="bold"/>
    </style:style>
    <style:style style:name="T408" style:parent-style-name="Fonteparág.padrão" style:family="text">
      <style:text-properties fo:font-weight="bold" style:font-weight-asian="bold"/>
    </style:style>
    <style:style style:name="T409" style:parent-style-name="Fonteparág.padrão" style:family="text">
      <style:text-properties fo:font-weight="bold" style:font-weight-asian="bold"/>
    </style:style>
    <style:style style:name="T410" style:parent-style-name="Fonteparág.padrão" style:family="text">
      <style:text-properties fo:font-weight="bold" style:font-weight-asian="bold"/>
    </style:style>
    <style:style style:name="T411" style:parent-style-name="Fonteparág.padrão" style:family="text">
      <style:text-properties fo:font-weight="bold" style:font-weight-asian="bold"/>
    </style:style>
    <style:style style:name="P412" style:parent-style-name="Standard" style:family="paragraph">
      <style:paragraph-properties fo:line-height="100%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5" style:parent-style-name="Standard" style:family="paragraph">
      <style:paragraph-properties fo:line-height="100%"/>
    </style:style>
    <style:style style:name="T416" style:parent-style-name="Fonteparág.padrão" style:family="text">
      <style:text-properties fo:font-weight="bold" style:font-weight-asian="bold" style:font-weight-complex="bold"/>
    </style:style>
    <style:style style:name="TableCell4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418" style:parent-style-name="Fonteparág.padrão" style:family="text">
      <style:text-properties fo:font-weight="bold" style:font-weight-asian="bold"/>
    </style:style>
    <style:style style:name="T419" style:parent-style-name="Fonteparág.padrão" style:family="text">
      <style:text-properties fo:font-weight="bold" style:font-weight-asian="bold"/>
    </style:style>
    <style:style style:name="T420" style:parent-style-name="Fonteparág.padrão" style:family="text">
      <style:text-properties fo:font-weight="bold" style:font-weight-asian="bold"/>
    </style:style>
    <style:style style:name="T421" style:parent-style-name="Fonteparág.padrão" style:family="text">
      <style:text-properties fo:font-weight="bold" style:font-weight-asian="bold"/>
    </style:style>
    <style:style style:name="P422" style:parent-style-name="Standard" style:family="paragraph">
      <style:paragraph-properties fo:line-height="100%"/>
    </style:style>
    <style:style style:name="P423" style:parent-style-name="Título8" style:family="paragraph"/>
    <style:style style:name="TableColumn425" style:family="table-column">
      <style:table-column-properties style:column-width="1.6875in" style:use-optimal-column-width="false"/>
    </style:style>
    <style:style style:name="TableColumn426" style:family="table-column">
      <style:table-column-properties style:column-width="5in" style:use-optimal-column-width="false"/>
    </style:style>
    <style:style style:name="Table424" style:family="table">
      <style:table-properties style:width="6.6875in" fo:margin-left="0.0694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9" style:parent-style-name="Standard" style:family="paragraph">
      <style:paragraph-properties fo:line-height="100%"/>
    </style:style>
    <style:style style:name="T430" style:parent-style-name="Fonteparág.padrão" style:family="text">
      <style:text-properties fo:font-weight="bold" style:font-weight-asian="bold" style:font-weight-complex="bold"/>
    </style:style>
    <style:style style:name="TableCell4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line-height="100%"/>
    </style:style>
    <style:style style:name="T433" style:parent-style-name="Fonteparág.padrão" style:family="text">
      <style:text-properties fo:background-color="#FFFFFF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line-height="100%"/>
    </style:style>
    <style:style style:name="T437" style:parent-style-name="Fonteparág.padrão" style:family="text">
      <style:text-properties fo:font-weight="bold" style:font-weight-asian="bold" style:font-weight-complex="bold"/>
    </style:style>
    <style:style style:name="TableCell4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9" style:parent-style-name="Standard" style:family="paragraph">
      <style:paragraph-properties fo:line-height="100%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2" style:parent-style-name="Standard" style:family="paragraph">
      <style:paragraph-properties fo:line-height="100%"/>
    </style:style>
    <style:style style:name="T443" style:parent-style-name="Fonteparág.padrão" style:family="text">
      <style:text-properties fo:font-weight="bold" style:font-weight-asian="bold" style:font-weight-complex="bold"/>
    </style:style>
    <style:style style:name="TableCell4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5" style:parent-style-name="Standard" style:family="paragraph">
      <style:paragraph-properties fo:line-height="100%"/>
    </style:style>
    <style:style style:name="T446" style:parent-style-name="Fonteparág.padrão" style:family="text">
      <style:text-properties style:font-size-complex="12pt"/>
    </style:style>
    <style:style style:name="P447" style:parent-style-name="Standard" style:family="paragraph">
      <style:paragraph-properties fo:line-height="100%"/>
    </style:style>
    <style:style style:name="T448" style:parent-style-name="Fonteparág.padrão" style:family="text">
      <style:text-properties style:font-size-complex="12pt"/>
    </style:style>
    <style:style style:name="T449" style:parent-style-name="Fonteparág.padrão" style:family="text">
      <style:text-properties fo:font-weight="bold" style:font-weight-asian="bold" style:font-weight-complex="bold" style:font-size-complex="12pt"/>
    </style:style>
    <style:style style:name="T450" style:parent-style-name="Fonteparág.padrão" style:family="text">
      <style:text-properties style:font-size-complex="12pt"/>
    </style:style>
    <style:style style:name="P451" style:parent-style-name="Standard" style:family="paragraph">
      <style:paragraph-properties fo:line-height="100%"/>
    </style:style>
    <style:style style:name="T452" style:parent-style-name="Fonteparág.padrão" style:family="text">
      <style:text-properties style:font-size-complex="12pt"/>
    </style:style>
    <style:style style:name="T453" style:parent-style-name="Fonteparág.padrão" style:family="text">
      <style:text-properties fo:font-weight="bold" style:font-weight-asian="bold" style:font-weight-complex="bold" style:font-size-complex="12pt"/>
    </style:style>
    <style:style style:name="T454" style:parent-style-name="Fonteparág.padrão" style:family="text">
      <style:text-properties style:font-size-complex="12pt"/>
    </style:style>
    <style:style style:name="P455" style:parent-style-name="Standard" style:family="paragraph">
      <style:paragraph-properties fo:line-height="100%"/>
    </style:style>
    <style:style style:name="T456" style:parent-style-name="Fonteparág.padrão" style:family="text">
      <style:text-properties style:font-size-complex="12pt"/>
    </style:style>
    <style:style style:name="T457" style:parent-style-name="Fonteparág.padrão" style:family="text">
      <style:text-properties fo:font-weight="bold" style:font-weight-asian="bold" style:font-weight-complex="bold" style:font-size-complex="12pt"/>
    </style:style>
    <style:style style:name="T458" style:parent-style-name="Fonteparág.padrão" style:family="text">
      <style:text-properties style:font-size-complex="12pt"/>
    </style:style>
    <style:style style:name="P459" style:parent-style-name="Standard" style:family="paragraph">
      <style:paragraph-properties fo:line-height="100%"/>
    </style:style>
    <style:style style:name="T460" style:parent-style-name="Fonteparág.padrão" style:family="text">
      <style:text-properties style:font-size-complex="12pt"/>
    </style:style>
    <style:style style:name="T461" style:parent-style-name="Fonteparág.padrão" style:family="text">
      <style:text-properties fo:font-weight="bold" style:font-weight-asian="bold" style:font-weight-complex="bold" style:font-size-complex="12pt"/>
    </style:style>
    <style:style style:name="T462" style:parent-style-name="Fonteparág.padrão" style:family="text">
      <style:text-properties style:font-size-complex="12pt"/>
    </style:style>
    <style:style style:name="P463" style:parent-style-name="Standard" style:family="paragraph">
      <style:paragraph-properties fo:line-height="100%"/>
    </style:style>
    <style:style style:name="T464" style:parent-style-name="Fonteparág.padrão" style:family="text">
      <style:text-properties style:font-size-complex="12pt"/>
    </style:style>
    <style:style style:name="T465" style:parent-style-name="Fonteparág.padrão" style:family="text">
      <style:text-properties fo:font-weight="bold" style:font-weight-asian="bold" style:font-weight-complex="bold" style:font-size-complex="12pt"/>
    </style:style>
    <style:style style:name="T466" style:parent-style-name="Fonteparág.padrão" style:family="text">
      <style:text-properties style:font-size-complex="12pt"/>
    </style:style>
    <style:style style:name="P467" style:parent-style-name="Standard" style:family="paragraph">
      <style:paragraph-properties fo:line-height="100%"/>
    </style:style>
    <style:style style:name="T468" style:parent-style-name="Fonteparág.padrão" style:family="text">
      <style:text-properties style:font-size-complex="12pt"/>
    </style:style>
    <style:style style:name="T469" style:parent-style-name="Fonteparág.padrão" style:family="text">
      <style:text-properties fo:font-weight="bold" style:font-weight-asian="bold" style:font-weight-complex="bold" style:font-size-complex="12pt"/>
    </style:style>
    <style:style style:name="T470" style:parent-style-name="Fonteparág.padrão" style:family="text">
      <style:text-properties style:font-size-complex="12pt"/>
    </style:style>
    <style:style style:name="P471" style:parent-style-name="Standard" style:family="paragraph">
      <style:paragraph-properties fo:line-height="100%"/>
    </style:style>
    <style:style style:name="T472" style:parent-style-name="Fonteparág.padrão" style:family="text">
      <style:text-properties style:font-size-complex="12pt"/>
    </style:style>
    <style:style style:name="T473" style:parent-style-name="Fonteparág.padrão" style:family="text">
      <style:text-properties fo:font-weight="bold" style:font-weight-asian="bold" style:font-weight-complex="bold" style:font-size-complex="12pt"/>
    </style:style>
    <style:style style:name="T474" style:parent-style-name="Fonteparág.padrão" style:family="text">
      <style:text-properties style:font-size-complex="12pt"/>
    </style:style>
    <style:style style:name="P475" style:parent-style-name="Standard" style:family="paragraph">
      <style:paragraph-properties fo:line-height="100%"/>
    </style:style>
    <style:style style:name="T476" style:parent-style-name="Fonteparág.padrão" style:family="text">
      <style:text-properties style:font-size-complex="12pt"/>
    </style:style>
    <style:style style:name="T477" style:parent-style-name="Fonteparág.padrão" style:family="text">
      <style:text-properties fo:font-weight="bold" style:font-weight-asian="bold" style:font-weight-complex="bold" style:font-size-complex="12pt"/>
    </style:style>
    <style:style style:name="T478" style:parent-style-name="Fonteparág.padrão" style:family="text">
      <style:text-properties style:font-size-complex="12pt"/>
    </style:style>
    <style:style style:name="P479" style:parent-style-name="Standard" style:family="paragraph">
      <style:paragraph-properties fo:line-height="100%"/>
    </style:style>
    <style:style style:name="T480" style:parent-style-name="Fonteparág.padrão" style:family="text">
      <style:text-properties style:font-size-complex="12pt"/>
    </style:style>
    <style:style style:name="P481" style:parent-style-name="Standard" style:family="paragraph">
      <style:paragraph-properties fo:line-height="100%"/>
    </style:style>
    <style:style style:name="T482" style:parent-style-name="Fonteparág.padrão" style:family="text">
      <style:text-properties style:font-size-complex="12pt"/>
    </style:style>
    <style:style style:name="T483" style:parent-style-name="Fonteparág.padrão" style:family="text">
      <style:text-properties fo:font-weight="bold" style:font-weight-asian="bold" style:font-weight-complex="bold" style:font-size-complex="12pt"/>
    </style:style>
    <style:style style:name="T484" style:parent-style-name="Fonteparág.padrão" style:family="text">
      <style:text-properties style:font-size-complex="12pt"/>
    </style:style>
    <style:style style:name="P485" style:parent-style-name="Standard" style:family="paragraph">
      <style:paragraph-properties fo:line-height="100%"/>
    </style:style>
    <style:style style:name="T486" style:parent-style-name="Fonteparág.padrão" style:family="text">
      <style:text-properties style:font-size-complex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9" style:parent-style-name="Standard" style:family="paragraph">
      <style:paragraph-properties fo:line-height="100%"/>
    </style:style>
    <style:style style:name="T490" style:parent-style-name="Fonteparág.padrão" style:family="text">
      <style:text-properties fo:font-weight="bold" style:font-weight-asian="bold" style:font-weight-complex="bold"/>
    </style:style>
    <style:style style:name="TableCell4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492" style:parent-style-name="Fonteparág.padrão" style:family="text">
      <style:text-properties fo:font-weight="bold" style:font-weight-asian="bold"/>
    </style:style>
    <style:style style:name="T493" style:parent-style-name="Fonteparág.padrão" style:family="text">
      <style:text-properties fo:font-weight="bold" style:font-weight-asian="bold"/>
    </style:style>
    <style:style style:name="T494" style:parent-style-name="Fonteparág.padrão" style:family="text">
      <style:text-properties fo:font-weight="bold" style:font-weight-asian="bold"/>
    </style:style>
    <style:style style:name="T495" style:parent-style-name="Fonteparág.padrão" style:family="text">
      <style:text-properties fo:font-weight="bold" style:font-weight-asian="bold"/>
    </style:style>
    <style:style style:name="T496" style:parent-style-name="Fonteparág.padrão" style:family="text">
      <style:text-properties fo:font-weight="bold" style:font-weight-asian="bold"/>
    </style:style>
    <style:style style:name="T497" style:parent-style-name="Fonteparág.padrão" style:family="text">
      <style:text-properties fo:font-weight="bold" style:font-weight-asian="bold"/>
    </style:style>
    <style:style style:name="T498" style:parent-style-name="Fonteparág.padrão" style:family="text">
      <style:text-properties fo:font-weight="bold" style:font-weight-asian="bold"/>
    </style:style>
    <style:style style:name="T499" style:parent-style-name="Fonteparág.padrão" style:family="text">
      <style:text-properties fo:font-weight="bold" style:font-weight-asian="bold"/>
    </style:style>
    <style:style style:name="T500" style:parent-style-name="Fonteparág.padrão" style:family="text">
      <style:text-properties fo:font-weight="bold" style:font-weight-asian="bold"/>
    </style:style>
    <style:style style:name="T501" style:parent-style-name="Fonteparág.padrão" style:family="text">
      <style:text-properties fo:font-weight="bold" style:font-weight-asian="bold"/>
    </style:style>
    <style:style style:name="T502" style:parent-style-name="Fonteparág.padrão" style:family="text">
      <style:text-properties fo:font-weight="bold" style:font-weight-asian="bold"/>
    </style:style>
    <style:style style:name="T503" style:parent-style-name="Fonteparág.padrão" style:family="text">
      <style:text-properties fo:font-weight="bold" style:font-weight-asian="bold"/>
    </style:style>
    <style:style style:name="T504" style:parent-style-name="Fonteparág.padrão" style:family="text">
      <style:text-properties fo:font-weight="bold" style:font-weight-asian="bold"/>
    </style:style>
    <style:style style:name="T505" style:parent-style-name="Fonteparág.padrão" style:family="text">
      <style:text-properties fo:font-weight="bold" style:font-weight-asian="bold"/>
    </style:style>
    <style:style style:name="T506" style:parent-style-name="Fonteparág.padrão" style:family="text">
      <style:text-properties fo:font-weight="bold" style:font-weight-asian="bold"/>
    </style:style>
    <style:style style:name="T507" style:parent-style-name="Fonteparág.padrão" style:family="text">
      <style:text-properties fo:font-weight="bold" style:font-weight-asian="bold"/>
    </style:style>
    <style:style style:name="P508" style:parent-style-name="Standard" style:family="paragraph">
      <style:paragraph-properties fo:line-height="100%"/>
    </style:style>
    <style:style style:name="TableColumn510" style:family="table-column">
      <style:table-column-properties style:column-width="1.6875in" style:use-optimal-column-width="false"/>
    </style:style>
    <style:style style:name="TableColumn511" style:family="table-column">
      <style:table-column-properties style:column-width="5in" style:use-optimal-column-width="false"/>
    </style:style>
    <style:style style:name="Table509" style:family="table">
      <style:table-properties style:width="6.6875in" fo:margin-left="0.0694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4" style:parent-style-name="Standard" style:family="paragraph">
      <style:paragraph-properties fo:line-height="100%"/>
    </style:style>
    <style:style style:name="T515" style:parent-style-name="Fonteparág.padrão" style:family="text">
      <style:text-properties fo:font-weight="bold" style:font-weight-asian="bold" style:font-weight-complex="bold"/>
    </style:style>
    <style:style style:name="TableCell5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7" style:parent-style-name="Standard" style:family="paragraph">
      <style:paragraph-properties fo:line-height="100%"/>
    </style:style>
    <style:style style:name="T518" style:parent-style-name="Fonteparág.padrão" style:family="text">
      <style:text-properties fo:background-color="#FFFFFF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1" style:parent-style-name="Standard" style:family="paragraph">
      <style:paragraph-properties fo:line-height="100%"/>
    </style:style>
    <style:style style:name="T522" style:parent-style-name="Fonteparág.padrão" style:family="text">
      <style:text-properties fo:font-weight="bold" style:font-weight-asian="bold" style:font-weight-complex="bold"/>
    </style:style>
    <style:style style:name="TableCell5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4" style:parent-style-name="Standard" style:family="paragraph">
      <style:paragraph-properties fo:line-height="100%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7" style:parent-style-name="Standard" style:family="paragraph">
      <style:paragraph-properties fo:line-height="100%"/>
    </style:style>
    <style:style style:name="T528" style:parent-style-name="Fonteparág.padrão" style:family="text">
      <style:text-properties fo:font-weight="bold" style:font-weight-asian="bold" style:font-weight-complex="bold"/>
    </style:style>
    <style:style style:name="TableCell5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0" style:parent-style-name="Standard" style:family="paragraph">
      <style:text-properties style:font-size-complex="12pt"/>
    </style:style>
    <style:style style:name="T531" style:parent-style-name="Fonteparág.padrão" style:family="text">
      <style:text-properties style:font-size-complex="12pt"/>
    </style:style>
    <style:style style:name="T532" style:parent-style-name="Fonteparág.padrão" style:family="text">
      <style:text-properties fo:font-weight="bold" style:font-weight-asian="bold" style:font-size-complex="12pt"/>
    </style:style>
    <style:style style:name="T533" style:parent-style-name="Fonteparág.padrão" style:family="text">
      <style:text-properties style:font-size-complex="12pt"/>
    </style:style>
    <style:style style:name="T534" style:parent-style-name="Fonteparág.padrão" style:family="text">
      <style:text-properties style:font-size-complex="12pt"/>
    </style:style>
    <style:style style:name="T535" style:parent-style-name="Fonteparág.padrão" style:family="text">
      <style:text-properties fo:font-weight="bold" style:font-weight-asian="bold" style:font-size-complex="12pt"/>
    </style:style>
    <style:style style:name="T536" style:parent-style-name="Fonteparág.padrão" style:family="text">
      <style:text-properties style:font-size-complex="12pt"/>
    </style:style>
    <style:style style:name="T537" style:parent-style-name="Fonteparág.padrão" style:family="text">
      <style:text-properties style:font-size-complex="12pt"/>
    </style:style>
    <style:style style:name="T538" style:parent-style-name="Fonteparág.padrão" style:family="text">
      <style:text-properties fo:font-weight="bold" style:font-weight-asian="bold" style:font-size-complex="12pt"/>
    </style:style>
    <style:style style:name="T539" style:parent-style-name="Fonteparág.padrão" style:family="text">
      <style:text-properties style:font-size-complex="12pt"/>
    </style:style>
    <style:style style:name="T540" style:parent-style-name="Fonteparág.padrão" style:family="text">
      <style:text-properties style:font-size-complex="12pt"/>
    </style:style>
    <style:style style:name="T541" style:parent-style-name="Fonteparág.padrão" style:family="text">
      <style:text-properties fo:font-weight="bold" style:font-weight-asian="bold" style:font-size-complex="12pt"/>
    </style:style>
    <style:style style:name="T542" style:parent-style-name="Fonteparág.padrão" style:family="text">
      <style:text-properties style:font-size-complex="12pt"/>
    </style:style>
    <style:style style:name="T543" style:parent-style-name="Fonteparág.padrão" style:family="text">
      <style:text-properties style:font-size-complex="12pt"/>
    </style:style>
    <style:style style:name="T544" style:parent-style-name="Fonteparág.padrão" style:family="text">
      <style:text-properties fo:font-weight="bold" style:font-weight-asian="bold" style:font-size-complex="12pt"/>
    </style:style>
    <style:style style:name="T545" style:parent-style-name="Fonteparág.padrão" style:family="text">
      <style:text-properties style:font-size-complex="12pt"/>
    </style:style>
    <style:style style:name="T546" style:parent-style-name="Fonteparág.padrão" style:family="text">
      <style:text-properties style:font-size-complex="12pt"/>
    </style:style>
    <style:style style:name="T547" style:parent-style-name="Fonteparág.padrão" style:family="text">
      <style:text-properties fo:font-weight="bold" style:font-weight-asian="bold" style:font-size-complex="12pt"/>
    </style:style>
    <style:style style:name="T548" style:parent-style-name="Fonteparág.padrão" style:family="text">
      <style:text-properties style:font-size-complex="12pt"/>
    </style:style>
    <style:style style:name="T549" style:parent-style-name="Fonteparág.padrão" style:family="text">
      <style:text-properties style:font-size-complex="12pt"/>
    </style:style>
    <style:style style:name="T550" style:parent-style-name="Fonteparág.padrão" style:family="text">
      <style:text-properties fo:font-weight="bold" style:font-weight-asian="bold" style:font-size-complex="12pt"/>
    </style:style>
    <style:style style:name="T551" style:parent-style-name="Fonteparág.padrão" style:family="text">
      <style:text-properties style:font-size-complex="12pt"/>
    </style:style>
    <style:style style:name="T552" style:parent-style-name="Fonteparág.padrão" style:family="text">
      <style:text-properties style:font-size-complex="12pt"/>
    </style:style>
    <style:style style:name="T553" style:parent-style-name="Fonteparág.padrão" style:family="text">
      <style:text-properties fo:font-weight="bold" style:font-weight-asian="bold" style:font-size-complex="12pt"/>
    </style:style>
    <style:style style:name="T554" style:parent-style-name="Fonteparág.padrão" style:family="text">
      <style:text-properties style:font-size-complex="12pt"/>
    </style:style>
    <style:style style:name="T555" style:parent-style-name="Fonteparág.padrão" style:family="text">
      <style:text-properties style:font-size-complex="12pt"/>
    </style:style>
    <style:style style:name="T556" style:parent-style-name="Fonteparág.padrão" style:family="text">
      <style:text-properties fo:font-weight="bold" style:font-weight-asian="bold" style:font-size-complex="12pt"/>
    </style:style>
    <style:style style:name="T557" style:parent-style-name="Fonteparág.padrão" style:family="text">
      <style:text-properties style:font-size-complex="12pt"/>
    </style:style>
    <style:style style:name="P558" style:parent-style-name="Standard" style:family="paragraph">
      <style:text-properties style:font-size-complex="12pt"/>
    </style:style>
    <style:style style:name="T559" style:parent-style-name="Fonteparág.padrão" style:family="text">
      <style:text-properties style:font-size-complex="12pt"/>
    </style:style>
    <style:style style:name="T560" style:parent-style-name="Fonteparág.padrão" style:family="text">
      <style:text-properties fo:font-weight="bold" style:font-weight-asian="bold" style:font-size-complex="12pt"/>
    </style:style>
    <style:style style:name="T561" style:parent-style-name="Fonteparág.padrão" style:family="text">
      <style:text-properties style:font-size-complex="12pt"/>
    </style:style>
    <style:style style:name="P562" style:parent-style-name="Standard" style:family="paragraph">
      <style:paragraph-properties fo:line-height="100%"/>
    </style:style>
    <style:style style:name="T563" style:parent-style-name="Fonteparág.padrão" style:family="text">
      <style:text-properties style:font-size-complex="12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6" style:parent-style-name="Standard" style:family="paragraph">
      <style:paragraph-properties fo:line-height="100%"/>
    </style:style>
    <style:style style:name="T567" style:parent-style-name="Fonteparág.padrão" style:family="text">
      <style:text-properties fo:font-weight="bold" style:font-weight-asian="bold" style:font-weight-complex="bold"/>
    </style:style>
    <style:style style:name="TableCell5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569" style:parent-style-name="Fonteparág.padrão" style:family="text">
      <style:text-properties fo:font-weight="bold" style:font-weight-asian="bold"/>
    </style:style>
    <style:style style:name="T570" style:parent-style-name="Fonteparág.padrão" style:family="text">
      <style:text-properties fo:font-weight="bold" style:font-weight-asian="bold"/>
    </style:style>
    <style:style style:name="T571" style:parent-style-name="Fonteparág.padrão" style:family="text">
      <style:text-properties fo:font-weight="bold" style:font-weight-asian="bold"/>
    </style:style>
    <style:style style:name="T572" style:parent-style-name="Fonteparág.padrão" style:family="text">
      <style:text-properties fo:font-weight="bold" style:font-weight-asian="bold"/>
    </style:style>
    <style:style style:name="T573" style:parent-style-name="Fonteparág.padrão" style:family="text">
      <style:text-properties fo:font-weight="bold" style:font-weight-asian="bold"/>
    </style:style>
    <style:style style:name="T574" style:parent-style-name="Fonteparág.padrão" style:family="text">
      <style:text-properties fo:font-weight="bold" style:font-weight-asian="bold"/>
    </style:style>
    <style:style style:name="T575" style:parent-style-name="Fonteparág.padrão" style:family="text">
      <style:text-properties fo:font-weight="bold" style:font-weight-asian="bold"/>
    </style:style>
    <style:style style:name="T576" style:parent-style-name="Fonteparág.padrão" style:family="text">
      <style:text-properties fo:font-weight="bold" style:font-weight-asian="bold"/>
    </style:style>
    <style:style style:name="T577" style:parent-style-name="Fonteparág.padrão" style:family="text">
      <style:text-properties fo:font-weight="bold" style:font-weight-asian="bold"/>
    </style:style>
    <style:style style:name="T578" style:parent-style-name="Fonteparág.padrão" style:family="text">
      <style:text-properties fo:font-weight="bold" style:font-weight-asian="bold"/>
    </style:style>
    <style:style style:name="T579" style:parent-style-name="Fonteparág.padrão" style:family="text">
      <style:text-properties fo:font-weight="bold" style:font-weight-asian="bold"/>
    </style:style>
    <style:style style:name="T580" style:parent-style-name="Fonteparág.padrão" style:family="text">
      <style:text-properties fo:font-weight="bold" style:font-weight-asian="bold"/>
    </style:style>
    <style:style style:name="T581" style:parent-style-name="Fonteparág.padrão" style:family="text">
      <style:text-properties fo:font-weight="bold" style:font-weight-asian="bold"/>
    </style:style>
    <style:style style:name="T582" style:parent-style-name="Fonteparág.padrão" style:family="text">
      <style:text-properties fo:font-weight="bold" style:font-weight-asian="bold"/>
    </style:style>
    <style:style style:name="T583" style:parent-style-name="Fonteparág.padrão" style:family="text">
      <style:text-properties fo:font-weight="bold" style:font-weight-asian="bold"/>
    </style:style>
    <style:style style:name="P584" style:parent-style-name="Standard" style:family="paragraph">
      <style:paragraph-properties fo:line-height="100%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7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5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589" style:parent-style-name="Fonteparág.padrão" style:family="text">
      <style:text-properties fo:font-weight="bold" style:font-weight-asian="bold"/>
    </style:style>
    <style:style style:name="T590" style:parent-style-name="Fonteparág.padrão" style:family="text">
      <style:text-properties fo:font-weight="bold" style:font-weight-asian="bold"/>
    </style:style>
    <style:style style:name="T591" style:parent-style-name="Fonteparág.padrão" style:family="text">
      <style:text-properties fo:font-weight="bold" style:font-weight-asian="bold"/>
    </style:style>
    <style:style style:name="T592" style:parent-style-name="Fonteparág.padrão" style:family="text">
      <style:text-properties fo:font-weight="bold" style:font-weight-asian="bold"/>
    </style:style>
    <style:style style:name="T593" style:parent-style-name="Fonteparág.padrão" style:family="text">
      <style:text-properties fo:font-weight="bold" style:font-weight-asian="bold"/>
    </style:style>
    <style:style style:name="T594" style:parent-style-name="Fonteparág.padrão" style:family="text">
      <style:text-properties fo:font-weight="bold" style:font-weight-asian="bold"/>
    </style:style>
    <style:style style:name="T595" style:parent-style-name="Fonteparág.padrão" style:family="text">
      <style:text-properties fo:font-weight="bold" style:font-weight-asian="bold"/>
    </style:style>
    <style:style style:name="T596" style:parent-style-name="Fonteparág.padrão" style:family="text">
      <style:text-properties fo:font-weight="bold" style:font-weight-asian="bold"/>
    </style:style>
    <style:style style:name="T597" style:parent-style-name="Fonteparág.padrão" style:family="text">
      <style:text-properties fo:font-weight="bold" style:font-weight-asian="bold"/>
    </style:style>
    <style:style style:name="T598" style:parent-style-name="Fonteparág.padrão" style:family="text">
      <style:text-properties fo:font-weight="bold" style:font-weight-asian="bold"/>
    </style:style>
    <style:style style:name="T599" style:parent-style-name="Fonteparág.padrão" style:family="text">
      <style:text-properties fo:font-weight="bold" style:font-weight-asian="bold"/>
    </style:style>
    <style:style style:name="T600" style:parent-style-name="Fonteparág.padrão" style:family="text">
      <style:text-properties fo:font-weight="bold" style:font-weight-asian="bold"/>
    </style:style>
    <style:style style:name="T601" style:parent-style-name="Fonteparág.padrão" style:family="text">
      <style:text-properties fo:font-weight="bold" style:font-weight-asian="bold"/>
    </style:style>
    <style:style style:name="T602" style:parent-style-name="Fonteparág.padrão" style:family="text">
      <style:text-properties fo:font-weight="bold" style:font-weight-asian="bold"/>
    </style:style>
    <style:style style:name="T603" style:parent-style-name="Fonteparág.padrão" style:family="text">
      <style:text-properties fo:font-weight="bold" style:font-weight-asian="bold"/>
    </style:style>
    <style:style style:name="TableColumn605" style:family="table-column">
      <style:table-column-properties style:column-width="1.6875in" style:use-optimal-column-width="false"/>
    </style:style>
    <style:style style:name="TableColumn606" style:family="table-column">
      <style:table-column-properties style:column-width="5in" style:use-optimal-column-width="false"/>
    </style:style>
    <style:style style:name="Table604" style:family="table">
      <style:table-properties style:width="6.6875in" fo:margin-left="0.0694in" table:align="lef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9" style:parent-style-name="Standard" style:family="paragraph">
      <style:paragraph-properties fo:line-height="100%"/>
    </style:style>
    <style:style style:name="T610" style:parent-style-name="Fonteparág.padrão" style:family="text">
      <style:text-properties fo:font-weight="bold" style:font-weight-asian="bold" style:font-weight-complex="bold"/>
    </style:style>
    <style:style style:name="TableCell6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2" style:parent-style-name="Standard" style:family="paragraph">
      <style:paragraph-properties fo:line-height="100%"/>
    </style:style>
    <style:style style:name="T613" style:parent-style-name="Fonteparág.padrão" style:family="text">
      <style:text-properties fo:background-color="#FFFFFF"/>
    </style:style>
    <style:style style:name="T614" style:parent-style-name="Fonteparág.padrão" style:family="text">
      <style:text-properties fo:background-color="#FFFFFF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7" style:parent-style-name="Standard" style:family="paragraph">
      <style:paragraph-properties fo:line-height="100%"/>
    </style:style>
    <style:style style:name="T618" style:parent-style-name="Fonteparág.padrão" style:family="text">
      <style:text-properties fo:font-weight="bold" style:font-weight-asian="bold" style:font-weight-complex="bold"/>
    </style:style>
    <style:style style:name="TableCell6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0" style:parent-style-name="Standard" style:family="paragraph">
      <style:paragraph-properties fo:line-height="100%"/>
    </style:style>
    <style:style style:name="T621" style:parent-style-name="Fonteparág.padrão" style:family="text">
      <style:text-properties fo:font-weight="bold" style:font-weight-asian="bold" style:font-weight-complex="bold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4" style:parent-style-name="Standard" style:family="paragraph">
      <style:paragraph-properties fo:line-height="100%"/>
    </style:style>
    <style:style style:name="T625" style:parent-style-name="Fonteparág.padrão" style:family="text">
      <style:text-properties fo:font-weight="bold" style:font-weight-asian="bold" style:font-weight-complex="bold"/>
    </style:style>
    <style:style style:name="TableCell6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7" style:parent-style-name="Standard" style:family="paragraph">
      <style:paragraph-properties fo:line-height="100%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0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6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2" style:parent-style-name="Standard" style:family="paragraph">
      <style:paragraph-properties fo:line-height="100%"/>
    </style:style>
    <style:style style:name="T633" style:parent-style-name="Fonteparág.padrão" style:family="text">
      <style:text-properties fo:background-color="#FFFFFF"/>
    </style:style>
    <style:style style:name="T634" style:parent-style-name="Fonteparág.padrão" style:family="text">
      <style:text-properties fo:background-color="#FFFFFF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7" style:parent-style-name="Standard" style:family="paragraph">
      <style:paragraph-properties fo:line-height="100%"/>
    </style:style>
    <style:style style:name="T638" style:parent-style-name="Fonteparág.padrão" style:family="text">
      <style:text-properties fo:font-weight="bold" style:font-weight-asian="bold" style:font-weight-complex="bold"/>
    </style:style>
    <style:style style:name="TableCell6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0" style:parent-style-name="Standard" style:family="paragraph">
      <style:paragraph-properties fo:line-height="100%"/>
    </style:style>
    <style:style style:name="TableColumn642" style:family="table-column">
      <style:table-column-properties style:column-width="1.6875in" style:use-optimal-column-width="false"/>
    </style:style>
    <style:style style:name="TableColumn643" style:family="table-column">
      <style:table-column-properties style:column-width="5in" style:use-optimal-column-width="false"/>
    </style:style>
    <style:style style:name="Table641" style:family="table">
      <style:table-properties style:width="6.6875in" fo:margin-left="0.0694in" table:align="lef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line-height="100%"/>
    </style:style>
    <style:style style:name="T647" style:parent-style-name="Fonteparág.padrão" style:family="text">
      <style:text-properties fo:font-weight="bold" style:font-weight-asian="bold" style:font-weight-complex="bold"/>
    </style:style>
    <style:style style:name="TableCell6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9" style:parent-style-name="Standard" style:family="paragraph">
      <style:paragraph-properties fo:line-height="100%"/>
    </style:style>
    <style:style style:name="T650" style:parent-style-name="Fonteparág.padrão" style:family="text">
      <style:text-properties fo:background-color="#FFFFFF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3" style:parent-style-name="Standard" style:family="paragraph">
      <style:paragraph-properties fo:line-height="100%"/>
    </style:style>
    <style:style style:name="T654" style:parent-style-name="Fonteparág.padrão" style:family="text">
      <style:text-properties fo:font-weight="bold" style:font-weight-asian="bold" style:font-weight-complex="bold"/>
    </style:style>
    <style:style style:name="TableCell6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6" style:parent-style-name="Standard" style:family="paragraph">
      <style:paragraph-properties fo:line-height="100%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9" style:parent-style-name="Standard" style:family="paragraph">
      <style:paragraph-properties fo:line-height="100%"/>
    </style:style>
    <style:style style:name="T660" style:parent-style-name="Fonteparág.padrão" style:family="text">
      <style:text-properties fo:font-weight="bold" style:font-weight-asian="bold" style:font-weight-complex="bold"/>
    </style:style>
    <style:style style:name="TableCell6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2" style:parent-style-name="Standard" style:family="paragraph">
      <style:paragraph-properties fo:line-height="100%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5" style:parent-style-name="Standard" style:family="paragraph">
      <style:paragraph-properties fo:line-height="100%"/>
    </style:style>
    <style:style style:name="T666" style:parent-style-name="Fonteparág.padrão" style:family="text">
      <style:text-properties fo:font-weight="bold" style:font-weight-asian="bold" style:font-weight-complex="bold"/>
    </style:style>
    <style:style style:name="TableCell6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8" style:parent-style-name="Standard" style:family="paragraph">
      <style:paragraph-properties fo:line-height="100%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1" style:parent-style-name="Standard" style:family="paragraph">
      <style:paragraph-properties fo:line-height="100%"/>
    </style:style>
    <style:style style:name="T672" style:parent-style-name="Fonteparág.padrão" style:family="text">
      <style:text-properties fo:font-weight="bold" style:font-weight-asian="bold" style:font-weight-complex="bold"/>
    </style:style>
    <style:style style:name="TableCell6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74" style:parent-style-name="Fonteparág.padrão" style:family="text">
      <style:text-properties fo:font-weight="bold" style:font-weight-asian="bold"/>
    </style:style>
    <style:style style:name="T675" style:parent-style-name="Fonteparág.padrão" style:family="text">
      <style:text-properties fo:font-weight="bold" style:font-weight-asian="bold"/>
    </style:style>
    <style:style style:name="T676" style:parent-style-name="Fonteparág.padrão" style:family="text">
      <style:text-properties fo:font-weight="bold" style:font-weight-asian="bold"/>
    </style:style>
    <style:style style:name="T677" style:parent-style-name="Fonteparág.padrão" style:family="text">
      <style:text-properties fo:font-weight="bold" style:font-weight-asian="bold"/>
    </style:style>
    <style:style style:name="P678" style:parent-style-name="Standard" style:family="paragraph">
      <style:paragraph-properties fo:line-height="100%"/>
    </style:style>
    <style:style style:name="TableColumn680" style:family="table-column">
      <style:table-column-properties style:column-width="1.6875in" style:use-optimal-column-width="false"/>
    </style:style>
    <style:style style:name="TableColumn681" style:family="table-column">
      <style:table-column-properties style:column-width="5in" style:use-optimal-column-width="false"/>
    </style:style>
    <style:style style:name="Table679" style:family="table">
      <style:table-properties style:width="6.6875in" fo:margin-left="0.0694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4" style:parent-style-name="Standard" style:family="paragraph">
      <style:paragraph-properties fo:line-height="100%"/>
    </style:style>
    <style:style style:name="T685" style:parent-style-name="Fonteparág.padrão" style:family="text">
      <style:text-properties fo:font-weight="bold" style:font-weight-asian="bold" style:font-weight-complex="bold"/>
    </style:style>
    <style:style style:name="TableCell6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7" style:parent-style-name="Standard" style:family="paragraph">
      <style:paragraph-properties fo:line-height="100%"/>
    </style:style>
    <style:style style:name="T688" style:parent-style-name="Fonteparág.padrão" style:family="text">
      <style:text-properties fo:background-color="#FFFFFF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1" style:parent-style-name="Standard" style:family="paragraph">
      <style:paragraph-properties fo:line-height="100%"/>
    </style:style>
    <style:style style:name="T692" style:parent-style-name="Fonteparág.padrão" style:family="text">
      <style:text-properties fo:font-weight="bold" style:font-weight-asian="bold" style:font-weight-complex="bold"/>
    </style:style>
    <style:style style:name="TableCell6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4" style:parent-style-name="Standard" style:family="paragraph">
      <style:paragraph-properties fo:line-height="100%"/>
    </style:style>
    <style:style style:name="T695" style:parent-style-name="Fonteparág.padrão" style:family="text">
      <style:text-properties fo:font-weight="bold" style:font-weight-asian="bold" style:font-weight-complex="bold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8" style:parent-style-name="Standard" style:family="paragraph">
      <style:paragraph-properties fo:line-height="100%"/>
    </style:style>
    <style:style style:name="T699" style:parent-style-name="Fonteparág.padrão" style:family="text">
      <style:text-properties fo:font-weight="bold" style:font-weight-asian="bold" style:font-weight-complex="bold"/>
    </style:style>
    <style:style style:name="TableCell7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1" style:parent-style-name="Standard" style:family="paragraph">
      <style:paragraph-properties fo:line-height="100%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4" style:parent-style-name="Standard" style:family="paragraph">
      <style:paragraph-properties fo:line-height="100%"/>
    </style:style>
    <style:style style:name="T705" style:parent-style-name="Fonteparág.padrão" style:family="text">
      <style:text-properties fo:font-weight="bold" style:font-weight-asian="bold" style:font-weight-complex="bold"/>
    </style:style>
    <style:style style:name="TableCell7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7" style:parent-style-name="Standard" style:family="paragraph">
      <style:paragraph-properties fo:line-height="100%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0" style:parent-style-name="Standard" style:family="paragraph">
      <style:paragraph-properties fo:line-height="100%"/>
    </style:style>
    <style:style style:name="T711" style:parent-style-name="Fonteparág.padrão" style:family="text">
      <style:text-properties fo:font-weight="bold" style:font-weight-asian="bold" style:font-weight-complex="bold"/>
    </style:style>
    <style:style style:name="TableCell7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713" style:parent-style-name="Fonteparág.padrão" style:family="text">
      <style:text-properties fo:font-weight="bold" style:font-weight-asian="bold"/>
    </style:style>
    <style:style style:name="T714" style:parent-style-name="Fonteparág.padrão" style:family="text">
      <style:text-properties fo:font-weight="bold" style:font-weight-asian="bold"/>
    </style:style>
    <style:style style:name="T715" style:parent-style-name="Fonteparág.padrão" style:family="text">
      <style:text-properties fo:font-weight="bold" style:font-weight-asian="bold"/>
    </style:style>
    <style:style style:name="T716" style:parent-style-name="Fonteparág.padrão" style:family="text">
      <style:text-properties fo:font-weight="bold" style:font-weight-asian="bold"/>
    </style:style>
    <style:style style:name="P717" style:parent-style-name="Standard" style:family="paragraph">
      <style:paragraph-properties fo:line-height="100%"/>
    </style:style>
    <style:style style:name="TableColumn719" style:family="table-column">
      <style:table-column-properties style:column-width="1.6875in" style:use-optimal-column-width="false"/>
    </style:style>
    <style:style style:name="TableColumn720" style:family="table-column">
      <style:table-column-properties style:column-width="5in" style:use-optimal-column-width="false"/>
    </style:style>
    <style:style style:name="Table718" style:family="table">
      <style:table-properties style:width="6.6875in" fo:margin-left="0.0694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3" style:parent-style-name="Standard" style:family="paragraph">
      <style:paragraph-properties fo:line-height="100%"/>
    </style:style>
    <style:style style:name="T724" style:parent-style-name="Fonteparág.padrão" style:family="text">
      <style:text-properties fo:font-weight="bold" style:font-weight-asian="bold" style:font-weight-complex="bold"/>
    </style:style>
    <style:style style:name="TableCell7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6" style:parent-style-name="Standard" style:family="paragraph">
      <style:paragraph-properties fo:line-height="100%"/>
    </style:style>
    <style:style style:name="T727" style:parent-style-name="Fonteparág.padrão" style:family="text">
      <style:text-properties fo:background-color="#FFFFFF"/>
    </style:style>
    <style:style style:name="T728" style:parent-style-name="Fonteparág.padrão" style:family="text">
      <style:text-properties fo:background-color="#FFFFFF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1" style:parent-style-name="Standard" style:family="paragraph">
      <style:paragraph-properties fo:line-height="100%"/>
    </style:style>
    <style:style style:name="T732" style:parent-style-name="Fonteparág.padrão" style:family="text">
      <style:text-properties fo:font-weight="bold" style:font-weight-asian="bold" style:font-weight-complex="bold"/>
    </style:style>
    <style:style style:name="TableCell7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4" style:parent-style-name="Standard" style:family="paragraph">
      <style:paragraph-properties fo:line-height="100%"/>
    </style:style>
    <style:style style:name="T735" style:parent-style-name="Fonteparág.padrão" style:family="text">
      <style:text-properties fo:font-weight="bold" style:font-weight-asian="bold" style:font-weight-complex="bold" fo:background-color="#FFFFFF"/>
    </style:style>
    <style:style style:name="T736" style:parent-style-name="Fonteparág.padrão" style:family="text">
      <style:text-properties fo:background-color="#FFFFFF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9" style:parent-style-name="Standard" style:family="paragraph">
      <style:paragraph-properties fo:line-height="100%"/>
    </style:style>
    <style:style style:name="T740" style:parent-style-name="Fonteparág.padrão" style:family="text">
      <style:text-properties fo:font-weight="bold" style:font-weight-asian="bold" style:font-weight-complex="bold"/>
    </style:style>
    <style:style style:name="TableCell7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2" style:parent-style-name="Standard" style:family="paragraph">
      <style:paragraph-properties fo:line-height="100%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5" style:parent-style-name="Standard" style:family="paragraph">
      <style:paragraph-properties fo:line-height="100%"/>
    </style:style>
    <style:style style:name="T746" style:parent-style-name="Fonteparág.padrão" style:family="text">
      <style:text-properties fo:font-weight="bold" style:font-weight-asian="bold" style:font-weight-complex="bold"/>
    </style:style>
    <style:style style:name="TableCell7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8" style:parent-style-name="Standard" style:family="paragraph">
      <style:paragraph-properties fo:line-height="100%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1" style:parent-style-name="Standard" style:family="paragraph">
      <style:paragraph-properties fo:line-height="100%"/>
    </style:style>
    <style:style style:name="T752" style:parent-style-name="Fonteparág.padrão" style:family="text">
      <style:text-properties fo:font-weight="bold" style:font-weight-asian="bold" style:font-weight-complex="bold"/>
    </style:style>
    <style:style style:name="TableCell7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4" style:parent-style-name="Standard" style:family="paragraph">
      <style:paragraph-properties fo:line-height="100%"/>
    </style:style>
    <style:style style:name="TableColumn756" style:family="table-column">
      <style:table-column-properties style:column-width="1.6875in" style:use-optimal-column-width="false"/>
    </style:style>
    <style:style style:name="TableColumn757" style:family="table-column">
      <style:table-column-properties style:column-width="5in" style:use-optimal-column-width="false"/>
    </style:style>
    <style:style style:name="Table755" style:family="table">
      <style:table-properties style:width="6.6875in" fo:margin-left="0.0694in" table:align="lef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0" style:parent-style-name="Standard" style:family="paragraph">
      <style:paragraph-properties fo:line-height="100%"/>
    </style:style>
    <style:style style:name="T761" style:parent-style-name="Fonteparág.padrão" style:family="text">
      <style:text-properties fo:font-weight="bold" style:font-weight-asian="bold" style:font-weight-complex="bold"/>
    </style:style>
    <style:style style:name="TableCell7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3" style:parent-style-name="Standard" style:family="paragraph">
      <style:paragraph-properties fo:line-height="100%"/>
    </style:style>
    <style:style style:name="T764" style:parent-style-name="Fonteparág.padrão" style:family="text">
      <style:text-properties fo:background-color="#FFFFFF"/>
    </style:style>
    <style:style style:name="T765" style:parent-style-name="Fonteparág.padrão" style:family="text">
      <style:text-properties fo:background-color="#FFFFFF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8" style:parent-style-name="Standard" style:family="paragraph">
      <style:paragraph-properties fo:line-height="100%"/>
    </style:style>
    <style:style style:name="T769" style:parent-style-name="Fonteparág.padrão" style:family="text">
      <style:text-properties fo:font-weight="bold" style:font-weight-asian="bold" style:font-weight-complex="bold"/>
    </style:style>
    <style:style style:name="TableCell7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1" style:parent-style-name="Standard" style:family="paragraph">
      <style:paragraph-properties fo:line-height="100%"/>
    </style:style>
    <style:style style:name="T772" style:parent-style-name="Fonteparág.padrão" style:family="text">
      <style:text-properties fo:font-weight="bold" style:font-weight-asian="bold" style:font-weight-complex="bold" fo:background-color="#FFFFFF"/>
    </style:style>
    <style:style style:name="T773" style:parent-style-name="Fonteparág.padrão" style:family="text">
      <style:text-properties fo:background-color="#FFFFFF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6" style:parent-style-name="Standard" style:family="paragraph">
      <style:paragraph-properties fo:line-height="100%"/>
    </style:style>
    <style:style style:name="T777" style:parent-style-name="Fonteparág.padrão" style:family="text">
      <style:text-properties fo:font-weight="bold" style:font-weight-asian="bold" style:font-weight-complex="bold"/>
    </style:style>
    <style:style style:name="TableCell7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9" style:parent-style-name="Standard" style:family="paragraph">
      <style:paragraph-properties fo:line-height="100%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2" style:parent-style-name="Standard" style:family="paragraph">
      <style:paragraph-properties fo:line-height="100%"/>
    </style:style>
    <style:style style:name="T783" style:parent-style-name="Fonteparág.padrão" style:family="text">
      <style:text-properties fo:font-weight="bold" style:font-weight-asian="bold" style:font-weight-complex="bold"/>
    </style:style>
    <style:style style:name="TableCell7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5" style:parent-style-name="Standard" style:family="paragraph">
      <style:paragraph-properties fo:line-height="100%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8" style:parent-style-name="Standard" style:family="paragraph">
      <style:paragraph-properties fo:line-height="100%"/>
    </style:style>
    <style:style style:name="T789" style:parent-style-name="Fonteparág.padrão" style:family="text">
      <style:text-properties fo:font-weight="bold" style:font-weight-asian="bold" style:font-weight-complex="bold"/>
    </style:style>
    <style:style style:name="TableCell7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1" style:parent-style-name="Standard" style:family="paragraph">
      <style:paragraph-properties fo:line-height="100%"/>
    </style:style>
    <style:style style:name="TableColumn793" style:family="table-column">
      <style:table-column-properties style:column-width="1.6875in" style:use-optimal-column-width="false"/>
    </style:style>
    <style:style style:name="TableColumn794" style:family="table-column">
      <style:table-column-properties style:column-width="5in" style:use-optimal-column-width="false"/>
    </style:style>
    <style:style style:name="Table792" style:family="table">
      <style:table-properties style:width="6.6875in" fo:margin-left="0.0694in" table:align="lef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7" style:parent-style-name="Standard" style:family="paragraph">
      <style:paragraph-properties fo:line-height="100%"/>
    </style:style>
    <style:style style:name="T798" style:parent-style-name="Fonteparág.padrão" style:family="text">
      <style:text-properties fo:font-weight="bold" style:font-weight-asian="bold" style:font-weight-complex="bold"/>
    </style:style>
    <style:style style:name="TableCell7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0" style:parent-style-name="Standard" style:family="paragraph">
      <style:paragraph-properties fo:line-height="100%"/>
    </style:style>
    <style:style style:name="T801" style:parent-style-name="Fonteparág.padrão" style:family="text">
      <style:text-properties fo:background-color="#FFFFFF"/>
    </style:style>
    <style:style style:name="T802" style:parent-style-name="Fonteparág.padrão" style:family="text">
      <style:text-properties fo:background-color="#FFFFFF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5" style:parent-style-name="Standard" style:family="paragraph">
      <style:paragraph-properties fo:line-height="100%"/>
    </style:style>
    <style:style style:name="T806" style:parent-style-name="Fonteparág.padrão" style:family="text">
      <style:text-properties fo:font-weight="bold" style:font-weight-asian="bold" style:font-weight-complex="bold"/>
    </style:style>
    <style:style style:name="TableCell8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8" style:parent-style-name="Standard" style:family="paragraph">
      <style:paragraph-properties fo:line-height="100%"/>
    </style:style>
    <style:style style:name="T809" style:parent-style-name="Fonteparág.padrão" style:family="text">
      <style:text-properties fo:font-weight="bold" style:font-weight-asian="bold" style:font-weight-complex="bold" fo:background-color="#FFFFFF"/>
    </style:style>
    <style:style style:name="T810" style:parent-style-name="Fonteparág.padrão" style:family="text">
      <style:text-properties fo:background-color="#FFFFFF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3" style:parent-style-name="Standard" style:family="paragraph">
      <style:paragraph-properties fo:line-height="100%"/>
    </style:style>
    <style:style style:name="T814" style:parent-style-name="Fonteparág.padrão" style:family="text">
      <style:text-properties fo:font-weight="bold" style:font-weight-asian="bold" style:font-weight-complex="bold"/>
    </style:style>
    <style:style style:name="TableCell8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6" style:parent-style-name="Standard" style:family="paragraph">
      <style:paragraph-properties fo:line-height="100%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9" style:parent-style-name="Standard" style:family="paragraph">
      <style:paragraph-properties fo:line-height="100%"/>
    </style:style>
    <style:style style:name="T820" style:parent-style-name="Fonteparág.padrão" style:family="text">
      <style:text-properties fo:font-weight="bold" style:font-weight-asian="bold" style:font-weight-complex="bold"/>
    </style:style>
    <style:style style:name="TableCell8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2" style:parent-style-name="Standard" style:family="paragraph">
      <style:paragraph-properties fo:line-height="100%"/>
    </style:style>
    <style:style style:name="T823" style:parent-style-name="Fonteparág.padrão" style:family="text">
      <style:text-properties style:font-size-complex="12pt"/>
    </style:style>
    <style:style style:name="P824" style:parent-style-name="Standard" style:family="paragraph">
      <style:paragraph-properties fo:line-height="100%"/>
    </style:style>
    <style:style style:name="T825" style:parent-style-name="Fonteparág.padrão" style:family="text">
      <style:text-properties style:font-size-complex="12pt"/>
    </style:style>
    <style:style style:name="T826" style:parent-style-name="Fonteparág.padrão" style:family="text">
      <style:text-properties fo:font-weight="bold" style:font-weight-asian="bold" style:font-weight-complex="bold" style:font-size-complex="12pt"/>
    </style:style>
    <style:style style:name="T827" style:parent-style-name="Fonteparág.padrão" style:family="text">
      <style:text-properties style:font-size-complex="12pt"/>
    </style:style>
    <style:style style:name="P828" style:parent-style-name="Standard" style:family="paragraph">
      <style:paragraph-properties fo:line-height="100%"/>
    </style:style>
    <style:style style:name="T829" style:parent-style-name="Fonteparág.padrão" style:family="text">
      <style:text-properties style:font-size-complex="12pt"/>
    </style:style>
    <style:style style:name="T830" style:parent-style-name="Fonteparág.padrão" style:family="text">
      <style:text-properties fo:font-weight="bold" style:font-weight-asian="bold" style:font-weight-complex="bold" style:font-size-complex="12pt"/>
    </style:style>
    <style:style style:name="T831" style:parent-style-name="Fonteparág.padrão" style:family="text">
      <style:text-properties style:font-size-complex="12pt"/>
    </style:style>
    <style:style style:name="P832" style:parent-style-name="Standard" style:family="paragraph">
      <style:paragraph-properties fo:line-height="100%"/>
    </style:style>
    <style:style style:name="T833" style:parent-style-name="Fonteparág.padrão" style:family="text">
      <style:text-properties style:font-size-complex="12pt"/>
    </style:style>
    <style:style style:name="T834" style:parent-style-name="Fonteparág.padrão" style:family="text">
      <style:text-properties fo:font-weight="bold" style:font-weight-asian="bold" style:font-weight-complex="bold" style:font-size-complex="12pt"/>
    </style:style>
    <style:style style:name="T835" style:parent-style-name="Fonteparág.padrão" style:family="text">
      <style:text-properties style:font-size-complex="12pt"/>
    </style:style>
    <style:style style:name="P836" style:parent-style-name="Standard" style:family="paragraph">
      <style:paragraph-properties fo:line-height="100%"/>
    </style:style>
    <style:style style:name="T837" style:parent-style-name="Fonteparág.padrão" style:family="text">
      <style:text-properties style:font-size-complex="12pt"/>
    </style:style>
    <style:style style:name="T838" style:parent-style-name="Fonteparág.padrão" style:family="text">
      <style:text-properties fo:font-weight="bold" style:font-weight-asian="bold" style:font-weight-complex="bold" style:font-size-complex="12pt"/>
    </style:style>
    <style:style style:name="T839" style:parent-style-name="Fonteparág.padrão" style:family="text">
      <style:text-properties style:font-size-complex="12pt"/>
    </style:style>
    <style:style style:name="P840" style:parent-style-name="Standard" style:family="paragraph">
      <style:paragraph-properties fo:line-height="100%"/>
    </style:style>
    <style:style style:name="T841" style:parent-style-name="Fonteparág.padrão" style:family="text">
      <style:text-properties style:font-size-complex="12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4" style:parent-style-name="Standard" style:family="paragraph">
      <style:paragraph-properties fo:line-height="100%"/>
    </style:style>
    <style:style style:name="T845" style:parent-style-name="Fonteparág.padrão" style:family="text">
      <style:text-properties fo:font-weight="bold" style:font-weight-asian="bold" style:font-weight-complex="bold"/>
    </style:style>
    <style:style style:name="TableCell8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7" style:parent-style-name="Standard" style:family="paragraph">
      <style:paragraph-properties fo:line-height="100%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0" style:parent-style-name="Standard" style:family="paragraph">
      <style:paragraph-properties fo:line-height="100%"/>
    </style:style>
    <style:style style:name="T851" style:parent-style-name="Fonteparág.padrão" style:family="text">
      <style:text-properties fo:font-weight="bold" style:font-weight-asian="bold" style:font-weight-complex="bold"/>
    </style:style>
    <style:style style:name="TableCell8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3" style:parent-style-name="Standard" style:family="paragraph">
      <style:paragraph-properties fo:line-height="100%"/>
    </style:style>
    <style:style style:name="T854" style:parent-style-name="Fonteparág.padrão" style:family="text">
      <style:text-properties style:font-size-complex="12pt"/>
    </style:style>
    <style:style style:name="P855" style:parent-style-name="Standard" style:family="paragraph">
      <style:paragraph-properties fo:line-height="100%"/>
    </style:style>
    <style:style style:name="T856" style:parent-style-name="Fonteparág.padrão" style:family="text">
      <style:text-properties style:font-size-complex="12pt"/>
    </style:style>
    <style:style style:name="T857" style:parent-style-name="Fonteparág.padrão" style:family="text">
      <style:text-properties fo:font-weight="bold" style:font-weight-asian="bold" style:font-weight-complex="bold" style:font-size-complex="12pt"/>
    </style:style>
    <style:style style:name="T858" style:parent-style-name="Fonteparág.padrão" style:family="text">
      <style:text-properties style:font-size-complex="12pt"/>
    </style:style>
    <style:style style:name="P859" style:parent-style-name="Standard" style:family="paragraph">
      <style:paragraph-properties fo:line-height="100%"/>
    </style:style>
    <style:style style:name="T860" style:parent-style-name="Fonteparág.padrão" style:family="text">
      <style:text-properties style:font-size-complex="12pt"/>
    </style:style>
    <style:style style:name="T861" style:parent-style-name="Fonteparág.padrão" style:family="text">
      <style:text-properties fo:font-weight="bold" style:font-weight-asian="bold" style:font-weight-complex="bold" style:font-size-complex="12pt"/>
    </style:style>
    <style:style style:name="T862" style:parent-style-name="Fonteparág.padrão" style:family="text">
      <style:text-properties style:font-size-complex="12pt"/>
    </style:style>
    <style:style style:name="P863" style:parent-style-name="Standard" style:family="paragraph">
      <style:paragraph-properties fo:line-height="100%"/>
    </style:style>
    <style:style style:name="T864" style:parent-style-name="Fonteparág.padrão" style:family="text">
      <style:text-properties style:font-size-complex="12pt"/>
    </style:style>
    <style:style style:name="T865" style:parent-style-name="Fonteparág.padrão" style:family="text">
      <style:text-properties fo:font-weight="bold" style:font-weight-asian="bold" style:font-weight-complex="bold" style:font-size-complex="12pt"/>
    </style:style>
    <style:style style:name="T866" style:parent-style-name="Fonteparág.padrão" style:family="text">
      <style:text-properties style:font-size-complex="12pt"/>
    </style:style>
    <style:style style:name="P867" style:parent-style-name="Standard" style:family="paragraph">
      <style:paragraph-properties fo:line-height="100%"/>
    </style:style>
    <style:style style:name="T868" style:parent-style-name="Fonteparág.padrão" style:family="text">
      <style:text-properties style:font-size-complex="12pt"/>
    </style:style>
    <style:style style:name="T869" style:parent-style-name="Fonteparág.padrão" style:family="text">
      <style:text-properties fo:font-weight="bold" style:font-weight-asian="bold" style:font-weight-complex="bold" style:font-size-complex="12pt"/>
    </style:style>
    <style:style style:name="T870" style:parent-style-name="Fonteparág.padrão" style:family="text">
      <style:text-properties style:font-size-complex="12pt"/>
    </style:style>
    <style:style style:name="P871" style:parent-style-name="Standard" style:family="paragraph">
      <style:paragraph-properties fo:line-height="100%"/>
    </style:style>
    <style:style style:name="T872" style:parent-style-name="Fonteparág.padrão" style:family="text">
      <style:text-properties style:font-size-complex="12pt"/>
    </style:style>
    <style:style style:name="TableColumn874" style:family="table-column">
      <style:table-column-properties style:column-width="1.6875in" style:use-optimal-column-width="false"/>
    </style:style>
    <style:style style:name="TableColumn875" style:family="table-column">
      <style:table-column-properties style:column-width="5in" style:use-optimal-column-width="false"/>
    </style:style>
    <style:style style:name="Table873" style:family="table">
      <style:table-properties style:width="6.6875in" fo:margin-left="0.0694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8" style:parent-style-name="Standard" style:family="paragraph">
      <style:paragraph-properties fo:line-height="100%"/>
    </style:style>
    <style:style style:name="T879" style:parent-style-name="Fonteparág.padrão" style:family="text">
      <style:text-properties fo:font-weight="bold" style:font-weight-asian="bold" style:font-weight-complex="bold"/>
    </style:style>
    <style:style style:name="TableCell8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1" style:parent-style-name="Standard" style:family="paragraph">
      <style:paragraph-properties fo:line-height="100%"/>
    </style:style>
    <style:style style:name="T882" style:parent-style-name="Fonteparág.padrão" style:family="text">
      <style:text-properties fo:background-color="#FFFFFF"/>
    </style:style>
    <style:style style:name="T883" style:parent-style-name="Fonteparág.padrão" style:family="text">
      <style:text-properties fo:background-color="#FFFFFF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6" style:parent-style-name="Standard" style:family="paragraph">
      <style:paragraph-properties fo:line-height="100%"/>
    </style:style>
    <style:style style:name="T887" style:parent-style-name="Fonteparág.padrão" style:family="text">
      <style:text-properties fo:font-weight="bold" style:font-weight-asian="bold" style:font-weight-complex="bold"/>
    </style:style>
    <style:style style:name="TableCell8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9" style:parent-style-name="Standard" style:family="paragraph">
      <style:paragraph-properties fo:line-height="100%"/>
    </style:style>
    <style:style style:name="T890" style:parent-style-name="Fonteparág.padrão" style:family="text">
      <style:text-properties fo:font-weight="bold" style:font-weight-asian="bold" style:font-weight-complex="bold" fo:background-color="#FFFFFF"/>
    </style:style>
    <style:style style:name="T891" style:parent-style-name="Fonteparág.padrão" style:family="text">
      <style:text-properties fo:background-color="#FFFFFF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4" style:parent-style-name="Standard" style:family="paragraph">
      <style:paragraph-properties fo:line-height="100%"/>
    </style:style>
    <style:style style:name="T895" style:parent-style-name="Fonteparág.padrão" style:family="text">
      <style:text-properties fo:font-weight="bold" style:font-weight-asian="bold" style:font-weight-complex="bold"/>
    </style:style>
    <style:style style:name="TableCell8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7" style:parent-style-name="Standard" style:family="paragraph">
      <style:paragraph-properties fo:line-height="100%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0" style:parent-style-name="Standard" style:family="paragraph">
      <style:paragraph-properties fo:line-height="100%"/>
    </style:style>
    <style:style style:name="T901" style:parent-style-name="Fonteparág.padrão" style:family="text">
      <style:text-properties fo:font-weight="bold" style:font-weight-asian="bold" style:font-weight-complex="bold"/>
    </style:style>
    <style:style style:name="TableCell9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3" style:parent-style-name="Standard" style:family="paragraph">
      <style:paragraph-properties fo:line-height="100%"/>
    </style:style>
    <style:style style:name="T904" style:parent-style-name="Fonteparág.padrão" style:family="text">
      <style:text-properties fo:background-color="#FFFFFF"/>
    </style:style>
    <style:style style:name="T905" style:parent-style-name="Fonteparág.padrão" style:family="text">
      <style:text-properties fo:background-color="#FFFFFF"/>
    </style:style>
    <style:style style:name="P906" style:parent-style-name="Standard" style:family="paragraph">
      <style:paragraph-properties fo:line-height="100%"/>
      <style:text-properties style:font-size-complex="12pt"/>
    </style:style>
    <style:style style:name="P907" style:parent-style-name="Standard" style:family="paragraph">
      <style:paragraph-properties fo:line-height="100%"/>
    </style:style>
    <style:style style:name="T908" style:parent-style-name="Fonteparág.padrão" style:family="text">
      <style:text-properties style:font-size-complex="12pt"/>
    </style:style>
    <style:style style:name="T909" style:parent-style-name="Fonteparág.padrão" style:family="text">
      <style:text-properties fo:font-weight="bold" style:font-weight-asian="bold" style:font-weight-complex="bold" style:font-size-complex="12pt"/>
    </style:style>
    <style:style style:name="T910" style:parent-style-name="Fonteparág.padrão" style:family="text">
      <style:text-properties style:font-size-complex="12pt"/>
    </style:style>
    <style:style style:name="P911" style:parent-style-name="Standard" style:family="paragraph">
      <style:paragraph-properties fo:line-height="100%"/>
    </style:style>
    <style:style style:name="T912" style:parent-style-name="Fonteparág.padrão" style:family="text">
      <style:text-properties style:font-size-complex="12pt"/>
    </style:style>
    <style:style style:name="T913" style:parent-style-name="Fonteparág.padrão" style:family="text">
      <style:text-properties fo:font-weight="bold" style:font-weight-asian="bold" style:font-weight-complex="bold" style:font-size-complex="12pt"/>
    </style:style>
    <style:style style:name="T914" style:parent-style-name="Fonteparág.padrão" style:family="text">
      <style:text-properties style:font-size-complex="12pt"/>
    </style:style>
    <style:style style:name="P915" style:parent-style-name="Standard" style:family="paragraph">
      <style:paragraph-properties fo:line-height="100%"/>
    </style:style>
    <style:style style:name="T916" style:parent-style-name="Fonteparág.padrão" style:family="text">
      <style:text-properties style:font-size-complex="12pt"/>
    </style:style>
    <style:style style:name="T917" style:parent-style-name="Fonteparág.padrão" style:family="text">
      <style:text-properties fo:font-weight="bold" style:font-weight-asian="bold" style:font-weight-complex="bold" style:font-size-complex="12pt"/>
    </style:style>
    <style:style style:name="T918" style:parent-style-name="Fonteparág.padrão" style:family="text">
      <style:text-properties style:font-size-complex="12pt"/>
    </style:style>
    <style:style style:name="P919" style:parent-style-name="Standard" style:family="paragraph">
      <style:paragraph-properties fo:line-height="100%"/>
    </style:style>
    <style:style style:name="T920" style:parent-style-name="Fonteparág.padrão" style:family="text">
      <style:text-properties style:font-size-complex="12pt"/>
    </style:style>
    <style:style style:name="T921" style:parent-style-name="Fonteparág.padrão" style:family="text">
      <style:text-properties fo:font-weight="bold" style:font-weight-asian="bold" style:font-weight-complex="bold" style:font-size-complex="12pt"/>
    </style:style>
    <style:style style:name="T922" style:parent-style-name="Fonteparág.padrão" style:family="text">
      <style:text-properties style:font-size-complex="12pt"/>
    </style:style>
    <style:style style:name="P923" style:parent-style-name="Standard" style:family="paragraph">
      <style:paragraph-properties fo:line-height="100%"/>
    </style:style>
    <style:style style:name="T924" style:parent-style-name="Fonteparág.padrão" style:family="text">
      <style:text-properties style:font-size-complex="12pt"/>
    </style:style>
    <style:style style:name="T925" style:parent-style-name="Fonteparág.padrão" style:family="text">
      <style:text-properties fo:font-weight="bold" style:font-weight-asian="bold" style:font-weight-complex="bold" style:font-size-complex="12pt"/>
    </style:style>
    <style:style style:name="T926" style:parent-style-name="Fonteparág.padrão" style:family="text">
      <style:text-properties style:font-size-complex="12pt"/>
    </style:style>
    <style:style style:name="P927" style:parent-style-name="Standard" style:family="paragraph">
      <style:paragraph-properties fo:line-height="100%"/>
    </style:style>
    <style:style style:name="T928" style:parent-style-name="Fonteparág.padrão" style:family="text">
      <style:text-properties style:font-size-complex="12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1" style:parent-style-name="Standard" style:family="paragraph">
      <style:paragraph-properties fo:line-height="100%"/>
    </style:style>
    <style:style style:name="T932" style:parent-style-name="Fonteparág.padrão" style:family="text">
      <style:text-properties fo:font-weight="bold" style:font-weight-asian="bold" style:font-weight-complex="bold"/>
    </style:style>
    <style:style style:name="TableCell9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4" style:parent-style-name="Standard" style:family="paragraph">
      <style:paragraph-properties fo:line-height="100%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7" style:parent-style-name="Standard" style:family="paragraph">
      <style:paragraph-properties fo:line-height="100%"/>
    </style:style>
    <style:style style:name="T938" style:parent-style-name="Fonteparág.padrão" style:family="text">
      <style:text-properties fo:font-weight="bold" style:font-weight-asian="bold" style:font-weight-complex="bold"/>
    </style:style>
    <style:style style:name="TableCell9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0" style:parent-style-name="Standard" style:family="paragraph">
      <style:paragraph-properties fo:line-height="100%"/>
    </style:style>
    <style:style style:name="T941" style:parent-style-name="Fonteparág.padrão" style:family="text">
      <style:text-properties style:font-size-complex="12pt"/>
    </style:style>
    <style:style style:name="P942" style:parent-style-name="Standard" style:family="paragraph">
      <style:paragraph-properties fo:line-height="100%"/>
    </style:style>
    <style:style style:name="T943" style:parent-style-name="Fonteparág.padrão" style:family="text">
      <style:text-properties style:font-size-complex="12pt"/>
    </style:style>
    <style:style style:name="T944" style:parent-style-name="Fonteparág.padrão" style:family="text">
      <style:text-properties fo:font-weight="bold" style:font-weight-asian="bold" style:font-weight-complex="bold" style:font-size-complex="12pt"/>
    </style:style>
    <style:style style:name="T945" style:parent-style-name="Fonteparág.padrão" style:family="text">
      <style:text-properties style:font-size-complex="12pt"/>
    </style:style>
    <style:style style:name="P946" style:parent-style-name="Standard" style:family="paragraph">
      <style:paragraph-properties fo:line-height="100%"/>
    </style:style>
    <style:style style:name="T947" style:parent-style-name="Fonteparág.padrão" style:family="text">
      <style:text-properties style:font-size-complex="12pt"/>
    </style:style>
    <style:style style:name="T948" style:parent-style-name="Fonteparág.padrão" style:family="text">
      <style:text-properties fo:font-weight="bold" style:font-weight-asian="bold" style:font-weight-complex="bold" style:font-size-complex="12pt"/>
    </style:style>
    <style:style style:name="T949" style:parent-style-name="Fonteparág.padrão" style:family="text">
      <style:text-properties style:font-size-complex="12pt"/>
    </style:style>
    <style:style style:name="P950" style:parent-style-name="Standard" style:family="paragraph">
      <style:paragraph-properties fo:line-height="100%"/>
    </style:style>
    <style:style style:name="T951" style:parent-style-name="Fonteparág.padrão" style:family="text">
      <style:text-properties style:font-size-complex="12pt"/>
    </style:style>
    <style:style style:name="T952" style:parent-style-name="Fonteparág.padrão" style:family="text">
      <style:text-properties fo:font-weight="bold" style:font-weight-asian="bold" style:font-weight-complex="bold" style:font-size-complex="12pt"/>
    </style:style>
    <style:style style:name="T953" style:parent-style-name="Fonteparág.padrão" style:family="text">
      <style:text-properties style:font-size-complex="12pt"/>
    </style:style>
    <style:style style:name="P954" style:parent-style-name="Standard" style:family="paragraph">
      <style:paragraph-properties fo:line-height="100%"/>
    </style:style>
    <style:style style:name="T955" style:parent-style-name="Fonteparág.padrão" style:family="text">
      <style:text-properties style:font-size-complex="12pt"/>
    </style:style>
    <style:style style:name="T956" style:parent-style-name="Fonteparág.padrão" style:family="text">
      <style:text-properties fo:font-weight="bold" style:font-weight-asian="bold" style:font-weight-complex="bold" style:font-size-complex="12pt"/>
    </style:style>
    <style:style style:name="T957" style:parent-style-name="Fonteparág.padrão" style:family="text">
      <style:text-properties style:font-size-complex="12pt"/>
    </style:style>
    <style:style style:name="P958" style:parent-style-name="Standard" style:family="paragraph">
      <style:paragraph-properties fo:line-height="100%"/>
    </style:style>
    <style:style style:name="T959" style:parent-style-name="Fonteparág.padrão" style:family="text">
      <style:text-properties style:font-size-complex="12pt"/>
    </style:style>
    <style:style style:name="TableColumn961" style:family="table-column">
      <style:table-column-properties style:column-width="1.6875in" style:use-optimal-column-width="false"/>
    </style:style>
    <style:style style:name="TableColumn962" style:family="table-column">
      <style:table-column-properties style:column-width="5in" style:use-optimal-column-width="false"/>
    </style:style>
    <style:style style:name="Table960" style:family="table">
      <style:table-properties style:width="6.6875in" fo:margin-left="0.0694in" table:align="lef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5" style:parent-style-name="Standard" style:family="paragraph">
      <style:paragraph-properties fo:line-height="100%"/>
    </style:style>
    <style:style style:name="T966" style:parent-style-name="Fonteparág.padrão" style:family="text">
      <style:text-properties fo:font-weight="bold" style:font-weight-asian="bold" style:font-weight-complex="bold"/>
    </style:style>
    <style:style style:name="TableCell9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8" style:parent-style-name="Standard" style:family="paragraph">
      <style:paragraph-properties fo:line-height="100%"/>
    </style:style>
    <style:style style:name="T969" style:parent-style-name="Fonteparág.padrão" style:family="text">
      <style:text-properties fo:background-color="#FFFFFF"/>
    </style:style>
    <style:style style:name="T970" style:parent-style-name="Fonteparág.padrão" style:family="text">
      <style:text-properties fo:background-color="#FFFFFF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3" style:parent-style-name="Standard" style:family="paragraph">
      <style:paragraph-properties fo:line-height="100%"/>
    </style:style>
    <style:style style:name="T974" style:parent-style-name="Fonteparág.padrão" style:family="text">
      <style:text-properties fo:font-weight="bold" style:font-weight-asian="bold" style:font-weight-complex="bold"/>
    </style:style>
    <style:style style:name="TableCell9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6" style:parent-style-name="Standard" style:family="paragraph">
      <style:paragraph-properties fo:line-height="100%"/>
    </style:style>
    <style:style style:name="T977" style:parent-style-name="Fonteparág.padrão" style:family="text">
      <style:text-properties fo:font-weight="bold" style:font-weight-asian="bold" style:font-weight-complex="bold" fo:background-color="#FFFFFF"/>
    </style:style>
    <style:style style:name="T978" style:parent-style-name="Fonteparág.padrão" style:family="text">
      <style:text-properties fo:background-color="#FFFFFF"/>
    </style:style>
    <style:style style:name="P979" style:parent-style-name="Standard" style:family="paragraph">
      <style:paragraph-properties fo:line-height="100%"/>
    </style:style>
    <style:style style:name="T980" style:parent-style-name="Fonteparág.padrão" style:family="text">
      <style:text-properties fo:font-weight="bold" style:font-weight-asian="bold" style:font-weight-complex="bold" fo:background-color="#FFFFFF"/>
    </style:style>
    <style:style style:name="T981" style:parent-style-name="Fonteparág.padrão" style:family="text">
      <style:text-properties fo:background-color="#FFFFFF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4" style:parent-style-name="Standard" style:family="paragraph">
      <style:paragraph-properties fo:line-height="100%"/>
    </style:style>
    <style:style style:name="T985" style:parent-style-name="Fonteparág.padrão" style:family="text">
      <style:text-properties fo:font-weight="bold" style:font-weight-asian="bold" style:font-weight-complex="bold"/>
    </style:style>
    <style:style style:name="TableCell9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7" style:parent-style-name="Standard" style:family="paragraph">
      <style:paragraph-properties fo:line-height="100%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0" style:parent-style-name="Standard" style:family="paragraph">
      <style:paragraph-properties fo:line-height="100%"/>
    </style:style>
    <style:style style:name="T991" style:parent-style-name="Fonteparág.padrão" style:family="text">
      <style:text-properties fo:font-weight="bold" style:font-weight-asian="bold" style:font-weight-complex="bold"/>
    </style:style>
    <style:style style:name="TableCell9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3" style:parent-style-name="Standard" style:family="paragraph">
      <style:paragraph-properties fo:line-height="100%"/>
    </style:style>
    <style:style style:name="T994" style:parent-style-name="Fonteparág.padrão" style:family="text">
      <style:text-properties fo:background-color="#FFFFFF"/>
    </style:style>
    <style:style style:name="T995" style:parent-style-name="Fonteparág.padrão" style:family="text">
      <style:text-properties fo:background-color="#FFFFFF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8" style:parent-style-name="Standard" style:family="paragraph">
      <style:paragraph-properties fo:line-height="100%"/>
    </style:style>
    <style:style style:name="T999" style:parent-style-name="Fonteparág.padrão" style:family="text">
      <style:text-properties fo:font-weight="bold" style:font-weight-asian="bold" style:font-weight-complex="bold"/>
    </style:style>
    <style:style style:name="TableCell10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1" style:parent-style-name="Standard" style:family="paragraph">
      <style:paragraph-properties fo:line-height="100%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4" style:parent-style-name="Standard" style:family="paragraph">
      <style:paragraph-properties fo:line-height="100%"/>
    </style:style>
    <style:style style:name="T1005" style:parent-style-name="Fonteparág.padrão" style:family="text">
      <style:text-properties fo:font-weight="bold" style:font-weight-asian="bold" style:font-weight-complex="bold"/>
    </style:style>
    <style:style style:name="TableCell10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7" style:parent-style-name="Standard" style:family="paragraph">
      <style:paragraph-properties fo:line-height="100%"/>
    </style:style>
    <style:style style:name="T1008" style:parent-style-name="Fonteparág.padrão" style:family="text">
      <style:text-properties style:font-size-complex="12pt"/>
    </style:style>
    <style:style style:name="P1009" style:parent-style-name="Standard" style:family="paragraph">
      <style:paragraph-properties fo:line-height="100%"/>
    </style:style>
    <style:style style:name="T1010" style:parent-style-name="Fonteparág.padrão" style:family="text">
      <style:text-properties style:font-size-complex="12pt"/>
    </style:style>
    <style:style style:name="T1011" style:parent-style-name="Fonteparág.padrão" style:family="text">
      <style:text-properties fo:font-weight="bold" style:font-weight-asian="bold" style:font-weight-complex="bold" style:font-size-complex="12pt"/>
    </style:style>
    <style:style style:name="T1012" style:parent-style-name="Fonteparág.padrão" style:family="text">
      <style:text-properties style:font-size-complex="12pt"/>
    </style:style>
    <style:style style:name="P1013" style:parent-style-name="Standard" style:family="paragraph">
      <style:paragraph-properties fo:line-height="100%"/>
    </style:style>
    <style:style style:name="T1014" style:parent-style-name="Fonteparág.padrão" style:family="text">
      <style:text-properties style:font-size-complex="12pt"/>
    </style:style>
    <style:style style:name="T1015" style:parent-style-name="Fonteparág.padrão" style:family="text">
      <style:text-properties fo:font-weight="bold" style:font-weight-asian="bold" style:font-weight-complex="bold" style:font-size-complex="12pt"/>
    </style:style>
    <style:style style:name="T1016" style:parent-style-name="Fonteparág.padrão" style:family="text">
      <style:text-properties style:font-size-complex="12pt"/>
    </style:style>
    <style:style style:name="P1017" style:parent-style-name="Standard" style:family="paragraph">
      <style:paragraph-properties fo:line-height="100%"/>
    </style:style>
    <style:style style:name="T1018" style:parent-style-name="Fonteparág.padrão" style:family="text">
      <style:text-properties style:font-size-complex="12pt"/>
    </style:style>
    <style:style style:name="T1019" style:parent-style-name="Fonteparág.padrão" style:family="text">
      <style:text-properties fo:font-weight="bold" style:font-weight-asian="bold" style:font-weight-complex="bold" style:font-size-complex="12pt"/>
    </style:style>
    <style:style style:name="T1020" style:parent-style-name="Fonteparág.padrão" style:family="text">
      <style:text-properties style:font-size-complex="12pt"/>
    </style:style>
    <style:style style:name="P1021" style:parent-style-name="Standard" style:family="paragraph">
      <style:paragraph-properties fo:line-height="100%"/>
    </style:style>
    <style:style style:name="T1022" style:parent-style-name="Fonteparág.padrão" style:family="text">
      <style:text-properties style:font-size-complex="12pt"/>
    </style:style>
    <style:style style:name="T1023" style:parent-style-name="Fonteparág.padrão" style:family="text">
      <style:text-properties fo:font-weight="bold" style:font-weight-asian="bold" style:font-weight-complex="bold" style:font-size-complex="12pt"/>
    </style:style>
    <style:style style:name="T1024" style:parent-style-name="Fonteparág.padrão" style:family="text">
      <style:text-properties style:font-size-complex="12pt"/>
    </style:style>
    <style:style style:name="P1025" style:parent-style-name="Standard" style:family="paragraph">
      <style:paragraph-properties fo:line-height="100%"/>
    </style:style>
    <style:style style:name="T1026" style:parent-style-name="Fonteparág.padrão" style:family="text">
      <style:text-properties style:font-size-complex="12pt"/>
    </style:style>
    <style:style style:name="TableColumn1028" style:family="table-column">
      <style:table-column-properties style:column-width="1.6875in" style:use-optimal-column-width="false"/>
    </style:style>
    <style:style style:name="TableColumn1029" style:family="table-column">
      <style:table-column-properties style:column-width="5in" style:use-optimal-column-width="false"/>
    </style:style>
    <style:style style:name="Table1027" style:family="table">
      <style:table-properties style:width="6.6875in" fo:margin-left="0.0694in" table:align="left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2" style:parent-style-name="Standard" style:family="paragraph">
      <style:paragraph-properties fo:line-height="100%"/>
    </style:style>
    <style:style style:name="T1033" style:parent-style-name="Fonteparág.padrão" style:family="text">
      <style:text-properties fo:font-weight="bold" style:font-weight-asian="bold" style:font-weight-complex="bold"/>
    </style:style>
    <style:style style:name="TableCell10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5" style:parent-style-name="Standard" style:family="paragraph">
      <style:paragraph-properties fo:line-height="100%"/>
    </style:style>
    <style:style style:name="T1036" style:parent-style-name="Fonteparág.padrão" style:family="text">
      <style:text-properties fo:background-color="#FFFFFF"/>
    </style:style>
    <style:style style:name="T1037" style:parent-style-name="Fonteparág.padrão" style:family="text">
      <style:text-properties fo:background-color="#FFFFFF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0" style:parent-style-name="Standard" style:family="paragraph">
      <style:paragraph-properties fo:line-height="100%"/>
    </style:style>
    <style:style style:name="T1041" style:parent-style-name="Fonteparág.padrão" style:family="text">
      <style:text-properties fo:font-weight="bold" style:font-weight-asian="bold" style:font-weight-complex="bold"/>
    </style:style>
    <style:style style:name="TableCell10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3" style:parent-style-name="Standard" style:family="paragraph">
      <style:paragraph-properties fo:line-height="100%"/>
    </style:style>
    <style:style style:name="T1044" style:parent-style-name="Fonteparág.padrão" style:family="text">
      <style:text-properties fo:font-weight="bold" style:font-weight-asian="bold" style:font-weight-complex="bold" fo:background-color="#FFFFFF"/>
    </style:style>
    <style:style style:name="T1045" style:parent-style-name="Fonteparág.padrão" style:family="text">
      <style:text-properties fo:background-color="#FFFFFF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8" style:parent-style-name="Standard" style:family="paragraph">
      <style:paragraph-properties fo:line-height="100%"/>
    </style:style>
    <style:style style:name="T1049" style:parent-style-name="Fonteparág.padrão" style:family="text">
      <style:text-properties fo:font-weight="bold" style:font-weight-asian="bold" style:font-weight-complex="bold"/>
    </style:style>
    <style:style style:name="TableCell10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1" style:parent-style-name="Standard" style:family="paragraph">
      <style:paragraph-properties fo:line-height="100%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4" style:parent-style-name="Standard" style:family="paragraph">
      <style:paragraph-properties fo:line-height="100%"/>
    </style:style>
    <style:style style:name="T1055" style:parent-style-name="Fonteparág.padrão" style:family="text">
      <style:text-properties fo:font-weight="bold" style:font-weight-asian="bold" style:font-weight-complex="bold"/>
    </style:style>
    <style:style style:name="TableCell10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7" style:parent-style-name="Standard" style:family="paragraph">
      <style:paragraph-properties fo:line-height="100%"/>
    </style:style>
    <style:style style:name="T1058" style:parent-style-name="Fonteparág.padrão" style:family="text">
      <style:text-properties style:font-size-complex="12pt"/>
    </style:style>
    <style:style style:name="P1059" style:parent-style-name="Standard" style:family="paragraph">
      <style:paragraph-properties fo:line-height="100%"/>
    </style:style>
    <style:style style:name="T1060" style:parent-style-name="Fonteparág.padrão" style:family="text">
      <style:text-properties style:font-size-complex="12pt"/>
    </style:style>
    <style:style style:name="T1061" style:parent-style-name="Fonteparág.padrão" style:family="text">
      <style:text-properties fo:font-weight="bold" style:font-weight-asian="bold" style:font-weight-complex="bold" style:font-size-complex="12pt"/>
    </style:style>
    <style:style style:name="T1062" style:parent-style-name="Fonteparág.padrão" style:family="text">
      <style:text-properties style:font-size-complex="12pt"/>
    </style:style>
    <style:style style:name="P1063" style:parent-style-name="Standard" style:family="paragraph">
      <style:paragraph-properties fo:line-height="100%"/>
    </style:style>
    <style:style style:name="T1064" style:parent-style-name="Fonteparág.padrão" style:family="text">
      <style:text-properties style:font-size-complex="12pt"/>
    </style:style>
    <style:style style:name="T1065" style:parent-style-name="Fonteparág.padrão" style:family="text">
      <style:text-properties fo:font-weight="bold" style:font-weight-asian="bold" style:font-weight-complex="bold" style:font-size-complex="12pt"/>
    </style:style>
    <style:style style:name="T1066" style:parent-style-name="Fonteparág.padrão" style:family="text">
      <style:text-properties style:font-size-complex="12pt"/>
    </style:style>
    <style:style style:name="P1067" style:parent-style-name="Standard" style:family="paragraph">
      <style:paragraph-properties fo:line-height="100%"/>
    </style:style>
    <style:style style:name="T1068" style:parent-style-name="Fonteparág.padrão" style:family="text">
      <style:text-properties style:font-size-complex="12pt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1" style:parent-style-name="Standard" style:family="paragraph">
      <style:paragraph-properties fo:line-height="100%"/>
    </style:style>
    <style:style style:name="T1072" style:parent-style-name="Fonteparág.padrão" style:family="text">
      <style:text-properties fo:font-weight="bold" style:font-weight-asian="bold" style:font-weight-complex="bold"/>
    </style:style>
    <style:style style:name="TableCell10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4" style:parent-style-name="Standard" style:family="paragraph">
      <style:paragraph-properties fo:line-height="100%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7" style:parent-style-name="Standard" style:family="paragraph">
      <style:paragraph-properties fo:line-height="100%"/>
    </style:style>
    <style:style style:name="T1078" style:parent-style-name="Fonteparág.padrão" style:family="text">
      <style:text-properties fo:font-weight="bold" style:font-weight-asian="bold" style:font-weight-complex="bold"/>
    </style:style>
    <style:style style:name="TableCell10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0" style:parent-style-name="Standard" style:family="paragraph">
      <style:paragraph-properties fo:line-height="100%"/>
    </style:style>
    <style:style style:name="T1081" style:parent-style-name="Fonteparág.padrão" style:family="text">
      <style:text-properties style:font-size-complex="12pt"/>
    </style:style>
    <style:style style:name="P1082" style:parent-style-name="Standard" style:family="paragraph">
      <style:paragraph-properties fo:line-height="100%"/>
    </style:style>
    <style:style style:name="T1083" style:parent-style-name="Fonteparág.padrão" style:family="text">
      <style:text-properties style:font-size-complex="12pt"/>
    </style:style>
    <style:style style:name="T1084" style:parent-style-name="Fonteparág.padrão" style:family="text">
      <style:text-properties fo:font-weight="bold" style:font-weight-asian="bold" style:font-weight-complex="bold" style:font-size-complex="12pt"/>
    </style:style>
    <style:style style:name="T1085" style:parent-style-name="Fonteparág.padrão" style:family="text">
      <style:text-properties style:font-size-complex="12pt"/>
    </style:style>
    <style:style style:name="P1086" style:parent-style-name="Standard" style:family="paragraph">
      <style:paragraph-properties fo:line-height="100%"/>
    </style:style>
    <style:style style:name="T1087" style:parent-style-name="Fonteparág.padrão" style:family="text">
      <style:text-properties style:font-size-complex="12pt"/>
    </style:style>
    <style:style style:name="T1088" style:parent-style-name="Fonteparág.padrão" style:family="text">
      <style:text-properties fo:font-weight="bold" style:font-weight-asian="bold" style:font-weight-complex="bold" style:font-size-complex="12pt"/>
    </style:style>
    <style:style style:name="T1089" style:parent-style-name="Fonteparág.padrão" style:family="text">
      <style:text-properties style:font-size-complex="12pt"/>
    </style:style>
    <style:style style:name="P1090" style:parent-style-name="Standard" style:family="paragraph">
      <style:paragraph-properties fo:line-height="100%"/>
    </style:style>
    <style:style style:name="T1091" style:parent-style-name="Fonteparág.padrão" style:family="text">
      <style:text-properties style:font-size-complex="12pt"/>
    </style:style>
    <style:style style:name="T1092" style:parent-style-name="Fonteparág.padrão" style:family="text">
      <style:text-properties fo:font-weight="bold" style:font-weight-asian="bold" style:font-weight-complex="bold" style:font-size-complex="12pt"/>
    </style:style>
    <style:style style:name="T1093" style:parent-style-name="Fonteparág.padrão" style:family="text">
      <style:text-properties style:font-size-complex="12pt"/>
    </style:style>
    <style:style style:name="P1094" style:parent-style-name="Standard" style:family="paragraph">
      <style:paragraph-properties fo:line-height="100%"/>
    </style:style>
    <style:style style:name="T1095" style:parent-style-name="Fonteparág.padrão" style:family="text">
      <style:text-properties style:font-size-complex="12pt"/>
    </style:style>
    <style:style style:name="T1096" style:parent-style-name="Fonteparág.padrão" style:family="text">
      <style:text-properties fo:font-weight="bold" style:font-weight-asian="bold" style:font-weight-complex="bold" style:font-size-complex="12pt"/>
    </style:style>
    <style:style style:name="T1097" style:parent-style-name="Fonteparág.padrão" style:family="text">
      <style:text-properties style:font-size-complex="12pt"/>
    </style:style>
    <style:style style:name="P1098" style:parent-style-name="Standard" style:family="paragraph">
      <style:paragraph-properties fo:line-height="100%"/>
    </style:style>
    <style:style style:name="T1099" style:parent-style-name="Fonteparág.padrão" style:family="text">
      <style:text-properties style:font-size-complex="12pt"/>
    </style:style>
    <style:style style:name="TableColumn1101" style:family="table-column">
      <style:table-column-properties style:column-width="1.6875in" style:use-optimal-column-width="false"/>
    </style:style>
    <style:style style:name="TableColumn1102" style:family="table-column">
      <style:table-column-properties style:column-width="5in" style:use-optimal-column-width="false"/>
    </style:style>
    <style:style style:name="Table1100" style:family="table">
      <style:table-properties style:width="6.6875in" fo:margin-left="0.0694in" table:align="lef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5" style:parent-style-name="Standard" style:family="paragraph">
      <style:paragraph-properties fo:line-height="100%"/>
    </style:style>
    <style:style style:name="T1106" style:parent-style-name="Fonteparág.padrão" style:family="text">
      <style:text-properties fo:font-weight="bold" style:font-weight-asian="bold" style:font-weight-complex="bold"/>
    </style:style>
    <style:style style:name="TableCell1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8" style:parent-style-name="Standard" style:family="paragraph">
      <style:paragraph-properties fo:line-height="100%"/>
    </style:style>
    <style:style style:name="T1109" style:parent-style-name="Fonteparág.padrão" style:family="text">
      <style:text-properties fo:background-color="#FFFFFF"/>
    </style:style>
    <style:style style:name="T1110" style:parent-style-name="Fonteparág.padrão" style:family="text">
      <style:text-properties fo:background-color="#FFFFFF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3" style:parent-style-name="Standard" style:family="paragraph">
      <style:paragraph-properties fo:line-height="100%"/>
    </style:style>
    <style:style style:name="T1114" style:parent-style-name="Fonteparág.padrão" style:family="text">
      <style:text-properties fo:font-weight="bold" style:font-weight-asian="bold" style:font-weight-complex="bold"/>
    </style:style>
    <style:style style:name="TableCell1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6" style:parent-style-name="Standard" style:family="paragraph">
      <style:paragraph-properties fo:line-height="100%"/>
    </style:style>
    <style:style style:name="T1117" style:parent-style-name="Fonteparág.padrão" style:family="text">
      <style:text-properties fo:font-weight="bold" style:font-weight-asian="bold" style:font-weight-complex="bold" fo:background-color="#FFFFFF"/>
    </style:style>
    <style:style style:name="T1118" style:parent-style-name="Fonteparág.padrão" style:family="text">
      <style:text-properties fo:background-color="#FFFFFF"/>
    </style:style>
    <style:style style:name="TableRow1119" style:family="table-row">
      <style:table-row-properties style:use-optimal-row-height="false"/>
    </style:style>
    <style:style style:name="TableCell1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1" style:parent-style-name="Standard" style:family="paragraph">
      <style:paragraph-properties fo:line-height="100%"/>
    </style:style>
    <style:style style:name="T1122" style:parent-style-name="Fonteparág.padrão" style:family="text">
      <style:text-properties fo:font-weight="bold" style:font-weight-asian="bold" style:font-weight-complex="bold"/>
    </style:style>
    <style:style style:name="TableCell1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4" style:parent-style-name="Standard" style:family="paragraph">
      <style:paragraph-properties fo:line-height="100%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7" style:parent-style-name="Standard" style:family="paragraph">
      <style:paragraph-properties fo:line-height="100%"/>
    </style:style>
    <style:style style:name="T1128" style:parent-style-name="Fonteparág.padrão" style:family="text">
      <style:text-properties fo:font-weight="bold" style:font-weight-asian="bold" style:font-weight-complex="bold"/>
    </style:style>
    <style:style style:name="TableCell1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0" style:parent-style-name="Standard" style:family="paragraph">
      <style:paragraph-properties fo:line-height="100%"/>
    </style:style>
    <style:style style:name="T1131" style:parent-style-name="Fonteparág.padrão" style:family="text">
      <style:text-properties fo:background-color="#FFFFFF"/>
    </style:style>
    <style:style style:name="T1132" style:parent-style-name="Fonteparág.padrão" style:family="text">
      <style:text-properties fo:background-color="#FFFFFF"/>
    </style:style>
    <style:style style:name="P1133" style:parent-style-name="Standard" style:family="paragraph">
      <style:paragraph-properties fo:line-height="100%"/>
      <style:text-properties style:font-size-complex="12pt"/>
    </style:style>
    <style:style style:name="P1134" style:parent-style-name="Standard" style:family="paragraph">
      <style:paragraph-properties fo:line-height="100%"/>
    </style:style>
    <style:style style:name="T1135" style:parent-style-name="Fonteparág.padrão" style:family="text">
      <style:text-properties style:font-size-complex="12pt"/>
    </style:style>
    <style:style style:name="T1136" style:parent-style-name="Fonteparág.padrão" style:family="text">
      <style:text-properties fo:font-weight="bold" style:font-weight-asian="bold" style:font-weight-complex="bold" style:font-size-complex="12pt"/>
    </style:style>
    <style:style style:name="T1137" style:parent-style-name="Fonteparág.padrão" style:family="text">
      <style:text-properties style:font-size-complex="12pt"/>
    </style:style>
    <style:style style:name="P1138" style:parent-style-name="Standard" style:family="paragraph">
      <style:paragraph-properties fo:line-height="100%"/>
    </style:style>
    <style:style style:name="T1139" style:parent-style-name="Fonteparág.padrão" style:family="text">
      <style:text-properties style:font-size-complex="12pt"/>
    </style:style>
    <style:style style:name="T1140" style:parent-style-name="Fonteparág.padrão" style:family="text">
      <style:text-properties fo:font-weight="bold" style:font-weight-asian="bold" style:font-weight-complex="bold" style:font-size-complex="12pt"/>
    </style:style>
    <style:style style:name="T1141" style:parent-style-name="Fonteparág.padrão" style:family="text">
      <style:text-properties style:font-size-complex="12pt"/>
    </style:style>
    <style:style style:name="P1142" style:parent-style-name="Standard" style:family="paragraph">
      <style:paragraph-properties fo:line-height="100%"/>
    </style:style>
    <style:style style:name="T1143" style:parent-style-name="Fonteparág.padrão" style:family="text">
      <style:text-properties style:font-size-complex="12pt"/>
    </style:style>
    <style:style style:name="T1144" style:parent-style-name="Fonteparág.padrão" style:family="text">
      <style:text-properties fo:font-weight="bold" style:font-weight-asian="bold" style:font-weight-complex="bold" style:font-size-complex="12pt"/>
    </style:style>
    <style:style style:name="T1145" style:parent-style-name="Fonteparág.padrão" style:family="text">
      <style:text-properties style:font-size-complex="12pt"/>
    </style:style>
    <style:style style:name="P1146" style:parent-style-name="Standard" style:family="paragraph">
      <style:paragraph-properties fo:line-height="100%"/>
    </style:style>
    <style:style style:name="T1147" style:parent-style-name="Fonteparág.padrão" style:family="text">
      <style:text-properties style:font-size-complex="12pt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0" style:parent-style-name="Standard" style:family="paragraph">
      <style:paragraph-properties fo:line-height="100%"/>
    </style:style>
    <style:style style:name="T1151" style:parent-style-name="Fonteparág.padrão" style:family="text">
      <style:text-properties fo:font-weight="bold" style:font-weight-asian="bold" style:font-weight-complex="bold"/>
    </style:style>
    <style:style style:name="TableCell1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3" style:parent-style-name="Standard" style:family="paragraph">
      <style:paragraph-properties fo:line-height="100%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6" style:parent-style-name="Standard" style:family="paragraph">
      <style:paragraph-properties fo:line-height="100%"/>
    </style:style>
    <style:style style:name="T1157" style:parent-style-name="Fonteparág.padrão" style:family="text">
      <style:text-properties fo:font-weight="bold" style:font-weight-asian="bold" style:font-weight-complex="bold"/>
    </style:style>
    <style:style style:name="TableCell1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9" style:parent-style-name="Standard" style:family="paragraph">
      <style:paragraph-properties fo:line-height="100%"/>
    </style:style>
    <style:style style:name="T1160" style:parent-style-name="Fonteparág.padrão" style:family="text">
      <style:text-properties style:font-size-complex="12pt"/>
    </style:style>
    <style:style style:name="P1161" style:parent-style-name="Standard" style:family="paragraph">
      <style:paragraph-properties fo:line-height="100%"/>
    </style:style>
    <style:style style:name="T1162" style:parent-style-name="Fonteparág.padrão" style:family="text">
      <style:text-properties style:font-size-complex="12pt"/>
    </style:style>
    <style:style style:name="T1163" style:parent-style-name="Fonteparág.padrão" style:family="text">
      <style:text-properties fo:font-weight="bold" style:font-weight-asian="bold" style:font-weight-complex="bold" style:font-size-complex="12pt"/>
    </style:style>
    <style:style style:name="T1164" style:parent-style-name="Fonteparág.padrão" style:family="text">
      <style:text-properties style:font-size-complex="12pt"/>
    </style:style>
    <style:style style:name="P1165" style:parent-style-name="Standard" style:family="paragraph">
      <style:paragraph-properties fo:line-height="100%"/>
    </style:style>
    <style:style style:name="T1166" style:parent-style-name="Fonteparág.padrão" style:family="text">
      <style:text-properties style:font-size-complex="12pt"/>
    </style:style>
    <style:style style:name="T1167" style:parent-style-name="Fonteparág.padrão" style:family="text">
      <style:text-properties fo:font-weight="bold" style:font-weight-asian="bold" style:font-weight-complex="bold" style:font-size-complex="12pt"/>
    </style:style>
    <style:style style:name="T1168" style:parent-style-name="Fonteparág.padrão" style:family="text">
      <style:text-properties style:font-size-complex="12pt"/>
    </style:style>
    <style:style style:name="P1169" style:parent-style-name="Standard" style:family="paragraph">
      <style:paragraph-properties fo:line-height="100%"/>
    </style:style>
    <style:style style:name="T1170" style:parent-style-name="Fonteparág.padrão" style:family="text">
      <style:text-properties style:font-size-complex="12pt"/>
    </style:style>
    <style:style style:name="T1171" style:parent-style-name="Fonteparág.padrão" style:family="text">
      <style:text-properties fo:font-weight="bold" style:font-weight-asian="bold" style:font-weight-complex="bold" style:font-size-complex="12pt"/>
    </style:style>
    <style:style style:name="T1172" style:parent-style-name="Fonteparág.padrão" style:family="text">
      <style:text-properties style:font-size-complex="12pt"/>
    </style:style>
    <style:style style:name="P1173" style:parent-style-name="Standard" style:family="paragraph">
      <style:paragraph-properties fo:line-height="100%"/>
    </style:style>
    <style:style style:name="T1174" style:parent-style-name="Fonteparág.padrão" style:family="text">
      <style:text-properties style:font-size-complex="12pt"/>
    </style:style>
    <style:style style:name="T1175" style:parent-style-name="Fonteparág.padrão" style:family="text">
      <style:text-properties fo:font-weight="bold" style:font-weight-asian="bold" style:font-weight-complex="bold" style:font-size-complex="12pt"/>
    </style:style>
    <style:style style:name="T1176" style:parent-style-name="Fonteparág.padrão" style:family="text">
      <style:text-properties style:font-size-complex="12pt"/>
    </style:style>
    <style:style style:name="P1177" style:parent-style-name="Standard" style:family="paragraph">
      <style:paragraph-properties fo:line-height="100%"/>
    </style:style>
    <style:style style:name="T1178" style:parent-style-name="Fonteparág.padrão" style:family="text">
      <style:text-properties style:font-size-complex="12pt"/>
    </style:style>
    <style:style style:name="TableColumn1180" style:family="table-column">
      <style:table-column-properties style:column-width="1.6875in" style:use-optimal-column-width="false"/>
    </style:style>
    <style:style style:name="TableColumn1181" style:family="table-column">
      <style:table-column-properties style:column-width="5in" style:use-optimal-column-width="false"/>
    </style:style>
    <style:style style:name="Table1179" style:family="table">
      <style:table-properties style:width="6.6875in" fo:margin-left="0.0694in" table:align="left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4" style:parent-style-name="Standard" style:family="paragraph">
      <style:paragraph-properties fo:line-height="100%"/>
    </style:style>
    <style:style style:name="T1185" style:parent-style-name="Fonteparág.padrão" style:family="text">
      <style:text-properties fo:font-weight="bold" style:font-weight-asian="bold" style:font-weight-complex="bold"/>
    </style:style>
    <style:style style:name="TableCell1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7" style:parent-style-name="Standard" style:family="paragraph">
      <style:paragraph-properties fo:line-height="100%"/>
    </style:style>
    <style:style style:name="T1188" style:parent-style-name="Fonteparág.padrão" style:family="text">
      <style:text-properties fo:background-color="#FFFFFF"/>
    </style:style>
    <style:style style:name="T1189" style:parent-style-name="Fonteparág.padrão" style:family="text">
      <style:text-properties fo:background-color="#FFFFFF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2" style:parent-style-name="Standard" style:family="paragraph">
      <style:paragraph-properties fo:line-height="100%"/>
    </style:style>
    <style:style style:name="T1193" style:parent-style-name="Fonteparág.padrão" style:family="text">
      <style:text-properties fo:font-weight="bold" style:font-weight-asian="bold" style:font-weight-complex="bold"/>
    </style:style>
    <style:style style:name="TableCell1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5" style:parent-style-name="Standard" style:family="paragraph">
      <style:paragraph-properties fo:line-height="100%"/>
    </style:style>
    <style:style style:name="T1196" style:parent-style-name="Fonteparág.padrão" style:family="text">
      <style:text-properties fo:font-weight="bold" style:font-weight-asian="bold" style:font-weight-complex="bold" fo:background-color="#FFFFFF"/>
    </style:style>
    <style:style style:name="T1197" style:parent-style-name="Fonteparág.padrão" style:family="text">
      <style:text-properties fo:background-color="#FFFFFF"/>
    </style:style>
    <style:style style:name="P1198" style:parent-style-name="Standard" style:family="paragraph">
      <style:paragraph-properties fo:line-height="100%"/>
    </style:style>
    <style:style style:name="T1199" style:parent-style-name="Fonteparág.padrão" style:family="text">
      <style:text-properties fo:font-weight="bold" style:font-weight-asian="bold" style:font-weight-complex="bold" fo:background-color="#FFFFFF"/>
    </style:style>
    <style:style style:name="T1200" style:parent-style-name="Fonteparág.padrão" style:family="text">
      <style:text-properties fo:background-color="#FFFFFF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3" style:parent-style-name="Standard" style:family="paragraph">
      <style:paragraph-properties fo:line-height="100%"/>
    </style:style>
    <style:style style:name="T1204" style:parent-style-name="Fonteparág.padrão" style:family="text">
      <style:text-properties fo:font-weight="bold" style:font-weight-asian="bold" style:font-weight-complex="bold"/>
    </style:style>
    <style:style style:name="TableCell1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6" style:parent-style-name="Standard" style:family="paragraph">
      <style:paragraph-properties fo:line-height="100%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9" style:parent-style-name="Standard" style:family="paragraph">
      <style:paragraph-properties fo:line-height="100%"/>
    </style:style>
    <style:style style:name="T1210" style:parent-style-name="Fonteparág.padrão" style:family="text">
      <style:text-properties fo:font-weight="bold" style:font-weight-asian="bold" style:font-weight-complex="bold"/>
    </style:style>
    <style:style style:name="TableCell1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2" style:parent-style-name="Standard" style:family="paragraph">
      <style:paragraph-properties fo:line-height="100%"/>
    </style:style>
    <style:style style:name="T1213" style:parent-style-name="Fonteparág.padrão" style:family="text">
      <style:text-properties fo:background-color="#FFFFFF"/>
    </style:style>
    <style:style style:name="T1214" style:parent-style-name="Fonteparág.padrão" style:family="text">
      <style:text-properties fo:background-color="#FFFFFF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7" style:parent-style-name="Standard" style:family="paragraph">
      <style:paragraph-properties fo:line-height="100%"/>
    </style:style>
    <style:style style:name="T1218" style:parent-style-name="Fonteparág.padrão" style:family="text">
      <style:text-properties fo:font-weight="bold" style:font-weight-asian="bold" style:font-weight-complex="bold"/>
    </style:style>
    <style:style style:name="TableCell1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0" style:parent-style-name="Standard" style:family="paragraph">
      <style:paragraph-properties fo:line-height="100%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3" style:parent-style-name="Standard" style:family="paragraph">
      <style:paragraph-properties fo:line-height="100%"/>
    </style:style>
    <style:style style:name="T1224" style:parent-style-name="Fonteparág.padrão" style:family="text">
      <style:text-properties fo:font-weight="bold" style:font-weight-asian="bold" style:font-weight-complex="bold"/>
    </style:style>
    <style:style style:name="TableCell1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6" style:parent-style-name="Standard" style:family="paragraph">
      <style:paragraph-properties fo:line-height="100%"/>
    </style:style>
    <style:style style:name="T1227" style:parent-style-name="Fonteparág.padrão" style:family="text">
      <style:text-properties style:font-size-complex="12pt"/>
    </style:style>
    <style:style style:name="P1228" style:parent-style-name="Standard" style:family="paragraph">
      <style:paragraph-properties fo:line-height="100%"/>
    </style:style>
    <style:style style:name="T1229" style:parent-style-name="Fonteparág.padrão" style:family="text">
      <style:text-properties style:font-size-complex="12pt"/>
    </style:style>
    <style:style style:name="T1230" style:parent-style-name="Fonteparág.padrão" style:family="text">
      <style:text-properties fo:font-weight="bold" style:font-weight-asian="bold" style:font-weight-complex="bold" style:font-size-complex="12pt"/>
    </style:style>
    <style:style style:name="T1231" style:parent-style-name="Fonteparág.padrão" style:family="text">
      <style:text-properties style:font-size-complex="12pt"/>
    </style:style>
    <style:style style:name="P1232" style:parent-style-name="Standard" style:family="paragraph">
      <style:paragraph-properties fo:line-height="100%"/>
    </style:style>
    <style:style style:name="T1233" style:parent-style-name="Fonteparág.padrão" style:family="text">
      <style:text-properties style:font-size-complex="12pt"/>
    </style:style>
    <style:style style:name="T1234" style:parent-style-name="Fonteparág.padrão" style:family="text">
      <style:text-properties fo:font-weight="bold" style:font-weight-asian="bold" style:font-weight-complex="bold" style:font-size-complex="12pt"/>
    </style:style>
    <style:style style:name="T1235" style:parent-style-name="Fonteparág.padrão" style:family="text">
      <style:text-properties style:font-size-complex="12pt"/>
    </style:style>
    <style:style style:name="P1236" style:parent-style-name="Standard" style:family="paragraph">
      <style:paragraph-properties fo:line-height="100%"/>
    </style:style>
    <style:style style:name="T1237" style:parent-style-name="Fonteparág.padrão" style:family="text">
      <style:text-properties style:font-size-complex="12pt"/>
    </style:style>
    <style:style style:name="T1238" style:parent-style-name="Fonteparág.padrão" style:family="text">
      <style:text-properties fo:font-weight="bold" style:font-weight-asian="bold" style:font-weight-complex="bold" style:font-size-complex="12pt"/>
    </style:style>
    <style:style style:name="T1239" style:parent-style-name="Fonteparág.padrão" style:family="text">
      <style:text-properties style:font-size-complex="12pt"/>
    </style:style>
    <style:style style:name="P1240" style:parent-style-name="Standard" style:family="paragraph">
      <style:paragraph-properties fo:line-height="100%"/>
    </style:style>
    <style:style style:name="T1241" style:parent-style-name="Fonteparág.padrão" style:family="text">
      <style:text-properties style:font-size-complex="12pt"/>
    </style:style>
    <style:style style:name="T1242" style:parent-style-name="Fonteparág.padrão" style:family="text">
      <style:text-properties fo:font-weight="bold" style:font-weight-asian="bold" style:font-weight-complex="bold" style:font-size-complex="12pt"/>
    </style:style>
    <style:style style:name="T1243" style:parent-style-name="Fonteparág.padrão" style:family="text">
      <style:text-properties style:font-size-complex="12pt"/>
    </style:style>
    <style:style style:name="P1244" style:parent-style-name="Standard" style:family="paragraph">
      <style:paragraph-properties fo:line-height="100%"/>
    </style:style>
    <style:style style:name="T1245" style:parent-style-name="Fonteparág.padrão" style:family="text">
      <style:text-properties style:font-size-complex="12pt"/>
    </style:style>
    <style:style style:name="TableColumn1247" style:family="table-column">
      <style:table-column-properties style:column-width="1.6875in" style:use-optimal-column-width="false"/>
    </style:style>
    <style:style style:name="TableColumn1248" style:family="table-column">
      <style:table-column-properties style:column-width="5in" style:use-optimal-column-width="false"/>
    </style:style>
    <style:style style:name="Table1246" style:family="table">
      <style:table-properties style:width="6.6875in" fo:margin-left="0.0694in" table:align="left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1" style:parent-style-name="Standard" style:family="paragraph">
      <style:paragraph-properties fo:line-height="100%"/>
    </style:style>
    <style:style style:name="T1252" style:parent-style-name="Fonteparág.padrão" style:family="text">
      <style:text-properties fo:font-weight="bold" style:font-weight-asian="bold" style:font-weight-complex="bold"/>
    </style:style>
    <style:style style:name="TableCell1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4" style:parent-style-name="Standard" style:family="paragraph">
      <style:paragraph-properties fo:line-height="100%"/>
    </style:style>
    <style:style style:name="T1255" style:parent-style-name="Fonteparág.padrão" style:family="text">
      <style:text-properties fo:background-color="#FFFFFF"/>
    </style:style>
    <style:style style:name="T1256" style:parent-style-name="Fonteparág.padrão" style:family="text">
      <style:text-properties fo:background-color="#FFFFFF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9" style:parent-style-name="Standard" style:family="paragraph">
      <style:paragraph-properties fo:line-height="100%"/>
    </style:style>
    <style:style style:name="T1260" style:parent-style-name="Fonteparág.padrão" style:family="text">
      <style:text-properties fo:font-weight="bold" style:font-weight-asian="bold" style:font-weight-complex="bold"/>
    </style:style>
    <style:style style:name="TableCell1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2" style:parent-style-name="Standard" style:family="paragraph">
      <style:paragraph-properties fo:line-height="100%"/>
    </style:style>
    <style:style style:name="T1263" style:parent-style-name="Fonteparág.padrão" style:family="text">
      <style:text-properties fo:font-weight="bold" style:font-weight-asian="bold" style:font-weight-complex="bold" fo:background-color="#FFFFFF"/>
    </style:style>
    <style:style style:name="T1264" style:parent-style-name="Fonteparág.padrão" style:family="text">
      <style:text-properties fo:background-color="#FFFFFF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7" style:parent-style-name="Standard" style:family="paragraph">
      <style:paragraph-properties fo:line-height="100%"/>
    </style:style>
    <style:style style:name="T1268" style:parent-style-name="Fonteparág.padrão" style:family="text">
      <style:text-properties fo:font-weight="bold" style:font-weight-asian="bold" style:font-weight-complex="bold"/>
    </style:style>
    <style:style style:name="TableCell1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0" style:parent-style-name="Standard" style:family="paragraph">
      <style:paragraph-properties fo:line-height="100%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3" style:parent-style-name="Standard" style:family="paragraph">
      <style:paragraph-properties fo:line-height="100%"/>
    </style:style>
    <style:style style:name="T1274" style:parent-style-name="Fonteparág.padrão" style:family="text">
      <style:text-properties fo:font-weight="bold" style:font-weight-asian="bold" style:font-weight-complex="bold"/>
    </style:style>
    <style:style style:name="TableCell1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6" style:parent-style-name="Standard" style:family="paragraph">
      <style:paragraph-properties fo:line-height="100%"/>
    </style:style>
    <style:style style:name="T1277" style:parent-style-name="Fonteparág.padrão" style:family="text">
      <style:text-properties style:font-size-complex="12pt"/>
    </style:style>
    <style:style style:name="P1278" style:parent-style-name="Standard" style:family="paragraph">
      <style:paragraph-properties fo:line-height="100%"/>
    </style:style>
    <style:style style:name="T1279" style:parent-style-name="Fonteparág.padrão" style:family="text">
      <style:text-properties style:font-size-complex="12pt"/>
    </style:style>
    <style:style style:name="T1280" style:parent-style-name="Fonteparág.padrão" style:family="text">
      <style:text-properties fo:font-weight="bold" style:font-weight-asian="bold" style:font-weight-complex="bold" style:font-size-complex="12pt"/>
    </style:style>
    <style:style style:name="T1281" style:parent-style-name="Fonteparág.padrão" style:family="text">
      <style:text-properties style:font-size-complex="12pt"/>
    </style:style>
    <style:style style:name="P1282" style:parent-style-name="Standard" style:family="paragraph">
      <style:paragraph-properties fo:line-height="100%"/>
    </style:style>
    <style:style style:name="T1283" style:parent-style-name="Fonteparág.padrão" style:family="text">
      <style:text-properties style:font-size-complex="12pt"/>
    </style:style>
    <style:style style:name="T1284" style:parent-style-name="Fonteparág.padrão" style:family="text">
      <style:text-properties fo:font-weight="bold" style:font-weight-asian="bold" style:font-weight-complex="bold" style:font-size-complex="12pt"/>
    </style:style>
    <style:style style:name="T1285" style:parent-style-name="Fonteparág.padrão" style:family="text">
      <style:text-properties style:font-size-complex="12pt"/>
    </style:style>
    <style:style style:name="P1286" style:parent-style-name="Standard" style:family="paragraph">
      <style:paragraph-properties fo:line-height="100%"/>
    </style:style>
    <style:style style:name="T1287" style:parent-style-name="Fonteparág.padrão" style:family="text">
      <style:text-properties style:font-size-complex="12pt"/>
    </style:style>
    <style:style style:name="T1288" style:parent-style-name="Fonteparág.padrão" style:family="text">
      <style:text-properties fo:font-weight="bold" style:font-weight-asian="bold" style:font-weight-complex="bold" style:font-size-complex="12pt"/>
    </style:style>
    <style:style style:name="T1289" style:parent-style-name="Fonteparág.padrão" style:family="text">
      <style:text-properties style:font-size-complex="12pt"/>
    </style:style>
    <style:style style:name="P1290" style:parent-style-name="Standard" style:family="paragraph">
      <style:paragraph-properties fo:line-height="100%"/>
    </style:style>
    <style:style style:name="T1291" style:parent-style-name="Fonteparág.padrão" style:family="text">
      <style:text-properties style:font-size-complex="12pt"/>
    </style:style>
    <style:style style:name="T1292" style:parent-style-name="Fonteparág.padrão" style:family="text">
      <style:text-properties fo:font-weight="bold" style:font-weight-asian="bold" style:font-weight-complex="bold" style:font-size-complex="12pt"/>
    </style:style>
    <style:style style:name="T1293" style:parent-style-name="Fonteparág.padrão" style:family="text">
      <style:text-properties style:font-size-complex="12pt"/>
    </style:style>
    <style:style style:name="P1294" style:parent-style-name="Standard" style:family="paragraph">
      <style:paragraph-properties fo:line-height="100%"/>
    </style:style>
    <style:style style:name="T1295" style:parent-style-name="Fonteparág.padrão" style:family="text">
      <style:text-properties style:font-size-complex="12pt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8" style:parent-style-name="Standard" style:family="paragraph">
      <style:paragraph-properties fo:line-height="100%"/>
    </style:style>
    <style:style style:name="T1299" style:parent-style-name="Fonteparág.padrão" style:family="text">
      <style:text-properties fo:font-weight="bold" style:font-weight-asian="bold" style:font-weight-complex="bold"/>
    </style:style>
    <style:style style:name="TableCell1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1" style:parent-style-name="Standard" style:family="paragraph">
      <style:paragraph-properties fo:line-height="100%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4" style:parent-style-name="Standard" style:family="paragraph">
      <style:paragraph-properties fo:line-height="100%"/>
    </style:style>
    <style:style style:name="T1305" style:parent-style-name="Fonteparág.padrão" style:family="text">
      <style:text-properties fo:font-weight="bold" style:font-weight-asian="bold" style:font-weight-complex="bold"/>
    </style:style>
    <style:style style:name="TableCell1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7" style:parent-style-name="Standard" style:family="paragraph">
      <style:paragraph-properties fo:line-height="100%"/>
    </style:style>
    <style:style style:name="T1308" style:parent-style-name="Fonteparág.padrão" style:family="text">
      <style:text-properties style:font-size-complex="12pt"/>
    </style:style>
    <style:style style:name="P1309" style:parent-style-name="Standard" style:family="paragraph">
      <style:paragraph-properties fo:line-height="100%"/>
    </style:style>
    <style:style style:name="T1310" style:parent-style-name="Fonteparág.padrão" style:family="text">
      <style:text-properties style:font-size-complex="12pt"/>
    </style:style>
    <style:style style:name="T1311" style:parent-style-name="Fonteparág.padrão" style:family="text">
      <style:text-properties fo:font-weight="bold" style:font-weight-asian="bold" style:font-weight-complex="bold" style:font-size-complex="12pt"/>
    </style:style>
    <style:style style:name="T1312" style:parent-style-name="Fonteparág.padrão" style:family="text">
      <style:text-properties style:font-size-complex="12pt"/>
    </style:style>
    <style:style style:name="P1313" style:parent-style-name="Standard" style:family="paragraph">
      <style:paragraph-properties fo:line-height="100%"/>
    </style:style>
    <style:style style:name="T1314" style:parent-style-name="Fonteparág.padrão" style:family="text">
      <style:text-properties style:font-size-complex="12pt"/>
    </style:style>
    <style:style style:name="T1315" style:parent-style-name="Fonteparág.padrão" style:family="text">
      <style:text-properties fo:font-weight="bold" style:font-weight-asian="bold" style:font-weight-complex="bold" style:font-size-complex="12pt"/>
    </style:style>
    <style:style style:name="T1316" style:parent-style-name="Fonteparág.padrão" style:family="text">
      <style:text-properties style:font-size-complex="12pt"/>
    </style:style>
    <style:style style:name="P1317" style:parent-style-name="Standard" style:family="paragraph">
      <style:paragraph-properties fo:line-height="100%"/>
    </style:style>
    <style:style style:name="T1318" style:parent-style-name="Fonteparág.padrão" style:family="text">
      <style:text-properties style:font-size-complex="12pt"/>
    </style:style>
    <style:style style:name="T1319" style:parent-style-name="Fonteparág.padrão" style:family="text">
      <style:text-properties fo:font-weight="bold" style:font-weight-asian="bold" style:font-weight-complex="bold" style:font-size-complex="12pt"/>
    </style:style>
    <style:style style:name="T1320" style:parent-style-name="Fonteparág.padrão" style:family="text">
      <style:text-properties style:font-size-complex="12pt"/>
    </style:style>
    <style:style style:name="P1321" style:parent-style-name="Standard" style:family="paragraph">
      <style:paragraph-properties fo:line-height="100%"/>
    </style:style>
    <style:style style:name="T1322" style:parent-style-name="Fonteparág.padrão" style:family="text">
      <style:text-properties style:font-size-complex="12pt"/>
    </style:style>
    <style:style style:name="T1323" style:parent-style-name="Fonteparág.padrão" style:family="text">
      <style:text-properties fo:font-weight="bold" style:font-weight-asian="bold" style:font-weight-complex="bold" style:font-size-complex="12pt"/>
    </style:style>
    <style:style style:name="T1324" style:parent-style-name="Fonteparág.padrão" style:family="text">
      <style:text-properties style:font-size-complex="12pt"/>
    </style:style>
    <style:style style:name="P1325" style:parent-style-name="Standard" style:family="paragraph">
      <style:paragraph-properties fo:line-height="100%"/>
    </style:style>
    <style:style style:name="T1326" style:parent-style-name="Fonteparág.padrão" style:family="text">
      <style:text-properties style:font-size-complex="12pt"/>
    </style:style>
    <style:style style:name="TableColumn1328" style:family="table-column">
      <style:table-column-properties style:column-width="1.6875in" style:use-optimal-column-width="false"/>
    </style:style>
    <style:style style:name="TableColumn1329" style:family="table-column">
      <style:table-column-properties style:column-width="5in" style:use-optimal-column-width="false"/>
    </style:style>
    <style:style style:name="Table1327" style:family="table">
      <style:table-properties style:width="6.6875in" fo:margin-left="0.0694in" table:align="left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2" style:parent-style-name="Standard" style:family="paragraph">
      <style:paragraph-properties fo:line-height="100%"/>
    </style:style>
    <style:style style:name="T1333" style:parent-style-name="Fonteparág.padrão" style:family="text">
      <style:text-properties fo:font-weight="bold" style:font-weight-asian="bold" style:font-weight-complex="bold"/>
    </style:style>
    <style:style style:name="TableCell1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5" style:parent-style-name="Standard" style:family="paragraph">
      <style:paragraph-properties fo:line-height="100%"/>
    </style:style>
    <style:style style:name="T1336" style:parent-style-name="Fonteparág.padrão" style:family="text">
      <style:text-properties fo:background-color="#FFFFFF"/>
    </style:style>
    <style:style style:name="T1337" style:parent-style-name="Fonteparág.padrão" style:family="text">
      <style:text-properties fo:background-color="#FFFFFF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0" style:parent-style-name="Standard" style:family="paragraph">
      <style:paragraph-properties fo:line-height="100%"/>
    </style:style>
    <style:style style:name="T1341" style:parent-style-name="Fonteparág.padrão" style:family="text">
      <style:text-properties fo:font-weight="bold" style:font-weight-asian="bold" style:font-weight-complex="bold"/>
    </style:style>
    <style:style style:name="TableCell13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3" style:parent-style-name="Standard" style:family="paragraph">
      <style:paragraph-properties fo:line-height="100%"/>
    </style:style>
    <style:style style:name="T1344" style:parent-style-name="Fonteparág.padrão" style:family="text">
      <style:text-properties fo:font-weight="bold" style:font-weight-asian="bold" style:font-weight-complex="bold" fo:background-color="#FFFFFF"/>
    </style:style>
    <style:style style:name="T1345" style:parent-style-name="Fonteparág.padrão" style:family="text">
      <style:text-properties fo:background-color="#FFFFFF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8" style:parent-style-name="Standard" style:family="paragraph">
      <style:paragraph-properties fo:line-height="100%"/>
    </style:style>
    <style:style style:name="T1349" style:parent-style-name="Fonteparág.padrão" style:family="text">
      <style:text-properties fo:font-weight="bold" style:font-weight-asian="bold" style:font-weight-complex="bold"/>
    </style:style>
    <style:style style:name="TableCell1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1" style:parent-style-name="Standard" style:family="paragraph">
      <style:paragraph-properties fo:line-height="100%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4" style:parent-style-name="Standard" style:family="paragraph">
      <style:paragraph-properties fo:line-height="100%"/>
    </style:style>
    <style:style style:name="T1355" style:parent-style-name="Fonteparág.padrão" style:family="text">
      <style:text-properties fo:font-weight="bold" style:font-weight-asian="bold" style:font-weight-complex="bold"/>
    </style:style>
    <style:style style:name="TableCell13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7" style:parent-style-name="Standard" style:family="paragraph">
      <style:paragraph-properties fo:line-height="100%"/>
    </style:style>
    <style:style style:name="T1358" style:parent-style-name="Fonteparág.padrão" style:family="text">
      <style:text-properties fo:background-color="#FFFFFF"/>
    </style:style>
    <style:style style:name="T1359" style:parent-style-name="Fonteparág.padrão" style:family="text">
      <style:text-properties fo:background-color="#FFFFFF"/>
    </style:style>
    <style:style style:name="P1360" style:parent-style-name="Standard" style:family="paragraph">
      <style:paragraph-properties fo:line-height="100%"/>
      <style:text-properties style:font-size-complex="12pt"/>
    </style:style>
    <style:style style:name="P1361" style:parent-style-name="Standard" style:family="paragraph">
      <style:paragraph-properties fo:line-height="100%"/>
    </style:style>
    <style:style style:name="T1362" style:parent-style-name="Fonteparág.padrão" style:family="text">
      <style:text-properties style:font-size-complex="12pt"/>
    </style:style>
    <style:style style:name="T1363" style:parent-style-name="Fonteparág.padrão" style:family="text">
      <style:text-properties fo:font-weight="bold" style:font-weight-asian="bold" style:font-weight-complex="bold" style:font-size-complex="12pt"/>
    </style:style>
    <style:style style:name="T1364" style:parent-style-name="Fonteparág.padrão" style:family="text">
      <style:text-properties style:font-size-complex="12pt"/>
    </style:style>
    <style:style style:name="P1365" style:parent-style-name="Standard" style:family="paragraph">
      <style:paragraph-properties fo:line-height="100%"/>
    </style:style>
    <style:style style:name="T1366" style:parent-style-name="Fonteparág.padrão" style:family="text">
      <style:text-properties style:font-size-complex="12pt"/>
    </style:style>
    <style:style style:name="T1367" style:parent-style-name="Fonteparág.padrão" style:family="text">
      <style:text-properties fo:font-weight="bold" style:font-weight-asian="bold" style:font-weight-complex="bold" style:font-size-complex="12pt"/>
    </style:style>
    <style:style style:name="T1368" style:parent-style-name="Fonteparág.padrão" style:family="text">
      <style:text-properties style:font-size-complex="12pt"/>
    </style:style>
    <style:style style:name="P1369" style:parent-style-name="Standard" style:family="paragraph">
      <style:paragraph-properties fo:line-height="100%"/>
    </style:style>
    <style:style style:name="T1370" style:parent-style-name="Fonteparág.padrão" style:family="text">
      <style:text-properties style:font-size-complex="12pt"/>
    </style:style>
    <style:style style:name="T1371" style:parent-style-name="Fonteparág.padrão" style:family="text">
      <style:text-properties fo:font-weight="bold" style:font-weight-asian="bold" style:font-weight-complex="bold" style:font-size-complex="12pt"/>
    </style:style>
    <style:style style:name="T1372" style:parent-style-name="Fonteparág.padrão" style:family="text">
      <style:text-properties style:font-size-complex="12pt"/>
    </style:style>
    <style:style style:name="P1373" style:parent-style-name="Standard" style:family="paragraph">
      <style:paragraph-properties fo:line-height="100%"/>
    </style:style>
    <style:style style:name="T1374" style:parent-style-name="Fonteparág.padrão" style:family="text">
      <style:text-properties style:font-size-complex="12pt"/>
    </style:style>
    <style:style style:name="T1375" style:parent-style-name="Fonteparág.padrão" style:family="text">
      <style:text-properties fo:font-weight="bold" style:font-weight-asian="bold" style:font-weight-complex="bold" style:font-size-complex="12pt"/>
    </style:style>
    <style:style style:name="T1376" style:parent-style-name="Fonteparág.padrão" style:family="text">
      <style:text-properties style:font-size-complex="12pt"/>
    </style:style>
    <style:style style:name="P1377" style:parent-style-name="Standard" style:family="paragraph">
      <style:paragraph-properties fo:line-height="100%"/>
    </style:style>
    <style:style style:name="T1378" style:parent-style-name="Fonteparág.padrão" style:family="text">
      <style:text-properties style:font-size-complex="12pt"/>
    </style:style>
    <style:style style:name="T1379" style:parent-style-name="Fonteparág.padrão" style:family="text">
      <style:text-properties fo:font-weight="bold" style:font-weight-asian="bold" style:font-weight-complex="bold" style:font-size-complex="12pt"/>
    </style:style>
    <style:style style:name="T1380" style:parent-style-name="Fonteparág.padrão" style:family="text">
      <style:text-properties style:font-size-complex="12pt"/>
    </style:style>
    <style:style style:name="P1381" style:parent-style-name="Standard" style:family="paragraph">
      <style:paragraph-properties fo:line-height="100%"/>
    </style:style>
    <style:style style:name="T1382" style:parent-style-name="Fonteparág.padrão" style:family="text">
      <style:text-properties style:font-size-complex="12p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5" style:parent-style-name="Standard" style:family="paragraph">
      <style:paragraph-properties fo:line-height="100%"/>
    </style:style>
    <style:style style:name="T1386" style:parent-style-name="Fonteparág.padrão" style:family="text">
      <style:text-properties fo:font-weight="bold" style:font-weight-asian="bold" style:font-weight-complex="bold"/>
    </style:style>
    <style:style style:name="TableCell13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8" style:parent-style-name="Standard" style:family="paragraph">
      <style:paragraph-properties fo:line-height="100%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1" style:parent-style-name="Standard" style:family="paragraph">
      <style:paragraph-properties fo:line-height="100%"/>
    </style:style>
    <style:style style:name="T1392" style:parent-style-name="Fonteparág.padrão" style:family="text">
      <style:text-properties fo:font-weight="bold" style:font-weight-asian="bold" style:font-weight-complex="bold"/>
    </style:style>
    <style:style style:name="TableCell1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4" style:parent-style-name="Standard" style:family="paragraph">
      <style:paragraph-properties fo:line-height="100%"/>
    </style:style>
    <style:style style:name="T1395" style:parent-style-name="Fonteparág.padrão" style:family="text">
      <style:text-properties style:font-size-complex="12pt"/>
    </style:style>
    <style:style style:name="P1396" style:parent-style-name="Standard" style:family="paragraph">
      <style:paragraph-properties fo:line-height="100%"/>
    </style:style>
    <style:style style:name="T1397" style:parent-style-name="Fonteparág.padrão" style:family="text">
      <style:text-properties style:font-size-complex="12pt"/>
    </style:style>
    <style:style style:name="T1398" style:parent-style-name="Fonteparág.padrão" style:family="text">
      <style:text-properties fo:font-weight="bold" style:font-weight-asian="bold" style:font-weight-complex="bold" style:font-size-complex="12pt"/>
    </style:style>
    <style:style style:name="T1399" style:parent-style-name="Fonteparág.padrão" style:family="text">
      <style:text-properties style:font-size-complex="12pt"/>
    </style:style>
    <style:style style:name="P1400" style:parent-style-name="Standard" style:family="paragraph">
      <style:paragraph-properties fo:line-height="100%"/>
    </style:style>
    <style:style style:name="T1401" style:parent-style-name="Fonteparág.padrão" style:family="text">
      <style:text-properties style:font-size-complex="12pt"/>
    </style:style>
    <style:style style:name="T1402" style:parent-style-name="Fonteparág.padrão" style:family="text">
      <style:text-properties fo:font-weight="bold" style:font-weight-asian="bold" style:font-weight-complex="bold" style:font-size-complex="12pt"/>
    </style:style>
    <style:style style:name="T1403" style:parent-style-name="Fonteparág.padrão" style:family="text">
      <style:text-properties style:font-size-complex="12pt"/>
    </style:style>
    <style:style style:name="P1404" style:parent-style-name="Standard" style:family="paragraph">
      <style:paragraph-properties fo:line-height="100%"/>
    </style:style>
    <style:style style:name="T1405" style:parent-style-name="Fonteparág.padrão" style:family="text">
      <style:text-properties style:font-size-complex="12pt"/>
    </style:style>
    <style:style style:name="T1406" style:parent-style-name="Fonteparág.padrão" style:family="text">
      <style:text-properties fo:font-weight="bold" style:font-weight-asian="bold" style:font-weight-complex="bold" style:font-size-complex="12pt"/>
    </style:style>
    <style:style style:name="T1407" style:parent-style-name="Fonteparág.padrão" style:family="text">
      <style:text-properties style:font-size-complex="12pt"/>
    </style:style>
    <style:style style:name="P1408" style:parent-style-name="Standard" style:family="paragraph">
      <style:paragraph-properties fo:line-height="100%"/>
    </style:style>
    <style:style style:name="T1409" style:parent-style-name="Fonteparág.padrão" style:family="text">
      <style:text-properties style:font-size-complex="12pt"/>
    </style:style>
    <style:style style:name="T1410" style:parent-style-name="Fonteparág.padrão" style:family="text">
      <style:text-properties fo:font-weight="bold" style:font-weight-asian="bold" style:font-weight-complex="bold" style:font-size-complex="12pt"/>
    </style:style>
    <style:style style:name="T1411" style:parent-style-name="Fonteparág.padrão" style:family="text">
      <style:text-properties style:font-size-complex="12pt"/>
    </style:style>
    <style:style style:name="P1412" style:parent-style-name="Standard" style:family="paragraph">
      <style:paragraph-properties fo:line-height="100%"/>
    </style:style>
    <style:style style:name="T1413" style:parent-style-name="Fonteparág.padrão" style:family="text">
      <style:text-properties style:font-size-complex="12pt"/>
    </style:style>
    <style:style style:name="TableColumn1415" style:family="table-column">
      <style:table-column-properties style:column-width="1.6875in" style:use-optimal-column-width="false"/>
    </style:style>
    <style:style style:name="TableColumn1416" style:family="table-column">
      <style:table-column-properties style:column-width="5in" style:use-optimal-column-width="false"/>
    </style:style>
    <style:style style:name="Table1414" style:family="table">
      <style:table-properties style:width="6.6875in" fo:margin-left="0.0694in" table:align="left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9" style:parent-style-name="Standard" style:family="paragraph">
      <style:paragraph-properties fo:line-height="100%"/>
    </style:style>
    <style:style style:name="T1420" style:parent-style-name="Fonteparág.padrão" style:family="text">
      <style:text-properties fo:font-weight="bold" style:font-weight-asian="bold" style:font-weight-complex="bold"/>
    </style:style>
    <style:style style:name="TableCell14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2" style:parent-style-name="Standard" style:family="paragraph">
      <style:paragraph-properties fo:line-height="100%"/>
    </style:style>
    <style:style style:name="T1423" style:parent-style-name="Fonteparág.padrão" style:family="text">
      <style:text-properties fo:background-color="#FFFFFF"/>
    </style:style>
    <style:style style:name="T1424" style:parent-style-name="Fonteparág.padrão" style:family="text">
      <style:text-properties fo:background-color="#FFFFFF"/>
    </style:style>
    <style:style style:name="TableRow1425" style:family="table-row">
      <style:table-row-properties style:use-optimal-row-height="false"/>
    </style:style>
    <style:style style:name="TableCell14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7" style:parent-style-name="Standard" style:family="paragraph">
      <style:paragraph-properties fo:line-height="100%"/>
    </style:style>
    <style:style style:name="T1428" style:parent-style-name="Fonteparág.padrão" style:family="text">
      <style:text-properties fo:font-weight="bold" style:font-weight-asian="bold" style:font-weight-complex="bold"/>
    </style:style>
    <style:style style:name="TableCell14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0" style:parent-style-name="Standard" style:family="paragraph">
      <style:paragraph-properties fo:line-height="100%"/>
    </style:style>
    <style:style style:name="T1431" style:parent-style-name="Fonteparág.padrão" style:family="text">
      <style:text-properties fo:font-weight="bold" style:font-weight-asian="bold" style:font-weight-complex="bold" fo:background-color="#FFFFFF"/>
    </style:style>
    <style:style style:name="T1432" style:parent-style-name="Fonteparág.padrão" style:family="text">
      <style:text-properties fo:background-color="#FFFFFF"/>
    </style:style>
    <style:style style:name="P1433" style:parent-style-name="Standard" style:family="paragraph">
      <style:paragraph-properties fo:line-height="100%"/>
    </style:style>
    <style:style style:name="T1434" style:parent-style-name="Fonteparág.padrão" style:family="text">
      <style:text-properties fo:font-weight="bold" style:font-weight-asian="bold" style:font-weight-complex="bold" fo:background-color="#FFFFFF"/>
    </style:style>
    <style:style style:name="T1435" style:parent-style-name="Fonteparág.padrão" style:family="text">
      <style:text-properties fo:background-color="#FFFFFF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8" style:parent-style-name="Standard" style:family="paragraph">
      <style:paragraph-properties fo:line-height="100%"/>
    </style:style>
    <style:style style:name="T1439" style:parent-style-name="Fonteparág.padrão" style:family="text">
      <style:text-properties fo:font-weight="bold" style:font-weight-asian="bold" style:font-weight-complex="bold"/>
    </style:style>
    <style:style style:name="TableCell14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1" style:parent-style-name="Standard" style:family="paragraph">
      <style:paragraph-properties fo:line-height="100%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4" style:parent-style-name="Standard" style:family="paragraph">
      <style:paragraph-properties fo:line-height="100%"/>
    </style:style>
    <style:style style:name="T1445" style:parent-style-name="Fonteparág.padrão" style:family="text">
      <style:text-properties fo:font-weight="bold" style:font-weight-asian="bold" style:font-weight-complex="bold"/>
    </style:style>
    <style:style style:name="TableCell14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7" style:parent-style-name="Standard" style:family="paragraph">
      <style:paragraph-properties fo:line-height="100%"/>
    </style:style>
    <style:style style:name="T1448" style:parent-style-name="Fonteparág.padrão" style:family="text">
      <style:text-properties fo:background-color="#FFFFFF"/>
    </style:style>
    <style:style style:name="T1449" style:parent-style-name="Fonteparág.padrão" style:family="text">
      <style:text-properties fo:background-color="#FFFFFF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2" style:parent-style-name="Standard" style:family="paragraph">
      <style:paragraph-properties fo:line-height="100%"/>
    </style:style>
    <style:style style:name="T1453" style:parent-style-name="Fonteparág.padrão" style:family="text">
      <style:text-properties fo:font-weight="bold" style:font-weight-asian="bold" style:font-weight-complex="bold"/>
    </style:style>
    <style:style style:name="TableCell14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5" style:parent-style-name="Standard" style:family="paragraph">
      <style:paragraph-properties fo:line-height="100%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8" style:parent-style-name="Standard" style:family="paragraph">
      <style:paragraph-properties fo:line-height="100%"/>
    </style:style>
    <style:style style:name="T1459" style:parent-style-name="Fonteparág.padrão" style:family="text">
      <style:text-properties fo:font-weight="bold" style:font-weight-asian="bold" style:font-weight-complex="bold"/>
    </style:style>
    <style:style style:name="TableCell14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1" style:parent-style-name="Standard" style:family="paragraph">
      <style:paragraph-properties fo:line-height="100%"/>
    </style:style>
    <style:style style:name="T1462" style:parent-style-name="Fonteparág.padrão" style:family="text">
      <style:text-properties style:font-size-complex="12pt"/>
    </style:style>
    <style:style style:name="P1463" style:parent-style-name="Standard" style:family="paragraph">
      <style:paragraph-properties fo:line-height="100%"/>
    </style:style>
    <style:style style:name="T1464" style:parent-style-name="Fonteparág.padrão" style:family="text">
      <style:text-properties style:font-size-complex="12pt"/>
    </style:style>
    <style:style style:name="T1465" style:parent-style-name="Fonteparág.padrão" style:family="text">
      <style:text-properties fo:font-weight="bold" style:font-weight-asian="bold" style:font-weight-complex="bold" style:font-size-complex="12pt"/>
    </style:style>
    <style:style style:name="T1466" style:parent-style-name="Fonteparág.padrão" style:family="text">
      <style:text-properties style:font-size-complex="12pt"/>
    </style:style>
    <style:style style:name="P1467" style:parent-style-name="Standard" style:family="paragraph">
      <style:paragraph-properties fo:line-height="100%"/>
    </style:style>
    <style:style style:name="T1468" style:parent-style-name="Fonteparág.padrão" style:family="text">
      <style:text-properties style:font-size-complex="12pt"/>
    </style:style>
    <style:style style:name="T1469" style:parent-style-name="Fonteparág.padrão" style:family="text">
      <style:text-properties fo:font-weight="bold" style:font-weight-asian="bold" style:font-weight-complex="bold" style:font-size-complex="12pt"/>
    </style:style>
    <style:style style:name="T1470" style:parent-style-name="Fonteparág.padrão" style:family="text">
      <style:text-properties style:font-size-complex="12pt"/>
    </style:style>
    <style:style style:name="P1471" style:parent-style-name="Standard" style:family="paragraph">
      <style:paragraph-properties fo:line-height="100%"/>
    </style:style>
    <style:style style:name="T1472" style:parent-style-name="Fonteparág.padrão" style:family="text">
      <style:text-properties style:font-size-complex="12pt"/>
    </style:style>
    <style:style style:name="T1473" style:parent-style-name="Fonteparág.padrão" style:family="text">
      <style:text-properties fo:font-weight="bold" style:font-weight-asian="bold" style:font-weight-complex="bold" style:font-size-complex="12pt"/>
    </style:style>
    <style:style style:name="T1474" style:parent-style-name="Fonteparág.padrão" style:family="text">
      <style:text-properties style:font-size-complex="12pt"/>
    </style:style>
    <style:style style:name="P1475" style:parent-style-name="Standard" style:family="paragraph">
      <style:paragraph-properties fo:line-height="100%"/>
    </style:style>
    <style:style style:name="T1476" style:parent-style-name="Fonteparág.padrão" style:family="text">
      <style:text-properties style:font-size-complex="12pt"/>
    </style:style>
    <style:style style:name="T1477" style:parent-style-name="Fonteparág.padrão" style:family="text">
      <style:text-properties fo:font-weight="bold" style:font-weight-asian="bold" style:font-weight-complex="bold" style:font-size-complex="12pt"/>
    </style:style>
    <style:style style:name="T1478" style:parent-style-name="Fonteparág.padrão" style:family="text">
      <style:text-properties style:font-size-complex="12pt"/>
    </style:style>
    <style:style style:name="P1479" style:parent-style-name="Standard" style:family="paragraph">
      <style:paragraph-properties fo:line-height="100%"/>
    </style:style>
    <style:style style:name="T1480" style:parent-style-name="Fonteparág.padrão" style:family="text">
      <style:text-properties style:font-size-complex="12pt"/>
    </style:style>
    <style:style style:name="TableColumn1482" style:family="table-column">
      <style:table-column-properties style:column-width="1.6875in" style:use-optimal-column-width="false"/>
    </style:style>
    <style:style style:name="TableColumn1483" style:family="table-column">
      <style:table-column-properties style:column-width="5in" style:use-optimal-column-width="false"/>
    </style:style>
    <style:style style:name="Table1481" style:family="table">
      <style:table-properties style:width="6.6875in" fo:margin-left="0.0694in" table:align="left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6" style:parent-style-name="Standard" style:family="paragraph">
      <style:paragraph-properties fo:line-height="100%"/>
    </style:style>
    <style:style style:name="T1487" style:parent-style-name="Fonteparág.padrão" style:family="text">
      <style:text-properties fo:font-weight="bold" style:font-weight-asian="bold" style:font-weight-complex="bold"/>
    </style:style>
    <style:style style:name="TableCell14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9" style:parent-style-name="Standard" style:family="paragraph">
      <style:paragraph-properties fo:line-height="100%"/>
    </style:style>
    <style:style style:name="T1490" style:parent-style-name="Fonteparág.padrão" style:family="text">
      <style:text-properties fo:background-color="#FFFFFF"/>
    </style:style>
    <style:style style:name="T1491" style:parent-style-name="Fonteparág.padrão" style:family="text">
      <style:text-properties fo:background-color="#FFFFFF"/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4" style:parent-style-name="Standard" style:family="paragraph">
      <style:paragraph-properties fo:line-height="100%"/>
    </style:style>
    <style:style style:name="T1495" style:parent-style-name="Fonteparág.padrão" style:family="text">
      <style:text-properties fo:font-weight="bold" style:font-weight-asian="bold" style:font-weight-complex="bold"/>
    </style:style>
    <style:style style:name="TableCell14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7" style:parent-style-name="Standard" style:family="paragraph">
      <style:paragraph-properties fo:line-height="100%"/>
    </style:style>
    <style:style style:name="T1498" style:parent-style-name="Fonteparág.padrão" style:family="text">
      <style:text-properties fo:font-weight="bold" style:font-weight-asian="bold" style:font-weight-complex="bold" fo:background-color="#FFFFFF"/>
    </style:style>
    <style:style style:name="T1499" style:parent-style-name="Fonteparág.padrão" style:family="text">
      <style:text-properties fo:background-color="#FFFFFF"/>
    </style:style>
    <style:style style:name="TableRow1500" style:family="table-row">
      <style:table-row-properties style:use-optimal-row-height="false"/>
    </style:style>
    <style:style style:name="TableCell15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2" style:parent-style-name="Standard" style:family="paragraph">
      <style:paragraph-properties fo:line-height="100%"/>
    </style:style>
    <style:style style:name="T1503" style:parent-style-name="Fonteparág.padrão" style:family="text">
      <style:text-properties fo:font-weight="bold" style:font-weight-asian="bold" style:font-weight-complex="bold"/>
    </style:style>
    <style:style style:name="TableCell15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5" style:parent-style-name="Standard" style:family="paragraph">
      <style:paragraph-properties fo:line-height="100%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8" style:parent-style-name="Standard" style:family="paragraph">
      <style:paragraph-properties fo:line-height="100%"/>
    </style:style>
    <style:style style:name="T1509" style:parent-style-name="Fonteparág.padrão" style:family="text">
      <style:text-properties fo:font-weight="bold" style:font-weight-asian="bold" style:font-weight-complex="bold"/>
    </style:style>
    <style:style style:name="TableCell15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1" style:parent-style-name="Standard" style:family="paragraph">
      <style:paragraph-properties fo:line-height="100%"/>
    </style:style>
    <style:style style:name="T1512" style:parent-style-name="Fonteparág.padrão" style:family="text">
      <style:text-properties style:font-size-complex="12pt"/>
    </style:style>
    <style:style style:name="P1513" style:parent-style-name="Standard" style:family="paragraph">
      <style:paragraph-properties fo:line-height="100%"/>
    </style:style>
    <style:style style:name="T1514" style:parent-style-name="Fonteparág.padrão" style:family="text">
      <style:text-properties style:font-size-complex="12pt"/>
    </style:style>
    <style:style style:name="T1515" style:parent-style-name="Fonteparág.padrão" style:family="text">
      <style:text-properties fo:font-weight="bold" style:font-weight-asian="bold" style:font-weight-complex="bold" style:font-size-complex="12pt"/>
    </style:style>
    <style:style style:name="T1516" style:parent-style-name="Fonteparág.padrão" style:family="text">
      <style:text-properties style:font-size-complex="12pt"/>
    </style:style>
    <style:style style:name="P1517" style:parent-style-name="Standard" style:family="paragraph">
      <style:paragraph-properties fo:line-height="100%"/>
    </style:style>
    <style:style style:name="T1518" style:parent-style-name="Fonteparág.padrão" style:family="text">
      <style:text-properties style:font-size-complex="12pt"/>
    </style:style>
    <style:style style:name="TableRow1519" style:family="table-row">
      <style:table-row-properties style:use-optimal-row-height="false"/>
    </style:style>
    <style:style style:name="TableCell15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1" style:parent-style-name="Standard" style:family="paragraph">
      <style:paragraph-properties fo:line-height="100%"/>
    </style:style>
    <style:style style:name="T1522" style:parent-style-name="Fonteparág.padrão" style:family="text">
      <style:text-properties fo:font-weight="bold" style:font-weight-asian="bold" style:font-weight-complex="bold"/>
    </style:style>
    <style:style style:name="TableCell15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4" style:parent-style-name="Standard" style:family="paragraph">
      <style:paragraph-properties fo:line-height="100%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7" style:parent-style-name="Standard" style:family="paragraph">
      <style:paragraph-properties fo:line-height="100%"/>
    </style:style>
    <style:style style:name="T1528" style:parent-style-name="Fonteparág.padrão" style:family="text">
      <style:text-properties fo:font-weight="bold" style:font-weight-asian="bold" style:font-weight-complex="bold"/>
    </style:style>
    <style:style style:name="TableCell15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0" style:parent-style-name="Standard" style:family="paragraph">
      <style:paragraph-properties fo:line-height="100%"/>
    </style:style>
    <style:style style:name="T1531" style:parent-style-name="Fonteparág.padrão" style:family="text">
      <style:text-properties style:font-size-complex="12pt"/>
    </style:style>
    <style:style style:name="P1532" style:parent-style-name="Standard" style:family="paragraph">
      <style:paragraph-properties fo:line-height="100%"/>
    </style:style>
    <style:style style:name="T1533" style:parent-style-name="Fonteparág.padrão" style:family="text">
      <style:text-properties style:font-size-complex="12pt"/>
    </style:style>
    <style:style style:name="T1534" style:parent-style-name="Fonteparág.padrão" style:family="text">
      <style:text-properties fo:font-weight="bold" style:font-weight-asian="bold" style:font-weight-complex="bold" style:font-size-complex="12pt"/>
    </style:style>
    <style:style style:name="T1535" style:parent-style-name="Fonteparág.padrão" style:family="text">
      <style:text-properties style:font-size-complex="12pt"/>
    </style:style>
    <style:style style:name="P1536" style:parent-style-name="Standard" style:family="paragraph">
      <style:paragraph-properties fo:line-height="100%"/>
    </style:style>
    <style:style style:name="T1537" style:parent-style-name="Fonteparág.padrão" style:family="text">
      <style:text-properties style:font-size-complex="12pt"/>
    </style:style>
    <style:style style:name="T1538" style:parent-style-name="Fonteparág.padrão" style:family="text">
      <style:text-properties fo:font-weight="bold" style:font-weight-asian="bold" style:font-weight-complex="bold" style:font-size-complex="12pt"/>
    </style:style>
    <style:style style:name="T1539" style:parent-style-name="Fonteparág.padrão" style:family="text">
      <style:text-properties style:font-size-complex="12pt"/>
    </style:style>
    <style:style style:name="P1540" style:parent-style-name="Standard" style:family="paragraph">
      <style:paragraph-properties fo:line-height="100%"/>
    </style:style>
    <style:style style:name="T1541" style:parent-style-name="Fonteparág.padrão" style:family="text">
      <style:text-properties style:font-size-complex="12pt"/>
    </style:style>
    <style:style style:name="T1542" style:parent-style-name="Fonteparág.padrão" style:family="text">
      <style:text-properties fo:font-weight="bold" style:font-weight-asian="bold" style:font-weight-complex="bold" style:font-size-complex="12pt"/>
    </style:style>
    <style:style style:name="T1543" style:parent-style-name="Fonteparág.padrão" style:family="text">
      <style:text-properties style:font-size-complex="12pt"/>
    </style:style>
    <style:style style:name="P1544" style:parent-style-name="Standard" style:family="paragraph">
      <style:paragraph-properties fo:line-height="100%"/>
    </style:style>
    <style:style style:name="T1545" style:parent-style-name="Fonteparág.padrão" style:family="text">
      <style:text-properties style:font-size-complex="12pt"/>
    </style:style>
    <style:style style:name="T1546" style:parent-style-name="Fonteparág.padrão" style:family="text">
      <style:text-properties fo:font-weight="bold" style:font-weight-asian="bold" style:font-weight-complex="bold" style:font-size-complex="12pt"/>
    </style:style>
    <style:style style:name="T1547" style:parent-style-name="Fonteparág.padrão" style:family="text">
      <style:text-properties style:font-size-complex="12pt"/>
    </style:style>
    <style:style style:name="P1548" style:parent-style-name="Standard" style:family="paragraph">
      <style:paragraph-properties fo:line-height="100%"/>
    </style:style>
    <style:style style:name="T1549" style:parent-style-name="Fonteparág.padrão" style:family="text">
      <style:text-properties style:font-size-complex="12pt"/>
    </style:style>
    <style:style style:name="TableColumn1551" style:family="table-column">
      <style:table-column-properties style:column-width="1.6875in" style:use-optimal-column-width="false"/>
    </style:style>
    <style:style style:name="TableColumn1552" style:family="table-column">
      <style:table-column-properties style:column-width="5in" style:use-optimal-column-width="false"/>
    </style:style>
    <style:style style:name="Table1550" style:family="table">
      <style:table-properties style:width="6.6875in" fo:margin-left="0.0694in" table:align="left"/>
    </style:style>
    <style:style style:name="TableRow1553" style:family="table-row">
      <style:table-row-properties style:use-optimal-row-height="false"/>
    </style:style>
    <style:style style:name="TableCell15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5" style:parent-style-name="Standard" style:family="paragraph">
      <style:paragraph-properties fo:line-height="100%"/>
    </style:style>
    <style:style style:name="T1556" style:parent-style-name="Fonteparág.padrão" style:family="text">
      <style:text-properties fo:font-weight="bold" style:font-weight-asian="bold" style:font-weight-complex="bold"/>
    </style:style>
    <style:style style:name="TableCell15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8" style:parent-style-name="Standard" style:family="paragraph">
      <style:paragraph-properties fo:line-height="100%"/>
    </style:style>
    <style:style style:name="T1559" style:parent-style-name="Fonteparág.padrão" style:family="text">
      <style:text-properties fo:background-color="#FFFFFF"/>
    </style:style>
    <style:style style:name="T1560" style:parent-style-name="Fonteparág.padrão" style:family="text">
      <style:text-properties fo:background-color="#FFFFFF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3" style:parent-style-name="Standard" style:family="paragraph">
      <style:paragraph-properties fo:line-height="100%"/>
    </style:style>
    <style:style style:name="T1564" style:parent-style-name="Fonteparág.padrão" style:family="text">
      <style:text-properties fo:font-weight="bold" style:font-weight-asian="bold" style:font-weight-complex="bold"/>
    </style:style>
    <style:style style:name="TableCell15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6" style:parent-style-name="Standard" style:family="paragraph">
      <style:paragraph-properties fo:line-height="100%"/>
    </style:style>
    <style:style style:name="T1567" style:parent-style-name="Fonteparág.padrão" style:family="text">
      <style:text-properties fo:font-weight="bold" style:font-weight-asian="bold" style:font-weight-complex="bold" fo:background-color="#FFFFFF"/>
    </style:style>
    <style:style style:name="T1568" style:parent-style-name="Fonteparág.padrão" style:family="text">
      <style:text-properties fo:background-color="#FFFFFF"/>
    </style:style>
    <style:style style:name="TableRow1569" style:family="table-row">
      <style:table-row-properties style:use-optimal-row-height="false"/>
    </style:style>
    <style:style style:name="TableCell15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1" style:parent-style-name="Standard" style:family="paragraph">
      <style:paragraph-properties fo:line-height="100%"/>
    </style:style>
    <style:style style:name="T1572" style:parent-style-name="Fonteparág.padrão" style:family="text">
      <style:text-properties fo:font-weight="bold" style:font-weight-asian="bold" style:font-weight-complex="bold"/>
    </style:style>
    <style:style style:name="TableCell15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4" style:parent-style-name="Standard" style:family="paragraph">
      <style:paragraph-properties fo:line-height="100%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7" style:parent-style-name="Standard" style:family="paragraph">
      <style:paragraph-properties fo:line-height="100%"/>
    </style:style>
    <style:style style:name="T1578" style:parent-style-name="Fonteparág.padrão" style:family="text">
      <style:text-properties fo:font-weight="bold" style:font-weight-asian="bold" style:font-weight-complex="bold"/>
    </style:style>
    <style:style style:name="TableCell15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0" style:parent-style-name="Standard" style:family="paragraph">
      <style:paragraph-properties fo:line-height="100%"/>
      <style:text-properties style:font-size-complex="12pt"/>
    </style:style>
    <style:style style:name="P1581" style:parent-style-name="Standard" style:family="paragraph">
      <style:paragraph-properties fo:line-height="100%"/>
    </style:style>
    <style:style style:name="T1582" style:parent-style-name="Fonteparág.padrão" style:family="text">
      <style:text-properties style:font-size-complex="12pt"/>
    </style:style>
    <style:style style:name="T1583" style:parent-style-name="Fonteparág.padrão" style:family="text">
      <style:text-properties fo:font-weight="bold" style:font-weight-asian="bold" style:font-weight-complex="bold" style:font-size-complex="12pt"/>
    </style:style>
    <style:style style:name="T1584" style:parent-style-name="Fonteparág.padrão" style:family="text">
      <style:text-properties style:font-size-complex="12pt"/>
    </style:style>
    <style:style style:name="P1585" style:parent-style-name="Standard" style:family="paragraph">
      <style:paragraph-properties fo:line-height="100%"/>
    </style:style>
    <style:style style:name="T1586" style:parent-style-name="Fonteparág.padrão" style:family="text">
      <style:text-properties style:font-size-complex="12pt"/>
    </style:style>
    <style:style style:name="T1587" style:parent-style-name="Fonteparág.padrão" style:family="text">
      <style:text-properties fo:font-weight="bold" style:font-weight-asian="bold" style:font-weight-complex="bold" style:font-size-complex="12pt"/>
    </style:style>
    <style:style style:name="T1588" style:parent-style-name="Fonteparág.padrão" style:family="text">
      <style:text-properties style:font-size-complex="12pt"/>
    </style:style>
    <style:style style:name="P1589" style:parent-style-name="Standard" style:family="paragraph">
      <style:paragraph-properties fo:line-height="100%"/>
    </style:style>
    <style:style style:name="T1590" style:parent-style-name="Fonteparág.padrão" style:family="text">
      <style:text-properties style:font-size-complex="12pt"/>
    </style:style>
    <style:style style:name="TableRow1591" style:family="table-row">
      <style:table-row-properties style:use-optimal-row-height="false"/>
    </style:style>
    <style:style style:name="TableCell15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3" style:parent-style-name="Standard" style:family="paragraph">
      <style:paragraph-properties fo:line-height="100%"/>
    </style:style>
    <style:style style:name="T1594" style:parent-style-name="Fonteparág.padrão" style:family="text">
      <style:text-properties fo:font-weight="bold" style:font-weight-asian="bold" style:font-weight-complex="bold"/>
    </style:style>
    <style:style style:name="TableCell15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6" style:parent-style-name="Standard" style:family="paragraph">
      <style:paragraph-properties fo:line-height="100%"/>
    </style:style>
    <style:style style:name="TableRow1597" style:family="table-row">
      <style:table-row-properties style:use-optimal-row-height="false"/>
    </style:style>
    <style:style style:name="TableCell15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9" style:parent-style-name="Standard" style:family="paragraph">
      <style:paragraph-properties fo:line-height="100%"/>
    </style:style>
    <style:style style:name="T1600" style:parent-style-name="Fonteparág.padrão" style:family="text">
      <style:text-properties fo:font-weight="bold" style:font-weight-asian="bold" style:font-weight-complex="bold"/>
    </style:style>
    <style:style style:name="TableCell16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2" style:parent-style-name="Standard" style:family="paragraph">
      <style:paragraph-properties fo:line-height="100%"/>
    </style:style>
    <style:style style:name="T1603" style:parent-style-name="Fonteparág.padrão" style:family="text">
      <style:text-properties style:font-size-complex="12pt"/>
    </style:style>
    <style:style style:name="P1604" style:parent-style-name="Standard" style:family="paragraph">
      <style:paragraph-properties fo:line-height="100%"/>
    </style:style>
    <style:style style:name="T1605" style:parent-style-name="Fonteparág.padrão" style:family="text">
      <style:text-properties style:font-size-complex="12pt"/>
    </style:style>
    <style:style style:name="T1606" style:parent-style-name="Fonteparág.padrão" style:family="text">
      <style:text-properties fo:font-weight="bold" style:font-weight-asian="bold" style:font-weight-complex="bold" style:font-size-complex="12pt"/>
    </style:style>
    <style:style style:name="T1607" style:parent-style-name="Fonteparág.padrão" style:family="text">
      <style:text-properties style:font-size-complex="12pt"/>
    </style:style>
    <style:style style:name="P1608" style:parent-style-name="Standard" style:family="paragraph">
      <style:paragraph-properties fo:line-height="100%"/>
    </style:style>
    <style:style style:name="T1609" style:parent-style-name="Fonteparág.padrão" style:family="text">
      <style:text-properties style:font-size-complex="12pt"/>
    </style:style>
    <style:style style:name="T1610" style:parent-style-name="Fonteparág.padrão" style:family="text">
      <style:text-properties fo:font-weight="bold" style:font-weight-asian="bold" style:font-weight-complex="bold" style:font-size-complex="12pt"/>
    </style:style>
    <style:style style:name="T1611" style:parent-style-name="Fonteparág.padrão" style:family="text">
      <style:text-properties style:font-size-complex="12pt"/>
    </style:style>
    <style:style style:name="P1612" style:parent-style-name="Standard" style:family="paragraph">
      <style:paragraph-properties fo:line-height="100%"/>
    </style:style>
    <style:style style:name="T1613" style:parent-style-name="Fonteparág.padrão" style:family="text">
      <style:text-properties style:font-size-complex="12pt"/>
    </style:style>
    <style:style style:name="T1614" style:parent-style-name="Fonteparág.padrão" style:family="text">
      <style:text-properties fo:font-weight="bold" style:font-weight-asian="bold" style:font-weight-complex="bold" style:font-size-complex="12pt"/>
    </style:style>
    <style:style style:name="T1615" style:parent-style-name="Fonteparág.padrão" style:family="text">
      <style:text-properties style:font-size-complex="12pt"/>
    </style:style>
    <style:style style:name="P1616" style:parent-style-name="Standard" style:family="paragraph">
      <style:paragraph-properties fo:line-height="100%"/>
    </style:style>
    <style:style style:name="T1617" style:parent-style-name="Fonteparág.padrão" style:family="text">
      <style:text-properties style:font-size-complex="12pt"/>
    </style:style>
    <style:style style:name="T1618" style:parent-style-name="Fonteparág.padrão" style:family="text">
      <style:text-properties fo:font-weight="bold" style:font-weight-asian="bold" style:font-weight-complex="bold" style:font-size-complex="12pt"/>
    </style:style>
    <style:style style:name="T1619" style:parent-style-name="Fonteparág.padrão" style:family="text">
      <style:text-properties style:font-size-complex="12pt"/>
    </style:style>
    <style:style style:name="P1620" style:parent-style-name="Standard" style:family="paragraph">
      <style:paragraph-properties fo:line-height="100%"/>
    </style:style>
    <style:style style:name="T1621" style:parent-style-name="Fonteparág.padrão" style:family="text">
      <style:text-properties style:font-size-complex="12pt"/>
    </style:style>
    <style:style style:name="TableColumn1623" style:family="table-column">
      <style:table-column-properties style:column-width="1.6875in" style:use-optimal-column-width="false"/>
    </style:style>
    <style:style style:name="TableColumn1624" style:family="table-column">
      <style:table-column-properties style:column-width="5in" style:use-optimal-column-width="false"/>
    </style:style>
    <style:style style:name="Table1622" style:family="table">
      <style:table-properties style:width="6.6875in" fo:margin-left="0.0694in" table:align="left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7" style:parent-style-name="Standard" style:family="paragraph">
      <style:paragraph-properties fo:line-height="100%"/>
    </style:style>
    <style:style style:name="T1628" style:parent-style-name="Fonteparág.padrão" style:family="text">
      <style:text-properties fo:font-weight="bold" style:font-weight-asian="bold" style:font-weight-complex="bold"/>
    </style:style>
    <style:style style:name="TableCell16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0" style:parent-style-name="Standard" style:family="paragraph">
      <style:paragraph-properties fo:line-height="100%"/>
    </style:style>
    <style:style style:name="T1631" style:parent-style-name="Fonteparág.padrão" style:family="text">
      <style:text-properties fo:background-color="#FFFFFF"/>
    </style:style>
    <style:style style:name="T1632" style:parent-style-name="Fonteparág.padrão" style:family="text">
      <style:text-properties fo:background-color="#FFFFFF"/>
    </style:style>
    <style:style style:name="TableRow1633" style:family="table-row">
      <style:table-row-properties style:use-optimal-row-height="false"/>
    </style:style>
    <style:style style:name="TableCell16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5" style:parent-style-name="Standard" style:family="paragraph">
      <style:paragraph-properties fo:line-height="100%"/>
    </style:style>
    <style:style style:name="T1636" style:parent-style-name="Fonteparág.padrão" style:family="text">
      <style:text-properties fo:font-weight="bold" style:font-weight-asian="bold" style:font-weight-complex="bold"/>
    </style:style>
    <style:style style:name="TableCell16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8" style:parent-style-name="Standard" style:family="paragraph">
      <style:paragraph-properties fo:line-height="100%"/>
    </style:style>
    <style:style style:name="T1639" style:parent-style-name="Fonteparág.padrão" style:family="text">
      <style:text-properties fo:font-weight="bold" style:font-weight-asian="bold" style:font-weight-complex="bold" fo:background-color="#FFFFFF"/>
    </style:style>
    <style:style style:name="T1640" style:parent-style-name="Fonteparág.padrão" style:family="text">
      <style:text-properties fo:background-color="#FFFFFF"/>
    </style:style>
    <style:style style:name="P1641" style:parent-style-name="Standard" style:family="paragraph">
      <style:paragraph-properties fo:line-height="100%"/>
    </style:style>
    <style:style style:name="T1642" style:parent-style-name="Fonteparág.padrão" style:family="text">
      <style:text-properties fo:font-weight="bold" style:font-weight-asian="bold" style:font-weight-complex="bold" fo:background-color="#FFFFFF"/>
    </style:style>
    <style:style style:name="T1643" style:parent-style-name="Fonteparág.padrão" style:family="text">
      <style:text-properties fo:background-color="#FFFFFF"/>
    </style:style>
    <style:style style:name="TableRow1644" style:family="table-row">
      <style:table-row-properties style:use-optimal-row-height="false"/>
    </style:style>
    <style:style style:name="TableCell16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6" style:parent-style-name="Standard" style:family="paragraph">
      <style:paragraph-properties fo:line-height="100%"/>
    </style:style>
    <style:style style:name="T1647" style:parent-style-name="Fonteparág.padrão" style:family="text">
      <style:text-properties fo:font-weight="bold" style:font-weight-asian="bold" style:font-weight-complex="bold"/>
    </style:style>
    <style:style style:name="TableCell16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9" style:parent-style-name="Standard" style:family="paragraph">
      <style:paragraph-properties fo:line-height="100%"/>
    </style:style>
    <style:style style:name="TableRow1650" style:family="table-row">
      <style:table-row-properties style:use-optimal-row-height="false"/>
    </style:style>
    <style:style style:name="TableCell16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2" style:parent-style-name="Standard" style:family="paragraph">
      <style:paragraph-properties fo:line-height="100%"/>
    </style:style>
    <style:style style:name="T1653" style:parent-style-name="Fonteparág.padrão" style:family="text">
      <style:text-properties fo:font-weight="bold" style:font-weight-asian="bold" style:font-weight-complex="bold"/>
    </style:style>
    <style:style style:name="TableCell16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5" style:parent-style-name="Standard" style:family="paragraph">
      <style:paragraph-properties fo:line-height="100%"/>
    </style:style>
    <style:style style:name="T1656" style:parent-style-name="Fonteparág.padrão" style:family="text">
      <style:text-properties fo:background-color="#FFFFFF"/>
    </style:style>
    <style:style style:name="T1657" style:parent-style-name="Fonteparág.padrão" style:family="text">
      <style:text-properties fo:background-color="#FFFFFF"/>
    </style:style>
    <style:style style:name="TableRow1658" style:family="table-row">
      <style:table-row-properties style:use-optimal-row-height="false"/>
    </style:style>
    <style:style style:name="TableCell16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0" style:parent-style-name="Standard" style:family="paragraph">
      <style:paragraph-properties fo:line-height="100%"/>
    </style:style>
    <style:style style:name="T1661" style:parent-style-name="Fonteparág.padrão" style:family="text">
      <style:text-properties fo:font-weight="bold" style:font-weight-asian="bold" style:font-weight-complex="bold"/>
    </style:style>
    <style:style style:name="TableCell16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3" style:parent-style-name="Standard" style:family="paragraph">
      <style:paragraph-properties fo:line-height="100%"/>
    </style:style>
    <style:style style:name="TableRow1664" style:family="table-row">
      <style:table-row-properties style:use-optimal-row-height="false"/>
    </style:style>
    <style:style style:name="TableCell16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6" style:parent-style-name="Standard" style:family="paragraph">
      <style:paragraph-properties fo:line-height="100%"/>
    </style:style>
    <style:style style:name="T1667" style:parent-style-name="Fonteparág.padrão" style:family="text">
      <style:text-properties fo:font-weight="bold" style:font-weight-asian="bold" style:font-weight-complex="bold"/>
    </style:style>
    <style:style style:name="TableCell16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9" style:parent-style-name="Standard" style:family="paragraph">
      <style:paragraph-properties fo:line-height="100%"/>
    </style:style>
    <style:style style:name="T1670" style:parent-style-name="Fonteparág.padrão" style:family="text">
      <style:text-properties style:font-size-complex="12pt"/>
    </style:style>
    <style:style style:name="P1671" style:parent-style-name="Standard" style:family="paragraph">
      <style:paragraph-properties fo:line-height="100%"/>
    </style:style>
    <style:style style:name="T1672" style:parent-style-name="Fonteparág.padrão" style:family="text">
      <style:text-properties style:font-size-complex="12pt"/>
    </style:style>
    <style:style style:name="T1673" style:parent-style-name="Fonteparág.padrão" style:family="text">
      <style:text-properties fo:font-weight="bold" style:font-weight-asian="bold" style:font-weight-complex="bold" style:font-size-complex="12pt"/>
    </style:style>
    <style:style style:name="T1674" style:parent-style-name="Fonteparág.padrão" style:family="text">
      <style:text-properties style:font-size-complex="12pt"/>
    </style:style>
    <style:style style:name="P1675" style:parent-style-name="Standard" style:family="paragraph">
      <style:paragraph-properties fo:line-height="100%"/>
    </style:style>
    <style:style style:name="T1676" style:parent-style-name="Fonteparág.padrão" style:family="text">
      <style:text-properties style:font-size-complex="12pt"/>
    </style:style>
    <style:style style:name="T1677" style:parent-style-name="Fonteparág.padrão" style:family="text">
      <style:text-properties fo:font-weight="bold" style:font-weight-asian="bold" style:font-weight-complex="bold" style:font-size-complex="12pt"/>
    </style:style>
    <style:style style:name="T1678" style:parent-style-name="Fonteparág.padrão" style:family="text">
      <style:text-properties style:font-size-complex="12pt"/>
    </style:style>
    <style:style style:name="P1679" style:parent-style-name="Standard" style:family="paragraph">
      <style:paragraph-properties fo:line-height="100%"/>
    </style:style>
    <style:style style:name="T1680" style:parent-style-name="Fonteparág.padrão" style:family="text">
      <style:text-properties style:font-size-complex="12pt"/>
    </style:style>
    <style:style style:name="T1681" style:parent-style-name="Fonteparág.padrão" style:family="text">
      <style:text-properties fo:font-weight="bold" style:font-weight-asian="bold" style:font-weight-complex="bold" style:font-size-complex="12pt"/>
    </style:style>
    <style:style style:name="T1682" style:parent-style-name="Fonteparág.padrão" style:family="text">
      <style:text-properties style:font-size-complex="12pt"/>
    </style:style>
    <style:style style:name="P1683" style:parent-style-name="Standard" style:family="paragraph">
      <style:paragraph-properties fo:line-height="100%"/>
    </style:style>
    <style:style style:name="T1684" style:parent-style-name="Fonteparág.padrão" style:family="text">
      <style:text-properties style:font-size-complex="12pt"/>
    </style:style>
    <style:style style:name="T1685" style:parent-style-name="Fonteparág.padrão" style:family="text">
      <style:text-properties fo:font-weight="bold" style:font-weight-asian="bold" style:font-weight-complex="bold" style:font-size-complex="12pt"/>
    </style:style>
    <style:style style:name="T1686" style:parent-style-name="Fonteparág.padrão" style:family="text">
      <style:text-properties style:font-size-complex="12pt"/>
    </style:style>
    <style:style style:name="P1687" style:parent-style-name="Standard" style:family="paragraph">
      <style:paragraph-properties fo:line-height="100%"/>
    </style:style>
    <style:style style:name="T1688" style:parent-style-name="Fonteparág.padrão" style:family="text">
      <style:text-properties style:font-size-complex="12pt"/>
    </style:style>
    <style:style style:name="TableColumn1690" style:family="table-column">
      <style:table-column-properties style:column-width="1.6875in" style:use-optimal-column-width="false"/>
    </style:style>
    <style:style style:name="TableColumn1691" style:family="table-column">
      <style:table-column-properties style:column-width="5in" style:use-optimal-column-width="false"/>
    </style:style>
    <style:style style:name="Table1689" style:family="table">
      <style:table-properties style:width="6.6875in" fo:margin-left="0.0694in" table:align="left"/>
    </style:style>
    <style:style style:name="TableRow1692" style:family="table-row">
      <style:table-row-properties style:use-optimal-row-height="false"/>
    </style:style>
    <style:style style:name="TableCell16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4" style:parent-style-name="Standard" style:family="paragraph">
      <style:paragraph-properties fo:line-height="100%"/>
    </style:style>
    <style:style style:name="T1695" style:parent-style-name="Fonteparág.padrão" style:family="text">
      <style:text-properties fo:font-weight="bold" style:font-weight-asian="bold" style:font-weight-complex="bold"/>
    </style:style>
    <style:style style:name="TableCell16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7" style:parent-style-name="Standard" style:family="paragraph">
      <style:paragraph-properties fo:line-height="100%"/>
    </style:style>
    <style:style style:name="T1698" style:parent-style-name="Fonteparág.padrão" style:family="text">
      <style:text-properties fo:background-color="#FFFFFF"/>
    </style:style>
    <style:style style:name="T1699" style:parent-style-name="Fonteparág.padrão" style:family="text">
      <style:text-properties fo:background-color="#FFFFFF"/>
    </style:style>
    <style:style style:name="TableRow1700" style:family="table-row">
      <style:table-row-properties style:use-optimal-row-height="false"/>
    </style:style>
    <style:style style:name="TableCell17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2" style:parent-style-name="Standard" style:family="paragraph">
      <style:paragraph-properties fo:line-height="100%"/>
    </style:style>
    <style:style style:name="T1703" style:parent-style-name="Fonteparág.padrão" style:family="text">
      <style:text-properties fo:font-weight="bold" style:font-weight-asian="bold" style:font-weight-complex="bold"/>
    </style:style>
    <style:style style:name="TableCell17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5" style:parent-style-name="Standard" style:family="paragraph">
      <style:paragraph-properties fo:line-height="100%"/>
    </style:style>
    <style:style style:name="T1706" style:parent-style-name="Fonteparág.padrão" style:family="text">
      <style:text-properties fo:font-weight="bold" style:font-weight-asian="bold" style:font-weight-complex="bold" fo:background-color="#FFFFFF"/>
    </style:style>
    <style:style style:name="T1707" style:parent-style-name="Fonteparág.padrão" style:family="text">
      <style:text-properties fo:background-color="#FFFFFF"/>
    </style:style>
    <style:style style:name="TableRow1708" style:family="table-row">
      <style:table-row-properties style:use-optimal-row-height="false"/>
    </style:style>
    <style:style style:name="TableCell17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0" style:parent-style-name="Standard" style:family="paragraph">
      <style:paragraph-properties fo:line-height="100%"/>
    </style:style>
    <style:style style:name="T1711" style:parent-style-name="Fonteparág.padrão" style:family="text">
      <style:text-properties fo:font-weight="bold" style:font-weight-asian="bold" style:font-weight-complex="bold"/>
    </style:style>
    <style:style style:name="TableCell17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3" style:parent-style-name="Standard" style:family="paragraph">
      <style:paragraph-properties fo:line-height="100%"/>
    </style:style>
    <style:style style:name="TableRow1714" style:family="table-row">
      <style:table-row-properties style:use-optimal-row-height="false"/>
    </style:style>
    <style:style style:name="TableCell17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6" style:parent-style-name="Standard" style:family="paragraph">
      <style:paragraph-properties fo:line-height="100%"/>
    </style:style>
    <style:style style:name="T1717" style:parent-style-name="Fonteparág.padrão" style:family="text">
      <style:text-properties fo:font-weight="bold" style:font-weight-asian="bold" style:font-weight-complex="bold"/>
    </style:style>
    <style:style style:name="TableCell17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9" style:parent-style-name="Standard" style:family="paragraph">
      <style:paragraph-properties fo:line-height="100%"/>
    </style:style>
    <style:style style:name="T1720" style:parent-style-name="Fonteparág.padrão" style:family="text">
      <style:text-properties style:font-size-complex="12pt"/>
    </style:style>
    <style:style style:name="P1721" style:parent-style-name="Standard" style:family="paragraph">
      <style:paragraph-properties fo:line-height="100%"/>
    </style:style>
    <style:style style:name="T1722" style:parent-style-name="Fonteparág.padrão" style:family="text">
      <style:text-properties style:font-size-complex="12pt"/>
    </style:style>
    <style:style style:name="T1723" style:parent-style-name="Fonteparág.padrão" style:family="text">
      <style:text-properties fo:font-weight="bold" style:font-weight-asian="bold" style:font-weight-complex="bold" style:font-size-complex="12pt"/>
    </style:style>
    <style:style style:name="T1724" style:parent-style-name="Fonteparág.padrão" style:family="text">
      <style:text-properties style:font-size-complex="12pt"/>
    </style:style>
    <style:style style:name="P1725" style:parent-style-name="Standard" style:family="paragraph">
      <style:paragraph-properties fo:line-height="100%"/>
    </style:style>
    <style:style style:name="T1726" style:parent-style-name="Fonteparág.padrão" style:family="text">
      <style:text-properties style:font-size-complex="12pt"/>
    </style:style>
    <style:style style:name="T1727" style:parent-style-name="Fonteparág.padrão" style:family="text">
      <style:text-properties fo:font-weight="bold" style:font-weight-asian="bold" style:font-weight-complex="bold" style:font-size-complex="12pt"/>
    </style:style>
    <style:style style:name="T1728" style:parent-style-name="Fonteparág.padrão" style:family="text">
      <style:text-properties style:font-size-complex="12pt"/>
    </style:style>
    <style:style style:name="P1729" style:parent-style-name="Standard" style:family="paragraph">
      <style:paragraph-properties fo:line-height="100%"/>
    </style:style>
    <style:style style:name="T1730" style:parent-style-name="Fonteparág.padrão" style:family="text">
      <style:text-properties style:font-size-complex="12pt"/>
    </style:style>
    <style:style style:name="TableRow1731" style:family="table-row">
      <style:table-row-properties style:use-optimal-row-height="false"/>
    </style:style>
    <style:style style:name="TableCell17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3" style:parent-style-name="Standard" style:family="paragraph">
      <style:paragraph-properties fo:line-height="100%"/>
    </style:style>
    <style:style style:name="T1734" style:parent-style-name="Fonteparág.padrão" style:family="text">
      <style:text-properties fo:font-weight="bold" style:font-weight-asian="bold" style:font-weight-complex="bold"/>
    </style:style>
    <style:style style:name="TableCell17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6" style:parent-style-name="Standard" style:family="paragraph">
      <style:paragraph-properties fo:line-height="100%"/>
    </style:style>
    <style:style style:name="TableRow1737" style:family="table-row">
      <style:table-row-properties style:use-optimal-row-height="false"/>
    </style:style>
    <style:style style:name="TableCell17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9" style:parent-style-name="Standard" style:family="paragraph">
      <style:paragraph-properties fo:line-height="100%"/>
    </style:style>
    <style:style style:name="T1740" style:parent-style-name="Fonteparág.padrão" style:family="text">
      <style:text-properties fo:font-weight="bold" style:font-weight-asian="bold" style:font-weight-complex="bold"/>
    </style:style>
    <style:style style:name="TableCell17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2" style:parent-style-name="Standard" style:family="paragraph">
      <style:paragraph-properties fo:line-height="100%"/>
    </style:style>
    <style:style style:name="T1743" style:parent-style-name="Fonteparág.padrão" style:family="text">
      <style:text-properties style:font-size-complex="12pt"/>
    </style:style>
    <style:style style:name="P1744" style:parent-style-name="Standard" style:family="paragraph">
      <style:paragraph-properties fo:line-height="100%"/>
    </style:style>
    <style:style style:name="T1745" style:parent-style-name="Fonteparág.padrão" style:family="text">
      <style:text-properties style:font-size-complex="12pt"/>
    </style:style>
    <style:style style:name="T1746" style:parent-style-name="Fonteparág.padrão" style:family="text">
      <style:text-properties fo:font-weight="bold" style:font-weight-asian="bold" style:font-weight-complex="bold" style:font-size-complex="12pt"/>
    </style:style>
    <style:style style:name="T1747" style:parent-style-name="Fonteparág.padrão" style:family="text">
      <style:text-properties style:font-size-complex="12pt"/>
    </style:style>
    <style:style style:name="P1748" style:parent-style-name="Standard" style:family="paragraph">
      <style:paragraph-properties fo:line-height="100%"/>
    </style:style>
    <style:style style:name="T1749" style:parent-style-name="Fonteparág.padrão" style:family="text">
      <style:text-properties style:font-size-complex="12pt"/>
    </style:style>
    <style:style style:name="T1750" style:parent-style-name="Fonteparág.padrão" style:family="text">
      <style:text-properties fo:font-weight="bold" style:font-weight-asian="bold" style:font-weight-complex="bold" style:font-size-complex="12pt"/>
    </style:style>
    <style:style style:name="T1751" style:parent-style-name="Fonteparág.padrão" style:family="text">
      <style:text-properties style:font-size-complex="12pt"/>
    </style:style>
    <style:style style:name="P1752" style:parent-style-name="Standard" style:family="paragraph">
      <style:paragraph-properties fo:line-height="100%"/>
    </style:style>
    <style:style style:name="T1753" style:parent-style-name="Fonteparág.padrão" style:family="text">
      <style:text-properties style:font-size-complex="12pt"/>
    </style:style>
    <style:style style:name="T1754" style:parent-style-name="Fonteparág.padrão" style:family="text">
      <style:text-properties fo:font-weight="bold" style:font-weight-asian="bold" style:font-weight-complex="bold" style:font-size-complex="12pt"/>
    </style:style>
    <style:style style:name="T1755" style:parent-style-name="Fonteparág.padrão" style:family="text">
      <style:text-properties style:font-size-complex="12pt"/>
    </style:style>
    <style:style style:name="P1756" style:parent-style-name="Standard" style:family="paragraph">
      <style:paragraph-properties fo:line-height="100%"/>
    </style:style>
    <style:style style:name="T1757" style:parent-style-name="Fonteparág.padrão" style:family="text">
      <style:text-properties style:font-size-complex="12pt"/>
    </style:style>
    <style:style style:name="T1758" style:parent-style-name="Fonteparág.padrão" style:family="text">
      <style:text-properties fo:font-weight="bold" style:font-weight-asian="bold" style:font-weight-complex="bold" style:font-size-complex="12pt"/>
    </style:style>
    <style:style style:name="T1759" style:parent-style-name="Fonteparág.padrão" style:family="text">
      <style:text-properties style:font-size-complex="12pt"/>
    </style:style>
    <style:style style:name="P1760" style:parent-style-name="Standard" style:family="paragraph">
      <style:paragraph-properties fo:line-height="100%"/>
    </style:style>
    <style:style style:name="T1761" style:parent-style-name="Fonteparág.padrão" style:family="text">
      <style:text-properties style:font-size-complex="12pt"/>
    </style:style>
    <style:style style:name="TableColumn1763" style:family="table-column">
      <style:table-column-properties style:column-width="1.6875in" style:use-optimal-column-width="false"/>
    </style:style>
    <style:style style:name="TableColumn1764" style:family="table-column">
      <style:table-column-properties style:column-width="5in" style:use-optimal-column-width="false"/>
    </style:style>
    <style:style style:name="Table1762" style:family="table">
      <style:table-properties style:width="6.6875in" fo:margin-left="0.0694in" table:align="left"/>
    </style:style>
    <style:style style:name="TableRow1765" style:family="table-row">
      <style:table-row-properties style:use-optimal-row-height="false"/>
    </style:style>
    <style:style style:name="TableCell17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7" style:parent-style-name="Standard" style:family="paragraph">
      <style:paragraph-properties fo:line-height="100%"/>
    </style:style>
    <style:style style:name="T1768" style:parent-style-name="Fonteparág.padrão" style:family="text">
      <style:text-properties fo:font-weight="bold" style:font-weight-asian="bold" style:font-weight-complex="bold"/>
    </style:style>
    <style:style style:name="TableCell17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0" style:parent-style-name="Standard" style:family="paragraph">
      <style:paragraph-properties fo:line-height="100%"/>
    </style:style>
    <style:style style:name="T1771" style:parent-style-name="Fonteparág.padrão" style:family="text">
      <style:text-properties fo:background-color="#FFFFFF"/>
    </style:style>
    <style:style style:name="T1772" style:parent-style-name="Fonteparág.padrão" style:family="text">
      <style:text-properties fo:background-color="#FFFFFF"/>
    </style:style>
    <style:style style:name="TableRow1773" style:family="table-row">
      <style:table-row-properties style:use-optimal-row-height="false"/>
    </style:style>
    <style:style style:name="TableCell17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5" style:parent-style-name="Standard" style:family="paragraph">
      <style:paragraph-properties fo:line-height="100%"/>
    </style:style>
    <style:style style:name="T1776" style:parent-style-name="Fonteparág.padrão" style:family="text">
      <style:text-properties fo:font-weight="bold" style:font-weight-asian="bold" style:font-weight-complex="bold"/>
    </style:style>
    <style:style style:name="TableCell17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8" style:parent-style-name="Standard" style:family="paragraph">
      <style:paragraph-properties fo:line-height="100%"/>
    </style:style>
    <style:style style:name="T1779" style:parent-style-name="Fonteparág.padrão" style:family="text">
      <style:text-properties fo:font-weight="bold" style:font-weight-asian="bold" style:font-weight-complex="bold" fo:background-color="#FFFFFF"/>
    </style:style>
    <style:style style:name="T1780" style:parent-style-name="Fonteparág.padrão" style:family="text">
      <style:text-properties fo:background-color="#FFFFFF"/>
    </style:style>
    <style:style style:name="TableRow1781" style:family="table-row">
      <style:table-row-properties style:use-optimal-row-height="false"/>
    </style:style>
    <style:style style:name="TableCell17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3" style:parent-style-name="Standard" style:family="paragraph">
      <style:paragraph-properties fo:line-height="100%"/>
    </style:style>
    <style:style style:name="T1784" style:parent-style-name="Fonteparág.padrão" style:family="text">
      <style:text-properties fo:font-weight="bold" style:font-weight-asian="bold" style:font-weight-complex="bold"/>
    </style:style>
    <style:style style:name="TableCell17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6" style:parent-style-name="Standard" style:family="paragraph">
      <style:paragraph-properties fo:line-height="100%"/>
    </style:style>
    <style:style style:name="TableRow1787" style:family="table-row">
      <style:table-row-properties style:use-optimal-row-height="false"/>
    </style:style>
    <style:style style:name="TableCell17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9" style:parent-style-name="Standard" style:family="paragraph">
      <style:paragraph-properties fo:line-height="100%"/>
    </style:style>
    <style:style style:name="T1790" style:parent-style-name="Fonteparág.padrão" style:family="text">
      <style:text-properties fo:font-weight="bold" style:font-weight-asian="bold" style:font-weight-complex="bold"/>
    </style:style>
    <style:style style:name="TableCell17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2" style:parent-style-name="Standard" style:family="paragraph">
      <style:paragraph-properties fo:line-height="100%"/>
    </style:style>
    <style:style style:name="T1793" style:parent-style-name="Fonteparág.padrão" style:family="text">
      <style:text-properties fo:background-color="#FFFFFF"/>
    </style:style>
    <style:style style:name="T1794" style:parent-style-name="Fonteparág.padrão" style:family="text">
      <style:text-properties fo:background-color="#FFFFFF"/>
    </style:style>
    <style:style style:name="P1795" style:parent-style-name="Standard" style:family="paragraph">
      <style:paragraph-properties fo:line-height="100%"/>
      <style:text-properties style:font-size-complex="12pt"/>
    </style:style>
    <style:style style:name="P1796" style:parent-style-name="Standard" style:family="paragraph">
      <style:paragraph-properties fo:line-height="100%"/>
    </style:style>
    <style:style style:name="T1797" style:parent-style-name="Fonteparág.padrão" style:family="text">
      <style:text-properties style:font-size-complex="12pt"/>
    </style:style>
    <style:style style:name="T1798" style:parent-style-name="Fonteparág.padrão" style:family="text">
      <style:text-properties fo:font-weight="bold" style:font-weight-asian="bold" style:font-weight-complex="bold" style:font-size-complex="12pt"/>
    </style:style>
    <style:style style:name="T1799" style:parent-style-name="Fonteparág.padrão" style:family="text">
      <style:text-properties style:font-size-complex="12pt"/>
    </style:style>
    <style:style style:name="P1800" style:parent-style-name="Standard" style:family="paragraph">
      <style:paragraph-properties fo:line-height="100%"/>
    </style:style>
    <style:style style:name="T1801" style:parent-style-name="Fonteparág.padrão" style:family="text">
      <style:text-properties style:font-size-complex="12pt"/>
    </style:style>
    <style:style style:name="T1802" style:parent-style-name="Fonteparág.padrão" style:family="text">
      <style:text-properties fo:font-weight="bold" style:font-weight-asian="bold" style:font-weight-complex="bold" style:font-size-complex="12pt"/>
    </style:style>
    <style:style style:name="T1803" style:parent-style-name="Fonteparág.padrão" style:family="text">
      <style:text-properties style:font-size-complex="12pt"/>
    </style:style>
    <style:style style:name="P1804" style:parent-style-name="Standard" style:family="paragraph">
      <style:paragraph-properties fo:line-height="100%"/>
    </style:style>
    <style:style style:name="T1805" style:parent-style-name="Fonteparág.padrão" style:family="text">
      <style:text-properties style:font-size-complex="12pt"/>
    </style:style>
    <style:style style:name="T1806" style:parent-style-name="Fonteparág.padrão" style:family="text">
      <style:text-properties fo:font-weight="bold" style:font-weight-asian="bold" style:font-weight-complex="bold" style:font-size-complex="12pt"/>
    </style:style>
    <style:style style:name="T1807" style:parent-style-name="Fonteparág.padrão" style:family="text">
      <style:text-properties style:font-size-complex="12pt"/>
    </style:style>
    <style:style style:name="P1808" style:parent-style-name="Standard" style:family="paragraph">
      <style:paragraph-properties fo:line-height="100%"/>
    </style:style>
    <style:style style:name="T1809" style:parent-style-name="Fonteparág.padrão" style:family="text">
      <style:text-properties style:font-size-complex="12pt"/>
    </style:style>
    <style:style style:name="TableRow1810" style:family="table-row">
      <style:table-row-properties style:use-optimal-row-height="false"/>
    </style:style>
    <style:style style:name="TableCell18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2" style:parent-style-name="Standard" style:family="paragraph">
      <style:paragraph-properties fo:line-height="100%"/>
    </style:style>
    <style:style style:name="T1813" style:parent-style-name="Fonteparág.padrão" style:family="text">
      <style:text-properties fo:font-weight="bold" style:font-weight-asian="bold" style:font-weight-complex="bold"/>
    </style:style>
    <style:style style:name="TableCell18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5" style:parent-style-name="Standard" style:family="paragraph">
      <style:paragraph-properties fo:line-height="100%"/>
    </style:style>
    <style:style style:name="TableRow1816" style:family="table-row">
      <style:table-row-properties style:use-optimal-row-height="false"/>
    </style:style>
    <style:style style:name="TableCell18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8" style:parent-style-name="Standard" style:family="paragraph">
      <style:paragraph-properties fo:line-height="100%"/>
    </style:style>
    <style:style style:name="T1819" style:parent-style-name="Fonteparág.padrão" style:family="text">
      <style:text-properties fo:font-weight="bold" style:font-weight-asian="bold" style:font-weight-complex="bold"/>
    </style:style>
    <style:style style:name="TableCell18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1" style:parent-style-name="Standard" style:family="paragraph">
      <style:paragraph-properties fo:line-height="100%"/>
    </style:style>
    <style:style style:name="T1822" style:parent-style-name="Fonteparág.padrão" style:family="text">
      <style:text-properties style:font-size-complex="12pt"/>
    </style:style>
    <style:style style:name="P1823" style:parent-style-name="Standard" style:family="paragraph">
      <style:paragraph-properties fo:line-height="100%"/>
    </style:style>
    <style:style style:name="T1824" style:parent-style-name="Fonteparág.padrão" style:family="text">
      <style:text-properties style:font-size-complex="12pt"/>
    </style:style>
    <style:style style:name="T1825" style:parent-style-name="Fonteparág.padrão" style:family="text">
      <style:text-properties fo:font-weight="bold" style:font-weight-asian="bold" style:font-weight-complex="bold" style:font-size-complex="12pt"/>
    </style:style>
    <style:style style:name="T1826" style:parent-style-name="Fonteparág.padrão" style:family="text">
      <style:text-properties style:font-size-complex="12pt"/>
    </style:style>
    <style:style style:name="P1827" style:parent-style-name="Standard" style:family="paragraph">
      <style:paragraph-properties fo:line-height="100%"/>
    </style:style>
    <style:style style:name="T1828" style:parent-style-name="Fonteparág.padrão" style:family="text">
      <style:text-properties style:font-size-complex="12pt"/>
    </style:style>
    <style:style style:name="T1829" style:parent-style-name="Fonteparág.padrão" style:family="text">
      <style:text-properties fo:font-weight="bold" style:font-weight-asian="bold" style:font-weight-complex="bold" style:font-size-complex="12pt"/>
    </style:style>
    <style:style style:name="T1830" style:parent-style-name="Fonteparág.padrão" style:family="text">
      <style:text-properties style:font-size-complex="12pt"/>
    </style:style>
    <style:style style:name="P1831" style:parent-style-name="Standard" style:family="paragraph">
      <style:paragraph-properties fo:line-height="100%"/>
    </style:style>
    <style:style style:name="T1832" style:parent-style-name="Fonteparág.padrão" style:family="text">
      <style:text-properties style:font-size-complex="12pt"/>
    </style:style>
    <style:style style:name="T1833" style:parent-style-name="Fonteparág.padrão" style:family="text">
      <style:text-properties fo:font-weight="bold" style:font-weight-asian="bold" style:font-weight-complex="bold" style:font-size-complex="12pt"/>
    </style:style>
    <style:style style:name="T1834" style:parent-style-name="Fonteparág.padrão" style:family="text">
      <style:text-properties style:font-size-complex="12pt"/>
    </style:style>
    <style:style style:name="P1835" style:parent-style-name="Standard" style:family="paragraph">
      <style:paragraph-properties fo:line-height="100%"/>
    </style:style>
    <style:style style:name="T1836" style:parent-style-name="Fonteparág.padrão" style:family="text">
      <style:text-properties style:font-size-complex="12pt"/>
    </style:style>
    <style:style style:name="T1837" style:parent-style-name="Fonteparág.padrão" style:family="text">
      <style:text-properties fo:font-weight="bold" style:font-weight-asian="bold" style:font-weight-complex="bold" style:font-size-complex="12pt"/>
    </style:style>
    <style:style style:name="T1838" style:parent-style-name="Fonteparág.padrão" style:family="text">
      <style:text-properties style:font-size-complex="12pt"/>
    </style:style>
    <style:style style:name="P1839" style:parent-style-name="Standard" style:family="paragraph">
      <style:paragraph-properties fo:line-height="100%"/>
    </style:style>
    <style:style style:name="T1840" style:parent-style-name="Fonteparág.padrão" style:family="text">
      <style:text-properties style:font-size-complex="12pt"/>
    </style:style>
    <style:style style:name="TableColumn1842" style:family="table-column">
      <style:table-column-properties style:column-width="1.6875in" style:use-optimal-column-width="false"/>
    </style:style>
    <style:style style:name="TableColumn1843" style:family="table-column">
      <style:table-column-properties style:column-width="5in" style:use-optimal-column-width="false"/>
    </style:style>
    <style:style style:name="Table1841" style:family="table">
      <style:table-properties style:width="6.6875in" fo:margin-left="0.0694in" table:align="left"/>
    </style:style>
    <style:style style:name="TableRow1844" style:family="table-row">
      <style:table-row-properties style:use-optimal-row-height="false"/>
    </style:style>
    <style:style style:name="TableCell18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6" style:parent-style-name="Standard" style:family="paragraph">
      <style:paragraph-properties fo:line-height="100%"/>
    </style:style>
    <style:style style:name="T1847" style:parent-style-name="Fonteparág.padrão" style:family="text">
      <style:text-properties fo:font-weight="bold" style:font-weight-asian="bold" style:font-weight-complex="bold"/>
    </style:style>
    <style:style style:name="TableCell18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9" style:parent-style-name="Standard" style:family="paragraph">
      <style:paragraph-properties fo:line-height="100%"/>
    </style:style>
    <style:style style:name="T1850" style:parent-style-name="Fonteparág.padrão" style:family="text">
      <style:text-properties fo:background-color="#FFFFFF"/>
    </style:style>
    <style:style style:name="T1851" style:parent-style-name="Fonteparág.padrão" style:family="text">
      <style:text-properties fo:background-color="#FFFFFF"/>
    </style:style>
    <style:style style:name="TableRow1852" style:family="table-row">
      <style:table-row-properties style:use-optimal-row-height="false"/>
    </style:style>
    <style:style style:name="TableCell18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4" style:parent-style-name="Standard" style:family="paragraph">
      <style:paragraph-properties fo:line-height="100%"/>
    </style:style>
    <style:style style:name="T1855" style:parent-style-name="Fonteparág.padrão" style:family="text">
      <style:text-properties fo:font-weight="bold" style:font-weight-asian="bold" style:font-weight-complex="bold"/>
    </style:style>
    <style:style style:name="TableCell18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7" style:parent-style-name="Standard" style:family="paragraph">
      <style:paragraph-properties fo:line-height="100%"/>
    </style:style>
    <style:style style:name="T1858" style:parent-style-name="Fonteparág.padrão" style:family="text">
      <style:text-properties fo:font-weight="bold" style:font-weight-asian="bold" style:font-weight-complex="bold" fo:background-color="#FFFFFF"/>
    </style:style>
    <style:style style:name="T1859" style:parent-style-name="Fonteparág.padrão" style:family="text">
      <style:text-properties fo:background-color="#FFFFFF"/>
    </style:style>
    <style:style style:name="P1860" style:parent-style-name="Standard" style:family="paragraph">
      <style:paragraph-properties fo:line-height="100%"/>
    </style:style>
    <style:style style:name="T1861" style:parent-style-name="Fonteparág.padrão" style:family="text">
      <style:text-properties fo:font-weight="bold" style:font-weight-asian="bold" style:font-weight-complex="bold" fo:background-color="#FFFFFF"/>
    </style:style>
    <style:style style:name="T1862" style:parent-style-name="Fonteparág.padrão" style:family="text">
      <style:text-properties fo:background-color="#FFFFFF"/>
    </style:style>
    <style:style style:name="TableRow1863" style:family="table-row">
      <style:table-row-properties style:use-optimal-row-height="false"/>
    </style:style>
    <style:style style:name="TableCell18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5" style:parent-style-name="Standard" style:family="paragraph">
      <style:paragraph-properties fo:line-height="100%"/>
    </style:style>
    <style:style style:name="T1866" style:parent-style-name="Fonteparág.padrão" style:family="text">
      <style:text-properties fo:font-weight="bold" style:font-weight-asian="bold" style:font-weight-complex="bold"/>
    </style:style>
    <style:style style:name="TableCell18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8" style:parent-style-name="Standard" style:family="paragraph">
      <style:paragraph-properties fo:line-height="100%"/>
    </style:style>
    <style:style style:name="TableRow1869" style:family="table-row">
      <style:table-row-properties style:use-optimal-row-height="false"/>
    </style:style>
    <style:style style:name="TableCell18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1" style:parent-style-name="Standard" style:family="paragraph">
      <style:paragraph-properties fo:line-height="100%"/>
    </style:style>
    <style:style style:name="T1872" style:parent-style-name="Fonteparág.padrão" style:family="text">
      <style:text-properties fo:font-weight="bold" style:font-weight-asian="bold" style:font-weight-complex="bold"/>
    </style:style>
    <style:style style:name="TableCell18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4" style:parent-style-name="Standard" style:family="paragraph">
      <style:paragraph-properties fo:line-height="100%"/>
    </style:style>
    <style:style style:name="T1875" style:parent-style-name="Fonteparág.padrão" style:family="text">
      <style:text-properties fo:background-color="#FFFFFF"/>
    </style:style>
    <style:style style:name="T1876" style:parent-style-name="Fonteparág.padrão" style:family="text">
      <style:text-properties fo:background-color="#FFFFFF"/>
    </style:style>
    <style:style style:name="TableRow1877" style:family="table-row">
      <style:table-row-properties style:use-optimal-row-height="false"/>
    </style:style>
    <style:style style:name="TableCell18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9" style:parent-style-name="Standard" style:family="paragraph">
      <style:paragraph-properties fo:line-height="100%"/>
    </style:style>
    <style:style style:name="T1880" style:parent-style-name="Fonteparág.padrão" style:family="text">
      <style:text-properties fo:font-weight="bold" style:font-weight-asian="bold" style:font-weight-complex="bold"/>
    </style:style>
    <style:style style:name="TableCell18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2" style:parent-style-name="Standard" style:family="paragraph">
      <style:paragraph-properties fo:line-height="100%"/>
    </style:style>
    <style:style style:name="TableRow1883" style:family="table-row">
      <style:table-row-properties style:use-optimal-row-height="false"/>
    </style:style>
    <style:style style:name="TableCell18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5" style:parent-style-name="Standard" style:family="paragraph">
      <style:paragraph-properties fo:line-height="100%"/>
    </style:style>
    <style:style style:name="T1886" style:parent-style-name="Fonteparág.padrão" style:family="text">
      <style:text-properties fo:font-weight="bold" style:font-weight-asian="bold" style:font-weight-complex="bold"/>
    </style:style>
    <style:style style:name="TableCell18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8" style:parent-style-name="Standard" style:family="paragraph">
      <style:paragraph-properties fo:line-height="100%"/>
    </style:style>
    <style:style style:name="T1889" style:parent-style-name="Fonteparág.padrão" style:family="text">
      <style:text-properties style:font-size-complex="12pt"/>
    </style:style>
    <style:style style:name="P1890" style:parent-style-name="Standard" style:family="paragraph">
      <style:paragraph-properties fo:line-height="100%"/>
    </style:style>
    <style:style style:name="T1891" style:parent-style-name="Fonteparág.padrão" style:family="text">
      <style:text-properties style:font-size-complex="12pt"/>
    </style:style>
    <style:style style:name="T1892" style:parent-style-name="Fonteparág.padrão" style:family="text">
      <style:text-properties fo:font-weight="bold" style:font-weight-asian="bold" style:font-weight-complex="bold" style:font-size-complex="12pt"/>
    </style:style>
    <style:style style:name="T1893" style:parent-style-name="Fonteparág.padrão" style:family="text">
      <style:text-properties style:font-size-complex="12pt"/>
    </style:style>
    <style:style style:name="P1894" style:parent-style-name="Standard" style:family="paragraph">
      <style:paragraph-properties fo:line-height="100%"/>
    </style:style>
    <style:style style:name="T1895" style:parent-style-name="Fonteparág.padrão" style:family="text">
      <style:text-properties style:font-size-complex="12pt"/>
    </style:style>
    <style:style style:name="T1896" style:parent-style-name="Fonteparág.padrão" style:family="text">
      <style:text-properties fo:font-weight="bold" style:font-weight-asian="bold" style:font-weight-complex="bold" style:font-size-complex="12pt"/>
    </style:style>
    <style:style style:name="T1897" style:parent-style-name="Fonteparág.padrão" style:family="text">
      <style:text-properties style:font-size-complex="12pt"/>
    </style:style>
    <style:style style:name="P1898" style:parent-style-name="Standard" style:family="paragraph">
      <style:paragraph-properties fo:line-height="100%"/>
    </style:style>
    <style:style style:name="T1899" style:parent-style-name="Fonteparág.padrão" style:family="text">
      <style:text-properties style:font-size-complex="12pt"/>
    </style:style>
    <style:style style:name="T1900" style:parent-style-name="Fonteparág.padrão" style:family="text">
      <style:text-properties fo:font-weight="bold" style:font-weight-asian="bold" style:font-weight-complex="bold" style:font-size-complex="12pt"/>
    </style:style>
    <style:style style:name="T1901" style:parent-style-name="Fonteparág.padrão" style:family="text">
      <style:text-properties style:font-size-complex="12pt"/>
    </style:style>
    <style:style style:name="P1902" style:parent-style-name="Standard" style:family="paragraph">
      <style:paragraph-properties fo:line-height="100%"/>
    </style:style>
    <style:style style:name="T1903" style:parent-style-name="Fonteparág.padrão" style:family="text">
      <style:text-properties style:font-size-complex="12pt"/>
    </style:style>
    <style:style style:name="T1904" style:parent-style-name="Fonteparág.padrão" style:family="text">
      <style:text-properties fo:font-weight="bold" style:font-weight-asian="bold" style:font-weight-complex="bold" style:font-size-complex="12pt"/>
    </style:style>
    <style:style style:name="T1905" style:parent-style-name="Fonteparág.padrão" style:family="text">
      <style:text-properties style:font-size-complex="12pt"/>
    </style:style>
    <style:style style:name="P1906" style:parent-style-name="Standard" style:family="paragraph">
      <style:paragraph-properties fo:line-height="100%"/>
    </style:style>
    <style:style style:name="T1907" style:parent-style-name="Fonteparág.padrão" style:family="text">
      <style:text-properties style:font-size-complex="12pt"/>
    </style:style>
    <style:style style:name="TableColumn1909" style:family="table-column">
      <style:table-column-properties style:column-width="1.6875in" style:use-optimal-column-width="false"/>
    </style:style>
    <style:style style:name="TableColumn1910" style:family="table-column">
      <style:table-column-properties style:column-width="5in" style:use-optimal-column-width="false"/>
    </style:style>
    <style:style style:name="Table1908" style:family="table">
      <style:table-properties style:width="6.6875in" fo:margin-left="0.0694in" table:align="left"/>
    </style:style>
    <style:style style:name="TableRow1911" style:family="table-row">
      <style:table-row-properties style:use-optimal-row-height="false"/>
    </style:style>
    <style:style style:name="TableCell19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3" style:parent-style-name="Standard" style:family="paragraph">
      <style:paragraph-properties fo:line-height="100%"/>
    </style:style>
    <style:style style:name="T1914" style:parent-style-name="Fonteparág.padrão" style:family="text">
      <style:text-properties fo:font-weight="bold" style:font-weight-asian="bold" style:font-weight-complex="bold"/>
    </style:style>
    <style:style style:name="TableCell19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6" style:parent-style-name="Standard" style:family="paragraph">
      <style:paragraph-properties fo:line-height="100%"/>
    </style:style>
    <style:style style:name="T1917" style:parent-style-name="Fonteparág.padrão" style:family="text">
      <style:text-properties fo:background-color="#FFFFFF"/>
    </style:style>
    <style:style style:name="T1918" style:parent-style-name="Fonteparág.padrão" style:family="text">
      <style:text-properties fo:background-color="#FFFFFF"/>
    </style:style>
    <style:style style:name="TableRow1919" style:family="table-row">
      <style:table-row-properties style:use-optimal-row-height="false"/>
    </style:style>
    <style:style style:name="TableCell19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1" style:parent-style-name="Standard" style:family="paragraph">
      <style:paragraph-properties fo:line-height="100%"/>
    </style:style>
    <style:style style:name="T1922" style:parent-style-name="Fonteparág.padrão" style:family="text">
      <style:text-properties fo:font-weight="bold" style:font-weight-asian="bold" style:font-weight-complex="bold"/>
    </style:style>
    <style:style style:name="TableCell19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4" style:parent-style-name="Standard" style:family="paragraph">
      <style:paragraph-properties fo:line-height="100%"/>
    </style:style>
    <style:style style:name="T1925" style:parent-style-name="Fonteparág.padrão" style:family="text">
      <style:text-properties fo:font-weight="bold" style:font-weight-asian="bold" style:font-weight-complex="bold" fo:background-color="#FFFFFF"/>
    </style:style>
    <style:style style:name="T1926" style:parent-style-name="Fonteparág.padrão" style:family="text">
      <style:text-properties fo:background-color="#FFFFFF"/>
    </style:style>
    <style:style style:name="TableRow1927" style:family="table-row">
      <style:table-row-properties style:use-optimal-row-height="false"/>
    </style:style>
    <style:style style:name="TableCell19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9" style:parent-style-name="Standard" style:family="paragraph">
      <style:paragraph-properties fo:line-height="100%"/>
    </style:style>
    <style:style style:name="T1930" style:parent-style-name="Fonteparág.padrão" style:family="text">
      <style:text-properties fo:font-weight="bold" style:font-weight-asian="bold" style:font-weight-complex="bold"/>
    </style:style>
    <style:style style:name="TableCell19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2" style:parent-style-name="Standard" style:family="paragraph">
      <style:paragraph-properties fo:line-height="100%"/>
    </style:style>
    <style:style style:name="TableRow1933" style:family="table-row">
      <style:table-row-properties style:use-optimal-row-height="false"/>
    </style:style>
    <style:style style:name="TableCell19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5" style:parent-style-name="Standard" style:family="paragraph">
      <style:paragraph-properties fo:line-height="100%"/>
    </style:style>
    <style:style style:name="T1936" style:parent-style-name="Fonteparág.padrão" style:family="text">
      <style:text-properties fo:font-weight="bold" style:font-weight-asian="bold" style:font-weight-complex="bold"/>
    </style:style>
    <style:style style:name="TableCell19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8" style:parent-style-name="Standard" style:family="paragraph">
      <style:paragraph-properties fo:line-height="100%"/>
    </style:style>
    <style:style style:name="T1939" style:parent-style-name="Fonteparág.padrão" style:family="text">
      <style:text-properties style:font-size-complex="12pt"/>
    </style:style>
    <style:style style:name="P1940" style:parent-style-name="Standard" style:family="paragraph">
      <style:paragraph-properties fo:line-height="100%"/>
    </style:style>
    <style:style style:name="T1941" style:parent-style-name="Fonteparág.padrão" style:family="text">
      <style:text-properties style:font-size-complex="12pt"/>
    </style:style>
    <style:style style:name="T1942" style:parent-style-name="Fonteparág.padrão" style:family="text">
      <style:text-properties fo:font-weight="bold" style:font-weight-asian="bold" style:font-weight-complex="bold" style:font-size-complex="12pt"/>
    </style:style>
    <style:style style:name="T1943" style:parent-style-name="Fonteparág.padrão" style:family="text">
      <style:text-properties style:font-size-complex="12pt"/>
    </style:style>
    <style:style style:name="P1944" style:parent-style-name="Standard" style:family="paragraph">
      <style:paragraph-properties fo:line-height="100%"/>
    </style:style>
    <style:style style:name="T1945" style:parent-style-name="Fonteparág.padrão" style:family="text">
      <style:text-properties style:font-size-complex="12pt"/>
    </style:style>
    <style:style style:name="T1946" style:parent-style-name="Fonteparág.padrão" style:family="text">
      <style:text-properties fo:font-weight="bold" style:font-weight-asian="bold" style:font-weight-complex="bold" style:font-size-complex="12pt"/>
    </style:style>
    <style:style style:name="T1947" style:parent-style-name="Fonteparág.padrão" style:family="text">
      <style:text-properties style:font-size-complex="12pt"/>
    </style:style>
    <style:style style:name="P1948" style:parent-style-name="Standard" style:family="paragraph">
      <style:paragraph-properties fo:line-height="100%"/>
    </style:style>
    <style:style style:name="T1949" style:parent-style-name="Fonteparág.padrão" style:family="text">
      <style:text-properties style:font-size-complex="12pt"/>
    </style:style>
    <style:style style:name="T1950" style:parent-style-name="Fonteparág.padrão" style:family="text">
      <style:text-properties fo:font-weight="bold" style:font-weight-asian="bold" style:font-weight-complex="bold" style:font-size-complex="12pt"/>
    </style:style>
    <style:style style:name="T1951" style:parent-style-name="Fonteparág.padrão" style:family="text">
      <style:text-properties style:font-size-complex="12pt"/>
    </style:style>
    <style:style style:name="P1952" style:parent-style-name="Standard" style:family="paragraph">
      <style:paragraph-properties fo:line-height="100%"/>
    </style:style>
    <style:style style:name="T1953" style:parent-style-name="Fonteparág.padrão" style:family="text">
      <style:text-properties style:font-size-complex="12pt"/>
    </style:style>
    <style:style style:name="T1954" style:parent-style-name="Fonteparág.padrão" style:family="text">
      <style:text-properties fo:font-weight="bold" style:font-weight-asian="bold" style:font-weight-complex="bold" style:font-size-complex="12pt"/>
    </style:style>
    <style:style style:name="T1955" style:parent-style-name="Fonteparág.padrão" style:family="text">
      <style:text-properties style:font-size-complex="12pt"/>
    </style:style>
    <style:style style:name="P1956" style:parent-style-name="Standard" style:family="paragraph">
      <style:paragraph-properties fo:line-height="100%"/>
    </style:style>
    <style:style style:name="T1957" style:parent-style-name="Fonteparág.padrão" style:family="text">
      <style:text-properties style:font-size-complex="12pt"/>
    </style:style>
    <style:style style:name="TableRow1958" style:family="table-row">
      <style:table-row-properties style:use-optimal-row-height="false"/>
    </style:style>
    <style:style style:name="TableCell19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0" style:parent-style-name="Standard" style:family="paragraph">
      <style:paragraph-properties fo:line-height="100%"/>
    </style:style>
    <style:style style:name="T1961" style:parent-style-name="Fonteparág.padrão" style:family="text">
      <style:text-properties fo:font-weight="bold" style:font-weight-asian="bold" style:font-weight-complex="bold"/>
    </style:style>
    <style:style style:name="TableCell19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3" style:parent-style-name="Standard" style:family="paragraph">
      <style:paragraph-properties fo:line-height="100%"/>
    </style:style>
    <style:style style:name="TableRow1964" style:family="table-row">
      <style:table-row-properties style:use-optimal-row-height="false"/>
    </style:style>
    <style:style style:name="TableCell19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6" style:parent-style-name="Standard" style:family="paragraph">
      <style:paragraph-properties fo:line-height="100%"/>
    </style:style>
    <style:style style:name="T1967" style:parent-style-name="Fonteparág.padrão" style:family="text">
      <style:text-properties fo:font-weight="bold" style:font-weight-asian="bold" style:font-weight-complex="bold"/>
    </style:style>
    <style:style style:name="TableCell19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9" style:parent-style-name="Standard" style:family="paragraph">
      <style:paragraph-properties fo:line-height="100%"/>
    </style:style>
    <style:style style:name="T1970" style:parent-style-name="Fonteparág.padrão" style:family="text">
      <style:text-properties style:font-size-complex="12pt"/>
    </style:style>
    <style:style style:name="P1971" style:parent-style-name="Standard" style:family="paragraph">
      <style:paragraph-properties fo:line-height="100%"/>
    </style:style>
    <style:style style:name="T1972" style:parent-style-name="Fonteparág.padrão" style:family="text">
      <style:text-properties style:font-size-complex="12pt"/>
    </style:style>
    <style:style style:name="T1973" style:parent-style-name="Fonteparág.padrão" style:family="text">
      <style:text-properties fo:font-weight="bold" style:font-weight-asian="bold" style:font-weight-complex="bold" style:font-size-complex="12pt"/>
    </style:style>
    <style:style style:name="T1974" style:parent-style-name="Fonteparág.padrão" style:family="text">
      <style:text-properties style:font-size-complex="12pt"/>
    </style:style>
    <style:style style:name="P1975" style:parent-style-name="Standard" style:family="paragraph">
      <style:paragraph-properties fo:line-height="100%"/>
    </style:style>
    <style:style style:name="T1976" style:parent-style-name="Fonteparág.padrão" style:family="text">
      <style:text-properties style:font-size-complex="12pt"/>
    </style:style>
    <style:style style:name="T1977" style:parent-style-name="Fonteparág.padrão" style:family="text">
      <style:text-properties fo:font-weight="bold" style:font-weight-asian="bold" style:font-weight-complex="bold" style:font-size-complex="12pt"/>
    </style:style>
    <style:style style:name="T1978" style:parent-style-name="Fonteparág.padrão" style:family="text">
      <style:text-properties style:font-size-complex="12pt"/>
    </style:style>
    <style:style style:name="P1979" style:parent-style-name="Standard" style:family="paragraph">
      <style:paragraph-properties fo:line-height="100%"/>
    </style:style>
    <style:style style:name="T1980" style:parent-style-name="Fonteparág.padrão" style:family="text">
      <style:text-properties style:font-size-complex="12pt"/>
    </style:style>
    <style:style style:name="T1981" style:parent-style-name="Fonteparág.padrão" style:family="text">
      <style:text-properties fo:font-weight="bold" style:font-weight-asian="bold" style:font-weight-complex="bold" style:font-size-complex="12pt"/>
    </style:style>
    <style:style style:name="T1982" style:parent-style-name="Fonteparág.padrão" style:family="text">
      <style:text-properties style:font-size-complex="12pt"/>
    </style:style>
    <style:style style:name="P1983" style:parent-style-name="Standard" style:family="paragraph">
      <style:paragraph-properties fo:line-height="100%"/>
    </style:style>
    <style:style style:name="T1984" style:parent-style-name="Fonteparág.padrão" style:family="text">
      <style:text-properties style:font-size-complex="12pt"/>
    </style:style>
    <style:style style:name="T1985" style:parent-style-name="Fonteparág.padrão" style:family="text">
      <style:text-properties fo:font-weight="bold" style:font-weight-asian="bold" style:font-weight-complex="bold" style:font-size-complex="12pt"/>
    </style:style>
    <style:style style:name="T1986" style:parent-style-name="Fonteparág.padrão" style:family="text">
      <style:text-properties style:font-size-complex="12pt"/>
    </style:style>
    <style:style style:name="P1987" style:parent-style-name="Standard" style:family="paragraph">
      <style:paragraph-properties fo:line-height="100%"/>
    </style:style>
    <style:style style:name="T1988" style:parent-style-name="Fonteparág.padrão" style:family="text">
      <style:text-properties style:font-size-complex="12pt"/>
    </style:style>
    <style:style style:name="TableColumn1990" style:family="table-column">
      <style:table-column-properties style:column-width="1.6875in" style:use-optimal-column-width="false"/>
    </style:style>
    <style:style style:name="TableColumn1991" style:family="table-column">
      <style:table-column-properties style:column-width="4.8125in" style:use-optimal-column-width="false"/>
    </style:style>
    <style:style style:name="Table1989" style:family="table">
      <style:table-properties style:width="6.5in" fo:margin-left="0.0694in" table:align="left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4" style:parent-style-name="Standard" style:family="paragraph">
      <style:paragraph-properties fo:line-height="100%"/>
    </style:style>
    <style:style style:name="T1995" style:parent-style-name="Fonteparág.padrão" style:family="text">
      <style:text-properties fo:font-weight="bold" style:font-weight-asian="bold" style:font-weight-complex="bold"/>
    </style:style>
    <style:style style:name="TableCell19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7" style:parent-style-name="Standard" style:family="paragraph">
      <style:paragraph-properties fo:line-height="100%"/>
    </style:style>
    <style:style style:name="T1998" style:parent-style-name="Fonteparág.padrão" style:family="text">
      <style:text-properties fo:background-color="#FFFFFF"/>
    </style:style>
    <style:style style:name="T1999" style:parent-style-name="Fonteparág.padrão" style:family="text">
      <style:text-properties fo:background-color="#FFFFFF"/>
    </style:style>
    <style:style style:name="TableRow2000" style:family="table-row">
      <style:table-row-properties style:use-optimal-row-height="false"/>
    </style:style>
    <style:style style:name="TableCell20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2" style:parent-style-name="Standard" style:family="paragraph">
      <style:paragraph-properties fo:line-height="100%"/>
    </style:style>
    <style:style style:name="T2003" style:parent-style-name="Fonteparág.padrão" style:family="text">
      <style:text-properties fo:font-weight="bold" style:font-weight-asian="bold" style:font-weight-complex="bold"/>
    </style:style>
    <style:style style:name="TableCell20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5" style:parent-style-name="Standard" style:family="paragraph">
      <style:paragraph-properties fo:line-height="100%"/>
    </style:style>
    <style:style style:name="T2006" style:parent-style-name="Fonteparág.padrão" style:family="text">
      <style:text-properties fo:font-weight="bold" style:font-weight-asian="bold" style:font-weight-complex="bold" fo:background-color="#FFFFFF"/>
    </style:style>
    <style:style style:name="T2007" style:parent-style-name="Fonteparág.padrão" style:family="text">
      <style:text-properties fo:background-color="#FFFFFF"/>
    </style:style>
    <style:style style:name="TableRow2008" style:family="table-row">
      <style:table-row-properties style:use-optimal-row-height="false"/>
    </style:style>
    <style:style style:name="TableCell20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0" style:parent-style-name="Standard" style:family="paragraph">
      <style:paragraph-properties fo:line-height="100%"/>
    </style:style>
    <style:style style:name="T2011" style:parent-style-name="Fonteparág.padrão" style:family="text">
      <style:text-properties fo:font-weight="bold" style:font-weight-asian="bold" style:font-weight-complex="bold"/>
    </style:style>
    <style:style style:name="TableCell20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3" style:parent-style-name="Standard" style:family="paragraph">
      <style:paragraph-properties fo:line-height="100%"/>
    </style:style>
    <style:style style:name="TableRow2014" style:family="table-row">
      <style:table-row-properties style:use-optimal-row-height="false"/>
    </style:style>
    <style:style style:name="TableCell20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6" style:parent-style-name="Standard" style:family="paragraph">
      <style:paragraph-properties fo:line-height="100%"/>
    </style:style>
    <style:style style:name="T2017" style:parent-style-name="Fonteparág.padrão" style:family="text">
      <style:text-properties fo:font-weight="bold" style:font-weight-asian="bold" style:font-weight-complex="bold"/>
    </style:style>
    <style:style style:name="TableCell20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9" style:parent-style-name="Standard" style:family="paragraph">
      <style:paragraph-properties fo:line-height="100%"/>
    </style:style>
    <style:style style:name="T2020" style:parent-style-name="Fonteparág.padrão" style:family="text">
      <style:text-properties fo:background-color="#FFFFFF"/>
    </style:style>
    <style:style style:name="T2021" style:parent-style-name="Fonteparág.padrão" style:family="text">
      <style:text-properties fo:background-color="#FFFFFF"/>
    </style:style>
    <style:style style:name="P2022" style:parent-style-name="Standard" style:family="paragraph">
      <style:paragraph-properties fo:line-height="100%"/>
      <style:text-properties style:font-size-complex="12pt"/>
    </style:style>
    <style:style style:name="P2023" style:parent-style-name="Standard" style:family="paragraph">
      <style:paragraph-properties fo:line-height="100%"/>
    </style:style>
    <style:style style:name="T2024" style:parent-style-name="Fonteparág.padrão" style:family="text">
      <style:text-properties style:font-size-complex="12pt"/>
    </style:style>
    <style:style style:name="T2025" style:parent-style-name="Fonteparág.padrão" style:family="text">
      <style:text-properties fo:font-weight="bold" style:font-weight-asian="bold" style:font-weight-complex="bold" style:font-size-complex="12pt"/>
    </style:style>
    <style:style style:name="T2026" style:parent-style-name="Fonteparág.padrão" style:family="text">
      <style:text-properties style:font-size-complex="12pt"/>
    </style:style>
    <style:style style:name="P2027" style:parent-style-name="Standard" style:family="paragraph">
      <style:paragraph-properties fo:line-height="100%"/>
    </style:style>
    <style:style style:name="T2028" style:parent-style-name="Fonteparág.padrão" style:family="text">
      <style:text-properties style:font-size-complex="12pt"/>
    </style:style>
    <style:style style:name="T2029" style:parent-style-name="Fonteparág.padrão" style:family="text">
      <style:text-properties fo:font-weight="bold" style:font-weight-asian="bold" style:font-weight-complex="bold" style:font-size-complex="12pt"/>
    </style:style>
    <style:style style:name="T2030" style:parent-style-name="Fonteparág.padrão" style:family="text">
      <style:text-properties style:font-size-complex="12pt"/>
    </style:style>
    <style:style style:name="P2031" style:parent-style-name="Standard" style:family="paragraph">
      <style:paragraph-properties fo:line-height="100%"/>
    </style:style>
    <style:style style:name="T2032" style:parent-style-name="Fonteparág.padrão" style:family="text">
      <style:text-properties style:font-size-complex="12pt"/>
    </style:style>
    <style:style style:name="T2033" style:parent-style-name="Fonteparág.padrão" style:family="text">
      <style:text-properties fo:font-weight="bold" style:font-weight-asian="bold" style:font-weight-complex="bold" style:font-size-complex="12pt"/>
    </style:style>
    <style:style style:name="T2034" style:parent-style-name="Fonteparág.padrão" style:family="text">
      <style:text-properties style:font-size-complex="12pt"/>
    </style:style>
    <style:style style:name="P2035" style:parent-style-name="Standard" style:family="paragraph">
      <style:paragraph-properties fo:line-height="100%"/>
    </style:style>
    <style:style style:name="T2036" style:parent-style-name="Fonteparág.padrão" style:family="text">
      <style:text-properties style:font-size-complex="12pt"/>
    </style:style>
    <style:style style:name="T2037" style:parent-style-name="Fonteparág.padrão" style:family="text">
      <style:text-properties fo:font-weight="bold" style:font-weight-asian="bold" style:font-weight-complex="bold" style:font-size-complex="12pt"/>
    </style:style>
    <style:style style:name="T2038" style:parent-style-name="Fonteparág.padrão" style:family="text">
      <style:text-properties style:font-size-complex="12pt"/>
    </style:style>
    <style:style style:name="P2039" style:parent-style-name="Standard" style:family="paragraph">
      <style:paragraph-properties fo:line-height="100%"/>
    </style:style>
    <style:style style:name="T2040" style:parent-style-name="Fonteparág.padrão" style:family="text">
      <style:text-properties style:font-size-complex="12pt"/>
    </style:style>
    <style:style style:name="T2041" style:parent-style-name="Fonteparág.padrão" style:family="text">
      <style:text-properties fo:font-weight="bold" style:font-weight-asian="bold" style:font-weight-complex="bold" style:font-size-complex="12pt"/>
    </style:style>
    <style:style style:name="T2042" style:parent-style-name="Fonteparág.padrão" style:family="text">
      <style:text-properties style:font-size-complex="12pt"/>
    </style:style>
    <style:style style:name="P2043" style:parent-style-name="Standard" style:family="paragraph">
      <style:paragraph-properties fo:line-height="100%"/>
    </style:style>
    <style:style style:name="T2044" style:parent-style-name="Fonteparág.padrão" style:family="text">
      <style:text-properties style:font-size-complex="12pt"/>
    </style:style>
    <style:style style:name="TableRow2045" style:family="table-row">
      <style:table-row-properties style:use-optimal-row-height="false"/>
    </style:style>
    <style:style style:name="TableCell20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7" style:parent-style-name="Standard" style:family="paragraph">
      <style:paragraph-properties fo:line-height="100%"/>
    </style:style>
    <style:style style:name="T2048" style:parent-style-name="Fonteparág.padrão" style:family="text">
      <style:text-properties fo:font-weight="bold" style:font-weight-asian="bold" style:font-weight-complex="bold"/>
    </style:style>
    <style:style style:name="TableCell20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0" style:parent-style-name="Standard" style:family="paragraph">
      <style:paragraph-properties fo:line-height="100%"/>
    </style:style>
    <style:style style:name="TableRow2051" style:family="table-row">
      <style:table-row-properties style:use-optimal-row-height="false"/>
    </style:style>
    <style:style style:name="TableCell20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3" style:parent-style-name="Standard" style:family="paragraph">
      <style:paragraph-properties fo:line-height="100%"/>
    </style:style>
    <style:style style:name="T2054" style:parent-style-name="Fonteparág.padrão" style:family="text">
      <style:text-properties fo:font-weight="bold" style:font-weight-asian="bold" style:font-weight-complex="bold"/>
    </style:style>
    <style:style style:name="TableCell20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6" style:parent-style-name="Standard" style:family="paragraph">
      <style:paragraph-properties fo:line-height="100%"/>
    </style:style>
    <style:style style:name="T2057" style:parent-style-name="Fonteparág.padrão" style:family="text">
      <style:text-properties style:font-size-complex="12pt"/>
    </style:style>
    <style:style style:name="P2058" style:parent-style-name="Standard" style:family="paragraph">
      <style:paragraph-properties fo:line-height="100%"/>
    </style:style>
    <style:style style:name="T2059" style:parent-style-name="Fonteparág.padrão" style:family="text">
      <style:text-properties style:font-size-complex="12pt"/>
    </style:style>
    <style:style style:name="T2060" style:parent-style-name="Fonteparág.padrão" style:family="text">
      <style:text-properties fo:font-weight="bold" style:font-weight-asian="bold" style:font-weight-complex="bold" style:font-size-complex="12pt"/>
    </style:style>
    <style:style style:name="T2061" style:parent-style-name="Fonteparág.padrão" style:family="text">
      <style:text-properties style:font-size-complex="12pt"/>
    </style:style>
    <style:style style:name="P2062" style:parent-style-name="Standard" style:family="paragraph">
      <style:paragraph-properties fo:line-height="100%"/>
    </style:style>
    <style:style style:name="T2063" style:parent-style-name="Fonteparág.padrão" style:family="text">
      <style:text-properties style:font-size-complex="12pt"/>
    </style:style>
    <style:style style:name="T2064" style:parent-style-name="Fonteparág.padrão" style:family="text">
      <style:text-properties fo:font-weight="bold" style:font-weight-asian="bold" style:font-weight-complex="bold" style:font-size-complex="12pt"/>
    </style:style>
    <style:style style:name="T2065" style:parent-style-name="Fonteparág.padrão" style:family="text">
      <style:text-properties style:font-size-complex="12pt"/>
    </style:style>
    <style:style style:name="P2066" style:parent-style-name="Standard" style:family="paragraph">
      <style:paragraph-properties fo:line-height="100%"/>
    </style:style>
    <style:style style:name="T2067" style:parent-style-name="Fonteparág.padrão" style:family="text">
      <style:text-properties style:font-size-complex="12pt"/>
    </style:style>
    <style:style style:name="T2068" style:parent-style-name="Fonteparág.padrão" style:family="text">
      <style:text-properties fo:font-weight="bold" style:font-weight-asian="bold" style:font-weight-complex="bold" style:font-size-complex="12pt"/>
    </style:style>
    <style:style style:name="T2069" style:parent-style-name="Fonteparág.padrão" style:family="text">
      <style:text-properties style:font-size-complex="12pt"/>
    </style:style>
    <style:style style:name="P2070" style:parent-style-name="Standard" style:family="paragraph">
      <style:paragraph-properties fo:line-height="100%"/>
    </style:style>
    <style:style style:name="T2071" style:parent-style-name="Fonteparág.padrão" style:family="text">
      <style:text-properties style:font-size-complex="12pt"/>
    </style:style>
    <style:style style:name="T2072" style:parent-style-name="Fonteparág.padrão" style:family="text">
      <style:text-properties fo:font-weight="bold" style:font-weight-asian="bold" style:font-weight-complex="bold" style:font-size-complex="12pt"/>
    </style:style>
    <style:style style:name="T2073" style:parent-style-name="Fonteparág.padrão" style:family="text">
      <style:text-properties style:font-size-complex="12pt"/>
    </style:style>
    <style:style style:name="P2074" style:parent-style-name="Standard" style:family="paragraph">
      <style:paragraph-properties fo:line-height="100%"/>
    </style:style>
    <style:style style:name="T2075" style:parent-style-name="Fonteparág.padrão" style:family="text">
      <style:text-properties style:font-size-complex="12pt"/>
    </style:style>
    <style:style style:name="TableColumn2077" style:family="table-column">
      <style:table-column-properties style:column-width="1.6875in" style:use-optimal-column-width="false"/>
    </style:style>
    <style:style style:name="TableColumn2078" style:family="table-column">
      <style:table-column-properties style:column-width="5in" style:use-optimal-column-width="false"/>
    </style:style>
    <style:style style:name="Table2076" style:family="table">
      <style:table-properties style:width="6.6875in" fo:margin-left="0.0694in" table:align="left"/>
    </style:style>
    <style:style style:name="TableRow2079" style:family="table-row">
      <style:table-row-properties style:use-optimal-row-height="false"/>
    </style:style>
    <style:style style:name="TableCell20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1" style:parent-style-name="Standard" style:family="paragraph">
      <style:paragraph-properties fo:line-height="100%"/>
    </style:style>
    <style:style style:name="T2082" style:parent-style-name="Fonteparág.padrão" style:family="text">
      <style:text-properties fo:font-weight="bold" style:font-weight-asian="bold" style:font-weight-complex="bold"/>
    </style:style>
    <style:style style:name="TableCell20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4" style:parent-style-name="Standard" style:family="paragraph">
      <style:paragraph-properties fo:line-height="100%"/>
    </style:style>
    <style:style style:name="T2085" style:parent-style-name="Fonteparág.padrão" style:family="text">
      <style:text-properties fo:background-color="#FFFFFF"/>
    </style:style>
    <style:style style:name="T2086" style:parent-style-name="Fonteparág.padrão" style:family="text">
      <style:text-properties fo:background-color="#FFFFFF"/>
    </style:style>
    <style:style style:name="TableRow2087" style:family="table-row">
      <style:table-row-properties style:use-optimal-row-height="false"/>
    </style:style>
    <style:style style:name="TableCell20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9" style:parent-style-name="Standard" style:family="paragraph">
      <style:paragraph-properties fo:line-height="100%"/>
    </style:style>
    <style:style style:name="T2090" style:parent-style-name="Fonteparág.padrão" style:family="text">
      <style:text-properties fo:font-weight="bold" style:font-weight-asian="bold" style:font-weight-complex="bold"/>
    </style:style>
    <style:style style:name="TableCell20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2" style:parent-style-name="Standard" style:family="paragraph">
      <style:paragraph-properties fo:line-height="100%"/>
    </style:style>
    <style:style style:name="T2093" style:parent-style-name="Fonteparág.padrão" style:family="text">
      <style:text-properties fo:font-weight="bold" style:font-weight-asian="bold" style:font-weight-complex="bold" fo:background-color="#FFFFFF"/>
    </style:style>
    <style:style style:name="T2094" style:parent-style-name="Fonteparág.padrão" style:family="text">
      <style:text-properties fo:background-color="#FFFFFF"/>
    </style:style>
    <style:style style:name="P2095" style:parent-style-name="Standard" style:family="paragraph">
      <style:paragraph-properties fo:line-height="100%"/>
    </style:style>
    <style:style style:name="T2096" style:parent-style-name="Fonteparág.padrão" style:family="text">
      <style:text-properties fo:font-weight="bold" style:font-weight-asian="bold" style:font-weight-complex="bold" fo:background-color="#FFFFFF"/>
    </style:style>
    <style:style style:name="T2097" style:parent-style-name="Fonteparág.padrão" style:family="text">
      <style:text-properties fo:background-color="#FFFFFF"/>
    </style:style>
    <style:style style:name="TableRow2098" style:family="table-row">
      <style:table-row-properties style:use-optimal-row-height="false"/>
    </style:style>
    <style:style style:name="TableCell20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0" style:parent-style-name="Standard" style:family="paragraph">
      <style:paragraph-properties fo:line-height="100%"/>
    </style:style>
    <style:style style:name="T2101" style:parent-style-name="Fonteparág.padrão" style:family="text">
      <style:text-properties fo:font-weight="bold" style:font-weight-asian="bold" style:font-weight-complex="bold"/>
    </style:style>
    <style:style style:name="TableCell2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3" style:parent-style-name="Standard" style:family="paragraph">
      <style:paragraph-properties fo:line-height="100%"/>
    </style:style>
    <style:style style:name="TableRow2104" style:family="table-row">
      <style:table-row-properties style:use-optimal-row-height="false"/>
    </style:style>
    <style:style style:name="TableCell2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6" style:parent-style-name="Standard" style:family="paragraph">
      <style:paragraph-properties fo:line-height="100%"/>
    </style:style>
    <style:style style:name="T2107" style:parent-style-name="Fonteparág.padrão" style:family="text">
      <style:text-properties fo:font-weight="bold" style:font-weight-asian="bold" style:font-weight-complex="bold"/>
    </style:style>
    <style:style style:name="TableCell2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9" style:parent-style-name="Standard" style:family="paragraph">
      <style:paragraph-properties fo:line-height="100%"/>
    </style:style>
    <style:style style:name="T2110" style:parent-style-name="Fonteparág.padrão" style:family="text">
      <style:text-properties fo:background-color="#FFFFFF"/>
    </style:style>
    <style:style style:name="T2111" style:parent-style-name="Fonteparág.padrão" style:family="text">
      <style:text-properties fo:background-color="#FFFFFF"/>
    </style:style>
    <style:style style:name="TableRow2112" style:family="table-row">
      <style:table-row-properties style:use-optimal-row-height="false"/>
    </style:style>
    <style:style style:name="TableCell2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4" style:parent-style-name="Standard" style:family="paragraph">
      <style:paragraph-properties fo:line-height="100%"/>
    </style:style>
    <style:style style:name="T2115" style:parent-style-name="Fonteparág.padrão" style:family="text">
      <style:text-properties fo:font-weight="bold" style:font-weight-asian="bold" style:font-weight-complex="bold"/>
    </style:style>
    <style:style style:name="TableCell2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7" style:parent-style-name="Standard" style:family="paragraph">
      <style:paragraph-properties fo:line-height="100%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0" style:parent-style-name="Standard" style:family="paragraph">
      <style:paragraph-properties fo:line-height="100%"/>
    </style:style>
    <style:style style:name="T2121" style:parent-style-name="Fonteparág.padrão" style:family="text">
      <style:text-properties fo:font-weight="bold" style:font-weight-asian="bold" style:font-weight-complex="bold"/>
    </style:style>
    <style:style style:name="TableCell2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3" style:parent-style-name="Standard" style:family="paragraph">
      <style:paragraph-properties fo:line-height="100%"/>
    </style:style>
    <style:style style:name="T2124" style:parent-style-name="Fonteparág.padrão" style:family="text">
      <style:text-properties style:font-size-complex="12pt"/>
    </style:style>
    <style:style style:name="P2125" style:parent-style-name="Standard" style:family="paragraph">
      <style:paragraph-properties fo:line-height="100%"/>
    </style:style>
    <style:style style:name="T2126" style:parent-style-name="Fonteparág.padrão" style:family="text">
      <style:text-properties style:font-size-complex="12pt"/>
    </style:style>
    <style:style style:name="T2127" style:parent-style-name="Fonteparág.padrão" style:family="text">
      <style:text-properties fo:font-weight="bold" style:font-weight-asian="bold" style:font-weight-complex="bold" style:font-size-complex="12pt"/>
    </style:style>
    <style:style style:name="T2128" style:parent-style-name="Fonteparág.padrão" style:family="text">
      <style:text-properties style:font-size-complex="12pt"/>
    </style:style>
    <style:style style:name="P2129" style:parent-style-name="Standard" style:family="paragraph">
      <style:paragraph-properties fo:line-height="100%"/>
    </style:style>
    <style:style style:name="T2130" style:parent-style-name="Fonteparág.padrão" style:family="text">
      <style:text-properties style:font-size-complex="12pt"/>
    </style:style>
    <style:style style:name="T2131" style:parent-style-name="Fonteparág.padrão" style:family="text">
      <style:text-properties fo:font-weight="bold" style:font-weight-asian="bold" style:font-weight-complex="bold" style:font-size-complex="12pt"/>
    </style:style>
    <style:style style:name="T2132" style:parent-style-name="Fonteparág.padrão" style:family="text">
      <style:text-properties style:font-size-complex="12pt"/>
    </style:style>
    <style:style style:name="P2133" style:parent-style-name="Standard" style:family="paragraph">
      <style:paragraph-properties fo:line-height="100%"/>
    </style:style>
    <style:style style:name="T2134" style:parent-style-name="Fonteparág.padrão" style:family="text">
      <style:text-properties style:font-size-complex="12pt"/>
    </style:style>
    <style:style style:name="T2135" style:parent-style-name="Fonteparág.padrão" style:family="text">
      <style:text-properties fo:font-weight="bold" style:font-weight-asian="bold" style:font-weight-complex="bold" style:font-size-complex="12pt"/>
    </style:style>
    <style:style style:name="T2136" style:parent-style-name="Fonteparág.padrão" style:family="text">
      <style:text-properties style:font-size-complex="12pt"/>
    </style:style>
    <style:style style:name="P2137" style:parent-style-name="Standard" style:family="paragraph">
      <style:paragraph-properties fo:line-height="100%"/>
    </style:style>
    <style:style style:name="T2138" style:parent-style-name="Fonteparág.padrão" style:family="text">
      <style:text-properties style:font-size-complex="12pt"/>
    </style:style>
    <style:style style:name="T2139" style:parent-style-name="Fonteparág.padrão" style:family="text">
      <style:text-properties fo:font-weight="bold" style:font-weight-asian="bold" style:font-weight-complex="bold" style:font-size-complex="12pt"/>
    </style:style>
    <style:style style:name="T2140" style:parent-style-name="Fonteparág.padrão" style:family="text">
      <style:text-properties style:font-size-complex="12pt"/>
    </style:style>
    <style:style style:name="P2141" style:parent-style-name="Standard" style:family="paragraph">
      <style:paragraph-properties fo:line-height="100%"/>
    </style:style>
    <style:style style:name="T2142" style:parent-style-name="Fonteparág.padrão" style:family="text">
      <style:text-properties style:font-size-complex="12pt"/>
    </style:style>
    <style:style style:name="P2143" style:parent-style-name="Normal" style:family="paragraph">
      <style:text-properties style:font-name="Arial" style:font-name-complex="Arial" fo:font-size="11pt" style:font-size-asian="11pt" style:font-size-complex="11pt"/>
    </style:style>
    <style:style style:name="P2144" style:parent-style-name="Título8" style:family="paragraph"/>
    <style:style style:name="TableColumn2146" style:family="table-column">
      <style:table-column-properties style:column-width="1.6875in" style:use-optimal-column-width="false"/>
    </style:style>
    <style:style style:name="TableColumn2147" style:family="table-column">
      <style:table-column-properties style:column-width="5in" style:use-optimal-column-width="false"/>
    </style:style>
    <style:style style:name="Table2145" style:family="table">
      <style:table-properties style:width="6.6875in" fo:margin-left="0.0694in" table:align="left"/>
    </style:style>
    <style:style style:name="TableRow2148" style:family="table-row">
      <style:table-row-properties style:use-optimal-row-height="false"/>
    </style:style>
    <style:style style:name="TableCell2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0" style:parent-style-name="Standard" style:family="paragraph">
      <style:paragraph-properties fo:line-height="100%"/>
    </style:style>
    <style:style style:name="T2151" style:parent-style-name="Fonteparág.padrão" style:family="text">
      <style:text-properties fo:font-weight="bold" style:font-weight-asian="bold" style:font-weight-complex="bold"/>
    </style:style>
    <style:style style:name="TableCell2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3" style:parent-style-name="Standard" style:family="paragraph">
      <style:paragraph-properties fo:line-height="100%"/>
    </style:style>
    <style:style style:name="T2154" style:parent-style-name="Fonteparág.padrão" style:family="text">
      <style:text-properties fo:background-color="#FFFFFF"/>
    </style:style>
    <style:style style:name="TableRow2155" style:family="table-row">
      <style:table-row-properties style:use-optimal-row-height="false"/>
    </style:style>
    <style:style style:name="TableCell2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7" style:parent-style-name="Standard" style:family="paragraph">
      <style:paragraph-properties fo:line-height="100%"/>
    </style:style>
    <style:style style:name="T2158" style:parent-style-name="Fonteparág.padrão" style:family="text">
      <style:text-properties fo:font-weight="bold" style:font-weight-asian="bold" style:font-weight-complex="bold"/>
    </style:style>
    <style:style style:name="TableCell2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0" style:parent-style-name="Standard" style:family="paragraph">
      <style:paragraph-properties fo:line-height="100%"/>
    </style:style>
    <style:style style:name="TableRow2161" style:family="table-row">
      <style:table-row-properties style:use-optimal-row-height="false"/>
    </style:style>
    <style:style style:name="TableCell2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3" style:parent-style-name="Standard" style:family="paragraph">
      <style:paragraph-properties fo:line-height="100%"/>
    </style:style>
    <style:style style:name="T2164" style:parent-style-name="Fonteparág.padrão" style:family="text">
      <style:text-properties fo:font-weight="bold" style:font-weight-asian="bold" style:font-weight-complex="bold"/>
    </style:style>
    <style:style style:name="TableCell2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6" style:parent-style-name="Standard" style:family="paragraph">
      <style:paragraph-properties fo:line-height="100%"/>
    </style:style>
    <style:style style:name="TableRow2167" style:family="table-row">
      <style:table-row-properties style:use-optimal-row-height="false"/>
    </style:style>
    <style:style style:name="TableCell2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9" style:parent-style-name="Standard" style:family="paragraph">
      <style:paragraph-properties fo:line-height="100%"/>
    </style:style>
    <style:style style:name="T2170" style:parent-style-name="Fonteparág.padrão" style:family="text">
      <style:text-properties fo:font-weight="bold" style:font-weight-asian="bold" style:font-weight-complex="bold"/>
    </style:style>
    <style:style style:name="TableCell2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2" style:parent-style-name="Standard" style:family="paragraph">
      <style:paragraph-properties fo:line-height="100%"/>
    </style:style>
    <style:style style:name="TableColumn2174" style:family="table-column">
      <style:table-column-properties style:column-width="1.6875in" style:use-optimal-column-width="false"/>
    </style:style>
    <style:style style:name="TableColumn2175" style:family="table-column">
      <style:table-column-properties style:column-width="4.8125in" style:use-optimal-column-width="false"/>
    </style:style>
    <style:style style:name="Table2173" style:family="table">
      <style:table-properties style:width="6.5in" fo:margin-left="0.0694in" table:align="left"/>
    </style:style>
    <style:style style:name="TableRow2176" style:family="table-row">
      <style:table-row-properties style:use-optimal-row-height="false"/>
    </style:style>
    <style:style style:name="TableCell2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8" style:parent-style-name="Standard" style:family="paragraph">
      <style:paragraph-properties fo:line-height="100%"/>
    </style:style>
    <style:style style:name="T2179" style:parent-style-name="Fonteparág.padrão" style:family="text">
      <style:text-properties fo:font-weight="bold" style:font-weight-asian="bold" style:font-weight-complex="bold"/>
    </style:style>
    <style:style style:name="TableCell2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1" style:parent-style-name="Standard" style:family="paragraph">
      <style:paragraph-properties fo:line-height="100%"/>
    </style:style>
    <style:style style:name="T2182" style:parent-style-name="Fonteparág.padrão" style:family="text">
      <style:text-properties fo:background-color="#FFFFFF"/>
    </style:style>
    <style:style style:name="TableRow2183" style:family="table-row">
      <style:table-row-properties style:use-optimal-row-height="false"/>
    </style:style>
    <style:style style:name="TableCell2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5" style:parent-style-name="Standard" style:family="paragraph">
      <style:paragraph-properties fo:line-height="100%"/>
    </style:style>
    <style:style style:name="T2186" style:parent-style-name="Fonteparág.padrão" style:family="text">
      <style:text-properties fo:font-weight="bold" style:font-weight-asian="bold" style:font-weight-complex="bold"/>
    </style:style>
    <style:style style:name="TableCell2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8" style:parent-style-name="Standard" style:family="paragraph">
      <style:paragraph-properties fo:line-height="100%"/>
    </style:style>
    <style:style style:name="TableRow2189" style:family="table-row">
      <style:table-row-properties style:use-optimal-row-height="false"/>
    </style:style>
    <style:style style:name="TableCell2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1" style:parent-style-name="Standard" style:family="paragraph">
      <style:paragraph-properties fo:line-height="100%"/>
    </style:style>
    <style:style style:name="T2192" style:parent-style-name="Fonteparág.padrão" style:family="text">
      <style:text-properties fo:font-weight="bold" style:font-weight-asian="bold" style:font-weight-complex="bold"/>
    </style:style>
    <style:style style:name="TableCell2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4" style:parent-style-name="Standard" style:family="paragraph">
      <style:paragraph-properties fo:line-height="100%"/>
    </style:style>
    <style:style style:name="TableRow2195" style:family="table-row">
      <style:table-row-properties style:use-optimal-row-height="false"/>
    </style:style>
    <style:style style:name="TableCell2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7" style:parent-style-name="Standard" style:family="paragraph">
      <style:paragraph-properties fo:line-height="100%"/>
    </style:style>
    <style:style style:name="T2198" style:parent-style-name="Fonteparág.padrão" style:family="text">
      <style:text-properties fo:font-weight="bold" style:font-weight-asian="bold" style:font-weight-complex="bold"/>
    </style:style>
    <style:style style:name="TableCell2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0" style:parent-style-name="Standard" style:family="paragraph">
      <style:paragraph-properties fo:line-height="100%" fo:margin-right="-0.2604in"/>
    </style:style>
    <style:style style:name="TableColumn2202" style:family="table-column">
      <style:table-column-properties style:column-width="1.6875in" style:use-optimal-column-width="false"/>
    </style:style>
    <style:style style:name="TableColumn2203" style:family="table-column">
      <style:table-column-properties style:column-width="5in" style:use-optimal-column-width="false"/>
    </style:style>
    <style:style style:name="Table2201" style:family="table">
      <style:table-properties style:width="6.6875in" fo:margin-left="0.0694in" table:align="left"/>
    </style:style>
    <style:style style:name="TableRow2204" style:family="table-row">
      <style:table-row-properties style:use-optimal-row-height="false"/>
    </style:style>
    <style:style style:name="TableCell2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6" style:parent-style-name="Standard" style:family="paragraph">
      <style:paragraph-properties fo:line-height="100%"/>
    </style:style>
    <style:style style:name="T2207" style:parent-style-name="Fonteparág.padrão" style:family="text">
      <style:text-properties fo:font-weight="bold" style:font-weight-asian="bold" style:font-weight-complex="bold"/>
    </style:style>
    <style:style style:name="TableCell2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9" style:parent-style-name="Standard" style:family="paragraph">
      <style:paragraph-properties fo:line-height="100%"/>
    </style:style>
    <style:style style:name="T2210" style:parent-style-name="Fonteparág.padrão" style:family="text">
      <style:text-properties fo:background-color="#FFFFFF"/>
    </style:style>
    <style:style style:name="T2211" style:parent-style-name="Fonteparág.padrão" style:family="text">
      <style:text-properties fo:background-color="#FFFFFF"/>
    </style:style>
    <style:style style:name="TableRow2212" style:family="table-row">
      <style:table-row-properties style:use-optimal-row-height="false"/>
    </style:style>
    <style:style style:name="TableCell2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4" style:parent-style-name="Standard" style:family="paragraph">
      <style:paragraph-properties fo:line-height="100%"/>
    </style:style>
    <style:style style:name="T2215" style:parent-style-name="Fonteparág.padrão" style:family="text">
      <style:text-properties fo:font-weight="bold" style:font-weight-asian="bold" style:font-weight-complex="bold"/>
    </style:style>
    <style:style style:name="TableCell2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7" style:parent-style-name="Standard" style:family="paragraph">
      <style:paragraph-properties fo:line-height="100%"/>
    </style:style>
    <style:style style:name="T2218" style:parent-style-name="Fonteparág.padrão" style:family="text">
      <style:text-properties fo:font-weight="bold" style:font-weight-asian="bold" style:font-weight-complex="bold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1" style:parent-style-name="Standard" style:family="paragraph">
      <style:paragraph-properties fo:line-height="100%"/>
    </style:style>
    <style:style style:name="T2222" style:parent-style-name="Fonteparág.padrão" style:family="text">
      <style:text-properties fo:font-weight="bold" style:font-weight-asian="bold" style:font-weight-complex="bold"/>
    </style:style>
    <style:style style:name="TableCell2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4" style:parent-style-name="Standard" style:family="paragraph">
      <style:paragraph-properties fo:line-height="100%"/>
    </style:style>
    <style:style style:name="TableRow2225" style:family="table-row">
      <style:table-row-properties style:use-optimal-row-height="false"/>
    </style:style>
    <style:style style:name="TableCell2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7" style:parent-style-name="Standard" style:family="paragraph">
      <style:paragraph-properties fo:line-height="100%"/>
    </style:style>
    <style:style style:name="T2228" style:parent-style-name="Fonteparág.padrão" style:family="text">
      <style:text-properties fo:font-weight="bold" style:font-weight-asian="bold" style:font-weight-complex="bold"/>
    </style:style>
    <style:style style:name="TableCell2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0" style:parent-style-name="Standard" style:family="paragraph">
      <style:paragraph-properties fo:line-height="100%"/>
    </style:style>
    <style:style style:name="TableColumn2232" style:family="table-column">
      <style:table-column-properties style:column-width="1.6875in" style:use-optimal-column-width="false"/>
    </style:style>
    <style:style style:name="TableColumn2233" style:family="table-column">
      <style:table-column-properties style:column-width="5in" style:use-optimal-column-width="false"/>
    </style:style>
    <style:style style:name="Table2231" style:family="table">
      <style:table-properties style:width="6.6875in" fo:margin-left="0.0694in" table:align="left"/>
    </style:style>
    <style:style style:name="TableRow2234" style:family="table-row">
      <style:table-row-properties style:use-optimal-row-height="false"/>
    </style:style>
    <style:style style:name="TableCell2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6" style:parent-style-name="Standard" style:family="paragraph">
      <style:paragraph-properties fo:line-height="100%"/>
    </style:style>
    <style:style style:name="T2237" style:parent-style-name="Fonteparág.padrão" style:family="text">
      <style:text-properties fo:font-weight="bold" style:font-weight-asian="bold" style:font-weight-complex="bold"/>
    </style:style>
    <style:style style:name="TableCell2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9" style:parent-style-name="Standard" style:family="paragraph">
      <style:paragraph-properties fo:line-height="100%"/>
    </style:style>
    <style:style style:name="T2240" style:parent-style-name="Fonteparág.padrão" style:family="text">
      <style:text-properties fo:background-color="#FFFFFF"/>
    </style:style>
    <style:style style:name="TableRow2241" style:family="table-row">
      <style:table-row-properties style:use-optimal-row-height="false"/>
    </style:style>
    <style:style style:name="TableCell2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3" style:parent-style-name="Standard" style:family="paragraph">
      <style:paragraph-properties fo:line-height="100%"/>
    </style:style>
    <style:style style:name="T2244" style:parent-style-name="Fonteparág.padrão" style:family="text">
      <style:text-properties fo:font-weight="bold" style:font-weight-asian="bold" style:font-weight-complex="bold"/>
    </style:style>
    <style:style style:name="TableCell2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6" style:parent-style-name="Standard" style:family="paragraph">
      <style:paragraph-properties fo:line-height="100%"/>
    </style:style>
    <style:style style:name="TableRow2247" style:family="table-row">
      <style:table-row-properties style:use-optimal-row-height="false"/>
    </style:style>
    <style:style style:name="TableCell2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9" style:parent-style-name="Standard" style:family="paragraph">
      <style:paragraph-properties fo:line-height="100%"/>
    </style:style>
    <style:style style:name="T2250" style:parent-style-name="Fonteparág.padrão" style:family="text">
      <style:text-properties fo:font-weight="bold" style:font-weight-asian="bold" style:font-weight-complex="bold"/>
    </style:style>
    <style:style style:name="TableCell2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2" style:parent-style-name="Standard" style:family="paragraph">
      <style:paragraph-properties fo:line-height="100%"/>
    </style:style>
    <style:style style:name="TableRow2253" style:family="table-row">
      <style:table-row-properties style:use-optimal-row-height="false"/>
    </style:style>
    <style:style style:name="TableCell2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5" style:parent-style-name="Standard" style:family="paragraph">
      <style:paragraph-properties fo:line-height="100%"/>
    </style:style>
    <style:style style:name="T2256" style:parent-style-name="Fonteparág.padrão" style:family="text">
      <style:text-properties fo:font-weight="bold" style:font-weight-asian="bold" style:font-weight-complex="bold"/>
    </style:style>
    <style:style style:name="TableCell2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258" style:parent-style-name="Fonteparág.padrão" style:family="text">
      <style:text-properties fo:font-weight="bold" style:font-weight-asian="bold"/>
    </style:style>
    <style:style style:name="T2259" style:parent-style-name="Fonteparág.padrão" style:family="text">
      <style:text-properties fo:font-weight="bold" style:font-weight-asian="bold"/>
    </style:style>
    <style:style style:name="T2260" style:parent-style-name="Fonteparág.padrão" style:family="text">
      <style:text-properties fo:font-weight="bold" style:font-weight-asian="bold"/>
    </style:style>
    <style:style style:name="T2261" style:parent-style-name="Fonteparág.padrão" style:family="text">
      <style:text-properties fo:font-weight="bold" style:font-weight-asian="bold"/>
    </style:style>
    <style:style style:name="P2262" style:parent-style-name="Standard" style:family="paragraph">
      <style:paragraph-properties fo:line-height="100%"/>
    </style:style>
    <style:style style:name="TableColumn2264" style:family="table-column">
      <style:table-column-properties style:column-width="1.6875in" style:use-optimal-column-width="false"/>
    </style:style>
    <style:style style:name="TableColumn2265" style:family="table-column">
      <style:table-column-properties style:column-width="5in" style:use-optimal-column-width="false"/>
    </style:style>
    <style:style style:name="Table2263" style:family="table">
      <style:table-properties style:width="6.6875in" fo:margin-left="0.0694in" table:align="left"/>
    </style:style>
    <style:style style:name="TableRow2266" style:family="table-row">
      <style:table-row-properties style:use-optimal-row-height="false"/>
    </style:style>
    <style:style style:name="TableCell22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8" style:parent-style-name="Standard" style:family="paragraph">
      <style:paragraph-properties fo:line-height="100%"/>
    </style:style>
    <style:style style:name="T2269" style:parent-style-name="Fonteparág.padrão" style:family="text">
      <style:text-properties fo:font-weight="bold" style:font-weight-asian="bold" style:font-weight-complex="bold"/>
    </style:style>
    <style:style style:name="TableCell2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1" style:parent-style-name="Standard" style:family="paragraph">
      <style:paragraph-properties fo:line-height="100%"/>
    </style:style>
    <style:style style:name="T2272" style:parent-style-name="Fonteparág.padrão" style:family="text">
      <style:text-properties fo:background-color="#FFFFFF"/>
    </style:style>
    <style:style style:name="TableRow2273" style:family="table-row">
      <style:table-row-properties style:use-optimal-row-height="false"/>
    </style:style>
    <style:style style:name="TableCell22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5" style:parent-style-name="Standard" style:family="paragraph">
      <style:paragraph-properties fo:line-height="100%"/>
    </style:style>
    <style:style style:name="T2276" style:parent-style-name="Fonteparág.padrão" style:family="text">
      <style:text-properties fo:font-weight="bold" style:font-weight-asian="bold" style:font-weight-complex="bold"/>
    </style:style>
    <style:style style:name="TableCell2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8" style:parent-style-name="Standard" style:family="paragraph">
      <style:paragraph-properties fo:line-height="100%"/>
    </style:style>
    <style:style style:name="T2279" style:parent-style-name="Fonteparág.padrão" style:family="text">
      <style:text-properties fo:font-weight="bold" style:font-weight-asian="bold" style:font-weight-complex="bold"/>
    </style:style>
    <style:style style:name="TableRow2280" style:family="table-row">
      <style:table-row-properties style:use-optimal-row-height="false"/>
    </style:style>
    <style:style style:name="TableCell2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2" style:parent-style-name="Standard" style:family="paragraph">
      <style:paragraph-properties fo:line-height="100%"/>
    </style:style>
    <style:style style:name="T2283" style:parent-style-name="Fonteparág.padrão" style:family="text">
      <style:text-properties fo:font-weight="bold" style:font-weight-asian="bold" style:font-weight-complex="bold"/>
    </style:style>
    <style:style style:name="TableCell22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5" style:parent-style-name="Standard" style:family="paragraph">
      <style:paragraph-properties fo:line-height="100%"/>
    </style:style>
    <style:style style:name="TableRow2286" style:family="table-row">
      <style:table-row-properties style:use-optimal-row-height="false"/>
    </style:style>
    <style:style style:name="TableCell22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8" style:parent-style-name="Standard" style:family="paragraph">
      <style:paragraph-properties fo:line-height="100%"/>
    </style:style>
    <style:style style:name="T2289" style:parent-style-name="Fonteparág.padrão" style:family="text">
      <style:text-properties fo:font-weight="bold" style:font-weight-asian="bold" style:font-weight-complex="bold"/>
    </style:style>
    <style:style style:name="TableCell2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1" style:parent-style-name="Standard" style:family="paragraph">
      <style:paragraph-properties fo:line-height="100%"/>
    </style:style>
    <style:style style:name="TableRow2292" style:family="table-row">
      <style:table-row-properties style:use-optimal-row-height="false"/>
    </style:style>
    <style:style style:name="TableCell2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4" style:parent-style-name="Standard" style:family="paragraph">
      <style:paragraph-properties fo:line-height="100%"/>
    </style:style>
    <style:style style:name="T2295" style:parent-style-name="Fonteparág.padrão" style:family="text">
      <style:text-properties fo:font-weight="bold" style:font-weight-asian="bold" style:font-weight-complex="bold"/>
    </style:style>
    <style:style style:name="TableCell22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297" style:parent-style-name="Fonteparág.padrão" style:family="text">
      <style:text-properties fo:font-weight="bold" style:font-weight-asian="bold"/>
    </style:style>
    <style:style style:name="T2298" style:parent-style-name="Fonteparág.padrão" style:family="text">
      <style:text-properties fo:font-weight="bold" style:font-weight-asian="bold"/>
    </style:style>
    <style:style style:name="T2299" style:parent-style-name="Fonteparág.padrão" style:family="text">
      <style:text-properties fo:font-weight="bold" style:font-weight-asian="bold"/>
    </style:style>
    <style:style style:name="T2300" style:parent-style-name="Fonteparág.padrão" style:family="text">
      <style:text-properties fo:font-weight="bold" style:font-weight-asian="bold"/>
    </style:style>
    <style:style style:name="P2301" style:parent-style-name="Standard" style:family="paragraph">
      <style:paragraph-properties fo:line-height="100%"/>
    </style:style>
    <style:style style:name="P2302" style:parent-style-name="Normal" style:family="paragraph">
      <style:text-properties style:font-name="Arial" style:font-name-complex="Arial" fo:font-size="11pt" style:font-size-asian="11pt"/>
    </style:style>
    <style:style style:name="P2303" style:parent-style-name="Título8" style:family="paragraph"/>
    <style:style style:name="TableColumn2305" style:family="table-column">
      <style:table-column-properties style:column-width="1.6875in" style:use-optimal-column-width="false"/>
    </style:style>
    <style:style style:name="TableColumn2306" style:family="table-column">
      <style:table-column-properties style:column-width="5in" style:use-optimal-column-width="false"/>
    </style:style>
    <style:style style:name="Table2304" style:family="table">
      <style:table-properties style:width="6.6875in" fo:margin-left="0.0694in" table:align="left"/>
    </style:style>
    <style:style style:name="TableRow2307" style:family="table-row">
      <style:table-row-properties style:use-optimal-row-height="false"/>
    </style:style>
    <style:style style:name="TableCell23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9" style:parent-style-name="Standard" style:family="paragraph">
      <style:paragraph-properties fo:line-height="100%"/>
    </style:style>
    <style:style style:name="T2310" style:parent-style-name="Fonteparág.padrão" style:family="text">
      <style:text-properties fo:font-weight="bold" style:font-weight-asian="bold" style:font-weight-complex="bold"/>
    </style:style>
    <style:style style:name="TableCell23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2" style:parent-style-name="Standard" style:family="paragraph">
      <style:paragraph-properties fo:line-height="100%"/>
    </style:style>
    <style:style style:name="T2313" style:parent-style-name="Fonteparág.padrão" style:family="text">
      <style:text-properties fo:background-color="#FFFFFF"/>
    </style:style>
    <style:style style:name="TableRow2314" style:family="table-row">
      <style:table-row-properties style:use-optimal-row-height="false"/>
    </style:style>
    <style:style style:name="TableCell23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6" style:parent-style-name="Standard" style:family="paragraph">
      <style:paragraph-properties fo:line-height="100%"/>
    </style:style>
    <style:style style:name="T2317" style:parent-style-name="Fonteparág.padrão" style:family="text">
      <style:text-properties fo:font-weight="bold" style:font-weight-asian="bold" style:font-weight-complex="bold"/>
    </style:style>
    <style:style style:name="TableCell23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9" style:parent-style-name="Standard" style:family="paragraph">
      <style:paragraph-properties fo:line-height="100%"/>
    </style:style>
    <style:style style:name="TableRow2320" style:family="table-row">
      <style:table-row-properties style:use-optimal-row-height="false"/>
    </style:style>
    <style:style style:name="TableCell23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2" style:parent-style-name="Standard" style:family="paragraph">
      <style:paragraph-properties fo:line-height="100%"/>
    </style:style>
    <style:style style:name="T2323" style:parent-style-name="Fonteparág.padrão" style:family="text">
      <style:text-properties fo:font-weight="bold" style:font-weight-asian="bold" style:font-weight-complex="bold"/>
    </style:style>
    <style:style style:name="TableCell23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5" style:parent-style-name="Standard" style:family="paragraph">
      <style:paragraph-properties fo:line-height="100%"/>
    </style:style>
    <style:style style:name="TableRow2326" style:family="table-row">
      <style:table-row-properties style:use-optimal-row-height="false"/>
    </style:style>
    <style:style style:name="TableCell23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8" style:parent-style-name="Standard" style:family="paragraph">
      <style:paragraph-properties fo:line-height="100%"/>
    </style:style>
    <style:style style:name="T2329" style:parent-style-name="Fonteparág.padrão" style:family="text">
      <style:text-properties fo:font-weight="bold" style:font-weight-asian="bold" style:font-weight-complex="bold"/>
    </style:style>
    <style:style style:name="TableCell2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1" style:parent-style-name="Standard" style:family="paragraph">
      <style:paragraph-properties fo:line-height="100%"/>
    </style:style>
    <style:style style:name="TableColumn2333" style:family="table-column">
      <style:table-column-properties style:column-width="1.6875in" style:use-optimal-column-width="false"/>
    </style:style>
    <style:style style:name="TableColumn2334" style:family="table-column">
      <style:table-column-properties style:column-width="5in" style:use-optimal-column-width="false"/>
    </style:style>
    <style:style style:name="Table2332" style:family="table">
      <style:table-properties style:width="6.6875in" fo:margin-left="0.0694in" table:align="left"/>
    </style:style>
    <style:style style:name="TableRow2335" style:family="table-row">
      <style:table-row-properties style:use-optimal-row-height="false"/>
    </style:style>
    <style:style style:name="TableCell2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7" style:parent-style-name="Standard" style:family="paragraph">
      <style:paragraph-properties fo:line-height="100%"/>
    </style:style>
    <style:style style:name="T2338" style:parent-style-name="Fonteparág.padrão" style:family="text">
      <style:text-properties fo:font-weight="bold" style:font-weight-asian="bold" style:font-weight-complex="bold"/>
    </style:style>
    <style:style style:name="TableCell2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0" style:parent-style-name="Standard" style:family="paragraph">
      <style:paragraph-properties fo:line-height="100%"/>
    </style:style>
    <style:style style:name="T2341" style:parent-style-name="Fonteparág.padrão" style:family="text">
      <style:text-properties fo:background-color="#FFFFFF"/>
    </style:style>
    <style:style style:name="TableRow2342" style:family="table-row">
      <style:table-row-properties style:use-optimal-row-height="false"/>
    </style:style>
    <style:style style:name="TableCell2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4" style:parent-style-name="Standard" style:family="paragraph">
      <style:paragraph-properties fo:line-height="100%"/>
    </style:style>
    <style:style style:name="T2345" style:parent-style-name="Fonteparág.padrão" style:family="text">
      <style:text-properties fo:font-weight="bold" style:font-weight-asian="bold" style:font-weight-complex="bold"/>
    </style:style>
    <style:style style:name="TableCell23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7" style:parent-style-name="Standard" style:family="paragraph">
      <style:paragraph-properties fo:line-height="100%"/>
    </style:style>
    <style:style style:name="TableRow2348" style:family="table-row">
      <style:table-row-properties style:use-optimal-row-height="false"/>
    </style:style>
    <style:style style:name="TableCell23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0" style:parent-style-name="Standard" style:family="paragraph">
      <style:paragraph-properties fo:line-height="100%"/>
    </style:style>
    <style:style style:name="T2351" style:parent-style-name="Fonteparág.padrão" style:family="text">
      <style:text-properties fo:font-weight="bold" style:font-weight-asian="bold" style:font-weight-complex="bold"/>
    </style:style>
    <style:style style:name="TableCell23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3" style:parent-style-name="Standard" style:family="paragraph">
      <style:paragraph-properties fo:line-height="100%"/>
    </style:style>
    <style:style style:name="TableRow2354" style:family="table-row">
      <style:table-row-properties style:use-optimal-row-height="false"/>
    </style:style>
    <style:style style:name="TableCell23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6" style:parent-style-name="Standard" style:family="paragraph">
      <style:paragraph-properties fo:line-height="100%"/>
    </style:style>
    <style:style style:name="T2357" style:parent-style-name="Fonteparág.padrão" style:family="text">
      <style:text-properties fo:font-weight="bold" style:font-weight-asian="bold" style:font-weight-complex="bold"/>
    </style:style>
    <style:style style:name="TableCell23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9" style:parent-style-name="Standard" style:family="paragraph">
      <style:paragraph-properties fo:line-height="100%"/>
    </style:style>
    <style:style style:name="TableColumn2361" style:family="table-column">
      <style:table-column-properties style:column-width="1.6875in" style:use-optimal-column-width="false"/>
    </style:style>
    <style:style style:name="TableColumn2362" style:family="table-column">
      <style:table-column-properties style:column-width="5in" style:use-optimal-column-width="false"/>
    </style:style>
    <style:style style:name="Table2360" style:family="table">
      <style:table-properties style:width="6.6875in" fo:margin-left="0.0694in" table:align="left"/>
    </style:style>
    <style:style style:name="TableRow2363" style:family="table-row">
      <style:table-row-properties style:use-optimal-row-height="false"/>
    </style:style>
    <style:style style:name="TableCell2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5" style:parent-style-name="Standard" style:family="paragraph">
      <style:paragraph-properties fo:line-height="100%"/>
    </style:style>
    <style:style style:name="T2366" style:parent-style-name="Fonteparág.padrão" style:family="text">
      <style:text-properties fo:font-weight="bold" style:font-weight-asian="bold" style:font-weight-complex="bold"/>
    </style:style>
    <style:style style:name="TableCell23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8" style:parent-style-name="Standard" style:family="paragraph">
      <style:paragraph-properties fo:line-height="100%"/>
    </style:style>
    <style:style style:name="T2369" style:parent-style-name="Fonteparág.padrão" style:family="text">
      <style:text-properties fo:background-color="#FFFFFF"/>
    </style:style>
    <style:style style:name="T2370" style:parent-style-name="Fonteparág.padrão" style:family="text">
      <style:text-properties fo:background-color="#FFFFFF"/>
    </style:style>
    <style:style style:name="TableRow2371" style:family="table-row">
      <style:table-row-properties style:use-optimal-row-height="false"/>
    </style:style>
    <style:style style:name="TableCell23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3" style:parent-style-name="Standard" style:family="paragraph">
      <style:paragraph-properties fo:line-height="100%"/>
    </style:style>
    <style:style style:name="T2374" style:parent-style-name="Fonteparág.padrão" style:family="text">
      <style:text-properties fo:font-weight="bold" style:font-weight-asian="bold" style:font-weight-complex="bold"/>
    </style:style>
    <style:style style:name="TableCell23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6" style:parent-style-name="Standard" style:family="paragraph">
      <style:paragraph-properties fo:line-height="100%"/>
    </style:style>
    <style:style style:name="T2377" style:parent-style-name="Fonteparág.padrão" style:family="text">
      <style:text-properties fo:font-weight="bold" style:font-weight-asian="bold" style:font-weight-complex="bold"/>
    </style:style>
    <style:style style:name="TableRow2378" style:family="table-row">
      <style:table-row-properties style:use-optimal-row-height="false"/>
    </style:style>
    <style:style style:name="TableCell23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0" style:parent-style-name="Standard" style:family="paragraph">
      <style:paragraph-properties fo:line-height="100%"/>
    </style:style>
    <style:style style:name="T2381" style:parent-style-name="Fonteparág.padrão" style:family="text">
      <style:text-properties fo:font-weight="bold" style:font-weight-asian="bold" style:font-weight-complex="bold"/>
    </style:style>
    <style:style style:name="TableCell23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3" style:parent-style-name="Standard" style:family="paragraph">
      <style:paragraph-properties fo:line-height="100%"/>
    </style:style>
    <style:style style:name="TableRow2384" style:family="table-row">
      <style:table-row-properties style:use-optimal-row-height="false"/>
    </style:style>
    <style:style style:name="TableCell23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6" style:parent-style-name="Standard" style:family="paragraph">
      <style:paragraph-properties fo:line-height="100%"/>
    </style:style>
    <style:style style:name="T2387" style:parent-style-name="Fonteparág.padrão" style:family="text">
      <style:text-properties fo:font-weight="bold" style:font-weight-asian="bold" style:font-weight-complex="bold"/>
    </style:style>
    <style:style style:name="TableCell23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9" style:parent-style-name="Standard" style:family="paragraph">
      <style:paragraph-properties fo:line-height="100%"/>
    </style:style>
    <style:style style:name="TableColumn2391" style:family="table-column">
      <style:table-column-properties style:column-width="1.6875in" style:use-optimal-column-width="false"/>
    </style:style>
    <style:style style:name="TableColumn2392" style:family="table-column">
      <style:table-column-properties style:column-width="5in" style:use-optimal-column-width="false"/>
    </style:style>
    <style:style style:name="Table2390" style:family="table">
      <style:table-properties style:width="6.6875in" fo:margin-left="0.0694in" table:align="left"/>
    </style:style>
    <style:style style:name="TableRow2393" style:family="table-row">
      <style:table-row-properties style:use-optimal-row-height="false"/>
    </style:style>
    <style:style style:name="TableCell23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5" style:parent-style-name="Standard" style:family="paragraph">
      <style:paragraph-properties fo:line-height="100%"/>
    </style:style>
    <style:style style:name="T2396" style:parent-style-name="Fonteparág.padrão" style:family="text">
      <style:text-properties fo:font-weight="bold" style:font-weight-asian="bold" style:font-weight-complex="bold"/>
    </style:style>
    <style:style style:name="TableCell23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8" style:parent-style-name="Standard" style:family="paragraph">
      <style:paragraph-properties fo:line-height="100%"/>
    </style:style>
    <style:style style:name="T2399" style:parent-style-name="Fonteparág.padrão" style:family="text">
      <style:text-properties fo:background-color="#FFFFFF"/>
    </style:style>
    <style:style style:name="TableRow2400" style:family="table-row">
      <style:table-row-properties style:use-optimal-row-height="false"/>
    </style:style>
    <style:style style:name="TableCell24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2" style:parent-style-name="Standard" style:family="paragraph">
      <style:paragraph-properties fo:line-height="100%"/>
    </style:style>
    <style:style style:name="T2403" style:parent-style-name="Fonteparág.padrão" style:family="text">
      <style:text-properties fo:font-weight="bold" style:font-weight-asian="bold" style:font-weight-complex="bold"/>
    </style:style>
    <style:style style:name="TableCell24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5" style:parent-style-name="Standard" style:family="paragraph">
      <style:paragraph-properties fo:line-height="100%"/>
    </style:style>
    <style:style style:name="TableRow2406" style:family="table-row">
      <style:table-row-properties style:use-optimal-row-height="false"/>
    </style:style>
    <style:style style:name="TableCell24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8" style:parent-style-name="Standard" style:family="paragraph">
      <style:paragraph-properties fo:line-height="100%"/>
    </style:style>
    <style:style style:name="T2409" style:parent-style-name="Fonteparág.padrão" style:family="text">
      <style:text-properties fo:font-weight="bold" style:font-weight-asian="bold" style:font-weight-complex="bold"/>
    </style:style>
    <style:style style:name="TableCell24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1" style:parent-style-name="Standard" style:family="paragraph">
      <style:paragraph-properties fo:line-height="100%"/>
    </style:style>
    <style:style style:name="TableRow2412" style:family="table-row">
      <style:table-row-properties style:use-optimal-row-height="false"/>
    </style:style>
    <style:style style:name="TableCell24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4" style:parent-style-name="Standard" style:family="paragraph">
      <style:paragraph-properties fo:line-height="100%"/>
    </style:style>
    <style:style style:name="T2415" style:parent-style-name="Fonteparág.padrão" style:family="text">
      <style:text-properties fo:font-weight="bold" style:font-weight-asian="bold" style:font-weight-complex="bold"/>
    </style:style>
    <style:style style:name="TableCell24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417" style:parent-style-name="Fonteparág.padrão" style:family="text">
      <style:text-properties fo:font-weight="bold" style:font-weight-asian="bold"/>
    </style:style>
    <style:style style:name="T2418" style:parent-style-name="Fonteparág.padrão" style:family="text">
      <style:text-properties fo:font-weight="bold" style:font-weight-asian="bold"/>
    </style:style>
    <style:style style:name="T2419" style:parent-style-name="Fonteparág.padrão" style:family="text">
      <style:text-properties fo:font-weight="bold" style:font-weight-asian="bold"/>
    </style:style>
    <style:style style:name="T2420" style:parent-style-name="Fonteparág.padrão" style:family="text">
      <style:text-properties fo:font-weight="bold" style:font-weight-asian="bold"/>
    </style:style>
    <style:style style:name="P2421" style:parent-style-name="Standard" style:family="paragraph">
      <style:paragraph-properties fo:line-height="100%"/>
    </style:style>
    <style:style style:name="TableColumn2423" style:family="table-column">
      <style:table-column-properties style:column-width="1.6875in" style:use-optimal-column-width="false"/>
    </style:style>
    <style:style style:name="TableColumn2424" style:family="table-column">
      <style:table-column-properties style:column-width="5in" style:use-optimal-column-width="false"/>
    </style:style>
    <style:style style:name="Table2422" style:family="table">
      <style:table-properties style:width="6.6875in" fo:margin-left="0.0694in" table:align="left"/>
    </style:style>
    <style:style style:name="TableRow2425" style:family="table-row">
      <style:table-row-properties style:use-optimal-row-height="false"/>
    </style:style>
    <style:style style:name="TableCell24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7" style:parent-style-name="Standard" style:family="paragraph">
      <style:paragraph-properties fo:line-height="100%"/>
    </style:style>
    <style:style style:name="T2428" style:parent-style-name="Fonteparág.padrão" style:family="text">
      <style:text-properties fo:font-weight="bold" style:font-weight-asian="bold" style:font-weight-complex="bold"/>
    </style:style>
    <style:style style:name="TableCell24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0" style:parent-style-name="Standard" style:family="paragraph">
      <style:paragraph-properties fo:line-height="100%"/>
    </style:style>
    <style:style style:name="T2431" style:parent-style-name="Fonteparág.padrão" style:family="text">
      <style:text-properties fo:background-color="#FFFFFF"/>
    </style:style>
    <style:style style:name="TableRow2432" style:family="table-row">
      <style:table-row-properties style:use-optimal-row-height="false"/>
    </style:style>
    <style:style style:name="TableCell24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4" style:parent-style-name="Standard" style:family="paragraph">
      <style:paragraph-properties fo:line-height="100%"/>
    </style:style>
    <style:style style:name="T2435" style:parent-style-name="Fonteparág.padrão" style:family="text">
      <style:text-properties fo:font-weight="bold" style:font-weight-asian="bold" style:font-weight-complex="bold"/>
    </style:style>
    <style:style style:name="TableCell24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7" style:parent-style-name="Standard" style:family="paragraph">
      <style:paragraph-properties fo:line-height="100%"/>
    </style:style>
    <style:style style:name="T2438" style:parent-style-name="Fonteparág.padrão" style:family="text">
      <style:text-properties fo:font-weight="bold" style:font-weight-asian="bold" style:font-weight-complex="bold"/>
    </style:style>
    <style:style style:name="TableRow2439" style:family="table-row">
      <style:table-row-properties style:use-optimal-row-height="false"/>
    </style:style>
    <style:style style:name="TableCell24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1" style:parent-style-name="Standard" style:family="paragraph">
      <style:paragraph-properties fo:line-height="100%"/>
    </style:style>
    <style:style style:name="T2442" style:parent-style-name="Fonteparág.padrão" style:family="text">
      <style:text-properties fo:font-weight="bold" style:font-weight-asian="bold" style:font-weight-complex="bold"/>
    </style:style>
    <style:style style:name="TableCell2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4" style:parent-style-name="Standard" style:family="paragraph">
      <style:paragraph-properties fo:line-height="100%"/>
    </style:style>
    <style:style style:name="TableRow2445" style:family="table-row">
      <style:table-row-properties style:use-optimal-row-height="false"/>
    </style:style>
    <style:style style:name="TableCell24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7" style:parent-style-name="Standard" style:family="paragraph">
      <style:paragraph-properties fo:line-height="100%"/>
    </style:style>
    <style:style style:name="T2448" style:parent-style-name="Fonteparág.padrão" style:family="text">
      <style:text-properties fo:font-weight="bold" style:font-weight-asian="bold" style:font-weight-complex="bold"/>
    </style:style>
    <style:style style:name="TableCell24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0" style:parent-style-name="Standard" style:family="paragraph">
      <style:paragraph-properties fo:line-height="100%"/>
    </style:style>
    <style:style style:name="TableRow2451" style:family="table-row">
      <style:table-row-properties style:use-optimal-row-height="false"/>
    </style:style>
    <style:style style:name="TableCell24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3" style:parent-style-name="Standard" style:family="paragraph">
      <style:paragraph-properties fo:line-height="100%"/>
    </style:style>
    <style:style style:name="T2454" style:parent-style-name="Fonteparág.padrão" style:family="text">
      <style:text-properties fo:font-weight="bold" style:font-weight-asian="bold" style:font-weight-complex="bold"/>
    </style:style>
    <style:style style:name="TableCell24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456" style:parent-style-name="Fonteparág.padrão" style:family="text">
      <style:text-properties fo:font-weight="bold" style:font-weight-asian="bold"/>
    </style:style>
    <style:style style:name="T2457" style:parent-style-name="Fonteparág.padrão" style:family="text">
      <style:text-properties fo:font-weight="bold" style:font-weight-asian="bold"/>
    </style:style>
    <style:style style:name="T2458" style:parent-style-name="Fonteparág.padrão" style:family="text">
      <style:text-properties fo:font-weight="bold" style:font-weight-asian="bold"/>
    </style:style>
    <style:style style:name="T2459" style:parent-style-name="Fonteparág.padrão" style:family="text">
      <style:text-properties fo:font-weight="bold" style:font-weight-asian="bold"/>
    </style:style>
    <style:style style:name="P2460" style:parent-style-name="Standard" style:family="paragraph">
      <style:paragraph-properties fo:line-height="100%"/>
    </style:style>
    <style:style style:name="P2461" style:parent-style-name="Normal" style:family="paragraph">
      <style:text-properties style:font-name="Arial" style:font-name-complex="Arial" fo:font-size="11pt" style:font-size-asian="11pt"/>
    </style:style>
    <style:style style:name="P2462" style:parent-style-name="Título8" style:family="paragraph"/>
    <style:style style:name="TableColumn2464" style:family="table-column">
      <style:table-column-properties style:column-width="1.6875in" style:use-optimal-column-width="false"/>
    </style:style>
    <style:style style:name="TableColumn2465" style:family="table-column">
      <style:table-column-properties style:column-width="5in" style:use-optimal-column-width="false"/>
    </style:style>
    <style:style style:name="Table2463" style:family="table">
      <style:table-properties style:width="6.6875in" fo:margin-left="0.0694in" table:align="left"/>
    </style:style>
    <style:style style:name="TableRow2466" style:family="table-row">
      <style:table-row-properties style:use-optimal-row-height="false"/>
    </style:style>
    <style:style style:name="TableCell24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8" style:parent-style-name="Standard" style:family="paragraph">
      <style:paragraph-properties fo:line-height="100%"/>
    </style:style>
    <style:style style:name="T2469" style:parent-style-name="Fonteparág.padrão" style:family="text">
      <style:text-properties fo:font-weight="bold" style:font-weight-asian="bold" style:font-weight-complex="bold"/>
    </style:style>
    <style:style style:name="TableCell24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1" style:parent-style-name="Standard" style:family="paragraph">
      <style:paragraph-properties fo:line-height="100%"/>
    </style:style>
    <style:style style:name="T2472" style:parent-style-name="Fonteparág.padrão" style:family="text">
      <style:text-properties fo:background-color="#FFFFFF"/>
    </style:style>
    <style:style style:name="TableRow2473" style:family="table-row">
      <style:table-row-properties style:use-optimal-row-height="false"/>
    </style:style>
    <style:style style:name="TableCell24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5" style:parent-style-name="Standard" style:family="paragraph">
      <style:paragraph-properties fo:line-height="100%"/>
    </style:style>
    <style:style style:name="T2476" style:parent-style-name="Fonteparág.padrão" style:family="text">
      <style:text-properties fo:font-weight="bold" style:font-weight-asian="bold" style:font-weight-complex="bold"/>
    </style:style>
    <style:style style:name="TableCell24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8" style:parent-style-name="Standard" style:family="paragraph">
      <style:paragraph-properties fo:line-height="100%"/>
    </style:style>
    <style:style style:name="TableRow2479" style:family="table-row">
      <style:table-row-properties style:use-optimal-row-height="false"/>
    </style:style>
    <style:style style:name="TableCell24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1" style:parent-style-name="Standard" style:family="paragraph">
      <style:paragraph-properties fo:line-height="100%"/>
    </style:style>
    <style:style style:name="T2482" style:parent-style-name="Fonteparág.padrão" style:family="text">
      <style:text-properties fo:font-weight="bold" style:font-weight-asian="bold" style:font-weight-complex="bold"/>
    </style:style>
    <style:style style:name="TableCell24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4" style:parent-style-name="Standard" style:family="paragraph">
      <style:paragraph-properties fo:line-height="100%"/>
    </style:style>
    <style:style style:name="TableRow2485" style:family="table-row">
      <style:table-row-properties style:use-optimal-row-height="false"/>
    </style:style>
    <style:style style:name="TableCell24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7" style:parent-style-name="Standard" style:family="paragraph">
      <style:paragraph-properties fo:line-height="100%"/>
    </style:style>
    <style:style style:name="T2488" style:parent-style-name="Fonteparág.padrão" style:family="text">
      <style:text-properties fo:font-weight="bold" style:font-weight-asian="bold" style:font-weight-complex="bold"/>
    </style:style>
    <style:style style:name="TableCell24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0" style:parent-style-name="Standard" style:family="paragraph">
      <style:paragraph-properties fo:line-height="100%"/>
    </style:style>
    <style:style style:name="TableColumn2492" style:family="table-column">
      <style:table-column-properties style:column-width="1.6875in" style:use-optimal-column-width="false"/>
    </style:style>
    <style:style style:name="TableColumn2493" style:family="table-column">
      <style:table-column-properties style:column-width="5in" style:use-optimal-column-width="false"/>
    </style:style>
    <style:style style:name="Table2491" style:family="table">
      <style:table-properties style:width="6.6875in" fo:margin-left="0.0694in" table:align="left"/>
    </style:style>
    <style:style style:name="TableRow2494" style:family="table-row">
      <style:table-row-properties style:use-optimal-row-height="false"/>
    </style:style>
    <style:style style:name="TableCell24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6" style:parent-style-name="Standard" style:family="paragraph">
      <style:paragraph-properties fo:line-height="100%"/>
    </style:style>
    <style:style style:name="T2497" style:parent-style-name="Fonteparág.padrão" style:family="text">
      <style:text-properties fo:font-weight="bold" style:font-weight-asian="bold" style:font-weight-complex="bold"/>
    </style:style>
    <style:style style:name="TableCell24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9" style:parent-style-name="Standard" style:family="paragraph">
      <style:paragraph-properties fo:line-height="100%"/>
    </style:style>
    <style:style style:name="T2500" style:parent-style-name="Fonteparág.padrão" style:family="text">
      <style:text-properties fo:background-color="#FFFFFF"/>
    </style:style>
    <style:style style:name="TableRow2501" style:family="table-row">
      <style:table-row-properties style:use-optimal-row-height="false"/>
    </style:style>
    <style:style style:name="TableCell25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3" style:parent-style-name="Standard" style:family="paragraph">
      <style:paragraph-properties fo:line-height="100%"/>
    </style:style>
    <style:style style:name="T2504" style:parent-style-name="Fonteparág.padrão" style:family="text">
      <style:text-properties fo:font-weight="bold" style:font-weight-asian="bold" style:font-weight-complex="bold"/>
    </style:style>
    <style:style style:name="TableCell25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6" style:parent-style-name="Standard" style:family="paragraph">
      <style:paragraph-properties fo:line-height="100%"/>
    </style:style>
    <style:style style:name="TableRow2507" style:family="table-row">
      <style:table-row-properties style:use-optimal-row-height="false"/>
    </style:style>
    <style:style style:name="TableCell25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9" style:parent-style-name="Standard" style:family="paragraph">
      <style:paragraph-properties fo:line-height="100%"/>
    </style:style>
    <style:style style:name="T2510" style:parent-style-name="Fonteparág.padrão" style:family="text">
      <style:text-properties fo:font-weight="bold" style:font-weight-asian="bold" style:font-weight-complex="bold"/>
    </style:style>
    <style:style style:name="TableCell25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2" style:parent-style-name="Standard" style:family="paragraph">
      <style:paragraph-properties fo:line-height="100%"/>
    </style:style>
    <style:style style:name="TableRow2513" style:family="table-row">
      <style:table-row-properties style:use-optimal-row-height="false"/>
    </style:style>
    <style:style style:name="TableCell25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5" style:parent-style-name="Standard" style:family="paragraph">
      <style:paragraph-properties fo:line-height="100%"/>
    </style:style>
    <style:style style:name="T2516" style:parent-style-name="Fonteparág.padrão" style:family="text">
      <style:text-properties fo:font-weight="bold" style:font-weight-asian="bold" style:font-weight-complex="bold"/>
    </style:style>
    <style:style style:name="TableCell25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8" style:parent-style-name="Standard" style:family="paragraph">
      <style:paragraph-properties fo:line-height="100%"/>
    </style:style>
    <style:style style:name="TableColumn2520" style:family="table-column">
      <style:table-column-properties style:column-width="1.6875in" style:use-optimal-column-width="false"/>
    </style:style>
    <style:style style:name="TableColumn2521" style:family="table-column">
      <style:table-column-properties style:column-width="5in" style:use-optimal-column-width="false"/>
    </style:style>
    <style:style style:name="Table2519" style:family="table">
      <style:table-properties style:width="6.6875in" fo:margin-left="0.0694in" table:align="left"/>
    </style:style>
    <style:style style:name="TableRow2522" style:family="table-row">
      <style:table-row-properties style:use-optimal-row-height="false"/>
    </style:style>
    <style:style style:name="TableCell25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4" style:parent-style-name="Standard" style:family="paragraph">
      <style:paragraph-properties fo:line-height="100%"/>
    </style:style>
    <style:style style:name="T2525" style:parent-style-name="Fonteparág.padrão" style:family="text">
      <style:text-properties fo:font-weight="bold" style:font-weight-asian="bold" style:font-weight-complex="bold"/>
    </style:style>
    <style:style style:name="TableCell25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7" style:parent-style-name="Standard" style:family="paragraph">
      <style:paragraph-properties fo:line-height="100%"/>
    </style:style>
    <style:style style:name="T2528" style:parent-style-name="Fonteparág.padrão" style:family="text">
      <style:text-properties fo:background-color="#FFFFFF"/>
    </style:style>
    <style:style style:name="T2529" style:parent-style-name="Fonteparág.padrão" style:family="text">
      <style:text-properties fo:background-color="#FFFFFF"/>
    </style:style>
    <style:style style:name="TableRow2530" style:family="table-row">
      <style:table-row-properties style:use-optimal-row-height="false"/>
    </style:style>
    <style:style style:name="TableCell25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2" style:parent-style-name="Standard" style:family="paragraph">
      <style:paragraph-properties fo:line-height="100%"/>
    </style:style>
    <style:style style:name="T2533" style:parent-style-name="Fonteparág.padrão" style:family="text">
      <style:text-properties fo:font-weight="bold" style:font-weight-asian="bold" style:font-weight-complex="bold"/>
    </style:style>
    <style:style style:name="TableCell25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5" style:parent-style-name="Standard" style:family="paragraph">
      <style:paragraph-properties fo:line-height="100%"/>
    </style:style>
    <style:style style:name="T2536" style:parent-style-name="Fonteparág.padrão" style:family="text">
      <style:text-properties fo:font-weight="bold" style:font-weight-asian="bold" style:font-weight-complex="bold"/>
    </style:style>
    <style:style style:name="TableRow2537" style:family="table-row">
      <style:table-row-properties style:use-optimal-row-height="false"/>
    </style:style>
    <style:style style:name="TableCell25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9" style:parent-style-name="Standard" style:family="paragraph">
      <style:paragraph-properties fo:line-height="100%"/>
    </style:style>
    <style:style style:name="T2540" style:parent-style-name="Fonteparág.padrão" style:family="text">
      <style:text-properties fo:font-weight="bold" style:font-weight-asian="bold" style:font-weight-complex="bold"/>
    </style:style>
    <style:style style:name="TableCell25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2" style:parent-style-name="Standard" style:family="paragraph">
      <style:paragraph-properties fo:line-height="100%"/>
    </style:style>
    <style:style style:name="TableRow2543" style:family="table-row">
      <style:table-row-properties style:use-optimal-row-height="false"/>
    </style:style>
    <style:style style:name="TableCell25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5" style:parent-style-name="Standard" style:family="paragraph">
      <style:paragraph-properties fo:line-height="100%"/>
    </style:style>
    <style:style style:name="T2546" style:parent-style-name="Fonteparág.padrão" style:family="text">
      <style:text-properties fo:font-weight="bold" style:font-weight-asian="bold" style:font-weight-complex="bold"/>
    </style:style>
    <style:style style:name="TableCell25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8" style:parent-style-name="Standard" style:family="paragraph">
      <style:paragraph-properties fo:line-height="100%"/>
    </style:style>
    <style:style style:name="TableColumn2550" style:family="table-column">
      <style:table-column-properties style:column-width="1.6875in" style:use-optimal-column-width="false"/>
    </style:style>
    <style:style style:name="TableColumn2551" style:family="table-column">
      <style:table-column-properties style:column-width="5in" style:use-optimal-column-width="false"/>
    </style:style>
    <style:style style:name="Table2549" style:family="table">
      <style:table-properties style:width="6.6875in" fo:margin-left="0.0694in" table:align="left"/>
    </style:style>
    <style:style style:name="TableRow2552" style:family="table-row">
      <style:table-row-properties style:use-optimal-row-height="false"/>
    </style:style>
    <style:style style:name="TableCell25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4" style:parent-style-name="Standard" style:family="paragraph">
      <style:paragraph-properties fo:line-height="100%"/>
    </style:style>
    <style:style style:name="T2555" style:parent-style-name="Fonteparág.padrão" style:family="text">
      <style:text-properties fo:font-weight="bold" style:font-weight-asian="bold" style:font-weight-complex="bold"/>
    </style:style>
    <style:style style:name="TableCell25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7" style:parent-style-name="Standard" style:family="paragraph">
      <style:paragraph-properties fo:line-height="100%"/>
    </style:style>
    <style:style style:name="T2558" style:parent-style-name="Fonteparág.padrão" style:family="text">
      <style:text-properties fo:background-color="#FFFFFF"/>
    </style:style>
    <style:style style:name="TableRow2559" style:family="table-row">
      <style:table-row-properties style:use-optimal-row-height="false"/>
    </style:style>
    <style:style style:name="TableCell25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1" style:parent-style-name="Standard" style:family="paragraph">
      <style:paragraph-properties fo:line-height="100%"/>
    </style:style>
    <style:style style:name="T2562" style:parent-style-name="Fonteparág.padrão" style:family="text">
      <style:text-properties fo:font-weight="bold" style:font-weight-asian="bold" style:font-weight-complex="bold"/>
    </style:style>
    <style:style style:name="TableCell25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4" style:parent-style-name="Standard" style:family="paragraph">
      <style:paragraph-properties fo:line-height="100%"/>
    </style:style>
    <style:style style:name="TableRow2565" style:family="table-row">
      <style:table-row-properties style:use-optimal-row-height="false"/>
    </style:style>
    <style:style style:name="TableCell25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7" style:parent-style-name="Standard" style:family="paragraph">
      <style:paragraph-properties fo:line-height="100%"/>
    </style:style>
    <style:style style:name="T2568" style:parent-style-name="Fonteparág.padrão" style:family="text">
      <style:text-properties fo:font-weight="bold" style:font-weight-asian="bold" style:font-weight-complex="bold"/>
    </style:style>
    <style:style style:name="TableCell25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0" style:parent-style-name="Standard" style:family="paragraph">
      <style:paragraph-properties fo:line-height="100%"/>
    </style:style>
    <style:style style:name="TableRow2571" style:family="table-row">
      <style:table-row-properties style:use-optimal-row-height="false"/>
    </style:style>
    <style:style style:name="TableCell25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3" style:parent-style-name="Standard" style:family="paragraph">
      <style:paragraph-properties fo:line-height="100%"/>
    </style:style>
    <style:style style:name="T2574" style:parent-style-name="Fonteparág.padrão" style:family="text">
      <style:text-properties fo:font-weight="bold" style:font-weight-asian="bold" style:font-weight-complex="bold"/>
    </style:style>
    <style:style style:name="TableCell25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576" style:parent-style-name="Fonteparág.padrão" style:family="text">
      <style:text-properties fo:font-weight="bold" style:font-weight-asian="bold"/>
    </style:style>
    <style:style style:name="T2577" style:parent-style-name="Fonteparág.padrão" style:family="text">
      <style:text-properties fo:font-weight="bold" style:font-weight-asian="bold"/>
    </style:style>
    <style:style style:name="T2578" style:parent-style-name="Fonteparág.padrão" style:family="text">
      <style:text-properties fo:font-weight="bold" style:font-weight-asian="bold"/>
    </style:style>
    <style:style style:name="T2579" style:parent-style-name="Fonteparág.padrão" style:family="text">
      <style:text-properties fo:font-weight="bold" style:font-weight-asian="bold"/>
    </style:style>
    <style:style style:name="P2580" style:parent-style-name="Standard" style:family="paragraph">
      <style:paragraph-properties fo:line-height="100%"/>
    </style:style>
    <style:style style:name="TableColumn2582" style:family="table-column">
      <style:table-column-properties style:column-width="1.6875in" style:use-optimal-column-width="false"/>
    </style:style>
    <style:style style:name="TableColumn2583" style:family="table-column">
      <style:table-column-properties style:column-width="5in" style:use-optimal-column-width="false"/>
    </style:style>
    <style:style style:name="Table2581" style:family="table">
      <style:table-properties style:width="6.6875in" fo:margin-left="0.0694in" table:align="left"/>
    </style:style>
    <style:style style:name="TableRow2584" style:family="table-row">
      <style:table-row-properties style:use-optimal-row-height="false"/>
    </style:style>
    <style:style style:name="TableCell25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6" style:parent-style-name="Standard" style:family="paragraph">
      <style:paragraph-properties fo:line-height="100%"/>
    </style:style>
    <style:style style:name="T2587" style:parent-style-name="Fonteparág.padrão" style:family="text">
      <style:text-properties fo:font-weight="bold" style:font-weight-asian="bold" style:font-weight-complex="bold"/>
    </style:style>
    <style:style style:name="TableCell25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9" style:parent-style-name="Standard" style:family="paragraph">
      <style:paragraph-properties fo:line-height="100%"/>
    </style:style>
    <style:style style:name="T2590" style:parent-style-name="Fonteparág.padrão" style:family="text">
      <style:text-properties fo:background-color="#FFFFFF"/>
    </style:style>
    <style:style style:name="TableRow2591" style:family="table-row">
      <style:table-row-properties style:use-optimal-row-height="false"/>
    </style:style>
    <style:style style:name="TableCell25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93" style:parent-style-name="Standard" style:family="paragraph">
      <style:paragraph-properties fo:line-height="100%"/>
    </style:style>
    <style:style style:name="T2594" style:parent-style-name="Fonteparág.padrão" style:family="text">
      <style:text-properties fo:font-weight="bold" style:font-weight-asian="bold" style:font-weight-complex="bold"/>
    </style:style>
    <style:style style:name="TableCell25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96" style:parent-style-name="Standard" style:family="paragraph">
      <style:paragraph-properties fo:line-height="100%"/>
    </style:style>
    <style:style style:name="T2597" style:parent-style-name="Fonteparág.padrão" style:family="text">
      <style:text-properties fo:font-weight="bold" style:font-weight-asian="bold" style:font-weight-complex="bold"/>
    </style:style>
    <style:style style:name="TableRow2598" style:family="table-row">
      <style:table-row-properties style:use-optimal-row-height="false"/>
    </style:style>
    <style:style style:name="TableCell25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0" style:parent-style-name="Standard" style:family="paragraph">
      <style:paragraph-properties fo:line-height="100%"/>
    </style:style>
    <style:style style:name="T2601" style:parent-style-name="Fonteparág.padrão" style:family="text">
      <style:text-properties fo:font-weight="bold" style:font-weight-asian="bold" style:font-weight-complex="bold"/>
    </style:style>
    <style:style style:name="TableCell26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3" style:parent-style-name="Standard" style:family="paragraph">
      <style:paragraph-properties fo:line-height="100%"/>
    </style:style>
    <style:style style:name="TableRow2604" style:family="table-row">
      <style:table-row-properties style:use-optimal-row-height="false"/>
    </style:style>
    <style:style style:name="TableCell26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6" style:parent-style-name="Standard" style:family="paragraph">
      <style:paragraph-properties fo:line-height="100%"/>
    </style:style>
    <style:style style:name="T2607" style:parent-style-name="Fonteparág.padrão" style:family="text">
      <style:text-properties fo:font-weight="bold" style:font-weight-asian="bold" style:font-weight-complex="bold"/>
    </style:style>
    <style:style style:name="TableCell26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9" style:parent-style-name="Standard" style:family="paragraph">
      <style:paragraph-properties fo:line-height="100%"/>
    </style:style>
    <style:style style:name="TableRow2610" style:family="table-row">
      <style:table-row-properties style:use-optimal-row-height="false"/>
    </style:style>
    <style:style style:name="TableCell26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2" style:parent-style-name="Standard" style:family="paragraph">
      <style:paragraph-properties fo:line-height="100%"/>
    </style:style>
    <style:style style:name="T2613" style:parent-style-name="Fonteparág.padrão" style:family="text">
      <style:text-properties fo:font-weight="bold" style:font-weight-asian="bold" style:font-weight-complex="bold"/>
    </style:style>
    <style:style style:name="TableCell26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615" style:parent-style-name="Fonteparág.padrão" style:family="text">
      <style:text-properties fo:font-weight="bold" style:font-weight-asian="bold"/>
    </style:style>
    <style:style style:name="T2616" style:parent-style-name="Fonteparág.padrão" style:family="text">
      <style:text-properties fo:font-weight="bold" style:font-weight-asian="bold"/>
    </style:style>
    <style:style style:name="T2617" style:parent-style-name="Fonteparág.padrão" style:family="text">
      <style:text-properties fo:font-weight="bold" style:font-weight-asian="bold"/>
    </style:style>
    <style:style style:name="T2618" style:parent-style-name="Fonteparág.padrão" style:family="text">
      <style:text-properties fo:font-weight="bold" style:font-weight-asian="bold"/>
    </style:style>
    <style:style style:name="P2619" style:parent-style-name="Standard" style:family="paragraph">
      <style:paragraph-properties fo:line-height="100%"/>
    </style:style>
    <style:style style:name="P2620" style:parent-style-name="Normal" style:family="paragraph">
      <style:text-properties style:font-name="Arial" style:font-name-complex="Arial" fo:font-size="11pt" style:font-size-asian="11pt"/>
    </style:style>
    <style:style style:name="P2621" style:parent-style-name="Normal" style:family="paragraph">
      <style:text-properties style:font-name="Arial" style:font-name-complex="Arial" fo:font-size="11pt" style:font-size-asian="11pt"/>
    </style:style>
    <style:style style:name="P2622" style:parent-style-name="Normal" style:family="paragraph">
      <style:text-properties style:font-name="Arial" style:font-name-complex="Arial" fo:font-size="11pt" style:font-size-asian="11pt"/>
    </style:style>
    <style:style style:name="P2623" style:parent-style-name="Normal" style:family="paragraph">
      <style:text-properties style:font-name="Arial" style:font-name-complex="Arial" fo:font-size="11pt" style:font-size-asian="11pt"/>
    </style:style>
    <style:style style:name="P2624" style:parent-style-name="Normal" style:family="paragraph">
      <style:text-properties style:font-name="Arial" style:font-name-complex="Arial" fo:font-size="11pt" style:font-size-asian="11pt"/>
    </style:style>
    <style:style style:name="P2625" style:parent-style-name="Normal" style:family="paragraph">
      <style:text-properties style:font-name="Arial" style:font-name-complex="Arial" fo:font-size="11pt" style:font-size-asian="11pt"/>
    </style:style>
    <style:style style:name="P2626" style:parent-style-name="Normal" style:family="paragraph">
      <style:text-properties style:font-name="Arial" style:font-name-complex="Arial" fo:font-size="11pt" style:font-size-asian="11pt"/>
    </style:style>
    <style:style style:name="P2627" style:parent-style-name="Normal" style:family="paragraph">
      <style:text-properties style:font-name="Arial" style:font-name-complex="Arial" fo:font-size="11pt" style:font-size-asian="11pt"/>
    </style:style>
    <style:style style:name="P2628" style:parent-style-name="Título8" style:family="paragraph"/>
    <style:style style:name="TableColumn2630" style:family="table-column">
      <style:table-column-properties style:column-width="1.6875in" style:use-optimal-column-width="false"/>
    </style:style>
    <style:style style:name="TableColumn2631" style:family="table-column">
      <style:table-column-properties style:column-width="5in" style:use-optimal-column-width="false"/>
    </style:style>
    <style:style style:name="Table2629" style:family="table">
      <style:table-properties style:width="6.6875in" fo:margin-left="0.0694in" table:align="left"/>
    </style:style>
    <style:style style:name="TableRow2632" style:family="table-row">
      <style:table-row-properties style:use-optimal-row-height="false"/>
    </style:style>
    <style:style style:name="TableCell26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4" style:parent-style-name="Standard" style:family="paragraph">
      <style:paragraph-properties fo:line-height="100%"/>
    </style:style>
    <style:style style:name="T2635" style:parent-style-name="Fonteparág.padrão" style:family="text">
      <style:text-properties fo:font-weight="bold" style:font-weight-asian="bold" style:font-weight-complex="bold"/>
    </style:style>
    <style:style style:name="TableCell26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7" style:parent-style-name="Standard" style:family="paragraph">
      <style:paragraph-properties fo:line-height="100%"/>
    </style:style>
    <style:style style:name="T2638" style:parent-style-name="Fonteparág.padrão" style:family="text">
      <style:text-properties fo:background-color="#FFFFFF"/>
    </style:style>
    <style:style style:name="TableRow2639" style:family="table-row">
      <style:table-row-properties style:use-optimal-row-height="false"/>
    </style:style>
    <style:style style:name="TableCell26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1" style:parent-style-name="Standard" style:family="paragraph">
      <style:paragraph-properties fo:line-height="100%"/>
    </style:style>
    <style:style style:name="T2642" style:parent-style-name="Fonteparág.padrão" style:family="text">
      <style:text-properties fo:font-weight="bold" style:font-weight-asian="bold" style:font-weight-complex="bold"/>
    </style:style>
    <style:style style:name="TableCell26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4" style:parent-style-name="Standard" style:family="paragraph">
      <style:paragraph-properties fo:line-height="100%"/>
    </style:style>
    <style:style style:name="TableRow2645" style:family="table-row">
      <style:table-row-properties style:use-optimal-row-height="false"/>
    </style:style>
    <style:style style:name="TableCell26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7" style:parent-style-name="Standard" style:family="paragraph">
      <style:paragraph-properties fo:line-height="100%"/>
    </style:style>
    <style:style style:name="T2648" style:parent-style-name="Fonteparág.padrão" style:family="text">
      <style:text-properties fo:font-weight="bold" style:font-weight-asian="bold" style:font-weight-complex="bold"/>
    </style:style>
    <style:style style:name="TableCell26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0" style:parent-style-name="Standard" style:family="paragraph">
      <style:paragraph-properties fo:line-height="100%"/>
    </style:style>
    <style:style style:name="TableRow2651" style:family="table-row">
      <style:table-row-properties style:use-optimal-row-height="false"/>
    </style:style>
    <style:style style:name="TableCell26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3" style:parent-style-name="Standard" style:family="paragraph">
      <style:paragraph-properties fo:line-height="100%"/>
    </style:style>
    <style:style style:name="T2654" style:parent-style-name="Fonteparág.padrão" style:family="text">
      <style:text-properties fo:font-weight="bold" style:font-weight-asian="bold" style:font-weight-complex="bold"/>
    </style:style>
    <style:style style:name="TableCell26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6" style:parent-style-name="Standard" style:family="paragraph">
      <style:paragraph-properties fo:line-height="100%"/>
    </style:style>
    <style:style style:name="TableColumn2658" style:family="table-column">
      <style:table-column-properties style:column-width="1.6875in" style:use-optimal-column-width="false"/>
    </style:style>
    <style:style style:name="TableColumn2659" style:family="table-column">
      <style:table-column-properties style:column-width="5in" style:use-optimal-column-width="false"/>
    </style:style>
    <style:style style:name="Table2657" style:family="table">
      <style:table-properties style:width="6.6875in" fo:margin-left="0.0694in" table:align="left"/>
    </style:style>
    <style:style style:name="TableRow2660" style:family="table-row">
      <style:table-row-properties style:use-optimal-row-height="false"/>
    </style:style>
    <style:style style:name="TableCell26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2" style:parent-style-name="Standard" style:family="paragraph">
      <style:paragraph-properties fo:line-height="100%"/>
    </style:style>
    <style:style style:name="T2663" style:parent-style-name="Fonteparág.padrão" style:family="text">
      <style:text-properties fo:font-weight="bold" style:font-weight-asian="bold" style:font-weight-complex="bold"/>
    </style:style>
    <style:style style:name="TableCell26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5" style:parent-style-name="Standard" style:family="paragraph">
      <style:paragraph-properties fo:line-height="100%"/>
    </style:style>
    <style:style style:name="T2666" style:parent-style-name="Fonteparág.padrão" style:family="text">
      <style:text-properties fo:background-color="#FFFFFF"/>
    </style:style>
    <style:style style:name="TableRow2667" style:family="table-row">
      <style:table-row-properties style:use-optimal-row-height="false"/>
    </style:style>
    <style:style style:name="TableCell26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9" style:parent-style-name="Standard" style:family="paragraph">
      <style:paragraph-properties fo:line-height="100%"/>
    </style:style>
    <style:style style:name="T2670" style:parent-style-name="Fonteparág.padrão" style:family="text">
      <style:text-properties fo:font-weight="bold" style:font-weight-asian="bold" style:font-weight-complex="bold"/>
    </style:style>
    <style:style style:name="TableCell26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2" style:parent-style-name="Standard" style:family="paragraph">
      <style:paragraph-properties fo:line-height="100%"/>
    </style:style>
    <style:style style:name="TableRow2673" style:family="table-row">
      <style:table-row-properties style:use-optimal-row-height="false"/>
    </style:style>
    <style:style style:name="TableCell26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5" style:parent-style-name="Standard" style:family="paragraph">
      <style:paragraph-properties fo:line-height="100%"/>
    </style:style>
    <style:style style:name="T2676" style:parent-style-name="Fonteparág.padrão" style:family="text">
      <style:text-properties fo:font-weight="bold" style:font-weight-asian="bold" style:font-weight-complex="bold"/>
    </style:style>
    <style:style style:name="TableCell26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8" style:parent-style-name="Standard" style:family="paragraph">
      <style:paragraph-properties fo:line-height="100%"/>
    </style:style>
    <style:style style:name="TableRow2679" style:family="table-row">
      <style:table-row-properties style:use-optimal-row-height="false"/>
    </style:style>
    <style:style style:name="TableCell26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81" style:parent-style-name="Standard" style:family="paragraph">
      <style:paragraph-properties fo:line-height="100%"/>
    </style:style>
    <style:style style:name="T2682" style:parent-style-name="Fonteparág.padrão" style:family="text">
      <style:text-properties fo:font-weight="bold" style:font-weight-asian="bold" style:font-weight-complex="bold"/>
    </style:style>
    <style:style style:name="TableCell26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84" style:parent-style-name="Standard" style:family="paragraph">
      <style:paragraph-properties fo:line-height="100%"/>
    </style:style>
    <style:style style:name="TableColumn2686" style:family="table-column">
      <style:table-column-properties style:column-width="1.6875in" style:use-optimal-column-width="false"/>
    </style:style>
    <style:style style:name="TableColumn2687" style:family="table-column">
      <style:table-column-properties style:column-width="5in" style:use-optimal-column-width="false"/>
    </style:style>
    <style:style style:name="Table2685" style:family="table">
      <style:table-properties style:width="6.6875in" fo:margin-left="0.0694in" table:align="left"/>
    </style:style>
    <style:style style:name="TableRow2688" style:family="table-row">
      <style:table-row-properties style:use-optimal-row-height="false"/>
    </style:style>
    <style:style style:name="TableCell26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0" style:parent-style-name="Standard" style:family="paragraph">
      <style:paragraph-properties fo:line-height="100%"/>
    </style:style>
    <style:style style:name="T2691" style:parent-style-name="Fonteparág.padrão" style:family="text">
      <style:text-properties fo:font-weight="bold" style:font-weight-asian="bold" style:font-weight-complex="bold"/>
    </style:style>
    <style:style style:name="TableCell26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3" style:parent-style-name="Standard" style:family="paragraph">
      <style:paragraph-properties fo:line-height="100%"/>
    </style:style>
    <style:style style:name="T2694" style:parent-style-name="Fonteparág.padrão" style:family="text">
      <style:text-properties fo:background-color="#FFFFFF"/>
    </style:style>
    <style:style style:name="T2695" style:parent-style-name="Fonteparág.padrão" style:family="text">
      <style:text-properties fo:background-color="#FFFFFF"/>
    </style:style>
    <style:style style:name="TableRow2696" style:family="table-row">
      <style:table-row-properties style:use-optimal-row-height="false"/>
    </style:style>
    <style:style style:name="TableCell26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8" style:parent-style-name="Standard" style:family="paragraph">
      <style:paragraph-properties fo:line-height="100%"/>
    </style:style>
    <style:style style:name="T2699" style:parent-style-name="Fonteparág.padrão" style:family="text">
      <style:text-properties fo:font-weight="bold" style:font-weight-asian="bold" style:font-weight-complex="bold"/>
    </style:style>
    <style:style style:name="TableCell27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1" style:parent-style-name="Standard" style:family="paragraph">
      <style:paragraph-properties fo:line-height="100%"/>
    </style:style>
    <style:style style:name="T2702" style:parent-style-name="Fonteparág.padrão" style:family="text">
      <style:text-properties fo:font-weight="bold" style:font-weight-asian="bold" style:font-weight-complex="bold"/>
    </style:style>
    <style:style style:name="TableRow2703" style:family="table-row">
      <style:table-row-properties style:use-optimal-row-height="false"/>
    </style:style>
    <style:style style:name="TableCell27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5" style:parent-style-name="Standard" style:family="paragraph">
      <style:paragraph-properties fo:line-height="100%"/>
    </style:style>
    <style:style style:name="T2706" style:parent-style-name="Fonteparág.padrão" style:family="text">
      <style:text-properties fo:font-weight="bold" style:font-weight-asian="bold" style:font-weight-complex="bold"/>
    </style:style>
    <style:style style:name="TableCell27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8" style:parent-style-name="Standard" style:family="paragraph">
      <style:paragraph-properties fo:line-height="100%"/>
    </style:style>
    <style:style style:name="TableRow2709" style:family="table-row">
      <style:table-row-properties style:use-optimal-row-height="false"/>
    </style:style>
    <style:style style:name="TableCell27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1" style:parent-style-name="Standard" style:family="paragraph">
      <style:paragraph-properties fo:line-height="100%"/>
    </style:style>
    <style:style style:name="T2712" style:parent-style-name="Fonteparág.padrão" style:family="text">
      <style:text-properties fo:font-weight="bold" style:font-weight-asian="bold" style:font-weight-complex="bold"/>
    </style:style>
    <style:style style:name="TableCell27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4" style:parent-style-name="Standard" style:family="paragraph">
      <style:paragraph-properties fo:line-height="100%"/>
    </style:style>
    <style:style style:name="TableColumn2716" style:family="table-column">
      <style:table-column-properties style:column-width="1.6875in" style:use-optimal-column-width="false"/>
    </style:style>
    <style:style style:name="TableColumn2717" style:family="table-column">
      <style:table-column-properties style:column-width="5in" style:use-optimal-column-width="false"/>
    </style:style>
    <style:style style:name="Table2715" style:family="table">
      <style:table-properties style:width="6.6875in" fo:margin-left="0.0694in" table:align="left"/>
    </style:style>
    <style:style style:name="TableRow2718" style:family="table-row">
      <style:table-row-properties style:use-optimal-row-height="false"/>
    </style:style>
    <style:style style:name="TableCell27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0" style:parent-style-name="Standard" style:family="paragraph">
      <style:paragraph-properties fo:line-height="100%"/>
    </style:style>
    <style:style style:name="T2721" style:parent-style-name="Fonteparág.padrão" style:family="text">
      <style:text-properties fo:font-weight="bold" style:font-weight-asian="bold" style:font-weight-complex="bold"/>
    </style:style>
    <style:style style:name="TableCell27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3" style:parent-style-name="Standard" style:family="paragraph">
      <style:paragraph-properties fo:line-height="100%"/>
    </style:style>
    <style:style style:name="T2724" style:parent-style-name="Fonteparág.padrão" style:family="text">
      <style:text-properties fo:background-color="#FFFFFF"/>
    </style:style>
    <style:style style:name="TableRow2725" style:family="table-row">
      <style:table-row-properties style:use-optimal-row-height="false"/>
    </style:style>
    <style:style style:name="TableCell27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7" style:parent-style-name="Standard" style:family="paragraph">
      <style:paragraph-properties fo:line-height="100%"/>
    </style:style>
    <style:style style:name="T2728" style:parent-style-name="Fonteparág.padrão" style:family="text">
      <style:text-properties fo:font-weight="bold" style:font-weight-asian="bold" style:font-weight-complex="bold"/>
    </style:style>
    <style:style style:name="TableCell27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0" style:parent-style-name="Standard" style:family="paragraph">
      <style:paragraph-properties fo:line-height="100%"/>
    </style:style>
    <style:style style:name="TableRow2731" style:family="table-row">
      <style:table-row-properties style:use-optimal-row-height="false"/>
    </style:style>
    <style:style style:name="TableCell27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3" style:parent-style-name="Standard" style:family="paragraph">
      <style:paragraph-properties fo:line-height="100%"/>
    </style:style>
    <style:style style:name="T2734" style:parent-style-name="Fonteparág.padrão" style:family="text">
      <style:text-properties fo:font-weight="bold" style:font-weight-asian="bold" style:font-weight-complex="bold"/>
    </style:style>
    <style:style style:name="TableCell27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6" style:parent-style-name="Standard" style:family="paragraph">
      <style:paragraph-properties fo:line-height="100%"/>
    </style:style>
    <style:style style:name="TableRow2737" style:family="table-row">
      <style:table-row-properties style:use-optimal-row-height="false"/>
    </style:style>
    <style:style style:name="TableCell27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9" style:parent-style-name="Standard" style:family="paragraph">
      <style:paragraph-properties fo:line-height="100%"/>
    </style:style>
    <style:style style:name="T2740" style:parent-style-name="Fonteparág.padrão" style:family="text">
      <style:text-properties fo:font-weight="bold" style:font-weight-asian="bold" style:font-weight-complex="bold"/>
    </style:style>
    <style:style style:name="TableCell27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742" style:parent-style-name="Fonteparág.padrão" style:family="text">
      <style:text-properties fo:font-weight="bold" style:font-weight-asian="bold"/>
    </style:style>
    <style:style style:name="T2743" style:parent-style-name="Fonteparág.padrão" style:family="text">
      <style:text-properties fo:font-weight="bold" style:font-weight-asian="bold"/>
    </style:style>
    <style:style style:name="T2744" style:parent-style-name="Fonteparág.padrão" style:family="text">
      <style:text-properties fo:font-weight="bold" style:font-weight-asian="bold"/>
    </style:style>
    <style:style style:name="T2745" style:parent-style-name="Fonteparág.padrão" style:family="text">
      <style:text-properties fo:font-weight="bold" style:font-weight-asian="bold"/>
    </style:style>
    <style:style style:name="P2746" style:parent-style-name="Standard" style:family="paragraph">
      <style:paragraph-properties fo:line-height="100%"/>
    </style:style>
    <style:style style:name="TableColumn2748" style:family="table-column">
      <style:table-column-properties style:column-width="1.6875in" style:use-optimal-column-width="false"/>
    </style:style>
    <style:style style:name="TableColumn2749" style:family="table-column">
      <style:table-column-properties style:column-width="5in" style:use-optimal-column-width="false"/>
    </style:style>
    <style:style style:name="Table2747" style:family="table">
      <style:table-properties style:width="6.6875in" fo:margin-left="0.0694in" table:align="left"/>
    </style:style>
    <style:style style:name="TableRow2750" style:family="table-row">
      <style:table-row-properties style:use-optimal-row-height="false"/>
    </style:style>
    <style:style style:name="TableCell27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52" style:parent-style-name="Standard" style:family="paragraph">
      <style:paragraph-properties fo:line-height="100%"/>
    </style:style>
    <style:style style:name="T2753" style:parent-style-name="Fonteparág.padrão" style:family="text">
      <style:text-properties fo:font-weight="bold" style:font-weight-asian="bold" style:font-weight-complex="bold"/>
    </style:style>
    <style:style style:name="TableCell27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55" style:parent-style-name="Standard" style:family="paragraph">
      <style:paragraph-properties fo:line-height="100%"/>
    </style:style>
    <style:style style:name="T2756" style:parent-style-name="Fonteparág.padrão" style:family="text">
      <style:text-properties fo:background-color="#FFFFFF"/>
    </style:style>
    <style:style style:name="TableRow2757" style:family="table-row">
      <style:table-row-properties style:use-optimal-row-height="false"/>
    </style:style>
    <style:style style:name="TableCell27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59" style:parent-style-name="Standard" style:family="paragraph">
      <style:paragraph-properties fo:line-height="100%"/>
    </style:style>
    <style:style style:name="T2760" style:parent-style-name="Fonteparág.padrão" style:family="text">
      <style:text-properties fo:font-weight="bold" style:font-weight-asian="bold" style:font-weight-complex="bold"/>
    </style:style>
    <style:style style:name="TableCell27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2" style:parent-style-name="Standard" style:family="paragraph">
      <style:paragraph-properties fo:line-height="100%"/>
    </style:style>
    <style:style style:name="T2763" style:parent-style-name="Fonteparág.padrão" style:family="text">
      <style:text-properties fo:font-weight="bold" style:font-weight-asian="bold" style:font-weight-complex="bold"/>
    </style:style>
    <style:style style:name="TableRow2764" style:family="table-row">
      <style:table-row-properties style:use-optimal-row-height="false"/>
    </style:style>
    <style:style style:name="TableCell27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6" style:parent-style-name="Standard" style:family="paragraph">
      <style:paragraph-properties fo:line-height="100%"/>
    </style:style>
    <style:style style:name="T2767" style:parent-style-name="Fonteparág.padrão" style:family="text">
      <style:text-properties fo:font-weight="bold" style:font-weight-asian="bold" style:font-weight-complex="bold"/>
    </style:style>
    <style:style style:name="TableCell27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9" style:parent-style-name="Standard" style:family="paragraph">
      <style:paragraph-properties fo:line-height="100%"/>
    </style:style>
    <style:style style:name="TableRow2770" style:family="table-row">
      <style:table-row-properties style:use-optimal-row-height="false"/>
    </style:style>
    <style:style style:name="TableCell27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2" style:parent-style-name="Standard" style:family="paragraph">
      <style:paragraph-properties fo:line-height="100%"/>
    </style:style>
    <style:style style:name="T2773" style:parent-style-name="Fonteparág.padrão" style:family="text">
      <style:text-properties fo:font-weight="bold" style:font-weight-asian="bold" style:font-weight-complex="bold"/>
    </style:style>
    <style:style style:name="TableCell27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5" style:parent-style-name="Standard" style:family="paragraph">
      <style:paragraph-properties fo:line-height="100%"/>
    </style:style>
    <style:style style:name="TableRow2776" style:family="table-row">
      <style:table-row-properties style:use-optimal-row-height="false"/>
    </style:style>
    <style:style style:name="TableCell27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8" style:parent-style-name="Standard" style:family="paragraph">
      <style:paragraph-properties fo:line-height="100%"/>
    </style:style>
    <style:style style:name="T2779" style:parent-style-name="Fonteparág.padrão" style:family="text">
      <style:text-properties fo:font-weight="bold" style:font-weight-asian="bold" style:font-weight-complex="bold"/>
    </style:style>
    <style:style style:name="TableCell27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781" style:parent-style-name="Fonteparág.padrão" style:family="text">
      <style:text-properties fo:font-weight="bold" style:font-weight-asian="bold"/>
    </style:style>
    <style:style style:name="T2782" style:parent-style-name="Fonteparág.padrão" style:family="text">
      <style:text-properties fo:font-weight="bold" style:font-weight-asian="bold"/>
    </style:style>
    <style:style style:name="T2783" style:parent-style-name="Fonteparág.padrão" style:family="text">
      <style:text-properties fo:font-weight="bold" style:font-weight-asian="bold"/>
    </style:style>
    <style:style style:name="T2784" style:parent-style-name="Fonteparág.padrão" style:family="text">
      <style:text-properties fo:font-weight="bold" style:font-weight-asian="bold"/>
    </style:style>
    <style:style style:name="P2785" style:parent-style-name="Standard" style:family="paragraph">
      <style:paragraph-properties fo:line-height="100%"/>
    </style:style>
    <style:style style:name="P2786" style:parent-style-name="Normal" style:family="paragraph">
      <style:text-properties style:font-name="Arial" style:font-name-complex="Arial" fo:font-size="11pt" style:font-size-asian="11pt"/>
    </style:style>
    <style:style style:name="TableColumn2788" style:family="table-column">
      <style:table-column-properties style:column-width="1.6875in" style:use-optimal-column-width="false"/>
    </style:style>
    <style:style style:name="TableColumn2789" style:family="table-column">
      <style:table-column-properties style:column-width="5in" style:use-optimal-column-width="false"/>
    </style:style>
    <style:style style:name="Table2787" style:family="table">
      <style:table-properties style:width="6.6875in" fo:margin-left="0.0694in" table:align="left"/>
    </style:style>
    <style:style style:name="TableRow2790" style:family="table-row">
      <style:table-row-properties style:use-optimal-row-height="false"/>
    </style:style>
    <style:style style:name="TableCell27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2" style:parent-style-name="Standard" style:family="paragraph">
      <style:paragraph-properties fo:line-height="100%"/>
    </style:style>
    <style:style style:name="T2793" style:parent-style-name="Fonteparág.padrão" style:family="text">
      <style:text-properties fo:font-weight="bold" style:font-weight-asian="bold" style:font-weight-complex="bold"/>
    </style:style>
    <style:style style:name="TableCell27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5" style:parent-style-name="Standard" style:family="paragraph">
      <style:paragraph-properties fo:line-height="100%"/>
    </style:style>
    <style:style style:name="T2796" style:parent-style-name="Fonteparág.padrão" style:family="text">
      <style:text-properties fo:background-color="#FFFFFF"/>
    </style:style>
    <style:style style:name="TableRow2797" style:family="table-row">
      <style:table-row-properties style:use-optimal-row-height="false"/>
    </style:style>
    <style:style style:name="TableCell27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9" style:parent-style-name="Standard" style:family="paragraph">
      <style:paragraph-properties fo:line-height="100%"/>
    </style:style>
    <style:style style:name="T2800" style:parent-style-name="Fonteparág.padrão" style:family="text">
      <style:text-properties fo:font-weight="bold" style:font-weight-asian="bold" style:font-weight-complex="bold"/>
    </style:style>
    <style:style style:name="TableCell28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2" style:parent-style-name="Standard" style:family="paragraph">
      <style:paragraph-properties fo:line-height="100%"/>
    </style:style>
    <style:style style:name="T2803" style:parent-style-name="Fonteparág.padrão" style:family="text">
      <style:text-properties fo:font-weight="bold" style:font-weight-asian="bold" style:font-weight-complex="bold"/>
    </style:style>
    <style:style style:name="TableRow2804" style:family="table-row">
      <style:table-row-properties style:use-optimal-row-height="false"/>
    </style:style>
    <style:style style:name="TableCell28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6" style:parent-style-name="Standard" style:family="paragraph">
      <style:paragraph-properties fo:line-height="100%"/>
    </style:style>
    <style:style style:name="T2807" style:parent-style-name="Fonteparág.padrão" style:family="text">
      <style:text-properties fo:font-weight="bold" style:font-weight-asian="bold" style:font-weight-complex="bold"/>
    </style:style>
    <style:style style:name="TableCell28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9" style:parent-style-name="Standard" style:family="paragraph">
      <style:paragraph-properties fo:line-height="100%"/>
    </style:style>
    <style:style style:name="TableRow2810" style:family="table-row">
      <style:table-row-properties style:use-optimal-row-height="false"/>
    </style:style>
    <style:style style:name="TableCell28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2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28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4" style:parent-style-name="Standard" style:family="paragraph">
      <style:paragraph-properties fo:line-height="100%"/>
    </style:style>
    <style:style style:name="T2815" style:parent-style-name="Fonteparág.padrão" style:family="text">
      <style:text-properties fo:background-color="#FFFFFF"/>
    </style:style>
    <style:style style:name="TableRow2816" style:family="table-row">
      <style:table-row-properties style:use-optimal-row-height="false"/>
    </style:style>
    <style:style style:name="TableCell28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8" style:parent-style-name="Standard" style:family="paragraph">
      <style:paragraph-properties fo:line-height="100%"/>
    </style:style>
    <style:style style:name="T2819" style:parent-style-name="Fonteparág.padrão" style:family="text">
      <style:text-properties fo:font-weight="bold" style:font-weight-asian="bold" style:font-weight-complex="bold"/>
    </style:style>
    <style:style style:name="TableCell28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1" style:parent-style-name="Standard" style:family="paragraph">
      <style:paragraph-properties fo:line-height="100%"/>
    </style:style>
    <style:style style:name="TableRow2822" style:family="table-row">
      <style:table-row-properties style:use-optimal-row-height="false"/>
    </style:style>
    <style:style style:name="TableCell28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4" style:parent-style-name="Standard" style:family="paragraph">
      <style:paragraph-properties fo:line-height="100%"/>
    </style:style>
    <style:style style:name="T2825" style:parent-style-name="Fonteparág.padrão" style:family="text">
      <style:text-properties fo:font-weight="bold" style:font-weight-asian="bold" style:font-weight-complex="bold"/>
    </style:style>
    <style:style style:name="TableCell28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827" style:parent-style-name="Fonteparág.padrão" style:family="text">
      <style:text-properties fo:font-weight="bold" style:font-weight-asian="bold"/>
    </style:style>
    <style:style style:name="T2828" style:parent-style-name="Fonteparág.padrão" style:family="text">
      <style:text-properties fo:font-weight="bold" style:font-weight-asian="bold"/>
    </style:style>
    <style:style style:name="T2829" style:parent-style-name="Fonteparág.padrão" style:family="text">
      <style:text-properties fo:font-weight="bold" style:font-weight-asian="bold"/>
    </style:style>
    <style:style style:name="T2830" style:parent-style-name="Fonteparág.padrão" style:family="text">
      <style:text-properties fo:font-weight="bold" style:font-weight-asian="bold"/>
    </style:style>
    <style:style style:name="P2831" style:parent-style-name="Standard" style:family="paragraph">
      <style:paragraph-properties fo:line-height="100%"/>
    </style:style>
    <style:style style:name="TableColumn2833" style:family="table-column">
      <style:table-column-properties style:column-width="1.6875in" style:use-optimal-column-width="false"/>
    </style:style>
    <style:style style:name="TableColumn2834" style:family="table-column">
      <style:table-column-properties style:column-width="5in" style:use-optimal-column-width="false"/>
    </style:style>
    <style:style style:name="Table2832" style:family="table">
      <style:table-properties style:width="6.6875in" fo:margin-left="0.0694in" table:align="left"/>
    </style:style>
    <style:style style:name="TableRow2835" style:family="table-row">
      <style:table-row-properties style:use-optimal-row-height="false"/>
    </style:style>
    <style:style style:name="TableCell28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37" style:parent-style-name="Standard" style:family="paragraph">
      <style:paragraph-properties fo:line-height="100%"/>
    </style:style>
    <style:style style:name="T2838" style:parent-style-name="Fonteparág.padrão" style:family="text">
      <style:text-properties fo:font-weight="bold" style:font-weight-asian="bold" style:font-weight-complex="bold"/>
    </style:style>
    <style:style style:name="TableCell28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40" style:parent-style-name="Standard" style:family="paragraph">
      <style:paragraph-properties fo:line-height="100%"/>
    </style:style>
    <style:style style:name="T2841" style:parent-style-name="Fonteparág.padrão" style:family="text">
      <style:text-properties fo:background-color="#FFFFFF"/>
    </style:style>
    <style:style style:name="TableRow2842" style:family="table-row">
      <style:table-row-properties style:use-optimal-row-height="false"/>
    </style:style>
    <style:style style:name="TableCell28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44" style:parent-style-name="Standard" style:family="paragraph">
      <style:paragraph-properties fo:line-height="100%"/>
    </style:style>
    <style:style style:name="T2845" style:parent-style-name="Fonteparág.padrão" style:family="text">
      <style:text-properties fo:font-weight="bold" style:font-weight-asian="bold" style:font-weight-complex="bold"/>
    </style:style>
    <style:style style:name="TableCell28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47" style:parent-style-name="Standard" style:family="paragraph">
      <style:paragraph-properties fo:line-height="100%"/>
    </style:style>
    <style:style style:name="T2848" style:parent-style-name="Fonteparág.padrão" style:family="text">
      <style:text-properties fo:font-weight="bold" style:font-weight-asian="bold" style:font-weight-complex="bold"/>
    </style:style>
    <style:style style:name="TableRow2849" style:family="table-row">
      <style:table-row-properties style:use-optimal-row-height="false"/>
    </style:style>
    <style:style style:name="TableCell28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51" style:parent-style-name="Standard" style:family="paragraph">
      <style:paragraph-properties fo:line-height="100%"/>
    </style:style>
    <style:style style:name="T2852" style:parent-style-name="Fonteparág.padrão" style:family="text">
      <style:text-properties fo:font-weight="bold" style:font-weight-asian="bold" style:font-weight-complex="bold"/>
    </style:style>
    <style:style style:name="TableCell28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54" style:parent-style-name="Standard" style:family="paragraph">
      <style:paragraph-properties fo:line-height="100%"/>
    </style:style>
    <style:style style:name="TableRow2855" style:family="table-row">
      <style:table-row-properties style:use-optimal-row-height="false"/>
    </style:style>
    <style:style style:name="TableCell28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57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28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59" style:parent-style-name="Standard" style:family="paragraph">
      <style:paragraph-properties fo:line-height="100%"/>
    </style:style>
    <style:style style:name="T2860" style:parent-style-name="Fonteparág.padrão" style:family="text">
      <style:text-properties fo:background-color="#FFFFFF"/>
    </style:style>
    <style:style style:name="TableRow2861" style:family="table-row">
      <style:table-row-properties style:use-optimal-row-height="false"/>
    </style:style>
    <style:style style:name="TableCell28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3" style:parent-style-name="Standard" style:family="paragraph">
      <style:paragraph-properties fo:line-height="100%"/>
    </style:style>
    <style:style style:name="T2864" style:parent-style-name="Fonteparág.padrão" style:family="text">
      <style:text-properties fo:font-weight="bold" style:font-weight-asian="bold" style:font-weight-complex="bold"/>
    </style:style>
    <style:style style:name="TableCell28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6" style:parent-style-name="Standard" style:family="paragraph">
      <style:paragraph-properties fo:line-height="100%"/>
    </style:style>
    <style:style style:name="TableRow2867" style:family="table-row">
      <style:table-row-properties style:use-optimal-row-height="false"/>
    </style:style>
    <style:style style:name="TableCell28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9" style:parent-style-name="Standard" style:family="paragraph">
      <style:paragraph-properties fo:line-height="100%"/>
    </style:style>
    <style:style style:name="T2870" style:parent-style-name="Fonteparág.padrão" style:family="text">
      <style:text-properties fo:font-weight="bold" style:font-weight-asian="bold" style:font-weight-complex="bold"/>
    </style:style>
    <style:style style:name="TableCell28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872" style:parent-style-name="Fonteparág.padrão" style:family="text">
      <style:text-properties fo:font-weight="bold" style:font-weight-asian="bold"/>
    </style:style>
    <style:style style:name="T2873" style:parent-style-name="Fonteparág.padrão" style:family="text">
      <style:text-properties fo:font-weight="bold" style:font-weight-asian="bold"/>
    </style:style>
    <style:style style:name="T2874" style:parent-style-name="Fonteparág.padrão" style:family="text">
      <style:text-properties fo:font-weight="bold" style:font-weight-asian="bold"/>
    </style:style>
    <style:style style:name="T2875" style:parent-style-name="Fonteparág.padrão" style:family="text">
      <style:text-properties fo:font-weight="bold" style:font-weight-asian="bold"/>
    </style:style>
    <style:style style:name="P2876" style:parent-style-name="Standard" style:family="paragraph">
      <style:paragraph-properties fo:line-height="100%"/>
    </style:style>
    <style:style style:name="TableColumn2878" style:family="table-column">
      <style:table-column-properties style:column-width="1.6875in" style:use-optimal-column-width="false"/>
    </style:style>
    <style:style style:name="TableColumn2879" style:family="table-column">
      <style:table-column-properties style:column-width="5in" style:use-optimal-column-width="false"/>
    </style:style>
    <style:style style:name="Table2877" style:family="table">
      <style:table-properties style:width="6.6875in" fo:margin-left="0.0694in" table:align="left"/>
    </style:style>
    <style:style style:name="TableRow2880" style:family="table-row">
      <style:table-row-properties style:use-optimal-row-height="false"/>
    </style:style>
    <style:style style:name="TableCell28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2" style:parent-style-name="Standard" style:family="paragraph">
      <style:paragraph-properties fo:line-height="100%"/>
    </style:style>
    <style:style style:name="T2883" style:parent-style-name="Fonteparág.padrão" style:family="text">
      <style:text-properties fo:font-weight="bold" style:font-weight-asian="bold" style:font-weight-complex="bold"/>
    </style:style>
    <style:style style:name="TableCell28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5" style:parent-style-name="Standard" style:family="paragraph">
      <style:paragraph-properties fo:line-height="100%"/>
    </style:style>
    <style:style style:name="T2886" style:parent-style-name="Fonteparág.padrão" style:family="text">
      <style:text-properties fo:background-color="#FFFFFF"/>
    </style:style>
    <style:style style:name="TableRow2887" style:family="table-row">
      <style:table-row-properties style:use-optimal-row-height="false"/>
    </style:style>
    <style:style style:name="TableCell28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9" style:parent-style-name="Standard" style:family="paragraph">
      <style:paragraph-properties fo:line-height="100%"/>
    </style:style>
    <style:style style:name="T2890" style:parent-style-name="Fonteparág.padrão" style:family="text">
      <style:text-properties fo:font-weight="bold" style:font-weight-asian="bold" style:font-weight-complex="bold"/>
    </style:style>
    <style:style style:name="TableCell28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92" style:parent-style-name="Standard" style:family="paragraph">
      <style:paragraph-properties fo:line-height="100%"/>
    </style:style>
    <style:style style:name="T2893" style:parent-style-name="Fonteparág.padrão" style:family="text">
      <style:text-properties fo:font-weight="bold" style:font-weight-asian="bold" style:font-weight-complex="bold"/>
    </style:style>
    <style:style style:name="TableRow2894" style:family="table-row">
      <style:table-row-properties style:use-optimal-row-height="false"/>
    </style:style>
    <style:style style:name="TableCell28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96" style:parent-style-name="Standard" style:family="paragraph">
      <style:paragraph-properties fo:line-height="100%"/>
    </style:style>
    <style:style style:name="T2897" style:parent-style-name="Fonteparág.padrão" style:family="text">
      <style:text-properties fo:font-weight="bold" style:font-weight-asian="bold" style:font-weight-complex="bold"/>
    </style:style>
    <style:style style:name="TableCell28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99" style:parent-style-name="Standard" style:family="paragraph">
      <style:paragraph-properties fo:line-height="100%"/>
    </style:style>
    <style:style style:name="TableRow2900" style:family="table-row">
      <style:table-row-properties style:use-optimal-row-height="false"/>
    </style:style>
    <style:style style:name="TableCell29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2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29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4" style:parent-style-name="Standard" style:family="paragraph">
      <style:paragraph-properties fo:line-height="100%"/>
    </style:style>
    <style:style style:name="T2905" style:parent-style-name="Fonteparág.padrão" style:family="text">
      <style:text-properties fo:background-color="#FFFFFF"/>
    </style:style>
    <style:style style:name="TableRow2906" style:family="table-row">
      <style:table-row-properties style:use-optimal-row-height="false"/>
    </style:style>
    <style:style style:name="TableCell29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8" style:parent-style-name="Standard" style:family="paragraph">
      <style:paragraph-properties fo:line-height="100%"/>
    </style:style>
    <style:style style:name="T2909" style:parent-style-name="Fonteparág.padrão" style:family="text">
      <style:text-properties fo:font-weight="bold" style:font-weight-asian="bold" style:font-weight-complex="bold"/>
    </style:style>
    <style:style style:name="TableCell29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11" style:parent-style-name="Standard" style:family="paragraph">
      <style:paragraph-properties fo:line-height="100%"/>
    </style:style>
    <style:style style:name="TableRow2912" style:family="table-row">
      <style:table-row-properties style:use-optimal-row-height="false"/>
    </style:style>
    <style:style style:name="TableCell29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14" style:parent-style-name="Standard" style:family="paragraph">
      <style:paragraph-properties fo:line-height="100%"/>
    </style:style>
    <style:style style:name="T2915" style:parent-style-name="Fonteparág.padrão" style:family="text">
      <style:text-properties fo:font-weight="bold" style:font-weight-asian="bold" style:font-weight-complex="bold"/>
    </style:style>
    <style:style style:name="TableCell29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917" style:parent-style-name="Fonteparág.padrão" style:family="text">
      <style:text-properties fo:font-weight="bold" style:font-weight-asian="bold"/>
    </style:style>
    <style:style style:name="T2918" style:parent-style-name="Fonteparág.padrão" style:family="text">
      <style:text-properties fo:font-weight="bold" style:font-weight-asian="bold"/>
    </style:style>
    <style:style style:name="T2919" style:parent-style-name="Fonteparág.padrão" style:family="text">
      <style:text-properties fo:font-weight="bold" style:font-weight-asian="bold"/>
    </style:style>
    <style:style style:name="T2920" style:parent-style-name="Fonteparág.padrão" style:family="text">
      <style:text-properties fo:font-weight="bold" style:font-weight-asian="bold"/>
    </style:style>
    <style:style style:name="P2921" style:parent-style-name="Standard" style:family="paragraph">
      <style:paragraph-properties fo:line-height="100%"/>
    </style:style>
    <style:style style:name="TableColumn2923" style:family="table-column">
      <style:table-column-properties style:column-width="1.6875in" style:use-optimal-column-width="false"/>
    </style:style>
    <style:style style:name="TableColumn2924" style:family="table-column">
      <style:table-column-properties style:column-width="5in" style:use-optimal-column-width="false"/>
    </style:style>
    <style:style style:name="Table2922" style:family="table">
      <style:table-properties style:width="6.6875in" fo:margin-left="0.0694in" table:align="left"/>
    </style:style>
    <style:style style:name="TableRow2925" style:family="table-row">
      <style:table-row-properties style:use-optimal-row-height="false"/>
    </style:style>
    <style:style style:name="TableCell29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27" style:parent-style-name="Standard" style:family="paragraph">
      <style:paragraph-properties fo:line-height="100%"/>
    </style:style>
    <style:style style:name="T2928" style:parent-style-name="Fonteparág.padrão" style:family="text">
      <style:text-properties fo:font-weight="bold" style:font-weight-asian="bold" style:font-weight-complex="bold"/>
    </style:style>
    <style:style style:name="TableCell29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30" style:parent-style-name="Standard" style:family="paragraph">
      <style:paragraph-properties fo:line-height="100%"/>
    </style:style>
    <style:style style:name="T2931" style:parent-style-name="Fonteparág.padrão" style:family="text">
      <style:text-properties fo:background-color="#FFFFFF"/>
    </style:style>
    <style:style style:name="TableRow2932" style:family="table-row">
      <style:table-row-properties style:use-optimal-row-height="false"/>
    </style:style>
    <style:style style:name="TableCell29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34" style:parent-style-name="Standard" style:family="paragraph">
      <style:paragraph-properties fo:line-height="100%"/>
    </style:style>
    <style:style style:name="T2935" style:parent-style-name="Fonteparág.padrão" style:family="text">
      <style:text-properties fo:font-weight="bold" style:font-weight-asian="bold" style:font-weight-complex="bold"/>
    </style:style>
    <style:style style:name="TableCell29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37" style:parent-style-name="Standard" style:family="paragraph">
      <style:paragraph-properties fo:line-height="100%"/>
    </style:style>
    <style:style style:name="T2938" style:parent-style-name="Fonteparág.padrão" style:family="text">
      <style:text-properties fo:font-weight="bold" style:font-weight-asian="bold" style:font-weight-complex="bold"/>
    </style:style>
    <style:style style:name="TableRow2939" style:family="table-row">
      <style:table-row-properties style:use-optimal-row-height="false"/>
    </style:style>
    <style:style style:name="TableCell29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1" style:parent-style-name="Standard" style:family="paragraph">
      <style:paragraph-properties fo:line-height="100%"/>
    </style:style>
    <style:style style:name="T2942" style:parent-style-name="Fonteparág.padrão" style:family="text">
      <style:text-properties fo:font-weight="bold" style:font-weight-asian="bold" style:font-weight-complex="bold"/>
    </style:style>
    <style:style style:name="TableCell29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4" style:parent-style-name="Standard" style:family="paragraph">
      <style:paragraph-properties fo:line-height="100%"/>
    </style:style>
    <style:style style:name="TableRow2945" style:family="table-row">
      <style:table-row-properties style:use-optimal-row-height="false"/>
    </style:style>
    <style:style style:name="TableCell29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7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29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9" style:parent-style-name="Standard" style:family="paragraph">
      <style:paragraph-properties fo:line-height="100%"/>
    </style:style>
    <style:style style:name="T2950" style:parent-style-name="Fonteparág.padrão" style:family="text">
      <style:text-properties fo:background-color="#FFFFFF"/>
    </style:style>
    <style:style style:name="TableRow2951" style:family="table-row">
      <style:table-row-properties style:use-optimal-row-height="false"/>
    </style:style>
    <style:style style:name="TableCell29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3" style:parent-style-name="Standard" style:family="paragraph">
      <style:paragraph-properties fo:line-height="100%"/>
    </style:style>
    <style:style style:name="T2954" style:parent-style-name="Fonteparág.padrão" style:family="text">
      <style:text-properties fo:font-weight="bold" style:font-weight-asian="bold" style:font-weight-complex="bold"/>
    </style:style>
    <style:style style:name="TableCell29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6" style:parent-style-name="Standard" style:family="paragraph">
      <style:paragraph-properties fo:line-height="100%"/>
    </style:style>
    <style:style style:name="TableRow2957" style:family="table-row">
      <style:table-row-properties style:use-optimal-row-height="false"/>
    </style:style>
    <style:style style:name="TableCell29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9" style:parent-style-name="Standard" style:family="paragraph">
      <style:paragraph-properties fo:line-height="100%"/>
    </style:style>
    <style:style style:name="T2960" style:parent-style-name="Fonteparág.padrão" style:family="text">
      <style:text-properties fo:font-weight="bold" style:font-weight-asian="bold" style:font-weight-complex="bold"/>
    </style:style>
    <style:style style:name="TableCell29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962" style:parent-style-name="Fonteparág.padrão" style:family="text">
      <style:text-properties fo:font-weight="bold" style:font-weight-asian="bold"/>
    </style:style>
    <style:style style:name="T2963" style:parent-style-name="Fonteparág.padrão" style:family="text">
      <style:text-properties fo:font-weight="bold" style:font-weight-asian="bold"/>
    </style:style>
    <style:style style:name="T2964" style:parent-style-name="Fonteparág.padrão" style:family="text">
      <style:text-properties fo:font-weight="bold" style:font-weight-asian="bold"/>
    </style:style>
    <style:style style:name="T2965" style:parent-style-name="Fonteparág.padrão" style:family="text">
      <style:text-properties fo:font-weight="bold" style:font-weight-asian="bold"/>
    </style:style>
    <style:style style:name="P2966" style:parent-style-name="Standard" style:family="paragraph">
      <style:paragraph-properties fo:line-height="100%"/>
    </style:style>
    <style:style style:name="P2967" style:parent-style-name="Normal" style:family="paragraph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/>
      <text:p text:style-name="Standard"/>
      <text:p text:style-name="P21"><text:bookmark-start text:name="h.gjdgxs"/><text:bookmark-end text:name="h.gjdgxs"/><text:span text:style-name="T22">RELPREV</text:span></text:p>
      <text:p text:style-name="P23">Padrão de Integração por Web Services</text:p>
      <text:p text:style-name="P24"><text:span text:style-name="T25">Versão 0.7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tab/></text:p>
      <text:p text:style-name="P40"><text:bookmark-start text:name="_Toc374643777"/>Sumário<text:bookmark-end text:name="_Toc37464377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2"><text:a xlink:href="#_Toc374643777" office:target-frame-name="_top" xlink:show="replace"><text:span text:style-name="Hyperlink">Sumário</text:span><text:tab/>2</text:a></text:p>
        </text:index-body>
      </text:table-of-content>
      <text:p text:style-name="Normal"/>
      <text:p text:style-name="P73"/>
      <text:h text:style-name="P74" text:outline-level="2"/>
      <text:p text:style-name="P75"><text:span text:style-name="T76">Histórico de Revisão</text:span></text:p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Data</text:p>
          </table:table-cell>
          <table:table-cell table:style-name="TableCell86">
            <text:p text:style-name="P87">Versão</text:p>
          </table:table-cell>
          <table:table-cell table:style-name="TableCell88">
            <text:p text:style-name="P89">Descrição</text:p>
          </table:table-cell>
          <table:table-cell table:style-name="TableCell90">
            <text:p text:style-name="P91">Autor</text:p>
          </table:table-cell>
        </table:table-row>
        <table:table-row table:style-name="TableRow92">
          <table:table-cell table:style-name="TableCell93">
            <text:p text:style-name="P94"><text:span text:style-name="T95">24/11/2013</text:span></text:p>
          </table:table-cell>
          <table:table-cell table:style-name="TableCell96">
            <text:p text:style-name="P97"><text:span text:style-name="T98">0.1</text:span></text:p>
          </table:table-cell>
          <table:table-cell table:style-name="TableCell99">
            <text:p text:style-name="P100"><text:span text:style-name="T101">Criação do documento</text:span></text:p>
          </table:table-cell>
          <table:table-cell table:style-name="TableCell102">
            <text:p text:style-name="P103"><text:span text:style-name="T104">Bruno César</text:span></text:p>
          </table:table-cell>
        </table:table-row>
        <table:table-row table:style-name="TableRow105">
          <table:table-cell table:style-name="TableCell106">
            <text:p text:style-name="P107"><text:span text:style-name="T108">28/11/2013</text:span></text:p>
          </table:table-cell>
          <table:table-cell table:style-name="TableCell109">
            <text:p text:style-name="P110"><text:span text:style-name="T111">0.2</text:span></text:p>
          </table:table-cell>
          <table:table-cell table:style-name="TableCell112">
            <text:p text:style-name="P113"><text:span text:style-name="T114">Inclusão de serviços de exclusão de interações com o RELPREV (ações recomendadas, resposta, etc.)</text:span></text:p>
          </table:table-cell>
          <table:table-cell table:style-name="TableCell115">
            <text:p text:style-name="P116"><text:span text:style-name="T117">Bruno César</text:span></text:p>
          </table:table-cell>
        </table:table-row>
        <table:table-row table:style-name="TableRow118">
          <table:table-cell table:style-name="TableCell119">
            <text:p text:style-name="P120"><text:span text:style-name="T121">29/11/2013</text:span></text:p>
          </table:table-cell>
          <table:table-cell table:style-name="TableCell122">
            <text:p text:style-name="P123"><text:span text:style-name="T124">0.3</text:span></text:p>
          </table:table-cell>
          <table:table-cell table:style-name="TableCell125">
            <text:p text:style-name="P126"><text:span text:style-name="T127">Ajuste nos serviços de exclusão de interações com o RELPREV (ações recomendadas, resposta, etc.)</text:span></text:p>
          </table:table-cell>
          <table:table-cell table:style-name="TableCell128">
            <text:p text:style-name="P129"><text:span text:style-name="T130">Bruno César</text:span></text:p>
          </table:table-cell>
        </table:table-row>
        <table:table-row table:style-name="TableRow131">
          <table:table-cell table:style-name="TableCell132">
            <text:p text:style-name="P133">04/12/2013</text:p>
          </table:table-cell>
          <table:table-cell table:style-name="TableCell134">
            <text:p text:style-name="P135">0.4</text:p>
          </table:table-cell>
          <table:table-cell table:style-name="TableCell136">
            <text:p text:style-name="P137">Atualizando documentação dos serviços já existentes e adequando documento ao padrão de documentos do projeto</text:p>
          </table:table-cell>
          <table:table-cell table:style-name="TableCell138">
            <text:p text:style-name="P139">Bruno César</text:p>
          </table:table-cell>
        </table:table-row>
        <table:table-row table:style-name="TableRow140">
          <table:table-cell table:style-name="TableCell141">
            <text:p text:style-name="P142">04/12/2013</text:p>
          </table:table-cell>
          <table:table-cell table:style-name="TableCell143">
            <text:p text:style-name="P144">0.5</text:p>
          </table:table-cell>
          <table:table-cell table:style-name="TableCell145">
            <text:p text:style-name="P146">Incluindo serviços para Categoria</text:p>
          </table:table-cell>
          <table:table-cell table:style-name="TableCell147">
            <text:p text:style-name="P148">Bruno César</text:p>
          </table:table-cell>
        </table:table-row>
        <table:table-row table:style-name="TableRow149">
          <table:table-cell table:style-name="TableCell150">
            <text:p text:style-name="P151">05/12/2013</text:p>
          </table:table-cell>
          <table:table-cell table:style-name="TableCell152">
            <text:p text:style-name="P153">0.6</text:p>
          </table:table-cell>
          <table:table-cell table:style-name="TableCell154">
            <text:p text:style-name="P155">Incluindo mais alguns exemplos de JSON na integração</text:p>
          </table:table-cell>
          <table:table-cell table:style-name="TableCell156">
            <text:p text:style-name="P157">Bruno César</text:p>
          </table:table-cell>
        </table:table-row>
        <table:table-row table:style-name="TableRow158">
          <table:table-cell table:style-name="TableCell159">
            <text:p text:style-name="P160">12/12/2013</text:p>
          </table:table-cell>
          <table:table-cell table:style-name="TableCell161">
            <text:p text:style-name="P162">0.7</text:p>
          </table:table-cell>
          <table:table-cell table:style-name="TableCell163">
            <text:p text:style-name="P164">Incluindo serviços para Usuário</text:p>
          </table:table-cell>
          <table:table-cell table:style-name="TableCell165">
            <text:p text:style-name="P166">Bruno César</text:p>
          </table:table-cell>
        </table:table-row>
      </table:table>
      <text:p text:style-name="P167"/>
      <text:p text:style-name="P16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9"><text:bookmark-start text:name="h.ylt5v0sy6evt"/><text:bookmark-end text:name="h.ylt5v0sy6evt"/></text:p>
      <text:h text:style-name="Título7" text:outline-level="7">Objetivos do Documentos</text:h>
      <text:p text:style-name="P170"><text:span text:style-name="T171">O presente documento irá descrever, brevemente, os serviços de integração disponíveis no módulo “relprev-webservice”.</text:span></text:p>
      <text:p text:style-name="Standard"/>
      <text:h text:style-name="Título7" text:outline-level="7"><text:bookmark-start text:name="h.gr0od8e6dhlj"/><text:bookmark-end text:name="h.gr0od8e6dhlj"/>Serviços para Elo SIPAER</text:h>
      <text:h text:style-name="Título8" text:outline-level="8"><text:bookmark-start text:name="h.7hq8k721dzz9"/><text:bookmark-end text:name="h.7hq8k721dzz9"/>Criação</text:h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<text:span text:style-name="T178">Padrão de URL</text:span></text:p>
          </table:table-cell>
          <table:table-cell table:style-name="TableCell179">
            <text:p text:style-name="P180">http:<text:span text:style-name="T181">//&lt;domain&gt;:&lt;port&gt;/&lt;context&gt;/</text:span>elosipaer/create</text:p>
          </table:table-cell>
        </table:table-row>
        <table:table-row table:style-name="TableRow182">
          <table:table-cell table:style-name="TableCell183">
            <text:p text:style-name="P184"><text:span text:style-name="T185">Método(s)</text:span></text:p>
          </table:table-cell>
          <table:table-cell table:style-name="TableCell186">
            <text:p text:style-name="P187">POST</text:p>
          </table:table-cell>
        </table:table-row>
        <table:table-row table:style-name="TableRow188">
          <table:table-cell table:style-name="TableCell189">
            <text:p text:style-name="P190"><text:span text:style-name="T191">Exemplo</text:span></text:p>
          </table:table-cell>
          <table:table-cell table:style-name="TableCell192">
            <text:p text:style-name="P193"><text:span text:style-name="T194">{</text:span></text:p>
            <text:p text:style-name="P195"><text:span text:style-name="T196"><text:s text:c="3"/></text:span><text:span text:style-name="T197">"organizacao"</text:span><text:span text:style-name="T198">:"Organização 1",</text:span></text:p>
            <text:p text:style-name="P199"><text:span text:style-name="T200"><text:s text:c="3"/></text:span><text:span text:style-name="T201">"sigla"</text:span><text:span text:style-name="T202">:"Sigla Organização 1"</text:span></text:p>
            <text:p text:style-name="P203"><text:span text:style-name="T204">}</text:span></text:p>
          </table:table-cell>
        </table:table-row>
        <table:table-row table:style-name="TableRow205">
          <table:table-cell table:style-name="TableCell206">
            <text:p text:style-name="P207"><text:span text:style-name="T208">Retorno</text:span></text:p>
          </table:table-cell>
          <table:table-cell table:style-name="TableCell209">
            <text:p text:style-name="Standard">{</text:p>
            <text:p text:style-name="Standard"><text:s text:c="3"/>"<text:span text:style-name="T210">success</text:span>":true,</text:p>
            <text:p text:style-name="Standard"><text:s text:c="3"/>"<text:span text:style-name="T211">data</text:span>":[</text:p>
            <text:p text:style-name="Standard"><text:s text:c="6"/>{</text:p>
            <text:p text:style-name="Standard"><text:s text:c="9"/>"<text:span text:style-name="T212">id</text:span>":1,</text:p>
            <text:p text:style-name="Standard"><text:s text:c="9"/>"<text:span text:style-name="T213">organizacao</text:span>":"Organização 1",</text:p>
            <text:p text:style-name="Standard"><text:s text:c="9"/>"<text:span text:style-name="T214">sigla</text:span>":"Sigla Organização 1"</text:p>
            <text:p text:style-name="Standard"><text:s text:c="6"/>}</text:p>
            <text:p text:style-name="Standard"><text:s text:c="3"/>],</text:p>
            <text:p text:style-name="Standard"><text:s text:c="3"/>"<text:span text:style-name="T215">count</text:span>":1,</text:p>
            <text:p text:style-name="Standard"><text:s text:c="3"/>"<text:span text:style-name="T216">message</text:span>":"Objeto criado com Sucesso",</text:p>
            <text:p text:style-name="Standard"><text:s text:c="3"/>"<text:span text:style-name="T217">status</text:span>":200</text:p>
            <text:p text:style-name="P218">}</text:p>
          </table:table-cell>
        </table:table-row>
      </table:table>
      <text:h text:style-name="Título8" text:outline-level="8"><text:bookmark-start text:name="h.hrylc359j93d"/><text:bookmark-end text:name="h.hrylc359j93d"/>Atualização</text:h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<text:span text:style-name="T225">Padrão de URL</text:span></text:p>
          </table:table-cell>
          <table:table-cell table:style-name="TableCell226">
            <text:p text:style-name="P227">http:<text:span text:style-name="T228">//&lt;domain&gt;:&lt;port&gt;/&lt;context&gt;/</text:span>elosipaer/update</text:p>
          </table:table-cell>
        </table:table-row>
        <table:table-row table:style-name="TableRow229">
          <table:table-cell table:style-name="TableCell230">
            <text:p text:style-name="P231"><text:span text:style-name="T232">Método(s)</text:span></text:p>
          </table:table-cell>
          <table:table-cell table:style-name="TableCell233">
            <text:p text:style-name="P234">PUT</text:p>
          </table:table-cell>
        </table:table-row>
        <table:table-row table:style-name="TableRow235">
          <table:table-cell table:style-name="TableCell236">
            <text:p text:style-name="P237"><text:span text:style-name="T238">Exemplo</text:span></text:p>
          </table:table-cell>
          <table:table-cell table:style-name="TableCell239">
            <text:p text:style-name="P240"><text:span text:style-name="T241">{</text:span></text:p>
            <text:p text:style-name="P242"><text:span text:style-name="T243"><text:s text:c="3"/></text:span><text:span text:style-name="T244">"id"</text:span><text:span text:style-name="T245">:1,</text:span></text:p>
            <text:p text:style-name="P246"><text:span text:style-name="T247"><text:s text:c="3"/></text:span><text:span text:style-name="T248">"organizacao"</text:span><text:span text:style-name="T249">:"Organização 1",</text:span></text:p>
            <text:p text:style-name="P250"><text:span text:style-name="T251"><text:s text:c="3"/></text:span><text:span text:style-name="T252">"sigla"</text:span><text:span text:style-name="T253">:"Sigla Organização 1"</text:span></text:p>
            <text:p text:style-name="P254"><text:span text:style-name="T255">}</text:span></text:p>
          </table:table-cell>
        </table:table-row>
        <table:table-row table:style-name="TableRow256">
          <table:table-cell table:style-name="TableCell257">
            <text:p text:style-name="P258"><text:span text:style-name="T259">Retorno Found</text:span></text:p>
          </table:table-cell>
          <table:table-cell table:style-name="TableCell260">
            <text:p text:style-name="Standard">{</text:p>
            <text:p text:style-name="Standard"><text:s text:c="3"/>"<text:span text:style-name="T261">success</text:span>":true,</text:p>
            <text:p text:style-name="Standard"><text:s text:c="3"/>"<text:span text:style-name="T262">data</text:span>":[</text:p>
            <text:p text:style-name="Standard"><text:s text:c="6"/>{</text:p>
            <text:p text:style-name="Standard"><text:s text:c="9"/>"<text:span text:style-name="T263">id</text:span>":2,</text:p>
            <text:p text:style-name="Standard"><text:s text:c="9"/>"<text:span text:style-name="T264">organizacao</text:span>":"Org. Alterada",</text:p>
            <text:p text:style-name="Standard"><text:s text:c="9"/>"<text:span text:style-name="T265">sigla</text:span>":"Sigla Alterada"</text:p>
            <text:p text:style-name="Standard"><text:s text:c="6"/>}</text:p>
            <text:p text:style-name="Standard"><text:s text:c="3"/>],</text:p>
            <text:p text:style-name="Standard"><text:s text:c="3"/>"<text:span text:style-name="T266">count</text:span>":1,</text:p>
            <text:p text:style-name="Standard"><text:s text:c="3"/>"<text:span text:style-name="T267">message</text:span>":"Objeto atualizado com Sucesso",</text:p>
            <text:p text:style-name="Standard"><text:s text:c="3"/>"<text:span text:style-name="T268">status</text:span>":200</text:p>
            <text:p text:style-name="P269">}</text:p>
          </table:table-cell>
        </table:table-row>
        <table:table-row table:style-name="TableRow270">
          <table:table-cell table:style-name="TableCell271">
            <text:p text:style-name="P272">Retorno Not Found</text:p>
          </table:table-cell>
          <table:table-cell table:style-name="TableCell273">
            <text:p text:style-name="Standard">{</text:p>
            <text:p text:style-name="Standard"><text:s text:c="3"/>"<text:span text:style-name="T274">success</text:span>":false,</text:p>
            <text:p text:style-name="Standard"><text:s text:c="3"/>"<text:span text:style-name="T275">data</text:span>":[</text:p>
            <text:p text:style-name="Standard"><text:s text:c="6"/>{</text:p>
            <text:p text:style-name="Standard"><text:s text:c="9"/>"<text:span text:style-name="T276">id</text:span>":1,</text:p>
            <text:p text:style-name="Standard"><text:s text:c="9"/>"<text:span text:style-name="T277">organizacao</text:span>":"Organização 2",</text:p>
            <text:p text:style-name="Standard"><text:s text:c="9"/>"<text:span text:style-name="T278">sigla</text:span>":"Sigla 2"</text:p>
            <text:p text:style-name="Standard"><text:s text:c="6"/>}</text:p>
            <text:p text:style-name="Standard"><text:s text:c="3"/>],</text:p>
            <text:p text:style-name="Standard"><text:s text:c="3"/>"<text:span text:style-name="T279">count</text:span>":1,</text:p>
            <text:p text:style-name="Standard"><text:s text:c="3"/>"<text:span text:style-name="T280">message</text:span>":"Objeto com id 1 não foi encontrado para ser atualizado",</text:p>
            <text:p text:style-name="Standard"><text:s text:c="3"/>"<text:span text:style-name="T281">status</text:span>":404</text:p>
            <text:p text:style-name="Standard">}</text:p>
          </table:table-cell>
        </table:table-row>
      </table:table>
      <text:h text:style-name="Título8" text:outline-level="8"><text:bookmark-start text:name="h.vl8yb85cipty"/><text:bookmark-end text:name="h.vl8yb85cipty"/>Remoção</text:h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<text:span text:style-name="T288">Padrão de URL</text:span></text:p>
          </table:table-cell>
          <table:table-cell table:style-name="TableCell289">
            <text:p text:style-name="P290">http:<text:span text:style-name="T291">//&lt;domain&gt;:&lt;port&gt;/&lt;context&gt;/</text:span>elosipaer<text:span text:style-name="T292">/{id}</text:span></text:p>
          </table:table-cell>
        </table:table-row>
        <table:table-row table:style-name="TableRow293">
          <table:table-cell table:style-name="TableCell294">
            <text:p text:style-name="P295"><text:span text:style-name="T296">Parâmetros na URL</text:span></text:p>
          </table:table-cell>
          <table:table-cell table:style-name="TableCell297">
            <text:p text:style-name="P298"><text:span text:style-name="T299">id</text:span>: id do objeto a ser removido</text:p>
          </table:table-cell>
        </table:table-row>
        <table:table-row table:style-name="TableRow300">
          <table:table-cell table:style-name="TableCell301">
            <text:p text:style-name="P302"><text:span text:style-name="T303">Método(s)</text:span></text:p>
          </table:table-cell>
          <table:table-cell table:style-name="TableCell304">
            <text:p text:style-name="P305">DELETE</text:p>
          </table:table-cell>
        </table:table-row>
        <table:table-row table:style-name="TableRow306">
          <table:table-cell table:style-name="TableCell307">
            <text:p text:style-name="P308">Exemplo</text:p>
          </table:table-cell>
          <table:table-cell table:style-name="TableCell309">
            <text:p text:style-name="P310">http:<text:span text:style-name="T311">//&lt;domain&gt;:&lt;port&gt;/&lt;context&gt;/</text:span>elosipaer<text:span text:style-name="T312">/2</text:span></text:p>
          </table:table-cell>
        </table:table-row>
        <table:table-row table:style-name="TableRow313">
          <table:table-cell table:style-name="TableCell314">
            <text:p text:style-name="P315"><text:span text:style-name="T316">Retorno</text:span></text:p>
          </table:table-cell>
          <table:table-cell table:style-name="TableCell317">
            <text:p text:style-name="Standard">{</text:p>
            <text:p text:style-name="Standard"><text:s text:c="3"/>"<text:span text:style-name="T318">success</text:span>":true,</text:p>
            <text:p text:style-name="Standard"><text:s text:c="3"/>"<text:span text:style-name="T319">data</text:span>":[</text:p>
            <text:p text:style-name="Standard"><text:s text:c="6"/>{</text:p>
            <text:p text:style-name="Standard"><text:s text:c="9"/>"<text:span text:style-name="T320">id</text:span>":2,</text:p>
            <text:p text:style-name="Standard"><text:s text:c="9"/>"<text:span text:style-name="T321">organizacao</text:span>":"Org. Alterada",</text:p>
            <text:p text:style-name="Standard"><text:s text:c="9"/>"<text:span text:style-name="T322">sigla</text:span>":"Sigla Alterada"</text:p>
            <text:p text:style-name="Standard"><text:s text:c="6"/>}</text:p>
            <text:p text:style-name="Standard"><text:s text:c="3"/>],</text:p>
            <text:p text:style-name="Standard"><text:s text:c="3"/>"<text:span text:style-name="T323">count</text:span>":1,</text:p>
            <text:p text:style-name="Standard"><text:s text:c="3"/>"<text:span text:style-name="T324">message</text:span>":"Objeto removido com Sucesso",</text:p>
            <text:p text:style-name="Standard"><text:s text:c="3"/>"<text:span text:style-name="T325">status</text:span>":200</text:p>
            <text:p text:style-name="P326">}</text:p>
          </table:table-cell>
        </table:table-row>
      </table:table>
      <text:h text:style-name="Título8" text:outline-level="8"><text:bookmark-start text:name="h.ar7w8ivruvsx"/><text:bookmark-end text:name="h.ar7w8ivruvsx"/>Listagem</text:h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<text:span text:style-name="T333">Padrão de URL</text:span></text:p>
          </table:table-cell>
          <table:table-cell table:style-name="TableCell334">
            <text:p text:style-name="P335">http:<text:span text:style-name="T336">//&lt;domain&gt;:&lt;port&gt;/&lt;context&gt;/</text:span>elosipaer</text:p>
          </table:table-cell>
        </table:table-row>
        <table:table-row table:style-name="TableRow337">
          <table:table-cell table:style-name="TableCell338">
            <text:p text:style-name="P339"><text:span text:style-name="T340">Método(s)</text:span></text:p>
          </table:table-cell>
          <table:table-cell table:style-name="TableCell341">
            <text:p text:style-name="P342">GET, POST</text:p>
          </table:table-cell>
        </table:table-row>
        <table:table-row table:style-name="TableRow343">
          <table:table-cell table:style-name="TableCell344">
            <text:p text:style-name="P345"><text:span text:style-name="T346">Exemplo Found</text:span></text:p>
          </table:table-cell>
          <table:table-cell table:style-name="TableCell347">
            <text:p text:style-name="Standard">{</text:p>
            <text:p text:style-name="Standard"><text:s text:c="3"/>"<text:span text:style-name="T348">success</text:span>":true,</text:p>
            <text:p text:style-name="Standard"><text:s text:c="3"/>"<text:span text:style-name="T349">data</text:span>":[</text:p>
            <text:p text:style-name="Standard"><text:s text:c="6"/>{</text:p>
            <text:p text:style-name="Standard"><text:s text:c="9"/>"<text:span text:style-name="T350">id</text:span>":3,</text:p>
            <text:p text:style-name="Standard"><text:s text:c="9"/>"<text:span text:style-name="T351">organizacao</text:span>":"Organização 1",</text:p>
            <text:p text:style-name="Standard"><text:s text:c="9"/>"<text:span text:style-name="T352">sigla</text:span>":"Sigla 1"</text:p>
            <text:p text:style-name="Standard"><text:s text:c="6"/>},</text:p>
            <text:p text:style-name="Standard"><text:s text:c="6"/>{</text:p>
            <text:p text:style-name="Standard"><text:s text:c="9"/>"<text:span text:style-name="T353">id</text:span>":4,</text:p>
            <text:p text:style-name="Standard"><text:s text:c="9"/>"<text:span text:style-name="T354">organizacao</text:span>":"Organização 2",</text:p>
            <text:p text:style-name="Standard"><text:s text:c="9"/>"<text:span text:style-name="T355">sigla</text:span>":"Sigla 2"</text:p>
            <text:p text:style-name="Standard"><text:s text:c="6"/>}</text:p>
            <text:p text:style-name="Standard"><text:s text:c="3"/>],</text:p>
            <text:p text:style-name="Standard"><text:s text:c="3"/>"<text:span text:style-name="T356">count</text:span>":2,</text:p>
            <text:p text:style-name="Standard"><text:s text:c="3"/>"<text:span text:style-name="T357">message</text:span>":"2 objeto(s) listado(s) com Sucesso",</text:p>
            <text:p text:style-name="Standard"><text:s text:c="3"/>"<text:span text:style-name="T358">status</text:span>":200</text:p>
            <text:p text:style-name="P359">}</text:p>
          </table:table-cell>
        </table:table-row>
        <table:table-row table:style-name="TableRow360">
          <table:table-cell table:style-name="TableCell361">
            <text:p text:style-name="P362"><text:span text:style-name="T363">Exemplo Not Found</text:span></text:p>
          </table:table-cell>
          <table:table-cell table:style-name="TableCell364">
            <text:p text:style-name="Standard">{</text:p>
            <text:p text:style-name="Standard"><text:s text:c="3"/>"<text:span text:style-name="T365">success</text:span>":true,</text:p>
            <text:p text:style-name="Standard"><text:s text:c="3"/>"<text:span text:style-name="T366">count</text:span>":0,</text:p>
            <text:p text:style-name="Standard"><text:s text:c="3"/>"<text:span text:style-name="T367">message</text:span>":"Não existe(m) objeto(s) a ser(em) Listado(s)",</text:p>
            <text:p text:style-name="Standard"><text:s text:c="3"/>"<text:span text:style-name="T368">status</text:span>":200</text:p>
            <text:p text:style-name="P369">}</text:p>
          </table:table-cell>
        </table:table-row>
      </table:table>
      <text:h text:style-name="Título8" text:outline-level="8"><text:bookmark-start text:name="h.rd7tlrpq3fts"/><text:bookmark-end text:name="h.rd7tlrpq3fts"/>Busca por ID</text:h>
      <table:table table:style-name="Table370">
        <table:table-columns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<text:span text:style-name="T376">Padrão de URL</text:span></text:p>
          </table:table-cell>
          <table:table-cell table:style-name="TableCell377">
            <text:p text:style-name="P378">http:<text:span text:style-name="T379">//&lt;domain&gt;:&lt;port&gt;/&lt;context&gt;/</text:span>elosipaer/{id}</text:p>
          </table:table-cell>
        </table:table-row>
        <table:table-row table:style-name="TableRow380">
          <table:table-cell table:style-name="TableCell381">
            <text:p text:style-name="P382"><text:span text:style-name="T383">Parâmetros na URL</text:span></text:p>
          </table:table-cell>
          <table:table-cell table:style-name="TableCell384">
            <text:p text:style-name="P385"><text:span text:style-name="T386">id</text:span>: id do objeto a ser consultado, numérico</text:p>
          </table:table-cell>
        </table:table-row>
        <table:table-row table:style-name="TableRow387">
          <table:table-cell table:style-name="TableCell388">
            <text:p text:style-name="P389"><text:span text:style-name="T390">Método(s)</text:span></text:p>
          </table:table-cell>
          <table:table-cell table:style-name="TableCell391">
            <text:p text:style-name="P392">GET, POST</text:p>
          </table:table-cell>
        </table:table-row>
        <table:table-row table:style-name="TableRow393">
          <table:table-cell table:style-name="TableCell394">
            <text:p text:style-name="P395">Exemplo</text:p>
          </table:table-cell>
          <table:table-cell table:style-name="TableCell396">
            <text:p text:style-name="P397">http:<text:span text:style-name="T398">//&lt;domain&gt;:&lt;port&gt;/&lt;context&gt;/</text:span>elosipaer/4</text:p>
          </table:table-cell>
        </table:table-row>
        <table:table-row table:style-name="TableRow399">
          <table:table-cell table:style-name="TableCell400">
            <text:p text:style-name="P401"><text:span text:style-name="T402">Retorno Found</text:span></text:p>
          </table:table-cell>
          <table:table-cell table:style-name="TableCell403">
            <text:p text:style-name="Standard">{</text:p>
            <text:p text:style-name="Standard"><text:s text:c="3"/>"<text:span text:style-name="T404">success</text:span>":true,</text:p>
            <text:p text:style-name="Standard"><text:s text:c="3"/>"<text:span text:style-name="T405">data</text:span>":[</text:p>
            <text:p text:style-name="Standard"><text:s text:c="6"/>{</text:p>
            <text:p text:style-name="Standard"><text:s text:c="9"/>"<text:span text:style-name="T406">id</text:span>":4,</text:p>
            <text:p text:style-name="Standard"><text:s text:c="9"/>"<text:span text:style-name="T407">organizacao</text:span>":"Organização 2",</text:p>
            <text:p text:style-name="Standard"><text:s text:c="9"/>"<text:span text:style-name="T408">sigla</text:span>":"Sigla 2"</text:p>
            <text:p text:style-name="Standard"><text:s text:c="6"/>}</text:p>
            <text:p text:style-name="Standard"><text:s text:c="3"/>],</text:p>
            <text:p text:style-name="Standard"><text:s text:c="3"/>"<text:span text:style-name="T409">count</text:span>":1,</text:p>
            <text:p text:style-name="Standard"><text:s text:c="3"/>"<text:span text:style-name="T410">message</text:span>":"Objeto com id 4 consultado com Sucesso",</text:p>
            <text:p text:style-name="Standard"><text:s text:c="3"/>"<text:span text:style-name="T411">status</text:span>":200</text:p>
            <text:p text:style-name="P412">}</text:p>
          </table:table-cell>
        </table:table-row>
        <table:table-row table:style-name="TableRow413">
          <table:table-cell table:style-name="TableCell414">
            <text:p text:style-name="P415"><text:span text:style-name="T416">Retorno Not Found</text:span></text:p>
          </table:table-cell>
          <table:table-cell table:style-name="TableCell417">
            <text:p text:style-name="Standard">{</text:p>
            <text:p text:style-name="Standard"><text:s text:c="3"/>"<text:span text:style-name="T418">success</text:span>":true,</text:p>
            <text:p text:style-name="Standard"><text:s text:c="3"/>"<text:span text:style-name="T419">count</text:span>":0,</text:p>
            <text:p text:style-name="Standard"><text:s text:c="3"/>"<text:span text:style-name="T420">message</text:span>":"Objeto com id 1 é inexistente na base de Dados",</text:p>
            <text:p text:style-name="Standard"><text:s text:c="3"/>"<text:span text:style-name="T421">status</text:span>":200</text:p>
            <text:p text:style-name="P422">}</text:p>
          </table:table-cell>
        </table:table-row>
      </table:table>
      <text:p text:style-name="Standard"/>
      <text:h text:style-name="Título7" text:outline-level="7"><text:bookmark-start text:name="h.3tpm122h12ps"/><text:bookmark-end text:name="h.3tpm122h12ps"/>Serviços para Relatório de Prevenção</text:h>
      <text:h text:style-name="P423" text:outline-level="8" text:restart-numbering="true" text:start-value="1"><text:bookmark-start text:name="h.yz1lbcna8011"/><text:bookmark-end text:name="h.yz1lbcna8011"/>Criação</text:h>
      <table:table table:style-name="Table424">
        <table:table-columns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>
            <text:p text:style-name="P429"><text:span text:style-name="T430">Padrão de URL</text:span></text:p>
          </table:table-cell>
          <table:table-cell table:style-name="TableCell431">
            <text:p text:style-name="P432">http:<text:span text:style-name="T433">//&lt;domain&gt;:&lt;port&gt;/&lt;context&gt;/</text:span>relprev/create</text:p>
          </table:table-cell>
        </table:table-row>
        <table:table-row table:style-name="TableRow434">
          <table:table-cell table:style-name="TableCell435">
            <text:p text:style-name="P436"><text:span text:style-name="T437">Método(s)</text:span></text:p>
          </table:table-cell>
          <table:table-cell table:style-name="TableCell438">
            <text:p text:style-name="P439">POST</text:p>
          </table:table-cell>
        </table:table-row>
        <table:table-row table:style-name="TableRow440">
          <table:table-cell table:style-name="TableCell441">
            <text:p text:style-name="P442"><text:span text:style-name="T443">Exemplo</text:span></text:p>
          </table:table-cell>
          <table:table-cell table:style-name="TableCell444">
            <text:p text:style-name="P445"><text:span text:style-name="T446">{</text:span></text:p>
            <text:p text:style-name="P447"><text:span text:style-name="T448"><text:s text:c="3"/></text:span><text:span text:style-name="T449">"envolvidos"</text:span><text:span text:style-name="T450">:"RelPrev Envolvidos 1",</text:span></text:p>
            <text:p text:style-name="P451"><text:span text:style-name="T452"><text:s text:c="3"/></text:span><text:span text:style-name="T453">"local"</text:span><text:span text:style-name="T454">:"RelPrev Local 1",</text:span></text:p>
            <text:p text:style-name="P455"><text:span text:style-name="T456"><text:s text:c="3"/></text:span><text:span text:style-name="T457">"descricao"</text:span><text:span text:style-name="T458">:"RelPrev Descrição 1",</text:span></text:p>
            <text:p text:style-name="P459"><text:span text:style-name="T460"><text:s text:c="3"/></text:span><text:span text:style-name="T461">"situacoes"</text:span><text:span text:style-name="T462">:{</text:span></text:p>
            <text:p text:style-name="P463"><text:span text:style-name="T464"><text:s text:c="6"/></text:span><text:span text:style-name="T465">"temEncaminhamento"</text:span><text:span text:style-name="T466">:false,</text:span></text:p>
            <text:p text:style-name="P467"><text:span text:style-name="T468"><text:s text:c="6"/></text:span><text:span text:style-name="T469">"temDivulgacao"</text:span><text:span text:style-name="T470">:false,</text:span></text:p>
            <text:p text:style-name="P471"><text:span text:style-name="T472"><text:s text:c="6"/></text:span><text:span text:style-name="T473">"temAcaoRecomendada"</text:span><text:span text:style-name="T474">:false,</text:span></text:p>
            <text:p text:style-name="P475"><text:span text:style-name="T476"><text:s text:c="6"/></text:span><text:span text:style-name="T477">"concluido"</text:span><text:span text:style-name="T478">:false</text:span></text:p>
            <text:p text:style-name="P479"><text:span text:style-name="T480"><text:s text:c="3"/>},</text:span></text:p>
            <text:p text:style-name="P481"><text:span text:style-name="T482"><text:s text:c="3"/></text:span><text:span text:style-name="T483">"data"</text:span><text:span text:style-name="T484">:1384996200000</text:span></text:p>
            <text:p text:style-name="P485"><text:span text:style-name="T486">}</text:span></text:p>
          </table:table-cell>
        </table:table-row>
        <table:table-row table:style-name="TableRow487">
          <table:table-cell table:style-name="TableCell488">
            <text:p text:style-name="P489"><text:span text:style-name="T490">Retorno</text:span></text:p>
          </table:table-cell>
          <table:table-cell table:style-name="TableCell491">
            <text:p text:style-name="Standard">{</text:p>
            <text:p text:style-name="Standard"><text:s text:c="3"/>"<text:span text:style-name="T492">success</text:span>":true,</text:p>
            <text:p text:style-name="Standard"><text:s text:c="3"/>"<text:span text:style-name="T493">data</text:span>":[</text:p>
            <text:p text:style-name="Standard"><text:s text:c="6"/>{</text:p>
            <text:p text:style-name="Standard"><text:s text:c="9"/>"<text:span text:style-name="T494">id</text:span>":1,</text:p>
            <text:p text:style-name="Standard"><text:s text:c="9"/>"<text:span text:style-name="T495">envolvidos</text:span>":"RelPrev Envolvidos 1",</text:p>
            <text:p text:style-name="Standard"><text:s text:c="9"/>"<text:span text:style-name="T496">local</text:span>":"RelPrev Local 1",</text:p>
            <text:p text:style-name="Standard"><text:s text:c="9"/>"<text:span text:style-name="T497">situacoes</text:span>":{</text:p>
            <text:p text:style-name="Standard"><text:s text:c="12"/>"<text:span text:style-name="T498">id</text:span>":1,</text:p>
            <text:p text:style-name="Standard"><text:s text:c="12"/>"<text:span text:style-name="T499">temEncaminhamento</text:span>":false,</text:p>
            <text:p text:style-name="Standard"><text:s text:c="12"/>"<text:span text:style-name="T500">temDivulgacao</text:span>":false,</text:p>
            <text:p text:style-name="Standard"><text:s text:c="12"/>"<text:span text:style-name="T501">temAcaoRecomendada</text:span>":false,</text:p>
            <text:p text:style-name="Standard"><text:s text:c="12"/>"<text:span text:style-name="T502">concluido</text:span>":false</text:p>
            <text:p text:style-name="Standard"><text:s text:c="9"/>},</text:p>
            <text:p text:style-name="Standard"><text:s text:c="9"/>"<text:span text:style-name="T503">descricao</text:span>":"RelPrev Descrição 1",</text:p>
            <text:p text:style-name="Standard"><text:s text:c="9"/>"<text:span text:style-name="T504">data</text:span>":1384996200000</text:p>
            <text:p text:style-name="Standard"><text:s text:c="6"/>}</text:p>
            <text:p text:style-name="Standard"><text:s text:c="3"/>],</text:p>
            <text:p text:style-name="Standard"><text:s text:c="3"/>"<text:span text:style-name="T505">count</text:span>":1,</text:p>
            <text:p text:style-name="Standard"><text:s text:c="3"/>"<text:span text:style-name="T506">message</text:span>":"Objeto criado com Sucesso",</text:p>
            <text:p text:style-name="Standard"><text:s text:c="3"/>"<text:span text:style-name="T507">status</text:span>":200</text:p>
            <text:p text:style-name="P508">}</text:p>
          </table:table-cell>
        </table:table-row>
      </table:table>
      <text:h text:style-name="Título8" text:outline-level="8"><text:bookmark-start text:name="h.hfhu0279waip"/><text:bookmark-end text:name="h.hfhu0279waip"/>Atualização</text:h>
      <table:table table:style-name="Table509">
        <table:table-columns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P514"><text:span text:style-name="T515">Padrão de URL</text:span></text:p>
          </table:table-cell>
          <table:table-cell table:style-name="TableCell516">
            <text:p text:style-name="P517">http:<text:span text:style-name="T518">//&lt;domain&gt;:&lt;port&gt;/&lt;context&gt;/</text:span>relprev/update</text:p>
          </table:table-cell>
        </table:table-row>
        <table:table-row table:style-name="TableRow519">
          <table:table-cell table:style-name="TableCell520">
            <text:p text:style-name="P521"><text:span text:style-name="T522">Método(s)</text:span></text:p>
          </table:table-cell>
          <table:table-cell table:style-name="TableCell523">
            <text:p text:style-name="P524">PUT</text:p>
          </table:table-cell>
        </table:table-row>
        <table:table-row table:style-name="TableRow525">
          <table:table-cell table:style-name="TableCell526">
            <text:p text:style-name="P527"><text:span text:style-name="T528">Exemplo</text:span></text:p>
          </table:table-cell>
          <table:table-cell table:style-name="TableCell529">
            <text:p text:style-name="P530">{</text:p>
            <text:p text:style-name="Standard"><text:span text:style-name="T531"><text:s text:c="3"/>"</text:span><text:span text:style-name="T532">id</text:span><text:span text:style-name="T533">":1,</text:span></text:p>
            <text:p text:style-name="Standard"><text:span text:style-name="T534"><text:s text:c="3"/>"</text:span><text:span text:style-name="T535">envolvidos</text:span><text:span text:style-name="T536">":"RelPrev Envolvidos 1 Alterado",</text:span></text:p>
            <text:p text:style-name="Standard"><text:span text:style-name="T537"><text:s text:c="3"/>"</text:span><text:span text:style-name="T538">local</text:span><text:span text:style-name="T539">":"RelPrev Local 1 Alterado",</text:span></text:p>
            <text:p text:style-name="Standard"><text:span text:style-name="T540"><text:s text:c="3"/>"</text:span><text:span text:style-name="T541">descricao</text:span><text:span text:style-name="T542">":"RelPrev Descrição 1 Alterada",</text:span></text:p>
            <text:p text:style-name="Standard"><text:span text:style-name="T543"><text:s text:c="3"/>"</text:span><text:span text:style-name="T544">situacoes</text:span><text:span text:style-name="T545">":{</text:span></text:p>
            <text:p text:style-name="Standard"><text:span text:style-name="T546"><text:s text:c="6"/>"</text:span><text:span text:style-name="T547">temEncaminhamento</text:span><text:span text:style-name="T548">":true,</text:span></text:p>
            <text:p text:style-name="Standard"><text:span text:style-name="T549"><text:s text:c="6"/>"</text:span><text:span text:style-name="T550">temDivulgacao</text:span><text:span text:style-name="T551">":false,</text:span></text:p>
            <text:p text:style-name="Standard"><text:span text:style-name="T552"><text:s text:c="6"/>"</text:span><text:span text:style-name="T553">temAcaoRecomendada</text:span><text:span text:style-name="T554">":false,</text:span></text:p>
            <text:p text:style-name="Standard"><text:span text:style-name="T555"><text:s text:c="6"/>"</text:span><text:span text:style-name="T556">concluido</text:span><text:span text:style-name="T557">":false</text:span></text:p>
            <text:p text:style-name="P558"><text:s text:c="3"/>},</text:p>
            <text:p text:style-name="Standard"><text:span text:style-name="T559"><text:s text:c="3"/>"</text:span><text:span text:style-name="T560">data</text:span><text:span text:style-name="T561">":1384996200000</text:span></text:p>
            <text:p text:style-name="P562"><text:span text:style-name="T563">}</text:span></text:p>
          </table:table-cell>
        </table:table-row>
        <table:table-row table:style-name="TableRow564">
          <table:table-cell table:style-name="TableCell565">
            <text:p text:style-name="P566"><text:span text:style-name="T567">Retorno Found</text:span></text:p>
          </table:table-cell>
          <table:table-cell table:style-name="TableCell568">
            <text:p text:style-name="Standard">{</text:p>
            <text:p text:style-name="Standard"><text:s text:c="3"/>"<text:span text:style-name="T569">success</text:span>":true,</text:p>
            <text:p text:style-name="Standard"><text:s text:c="3"/>"<text:span text:style-name="T570">data</text:span>":[</text:p>
            <text:p text:style-name="Standard"><text:s text:c="6"/>{</text:p>
            <text:p text:style-name="Standard"><text:s text:c="9"/>"<text:span text:style-name="T571">id</text:span>":2,</text:p>
            <text:p text:style-name="Standard"><text:s text:c="9"/>"<text:span text:style-name="T572">envolvidos</text:span>":"RelPrev Envolvidos 1 Alterado",</text:p>
            <text:p text:style-name="Standard"><text:s text:c="9"/>"<text:span text:style-name="T573">local</text:span>":"RelPrev Local 1 Alterado",</text:p>
            <text:p text:style-name="Standard"><text:s text:c="9"/>"<text:span text:style-name="T574">situacoes</text:span>":{</text:p>
            <text:p text:style-name="Standard"><text:s text:c="12"/>"<text:span text:style-name="T575">id</text:span>":2,</text:p>
            <text:p text:style-name="Standard"><text:s text:c="12"/>"<text:span text:style-name="T576">temEncaminhamento</text:span>":true,</text:p>
            <text:p text:style-name="Standard"><text:s text:c="12"/>"<text:span text:style-name="T577">temDivulgacao</text:span>":false,</text:p>
            <text:p text:style-name="Standard"><text:s text:c="12"/>"<text:span text:style-name="T578">temAcaoRecomendada</text:span>":false,</text:p>
            <text:p text:style-name="Standard"><text:s text:c="12"/>"<text:span text:style-name="T579">concluido</text:span>":false</text:p>
            <text:p text:style-name="Standard"><text:s text:c="9"/>},</text:p>
            <text:p text:style-name="Standard"><text:s text:c="9"/>"<text:span text:style-name="T580">descricao</text:span>":"RelPrev Descrição 1 Alterada",</text:p>
            <text:p text:style-name="Standard"><text:s text:c="9"/>"data":1384996200000</text:p>
            <text:p text:style-name="Standard"><text:s text:c="6"/>}</text:p>
            <text:p text:style-name="Standard"><text:s text:c="3"/>],</text:p>
            <text:p text:style-name="Standard"><text:s text:c="3"/>"<text:span text:style-name="T581">count</text:span>":1,</text:p>
            <text:p text:style-name="Standard"><text:s text:c="3"/>"<text:span text:style-name="T582">message</text:span>":"Objeto atualizado com Sucesso",</text:p>
            <text:p text:style-name="Standard"><text:s text:c="3"/>"<text:span text:style-name="T583">status</text:span>":200</text:p>
            <text:p text:style-name="P584">}</text:p>
          </table:table-cell>
        </table:table-row>
        <table:table-row table:style-name="TableRow585">
          <table:table-cell table:style-name="TableCell586">
            <text:p text:style-name="P587">Retorno Not Found</text:p>
          </table:table-cell>
          <table:table-cell table:style-name="TableCell588">
            <text:p text:style-name="Standard">{</text:p>
            <text:p text:style-name="Standard"><text:s text:c="3"/>"<text:span text:style-name="T589">success</text:span>":false,</text:p>
            <text:p text:style-name="Standard"><text:s text:c="3"/>"<text:span text:style-name="T590">data</text:span>":[</text:p>
            <text:p text:style-name="Standard"><text:s text:c="6"/>{</text:p>
            <text:p text:style-name="Standard"><text:s text:c="9"/>"<text:span text:style-name="T591">id</text:span>":1,</text:p>
            <text:p text:style-name="Standard"><text:s text:c="9"/>"<text:span text:style-name="T592">envolvidos</text:span>":"RelPrev Envolvidos 1 Alterado",</text:p>
            <text:p text:style-name="Standard"><text:s text:c="9"/>"<text:span text:style-name="T593">local</text:span>":"RelPrev Local 1 Alterado",</text:p>
            <text:p text:style-name="Standard"><text:s text:c="9"/>"<text:span text:style-name="T594">situacoes</text:span>":{</text:p>
            <text:p text:style-name="Standard"><text:s text:c="12"/>"<text:span text:style-name="T595">temEncaminhamento</text:span>":true,</text:p>
            <text:p text:style-name="Standard"><text:s text:c="12"/>"<text:span text:style-name="T596">temDivulgacao</text:span>":false,</text:p>
            <text:p text:style-name="Standard"><text:s text:c="12"/>"<text:span text:style-name="T597">temAcaoRecomendada</text:span>":false,</text:p>
            <text:p text:style-name="Standard"><text:s text:c="12"/>"<text:span text:style-name="T598">concluido</text:span>":false</text:p>
            <text:p text:style-name="Standard"><text:s text:c="9"/>},</text:p>
            <text:p text:style-name="Standard"><text:s text:c="9"/>"<text:span text:style-name="T599">descricao</text:span>":"RelPrev Descrição 1 Alterada",</text:p>
            <text:p text:style-name="Standard"><text:s text:c="9"/>"<text:span text:style-name="T600">data</text:span>":1384996200000</text:p>
            <text:p text:style-name="Standard"><text:s text:c="6"/>}</text:p>
            <text:p text:style-name="Standard"><text:s text:c="3"/>],</text:p>
            <text:p text:style-name="Standard"><text:s text:c="3"/>"<text:span text:style-name="T601">count</text:span>":1,</text:p>
            <text:p text:style-name="Standard"><text:s text:c="3"/>"<text:span text:style-name="T602">message</text:span>":"Objeto com id 1 não foi encontrado para ser atualizado",</text:p>
            <text:p text:style-name="Standard"><text:s text:c="3"/>"<text:span text:style-name="T603">status</text:span>":404</text:p>
            <text:p text:style-name="Standard">}</text:p>
          </table:table-cell>
        </table:table-row>
      </table:table>
      <text:h text:style-name="Título8" text:outline-level="8"><text:bookmark-start text:name="h.tadjsh7jgepn"/><text:bookmark-end text:name="h.tadjsh7jgepn"/>Remoção</text:h>
      <table:table table:style-name="Table604">
        <table:table-columns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><text:span text:style-name="T610">Padrão de URL</text:span></text:p>
          </table:table-cell>
          <table:table-cell table:style-name="TableCell611">
            <text:p text:style-name="P612">http:<text:span text:style-name="T613">//&lt;domain&gt;:&lt;port&gt;/&lt;context&gt;/</text:span>relprev<text:span text:style-name="T614">/{id}</text:span></text:p>
          </table:table-cell>
        </table:table-row>
        <table:table-row table:style-name="TableRow615">
          <table:table-cell table:style-name="TableCell616">
            <text:p text:style-name="P617"><text:span text:style-name="T618">Parâmetros na URL</text:span></text:p>
          </table:table-cell>
          <table:table-cell table:style-name="TableCell619">
            <text:p text:style-name="P620"><text:span text:style-name="T621">id</text:span>: id do objeto a ser removido</text:p>
          </table:table-cell>
        </table:table-row>
        <table:table-row table:style-name="TableRow622">
          <table:table-cell table:style-name="TableCell623">
            <text:p text:style-name="P624"><text:span text:style-name="T625">Método(s)</text:span></text:p>
          </table:table-cell>
          <table:table-cell table:style-name="TableCell626">
            <text:p text:style-name="P627">DELETE</text:p>
          </table:table-cell>
        </table:table-row>
        <table:table-row table:style-name="TableRow628">
          <table:table-cell table:style-name="TableCell629">
            <text:p text:style-name="P630">Exemplo</text:p>
          </table:table-cell>
          <table:table-cell table:style-name="TableCell631">
            <text:p text:style-name="P632">http:<text:span text:style-name="T633">//&lt;domain&gt;:&lt;port&gt;/&lt;context&gt;/</text:span>relprev<text:span text:style-name="T634">/2</text:span></text:p>
          </table:table-cell>
        </table:table-row>
        <table:table-row table:style-name="TableRow635">
          <table:table-cell table:style-name="TableCell636">
            <text:p text:style-name="P637"><text:span text:style-name="T638">Retorno</text:span></text:p>
          </table:table-cell>
          <table:table-cell table:style-name="TableCell639">
            <text:p text:style-name="P640"/>
          </table:table-cell>
        </table:table-row>
      </table:table>
      <text:h text:style-name="Título8" text:outline-level="8"><text:bookmark-start text:name="h.wur49iuuxxt4"/><text:bookmark-end text:name="h.wur49iuuxxt4"/>Listagem</text:h>
      <table:table table:style-name="Table641">
        <table:table-columns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p text:style-name="P646"><text:span text:style-name="T647">Padrão de URL</text:span></text:p>
          </table:table-cell>
          <table:table-cell table:style-name="TableCell648">
            <text:p text:style-name="P649">http:<text:span text:style-name="T650">//&lt;domain&gt;:&lt;port&gt;/&lt;context&gt;/</text:span>relprev</text:p>
          </table:table-cell>
        </table:table-row>
        <table:table-row table:style-name="TableRow651">
          <table:table-cell table:style-name="TableCell652">
            <text:p text:style-name="P653"><text:span text:style-name="T654">Parâmetros na URL</text:span></text:p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<text:span text:style-name="T660">Método(s)</text:span></text:p>
          </table:table-cell>
          <table:table-cell table:style-name="TableCell661">
            <text:p text:style-name="P662">GET, POST</text:p>
          </table:table-cell>
        </table:table-row>
        <table:table-row table:style-name="TableRow663">
          <table:table-cell table:style-name="TableCell664">
            <text:p text:style-name="P665"><text:span text:style-name="T666">Exemplo Found</text:span></text:p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<text:span text:style-name="T672">Exemplo Not Found</text:span></text:p>
          </table:table-cell>
          <table:table-cell table:style-name="TableCell673">
            <text:p text:style-name="Standard">{</text:p>
            <text:p text:style-name="Standard"><text:s text:c="3"/>"<text:span text:style-name="T674">success</text:span>":true,</text:p>
            <text:p text:style-name="Standard"><text:s text:c="3"/>"<text:span text:style-name="T675">count</text:span>":0,</text:p>
            <text:p text:style-name="Standard"><text:s text:c="3"/>"<text:span text:style-name="T676">message</text:span>":"Não existe(m) objeto(s) a ser(em) Listado(s)",</text:p>
            <text:p text:style-name="Standard"><text:s text:c="3"/>"<text:span text:style-name="T677">status</text:span>":200</text:p>
            <text:p text:style-name="P678">}</text:p>
          </table:table-cell>
        </table:table-row>
      </table:table>
      <text:h text:style-name="Título8" text:outline-level="8"><text:bookmark-start text:name="h.rxmchno5icnm"/><text:bookmark-end text:name="h.rxmchno5icnm"/>Busca por ID</text:h>
      <table:table table:style-name="Table679">
        <table:table-columns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p text:style-name="P684"><text:span text:style-name="T685">Padrão de URL</text:span></text:p>
          </table:table-cell>
          <table:table-cell table:style-name="TableCell686">
            <text:p text:style-name="P687">http:<text:span text:style-name="T688">//&lt;domain&gt;:&lt;port&gt;/&lt;context&gt;/</text:span>relprev/{id}</text:p>
          </table:table-cell>
        </table:table-row>
        <table:table-row table:style-name="TableRow689">
          <table:table-cell table:style-name="TableCell690">
            <text:p text:style-name="P691"><text:span text:style-name="T692">Parâmetros na URL</text:span></text:p>
          </table:table-cell>
          <table:table-cell table:style-name="TableCell693">
            <text:p text:style-name="P694"><text:span text:style-name="T695">id</text:span>: id do objeto a ser consultado, numérico</text:p>
          </table:table-cell>
        </table:table-row>
        <table:table-row table:style-name="TableRow696">
          <table:table-cell table:style-name="TableCell697">
            <text:p text:style-name="P698"><text:span text:style-name="T699">Método(s)</text:span></text:p>
          </table:table-cell>
          <table:table-cell table:style-name="TableCell700">
            <text:p text:style-name="P701">GET, POST</text:p>
          </table:table-cell>
        </table:table-row>
        <table:table-row table:style-name="TableRow702">
          <table:table-cell table:style-name="TableCell703">
            <text:p text:style-name="P704"><text:span text:style-name="T705">Retorno Found</text:span></text:p>
          </table:table-cell>
          <table:table-cell table:style-name="TableCell706">
            <text:p text:style-name="P707"/>
          </table:table-cell>
        </table:table-row>
        <table:table-row table:style-name="TableRow708">
          <table:table-cell table:style-name="TableCell709">
            <text:p text:style-name="P710"><text:span text:style-name="T711">Retorno Not Found</text:span></text:p>
          </table:table-cell>
          <table:table-cell table:style-name="TableCell712">
            <text:p text:style-name="Standard">{</text:p>
            <text:p text:style-name="Standard"><text:s text:c="3"/>"<text:span text:style-name="T713">success</text:span>":true,</text:p>
            <text:p text:style-name="Standard"><text:s text:c="3"/>"<text:span text:style-name="T714">count</text:span>":0,</text:p>
            <text:p text:style-name="Standard"><text:s text:c="3"/>"<text:span text:style-name="T715">message</text:span>":"Objeto com id 1 é inexistente na base de Dados",</text:p>
            <text:p text:style-name="Standard"><text:s text:c="3"/>"<text:span text:style-name="T716">status</text:span>":200</text:p>
            <text:p text:style-name="P717">}</text:p>
          </table:table-cell>
        </table:table-row>
      </table:table>
      <text:h text:style-name="Título8" text:outline-level="8"><text:bookmark-start text:name="h.w3f93olj952r"/><text:bookmark-end text:name="h.w3f93olj952r"/>Busca por Local</text:h>
      <table:table table:style-name="Table718">
        <table:table-columns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<text:span text:style-name="T724">Padrão de URL</text:span></text:p>
          </table:table-cell>
          <table:table-cell table:style-name="TableCell725">
            <text:p text:style-name="P726">http:<text:span text:style-name="T727">//&lt;domain&gt;:&lt;port&gt;/&lt;context&gt;/</text:span>relprev<text:span text:style-name="T728">/local/{local}</text:span></text:p>
          </table:table-cell>
        </table:table-row>
        <table:table-row table:style-name="TableRow729">
          <table:table-cell table:style-name="TableCell730">
            <text:p text:style-name="P731"><text:span text:style-name="T732">Parâmetros na URL</text:span></text:p>
          </table:table-cell>
          <table:table-cell table:style-name="TableCell733">
            <text:p text:style-name="P734"><text:span text:style-name="T735">local</text:span><text:span text:style-name="T736">: local a ser consultado</text:span></text:p>
          </table:table-cell>
        </table:table-row>
        <table:table-row table:style-name="TableRow737">
          <table:table-cell table:style-name="TableCell738">
            <text:p text:style-name="P739"><text:span text:style-name="T740">Método(s)</text:span></text:p>
          </table:table-cell>
          <table:table-cell table:style-name="TableCell741">
            <text:p text:style-name="P742">GET, POST</text:p>
          </table:table-cell>
        </table:table-row>
        <table:table-row table:style-name="TableRow743">
          <table:table-cell table:style-name="TableCell744">
            <text:p text:style-name="P745"><text:span text:style-name="T746">Exemplo Found</text:span></text:p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><text:span text:style-name="T752">Exemplo Not Found</text:span></text:p>
          </table:table-cell>
          <table:table-cell table:style-name="TableCell753">
            <text:p text:style-name="P754"/>
          </table:table-cell>
        </table:table-row>
      </table:table>
      <text:h text:style-name="Título8" text:outline-level="8"><text:bookmark-start text:name="h.6hvpxf4u7yvv"/><text:bookmark-end text:name="h.6hvpxf4u7yvv"/>Busca por Descrição</text:h>
      <table:table table:style-name="Table755">
        <table:table-columns>
          <table:table-column table:style-name="TableColumn756"/>
          <table:table-column table:style-name="TableColumn757"/>
        </table:table-columns>
        <table:table-row table:style-name="TableRow758">
          <table:table-cell table:style-name="TableCell759">
            <text:p text:style-name="P760"><text:span text:style-name="T761">Padrão de URL</text:span></text:p>
          </table:table-cell>
          <table:table-cell table:style-name="TableCell762">
            <text:p text:style-name="P763">http:<text:span text:style-name="T764">//&lt;domain&gt;:&lt;port&gt;/&lt;context&gt;/</text:span>relprev<text:span text:style-name="T765">/descricao/{descricao}</text:span></text:p>
          </table:table-cell>
        </table:table-row>
        <table:table-row table:style-name="TableRow766">
          <table:table-cell table:style-name="TableCell767">
            <text:p text:style-name="P768"><text:span text:style-name="T769">Parâmetros na URL</text:span></text:p>
          </table:table-cell>
          <table:table-cell table:style-name="TableCell770">
            <text:p text:style-name="P771"><text:span text:style-name="T772">descricao</text:span><text:span text:style-name="T773">: descrição a ser consultada</text:span></text:p>
          </table:table-cell>
        </table:table-row>
        <table:table-row table:style-name="TableRow774">
          <table:table-cell table:style-name="TableCell775">
            <text:p text:style-name="P776"><text:span text:style-name="T777">Método(s)</text:span></text:p>
          </table:table-cell>
          <table:table-cell table:style-name="TableCell778">
            <text:p text:style-name="P779">GET, POST</text:p>
          </table:table-cell>
        </table:table-row>
        <table:table-row table:style-name="TableRow780">
          <table:table-cell table:style-name="TableCell781">
            <text:p text:style-name="P782"><text:span text:style-name="T783">Exemplo Found</text:span></text:p>
          </table:table-cell>
          <table:table-cell table:style-name="TableCell784">
            <text:p text:style-name="P785"/>
          </table:table-cell>
        </table:table-row>
        <table:table-row table:style-name="TableRow786">
          <table:table-cell table:style-name="TableCell787">
            <text:p text:style-name="P788"><text:span text:style-name="T789">Exemplo Not Found</text:span></text:p>
          </table:table-cell>
          <table:table-cell table:style-name="TableCell790">
            <text:p text:style-name="P791"/>
          </table:table-cell>
        </table:table-row>
      </table:table>
      <text:h text:style-name="Título2" text:outline-level="2"><text:bookmark-start text:name="h.1s8njgz6hpte"/><text:bookmark-end text:name="h.1s8njgz6hpte"/></text:h>
      <text:h text:style-name="Título8" text:outline-level="8">Inclusão de Ação Recomendada</text:h>
      <table:table table:style-name="Table792">
        <table:table-columns>
          <table:table-column table:style-name="TableColumn793"/>
          <table:table-column table:style-name="TableColumn794"/>
        </table:table-columns>
        <table:table-row table:style-name="TableRow795">
          <table:table-cell table:style-name="TableCell796">
            <text:p text:style-name="P797"><text:span text:style-name="T798">Padrão de URL</text:span></text:p>
          </table:table-cell>
          <table:table-cell table:style-name="TableCell799">
            <text:p text:style-name="P800">http:<text:span text:style-name="T801">//&lt;domain&gt;:&lt;port&gt;/&lt;context&gt;/</text:span>relprev<text:span text:style-name="T802">/{id}/acao</text:span></text:p>
          </table:table-cell>
        </table:table-row>
        <table:table-row table:style-name="TableRow803">
          <table:table-cell table:style-name="TableCell804">
            <text:p text:style-name="P805"><text:span text:style-name="T806">Parâmetros na URL</text:span></text:p>
          </table:table-cell>
          <table:table-cell table:style-name="TableCell807">
            <text:p text:style-name="P808"><text:span text:style-name="T809">id</text:span><text:span text:style-name="T810">: id do relatório de prevenção a ter a ação recomenda incluída</text:span></text:p>
          </table:table-cell>
        </table:table-row>
        <table:table-row table:style-name="TableRow811">
          <table:table-cell table:style-name="TableCell812">
            <text:p text:style-name="P813"><text:span text:style-name="T814">Método(s)</text:span></text:p>
          </table:table-cell>
          <table:table-cell table:style-name="TableCell815">
            <text:p text:style-name="P816">POST</text:p>
          </table:table-cell>
        </table:table-row>
        <table:table-row table:style-name="TableRow817">
          <table:table-cell table:style-name="TableCell818">
            <text:p text:style-name="P819"><text:span text:style-name="T820">Exemplo</text:span></text:p>
          </table:table-cell>
          <table:table-cell table:style-name="TableCell821">
            <text:p text:style-name="P822"><text:span text:style-name="T823">{</text:span></text:p>
            <text:p text:style-name="P824"><text:span text:style-name="T825"><text:s text:c="3"/></text:span><text:span text:style-name="T826">"remetente"</text:span><text:span text:style-name="T827">:"Remetente da Ação Recomendada",</text:span></text:p>
            <text:p text:style-name="P828"><text:span text:style-name="T829"><text:s text:c="3"/></text:span><text:span text:style-name="T830">"destinatario"</text:span><text:span text:style-name="T831">:"Destinatário da Ação Recomendada",</text:span></text:p>
            <text:p text:style-name="P832"><text:span text:style-name="T833"><text:s text:c="3"/></text:span><text:span text:style-name="T834">"descricao"</text:span><text:span text:style-name="T835">:"Descrição da Ação Recomendada",</text:span></text:p>
            <text:p text:style-name="P836"><text:span text:style-name="T837"><text:s text:c="3"/></text:span><text:span text:style-name="T838">"data"</text:span><text:span text:style-name="T839">:1385215800000</text:span></text:p>
            <text:p text:style-name="P840"><text:span text:style-name="T841">}</text:span></text:p>
          </table:table-cell>
        </table:table-row>
        <table:table-row table:style-name="TableRow842">
          <table:table-cell table:style-name="TableCell843">
            <text:p text:style-name="P844"><text:span text:style-name="T845">Retorno Found</text:span></text:p>
          </table:table-cell>
          <table:table-cell table:style-name="TableCell846">
            <text:p text:style-name="P847"/>
          </table:table-cell>
        </table:table-row>
        <table:table-row table:style-name="TableRow848">
          <table:table-cell table:style-name="TableCell849">
            <text:p text:style-name="P850"><text:span text:style-name="T851">Retorno Not Found</text:span></text:p>
          </table:table-cell>
          <table:table-cell table:style-name="TableCell852">
            <text:p text:style-name="P853"><text:span text:style-name="T854">{</text:span></text:p>
            <text:p text:style-name="P855"><text:span text:style-name="T856"><text:s text:c="3"/></text:span><text:span text:style-name="T857">"success"</text:span><text:span text:style-name="T858">:true,</text:span></text:p>
            <text:p text:style-name="P859"><text:span text:style-name="T860"><text:s text:c="3"/></text:span><text:span text:style-name="T861">"count"</text:span><text:span text:style-name="T862">:0,</text:span></text:p>
            <text:p text:style-name="P863"><text:span text:style-name="T864"><text:s text:c="3"/></text:span><text:span text:style-name="T865">"message"</text:span><text:span text:style-name="T866">:"Objeto com id 1 não foi encontrado para ser atualizado",</text:span></text:p>
            <text:p text:style-name="P867"><text:span text:style-name="T868"><text:s text:c="3"/></text:span><text:span text:style-name="T869">"status"</text:span><text:span text:style-name="T870">:404</text:span></text:p>
            <text:p text:style-name="P871"><text:span text:style-name="T872">}</text:span></text:p>
          </table:table-cell>
        </table:table-row>
      </table:table>
      <text:h text:style-name="Título8" text:outline-level="8"><text:bookmark-start text:name="h.tnxipjfty7r7"/><text:bookmark-end text:name="h.tnxipjfty7r7"/>2.9. Atualização de Ação Recomendada</text:h>
      <table:table table:style-name="Table873">
        <table:table-columns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<text:span text:style-name="T879">Padrão de URL</text:span></text:p>
          </table:table-cell>
          <table:table-cell table:style-name="TableCell880">
            <text:p text:style-name="P881">http:<text:span text:style-name="T882">//&lt;domain&gt;:&lt;port&gt;/&lt;context&gt;/</text:span>relprev<text:span text:style-name="T883">/{id}/acao</text:span></text:p>
          </table:table-cell>
        </table:table-row>
        <table:table-row table:style-name="TableRow884">
          <table:table-cell table:style-name="TableCell885">
            <text:p text:style-name="P886"><text:span text:style-name="T887">Parâmetros na URL</text:span></text:p>
          </table:table-cell>
          <table:table-cell table:style-name="TableCell888">
            <text:p text:style-name="P889"><text:span text:style-name="T890">id</text:span><text:span text:style-name="T891">: id do relatório de prevenção a ter a ação recomenda incluída</text:span></text:p>
          </table:table-cell>
        </table:table-row>
        <table:table-row table:style-name="TableRow892">
          <table:table-cell table:style-name="TableCell893">
            <text:p text:style-name="P894"><text:span text:style-name="T895">Método(s)</text:span></text:p>
          </table:table-cell>
          <table:table-cell table:style-name="TableCell896">
            <text:p text:style-name="P897">PUT</text:p>
          </table:table-cell>
        </table:table-row>
        <table:table-row table:style-name="TableRow898">
          <table:table-cell table:style-name="TableCell899">
            <text:p text:style-name="P900"><text:span text:style-name="T901">Exemplo</text:span></text:p>
          </table:table-cell>
          <table:table-cell table:style-name="TableCell902">
            <text:p text:style-name="P903">http:<text:span text:style-name="T904">//&lt;domain&gt;:&lt;port&gt;/&lt;context&gt;/</text:span>relprev<text:span text:style-name="T905">/1/acao</text:span></text:p>
            <text:p text:style-name="P906">{</text:p>
            <text:p text:style-name="P907"><text:span text:style-name="T908"><text:s text:c="3"/></text:span><text:span text:style-name="T909">"id"</text:span><text:span text:style-name="T910">:1,</text:span></text:p>
            <text:p text:style-name="P911"><text:span text:style-name="T912"><text:s text:c="3"/></text:span><text:span text:style-name="T913">"remetente"</text:span><text:span text:style-name="T914">:"Remetente da Ação Recomendada",</text:span></text:p>
            <text:p text:style-name="P915"><text:span text:style-name="T916"><text:s text:c="3"/></text:span><text:span text:style-name="T917">"destinatario"</text:span><text:span text:style-name="T918">:"Destinatário da Ação Recomendada",</text:span></text:p>
            <text:p text:style-name="P919"><text:span text:style-name="T920"><text:s text:c="3"/></text:span><text:span text:style-name="T921">"descricao"</text:span><text:span text:style-name="T922">:"Descrição da Ação Recomendada",</text:span></text:p>
            <text:p text:style-name="P923"><text:span text:style-name="T924"><text:s text:c="3"/></text:span><text:span text:style-name="T925">"data"</text:span><text:span text:style-name="T926">:1385215800000</text:span></text:p>
            <text:p text:style-name="P927"><text:span text:style-name="T928">}</text:span></text:p>
          </table:table-cell>
        </table:table-row>
        <table:table-row table:style-name="TableRow929">
          <table:table-cell table:style-name="TableCell930">
            <text:p text:style-name="P931"><text:span text:style-name="T932">Retorno Found</text:span></text:p>
          </table:table-cell>
          <table:table-cell table:style-name="TableCell933">
            <text:p text:style-name="P934"/>
          </table:table-cell>
        </table:table-row>
        <table:table-row table:style-name="TableRow935">
          <table:table-cell table:style-name="TableCell936">
            <text:p text:style-name="P937"><text:span text:style-name="T938">Retorno Not Found</text:span></text:p>
          </table:table-cell>
          <table:table-cell table:style-name="TableCell939">
            <text:p text:style-name="P940"><text:span text:style-name="T941">{</text:span></text:p>
            <text:p text:style-name="P942"><text:span text:style-name="T943"><text:s text:c="3"/></text:span><text:span text:style-name="T944">"success"</text:span><text:span text:style-name="T945">:true,</text:span></text:p>
            <text:p text:style-name="P946"><text:span text:style-name="T947"><text:s text:c="3"/></text:span><text:span text:style-name="T948">"count"</text:span><text:span text:style-name="T949">:0,</text:span></text:p>
            <text:p text:style-name="P950"><text:span text:style-name="T951"><text:s text:c="3"/></text:span><text:span text:style-name="T952">"message"</text:span><text:span text:style-name="T953">:"Objeto com id 1 não possui Ação Recomendada",</text:span></text:p>
            <text:p text:style-name="P954"><text:span text:style-name="T955"><text:s text:c="3"/></text:span><text:span text:style-name="T956">"status"</text:span><text:span text:style-name="T957">:200</text:span></text:p>
            <text:p text:style-name="P958"><text:span text:style-name="T959">}</text:span></text:p>
          </table:table-cell>
        </table:table-row>
      </table:table>
      <text:h text:style-name="Título8" text:outline-level="8"><text:bookmark-start text:name="h.dtphnwmpfdce"/><text:bookmark-end text:name="h.dtphnwmpfdce"/>Exclusão de Ação Recomendada</text:h>
      <table:table table:style-name="Table960">
        <table:table-columns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<text:span text:style-name="T966">Padrão de URL</text:span></text:p>
          </table:table-cell>
          <table:table-cell table:style-name="TableCell967">
            <text:p text:style-name="P968">http:<text:span text:style-name="T969">//&lt;domain&gt;:&lt;port&gt;/&lt;context&gt;/</text:span>relprev<text:span text:style-name="T970">/{idRelPrev}/acao/{id}</text:span></text:p>
          </table:table-cell>
        </table:table-row>
        <table:table-row table:style-name="TableRow971">
          <table:table-cell table:style-name="TableCell972">
            <text:p text:style-name="P973"><text:span text:style-name="T974">Parâmetros na URL</text:span></text:p>
          </table:table-cell>
          <table:table-cell table:style-name="TableCell975">
            <text:p text:style-name="P976"><text:span text:style-name="T977">id</text:span><text:span text:style-name="T978">: id da ação recomenda a ser removida</text:span></text:p>
            <text:p text:style-name="P979"><text:span text:style-name="T980">idRelPrev</text:span><text:span text:style-name="T981">: id do relatório de prevenção</text:span></text:p>
          </table:table-cell>
        </table:table-row>
        <table:table-row table:style-name="TableRow982">
          <table:table-cell table:style-name="TableCell983">
            <text:p text:style-name="P984"><text:span text:style-name="T985">Método(s)</text:span></text:p>
          </table:table-cell>
          <table:table-cell table:style-name="TableCell986">
            <text:p text:style-name="P987">DELETE</text:p>
          </table:table-cell>
        </table:table-row>
        <table:table-row table:style-name="TableRow988">
          <table:table-cell table:style-name="TableCell989">
            <text:p text:style-name="P990"><text:span text:style-name="T991">Exemplo</text:span></text:p>
          </table:table-cell>
          <table:table-cell table:style-name="TableCell992">
            <text:p text:style-name="P993">http:<text:span text:style-name="T994">//&lt;domain&gt;:&lt;port&gt;/&lt;context&gt;/</text:span>relprev<text:span text:style-name="T995">/1/acao/2</text:span></text:p>
          </table:table-cell>
        </table:table-row>
        <table:table-row table:style-name="TableRow996">
          <table:table-cell table:style-name="TableCell997">
            <text:p text:style-name="P998"><text:span text:style-name="T999">Retorno Found</text:span></text:p>
          </table:table-cell>
          <table:table-cell table:style-name="TableCell1000">
            <text:p text:style-name="P1001"/>
          </table:table-cell>
        </table:table-row>
        <table:table-row table:style-name="TableRow1002">
          <table:table-cell table:style-name="TableCell1003">
            <text:p text:style-name="P1004"><text:span text:style-name="T1005">Retorno Not Found</text:span></text:p>
          </table:table-cell>
          <table:table-cell table:style-name="TableCell1006">
            <text:p text:style-name="P1007"><text:span text:style-name="T1008">{</text:span></text:p>
            <text:p text:style-name="P1009"><text:span text:style-name="T1010"><text:s text:c="3"/></text:span><text:span text:style-name="T1011">"success"</text:span><text:span text:style-name="T1012">:true,</text:span></text:p>
            <text:p text:style-name="P1013"><text:span text:style-name="T1014"><text:s text:c="3"/></text:span><text:span text:style-name="T1015">"count"</text:span><text:span text:style-name="T1016">:0,</text:span></text:p>
            <text:p text:style-name="P1017"><text:span text:style-name="T1018"><text:s text:c="3"/></text:span><text:span text:style-name="T1019">"message"</text:span><text:span text:style-name="T1020">:"Objeto com id 1 não possui Ação Recomendada",</text:span></text:p>
            <text:p text:style-name="P1021"><text:span text:style-name="T1022"><text:s text:c="3"/></text:span><text:span text:style-name="T1023">"status"</text:span><text:span text:style-name="T1024">:200</text:span></text:p>
            <text:p text:style-name="P1025"><text:span text:style-name="T1026">}</text:span></text:p>
          </table:table-cell>
        </table:table-row>
      </table:table>
      <text:h text:style-name="Título8" text:outline-level="8"><text:bookmark-start text:name="h.1wiavtqc67rd"/><text:bookmark-end text:name="h.1wiavtqc67rd"/>Inclusão de Classificação de Risco</text:h>
      <table:table table:style-name="Table1027">
        <table:table-columns>
          <table:table-column table:style-name="TableColumn1028"/>
          <table:table-column table:style-name="TableColumn1029"/>
        </table:table-columns>
        <table:table-row table:style-name="TableRow1030">
          <table:table-cell table:style-name="TableCell1031">
            <text:p text:style-name="P1032"><text:span text:style-name="T1033">Padrão de URL</text:span></text:p>
          </table:table-cell>
          <table:table-cell table:style-name="TableCell1034">
            <text:p text:style-name="P1035">http:<text:span text:style-name="T1036">//&lt;domain&gt;:&lt;port&gt;/&lt;context&gt;/</text:span>relprev<text:span text:style-name="T1037">/{id}/classificacao</text:span></text:p>
          </table:table-cell>
        </table:table-row>
        <table:table-row table:style-name="TableRow1038">
          <table:table-cell table:style-name="TableCell1039">
            <text:p text:style-name="P1040"><text:span text:style-name="T1041">Parâmetros na URL</text:span></text:p>
          </table:table-cell>
          <table:table-cell table:style-name="TableCell1042">
            <text:p text:style-name="P1043"><text:span text:style-name="T1044">id</text:span><text:span text:style-name="T1045">: id do relatório de prevenção a ter a classificação de risco incluída</text:span></text:p>
          </table:table-cell>
        </table:table-row>
        <table:table-row table:style-name="TableRow1046">
          <table:table-cell table:style-name="TableCell1047">
            <text:p text:style-name="P1048"><text:span text:style-name="T1049">Método(s)</text:span></text:p>
          </table:table-cell>
          <table:table-cell table:style-name="TableCell1050">
            <text:p text:style-name="P1051">POST</text:p>
          </table:table-cell>
        </table:table-row>
        <table:table-row table:style-name="TableRow1052">
          <table:table-cell table:style-name="TableCell1053">
            <text:p text:style-name="P1054"><text:span text:style-name="T1055">Exemplo</text:span></text:p>
          </table:table-cell>
          <table:table-cell table:style-name="TableCell1056">
            <text:p text:style-name="P1057"><text:span text:style-name="T1058">{</text:span></text:p>
            <text:p text:style-name="P1059"><text:span text:style-name="T1060"><text:s text:c="3"/></text:span><text:span text:style-name="T1061">"avaliacaoInicial"</text:span><text:span text:style-name="T1062">:"AA",</text:span></text:p>
            <text:p text:style-name="P1063"><text:span text:style-name="T1064"><text:s text:c="3"/></text:span><text:span text:style-name="T1065">"avaliacaoFinal"</text:span><text:span text:style-name="T1066">:"BB"</text:span></text:p>
            <text:p text:style-name="P1067"><text:span text:style-name="T1068">}</text:span></text:p>
          </table:table-cell>
        </table:table-row>
        <table:table-row table:style-name="TableRow1069">
          <table:table-cell table:style-name="TableCell1070">
            <text:p text:style-name="P1071"><text:span text:style-name="T1072">Retorno Found</text:span></text:p>
          </table:table-cell>
          <table:table-cell table:style-name="TableCell1073">
            <text:p text:style-name="P1074"/>
          </table:table-cell>
        </table:table-row>
        <table:table-row table:style-name="TableRow1075">
          <table:table-cell table:style-name="TableCell1076">
            <text:p text:style-name="P1077"><text:span text:style-name="T1078">Retorno Not Found</text:span></text:p>
          </table:table-cell>
          <table:table-cell table:style-name="TableCell1079">
            <text:p text:style-name="P1080"><text:span text:style-name="T1081">{</text:span></text:p>
            <text:p text:style-name="P1082"><text:span text:style-name="T1083"><text:s text:c="3"/></text:span><text:span text:style-name="T1084">"success"</text:span><text:span text:style-name="T1085">:true,</text:span></text:p>
            <text:p text:style-name="P1086"><text:span text:style-name="T1087"><text:s text:c="3"/></text:span><text:span text:style-name="T1088">"count"</text:span><text:span text:style-name="T1089">:0,</text:span></text:p>
            <text:p text:style-name="P1090"><text:span text:style-name="T1091"><text:s text:c="3"/></text:span><text:span text:style-name="T1092">"message"</text:span><text:span text:style-name="T1093">:"Objeto com id 1 não foi encontrado para ser atualizado",</text:span></text:p>
            <text:p text:style-name="P1094"><text:span text:style-name="T1095"><text:s text:c="3"/></text:span><text:span text:style-name="T1096">"status"</text:span><text:span text:style-name="T1097">:404</text:span></text:p>
            <text:p text:style-name="P1098"><text:span text:style-name="T1099">}</text:span></text:p>
          </table:table-cell>
        </table:table-row>
      </table:table>
      <text:h text:style-name="Título8" text:outline-level="8"><text:bookmark-start text:name="h.bd7o8q2tzkfw"/><text:bookmark-end text:name="h.bd7o8q2tzkfw"/>Atualização de Classificação de Risco</text:h>
      <table:table table:style-name="Table1100">
        <table:table-columns>
          <table:table-column table:style-name="TableColumn1101"/>
          <table:table-column table:style-name="TableColumn1102"/>
        </table:table-columns>
        <table:table-row table:style-name="TableRow1103">
          <table:table-cell table:style-name="TableCell1104">
            <text:p text:style-name="P1105"><text:span text:style-name="T1106">Padrão de URL</text:span></text:p>
          </table:table-cell>
          <table:table-cell table:style-name="TableCell1107">
            <text:p text:style-name="P1108">http:<text:span text:style-name="T1109">//&lt;domain&gt;:&lt;port&gt;/&lt;context&gt;/</text:span>relprev<text:span text:style-name="T1110">/{id}/classificacao</text:span></text:p>
          </table:table-cell>
        </table:table-row>
        <table:table-row table:style-name="TableRow1111">
          <table:table-cell table:style-name="TableCell1112">
            <text:p text:style-name="P1113"><text:span text:style-name="T1114">Parâmetros na URL</text:span></text:p>
          </table:table-cell>
          <table:table-cell table:style-name="TableCell1115">
            <text:p text:style-name="P1116"><text:span text:style-name="T1117">id</text:span><text:span text:style-name="T1118">: id do relatório de prevenção a ter a classificação de risco atualizada</text:span></text:p>
          </table:table-cell>
        </table:table-row>
        <table:table-row table:style-name="TableRow1119">
          <table:table-cell table:style-name="TableCell1120">
            <text:p text:style-name="P1121"><text:span text:style-name="T1122">Método(s)</text:span></text:p>
          </table:table-cell>
          <table:table-cell table:style-name="TableCell1123">
            <text:p text:style-name="P1124">PUT</text:p>
          </table:table-cell>
        </table:table-row>
        <table:table-row table:style-name="TableRow1125">
          <table:table-cell table:style-name="TableCell1126">
            <text:p text:style-name="P1127"><text:span text:style-name="T1128">Exemplo</text:span></text:p>
          </table:table-cell>
          <table:table-cell table:style-name="TableCell1129">
            <text:p text:style-name="P1130">http:<text:span text:style-name="T1131">//&lt;domain&gt;:&lt;port&gt;/&lt;context&gt;/</text:span>relprev<text:span text:style-name="T1132">/1/classificacao</text:span></text:p>
            <text:p text:style-name="P1133">{</text:p>
            <text:p text:style-name="P1134"><text:span text:style-name="T1135"><text:s text:c="3"/></text:span><text:span text:style-name="T1136">"id"</text:span><text:span text:style-name="T1137">:1,</text:span></text:p>
            <text:p text:style-name="P1138"><text:span text:style-name="T1139"><text:s text:c="3"/></text:span><text:span text:style-name="T1140">"avaliacaoInicial"</text:span><text:span text:style-name="T1141">:"CC",</text:span></text:p>
            <text:p text:style-name="P1142"><text:span text:style-name="T1143"><text:s text:c="3"/></text:span><text:span text:style-name="T1144">"avaliacaoFinal"</text:span><text:span text:style-name="T1145">:"DD"</text:span></text:p>
            <text:p text:style-name="P1146"><text:span text:style-name="T1147">}</text:span></text:p>
          </table:table-cell>
        </table:table-row>
        <table:table-row table:style-name="TableRow1148">
          <table:table-cell table:style-name="TableCell1149">
            <text:p text:style-name="P1150"><text:span text:style-name="T1151">Retorno Found</text:span></text:p>
          </table:table-cell>
          <table:table-cell table:style-name="TableCell1152">
            <text:p text:style-name="P1153"/>
          </table:table-cell>
        </table:table-row>
        <table:table-row table:style-name="TableRow1154">
          <table:table-cell table:style-name="TableCell1155">
            <text:p text:style-name="P1156"><text:span text:style-name="T1157">Retorno Not Found</text:span></text:p>
          </table:table-cell>
          <table:table-cell table:style-name="TableCell1158">
            <text:p text:style-name="P1159"><text:span text:style-name="T1160">{</text:span></text:p>
            <text:p text:style-name="P1161"><text:span text:style-name="T1162"><text:s text:c="3"/></text:span><text:span text:style-name="T1163">"success"</text:span><text:span text:style-name="T1164">:true,</text:span></text:p>
            <text:p text:style-name="P1165"><text:span text:style-name="T1166"><text:s text:c="3"/></text:span><text:span text:style-name="T1167">"count"</text:span><text:span text:style-name="T1168">:0,</text:span></text:p>
            <text:p text:style-name="P1169"><text:span text:style-name="T1170"><text:s text:c="3"/></text:span><text:span text:style-name="T1171">"message"</text:span><text:span text:style-name="T1172">:"Objeto com id 1 não possui Classificação de Risco",</text:span></text:p>
            <text:p text:style-name="P1173"><text:span text:style-name="T1174"><text:s text:c="3"/></text:span><text:span text:style-name="T1175">"status"</text:span><text:span text:style-name="T1176">:200</text:span></text:p>
            <text:p text:style-name="P1177"><text:span text:style-name="T1178">}</text:span></text:p>
          </table:table-cell>
        </table:table-row>
      </table:table>
      <text:h text:style-name="Título8" text:outline-level="8"><text:bookmark-start text:name="h.9iorjuf68c66"/><text:bookmark-end text:name="h.9iorjuf68c66"/>Exclusão de Classificação de Risco</text:h>
      <table:table table:style-name="Table1179">
        <table:table-columns>
          <table:table-column table:style-name="TableColumn1180"/>
          <table:table-column table:style-name="TableColumn1181"/>
        </table:table-columns>
        <table:table-row table:style-name="TableRow1182">
          <table:table-cell table:style-name="TableCell1183">
            <text:p text:style-name="P1184"><text:span text:style-name="T1185">Padrão de URL</text:span></text:p>
          </table:table-cell>
          <table:table-cell table:style-name="TableCell1186">
            <text:p text:style-name="P1187">http:<text:span text:style-name="T1188">//&lt;domain&gt;:&lt;port&gt;/&lt;context&gt;/</text:span>relprev<text:span text:style-name="T1189">/{idRelPrev}/classificacao/{id}</text:span></text:p>
          </table:table-cell>
        </table:table-row>
        <table:table-row table:style-name="TableRow1190">
          <table:table-cell table:style-name="TableCell1191">
            <text:p text:style-name="P1192"><text:span text:style-name="T1193">Parâmetros na URL</text:span></text:p>
          </table:table-cell>
          <table:table-cell table:style-name="TableCell1194">
            <text:p text:style-name="P1195"><text:span text:style-name="T1196">id</text:span><text:span text:style-name="T1197">: id da classificação de risco <text:s/>a ser excluída</text:span></text:p>
            <text:p text:style-name="P1198"><text:span text:style-name="T1199">idRelPrev</text:span><text:span text:style-name="T1200">: id do relatório de prevenção</text:span></text:p>
          </table:table-cell>
        </table:table-row>
        <table:table-row table:style-name="TableRow1201">
          <table:table-cell table:style-name="TableCell1202">
            <text:p text:style-name="P1203"><text:span text:style-name="T1204">Método(s)</text:span></text:p>
          </table:table-cell>
          <table:table-cell table:style-name="TableCell1205">
            <text:p text:style-name="P1206">PUT</text:p>
          </table:table-cell>
        </table:table-row>
        <table:table-row table:style-name="TableRow1207">
          <table:table-cell table:style-name="TableCell1208">
            <text:p text:style-name="P1209"><text:span text:style-name="T1210">Exemplo</text:span></text:p>
          </table:table-cell>
          <table:table-cell table:style-name="TableCell1211">
            <text:p text:style-name="P1212">http:<text:span text:style-name="T1213">//&lt;domain&gt;:&lt;port&gt;/&lt;context&gt;/</text:span>relprev<text:span text:style-name="T1214">/1}/classificacao/2</text:span></text:p>
          </table:table-cell>
        </table:table-row>
        <table:table-row table:style-name="TableRow1215">
          <table:table-cell table:style-name="TableCell1216">
            <text:p text:style-name="P1217"><text:span text:style-name="T1218">Retorno Found</text:span></text:p>
          </table:table-cell>
          <table:table-cell table:style-name="TableCell1219">
            <text:p text:style-name="P1220"/>
          </table:table-cell>
        </table:table-row>
        <table:table-row table:style-name="TableRow1221">
          <table:table-cell table:style-name="TableCell1222">
            <text:p text:style-name="P1223"><text:span text:style-name="T1224">Retorno Not Found</text:span></text:p>
          </table:table-cell>
          <table:table-cell table:style-name="TableCell1225">
            <text:p text:style-name="P1226"><text:span text:style-name="T1227">{</text:span></text:p>
            <text:p text:style-name="P1228"><text:span text:style-name="T1229"><text:s text:c="3"/></text:span><text:span text:style-name="T1230">"success"</text:span><text:span text:style-name="T1231">:true,</text:span></text:p>
            <text:p text:style-name="P1232"><text:span text:style-name="T1233"><text:s text:c="3"/></text:span><text:span text:style-name="T1234">"count"</text:span><text:span text:style-name="T1235">:0,</text:span></text:p>
            <text:p text:style-name="P1236"><text:span text:style-name="T1237"><text:s text:c="3"/></text:span><text:span text:style-name="T1238">"message"</text:span><text:span text:style-name="T1239">:"Objeto com id 1 não possui Classificação de Risco",</text:span></text:p>
            <text:p text:style-name="P1240"><text:span text:style-name="T1241"><text:s text:c="3"/></text:span><text:span text:style-name="T1242">"status"</text:span><text:span text:style-name="T1243">:200</text:span></text:p>
            <text:p text:style-name="P1244"><text:span text:style-name="T1245">}</text:span></text:p>
          </table:table-cell>
        </table:table-row>
      </table:table>
      <text:h text:style-name="Título8" text:outline-level="8"><text:bookmark-start text:name="h.lkqfx292ydyv"/><text:bookmark-start text:name="h.n5rjz4ya3myi"/><text:bookmark-end text:name="h.lkqfx292ydyv"/><text:bookmark-end text:name="h.n5rjz4ya3myi"/>Inclusão de Encaminhamento</text:h>
      <table:table table:style-name="Table1246">
        <table:table-columns>
          <table:table-column table:style-name="TableColumn1247"/>
          <table:table-column table:style-name="TableColumn1248"/>
        </table:table-columns>
        <table:table-row table:style-name="TableRow1249">
          <table:table-cell table:style-name="TableCell1250">
            <text:p text:style-name="P1251"><text:span text:style-name="T1252">Padrão de URL</text:span></text:p>
          </table:table-cell>
          <table:table-cell table:style-name="TableCell1253">
            <text:p text:style-name="P1254">http:<text:span text:style-name="T1255">//&lt;domain&gt;:&lt;port&gt;/&lt;context&gt;/</text:span>relprev<text:span text:style-name="T1256">/{id}/encaminhamento</text:span></text:p>
          </table:table-cell>
        </table:table-row>
        <table:table-row table:style-name="TableRow1257">
          <table:table-cell table:style-name="TableCell1258">
            <text:p text:style-name="P1259"><text:span text:style-name="T1260">Parâmetros na URL</text:span></text:p>
          </table:table-cell>
          <table:table-cell table:style-name="TableCell1261">
            <text:p text:style-name="P1262"><text:span text:style-name="T1263">id</text:span><text:span text:style-name="T1264">: id do relatório de prevenção a ter o encaminhamento incluído</text:span></text:p>
          </table:table-cell>
        </table:table-row>
        <table:table-row table:style-name="TableRow1265">
          <table:table-cell table:style-name="TableCell1266">
            <text:p text:style-name="P1267"><text:span text:style-name="T1268">Método(s)</text:span></text:p>
          </table:table-cell>
          <table:table-cell table:style-name="TableCell1269">
            <text:p text:style-name="P1270">POST</text:p>
          </table:table-cell>
        </table:table-row>
        <table:table-row table:style-name="TableRow1271">
          <table:table-cell table:style-name="TableCell1272">
            <text:p text:style-name="P1273"><text:span text:style-name="T1274">Exemplo</text:span></text:p>
          </table:table-cell>
          <table:table-cell table:style-name="TableCell1275">
            <text:p text:style-name="P1276"><text:span text:style-name="T1277">{</text:span></text:p>
            <text:p text:style-name="P1278"><text:span text:style-name="T1279"><text:s text:c="3"/></text:span><text:span text:style-name="T1280">"remetente"</text:span><text:span text:style-name="T1281">:"Remetente do Encaminhamento",</text:span></text:p>
            <text:p text:style-name="P1282"><text:span text:style-name="T1283"><text:s text:c="3"/></text:span><text:span text:style-name="T1284">"destinatario"</text:span><text:span text:style-name="T1285">:"Destinatário do Encaminhamento",</text:span></text:p>
            <text:p text:style-name="P1286"><text:span text:style-name="T1287"><text:s text:c="3"/></text:span><text:span text:style-name="T1288">"descricao"</text:span><text:span text:style-name="T1289">:"Descrição do Encaminhamento",</text:span></text:p>
            <text:p text:style-name="P1290"><text:span text:style-name="T1291"><text:s text:c="3"/></text:span><text:span text:style-name="T1292">"data"</text:span><text:span text:style-name="T1293">:1385215800000</text:span></text:p>
            <text:p text:style-name="P1294"><text:span text:style-name="T1295">}</text:span></text:p>
          </table:table-cell>
        </table:table-row>
        <table:table-row table:style-name="TableRow1296">
          <table:table-cell table:style-name="TableCell1297">
            <text:p text:style-name="P1298"><text:span text:style-name="T1299">Retorno Found</text:span></text:p>
          </table:table-cell>
          <table:table-cell table:style-name="TableCell1300">
            <text:p text:style-name="P1301"/>
          </table:table-cell>
        </table:table-row>
        <table:table-row table:style-name="TableRow1302">
          <table:table-cell table:style-name="TableCell1303">
            <text:p text:style-name="P1304"><text:span text:style-name="T1305">Retorno Not Found</text:span></text:p>
          </table:table-cell>
          <table:table-cell table:style-name="TableCell1306">
            <text:p text:style-name="P1307"><text:span text:style-name="T1308">{</text:span></text:p>
            <text:p text:style-name="P1309"><text:span text:style-name="T1310"><text:s text:c="3"/></text:span><text:span text:style-name="T1311">"success"</text:span><text:span text:style-name="T1312">:true,</text:span></text:p>
            <text:p text:style-name="P1313"><text:span text:style-name="T1314"><text:s text:c="3"/></text:span><text:span text:style-name="T1315">"count"</text:span><text:span text:style-name="T1316">:0,</text:span></text:p>
            <text:p text:style-name="P1317"><text:span text:style-name="T1318"><text:s text:c="3"/></text:span><text:span text:style-name="T1319">"message"</text:span><text:span text:style-name="T1320">:"Objeto com id 1 não foi encontrado para ser atualizado",</text:span></text:p>
            <text:p text:style-name="P1321"><text:span text:style-name="T1322"><text:s text:c="3"/></text:span><text:span text:style-name="T1323">"status"</text:span><text:span text:style-name="T1324">:404</text:span></text:p>
            <text:p text:style-name="P1325"><text:span text:style-name="T1326">}</text:span></text:p>
          </table:table-cell>
        </table:table-row>
      </table:table>
      <text:h text:style-name="Título8" text:outline-level="8"><text:bookmark-start text:name="h.pla6e2p99h6o"/><text:bookmark-end text:name="h.pla6e2p99h6o"/>Atualização de Encaminhamento</text:h>
      <text:p text:style-name="Standard"/>
      <table:table table:style-name="Table1327">
        <table:table-columns>
          <table:table-column table:style-name="TableColumn1328"/>
          <table:table-column table:style-name="TableColumn1329"/>
        </table:table-columns>
        <table:table-row table:style-name="TableRow1330">
          <table:table-cell table:style-name="TableCell1331">
            <text:p text:style-name="P1332"><text:span text:style-name="T1333">Padrão de URL</text:span></text:p>
          </table:table-cell>
          <table:table-cell table:style-name="TableCell1334">
            <text:p text:style-name="P1335">http:<text:span text:style-name="T1336">//&lt;domain&gt;:&lt;port&gt;/&lt;context&gt;/</text:span>relprev<text:span text:style-name="T1337">/{id}/encaminhamento</text:span></text:p>
          </table:table-cell>
        </table:table-row>
        <table:table-row table:style-name="TableRow1338">
          <table:table-cell table:style-name="TableCell1339">
            <text:p text:style-name="P1340"><text:span text:style-name="T1341">Parâmetros na URL</text:span></text:p>
          </table:table-cell>
          <table:table-cell table:style-name="TableCell1342">
            <text:p text:style-name="P1343"><text:span text:style-name="T1344">id</text:span><text:span text:style-name="T1345">: id do relatório de prevenção a ter o encaminhamento atualizado</text:span></text:p>
          </table:table-cell>
        </table:table-row>
        <table:table-row table:style-name="TableRow1346">
          <table:table-cell table:style-name="TableCell1347">
            <text:p text:style-name="P1348"><text:span text:style-name="T1349">Método(s)</text:span></text:p>
          </table:table-cell>
          <table:table-cell table:style-name="TableCell1350">
            <text:p text:style-name="P1351">PUT</text:p>
          </table:table-cell>
        </table:table-row>
        <table:table-row table:style-name="TableRow1352">
          <table:table-cell table:style-name="TableCell1353">
            <text:p text:style-name="P1354"><text:span text:style-name="T1355">Exemplo</text:span></text:p>
          </table:table-cell>
          <table:table-cell table:style-name="TableCell1356">
            <text:p text:style-name="P1357">http:<text:span text:style-name="T1358">//&lt;domain&gt;:&lt;port&gt;/&lt;context&gt;/</text:span>relprev<text:span text:style-name="T1359">/1/encaminhamento</text:span></text:p>
            <text:p text:style-name="P1360">{</text:p>
            <text:p text:style-name="P1361"><text:span text:style-name="T1362"><text:s text:c="3"/></text:span><text:span text:style-name="T1363">"id"</text:span><text:span text:style-name="T1364">:1,</text:span></text:p>
            <text:p text:style-name="P1365"><text:span text:style-name="T1366"><text:s text:c="3"/></text:span><text:span text:style-name="T1367">"remetente"</text:span><text:span text:style-name="T1368">:"Remetente do Encaminhamento",</text:span></text:p>
            <text:p text:style-name="P1369"><text:span text:style-name="T1370"><text:s text:c="3"/></text:span><text:span text:style-name="T1371">"destinatario"</text:span><text:span text:style-name="T1372">:"Destinatário do Encaminhamento",</text:span></text:p>
            <text:p text:style-name="P1373"><text:span text:style-name="T1374"><text:s text:c="3"/></text:span><text:span text:style-name="T1375">"descricao"</text:span><text:span text:style-name="T1376">:"Descrição do Encaminhamento",</text:span></text:p>
            <text:p text:style-name="P1377"><text:span text:style-name="T1378"><text:s text:c="3"/></text:span><text:span text:style-name="T1379">"data"</text:span><text:span text:style-name="T1380">:1385215800000</text:span></text:p>
            <text:p text:style-name="P1381"><text:span text:style-name="T1382">}</text:span></text:p>
          </table:table-cell>
        </table:table-row>
        <table:table-row table:style-name="TableRow1383">
          <table:table-cell table:style-name="TableCell1384">
            <text:p text:style-name="P1385"><text:span text:style-name="T1386">Retorno Found</text:span></text:p>
          </table:table-cell>
          <table:table-cell table:style-name="TableCell1387">
            <text:p text:style-name="P1388"/>
          </table:table-cell>
        </table:table-row>
        <table:table-row table:style-name="TableRow1389">
          <table:table-cell table:style-name="TableCell1390">
            <text:p text:style-name="P1391"><text:span text:style-name="T1392">Retorno Not Found</text:span></text:p>
          </table:table-cell>
          <table:table-cell table:style-name="TableCell1393">
            <text:p text:style-name="P1394"><text:span text:style-name="T1395">{</text:span></text:p>
            <text:p text:style-name="P1396"><text:span text:style-name="T1397"><text:s text:c="3"/></text:span><text:span text:style-name="T1398">"success"</text:span><text:span text:style-name="T1399">:true,</text:span></text:p>
            <text:p text:style-name="P1400"><text:span text:style-name="T1401"><text:s text:c="3"/></text:span><text:span text:style-name="T1402">"count"</text:span><text:span text:style-name="T1403">:0,</text:span></text:p>
            <text:p text:style-name="P1404"><text:span text:style-name="T1405"><text:s text:c="3"/></text:span><text:span text:style-name="T1406">"message"</text:span><text:span text:style-name="T1407">:"Objeto com id 1 não possui Encaminhamento",</text:span></text:p>
            <text:p text:style-name="P1408"><text:span text:style-name="T1409"><text:s text:c="3"/></text:span><text:span text:style-name="T1410">"status"</text:span><text:span text:style-name="T1411">:200</text:span></text:p>
            <text:p text:style-name="P1412"><text:span text:style-name="T1413">}</text:span></text:p>
          </table:table-cell>
        </table:table-row>
      </table:table>
      <text:h text:style-name="Título8" text:outline-level="8"><text:bookmark-start text:name="h.qmyl995vfjvw"/><text:bookmark-end text:name="h.qmyl995vfjvw"/>Exclusão de Encaminhamento</text:h>
      <table:table table:style-name="Table1414">
        <table:table-columns>
          <table:table-column table:style-name="TableColumn1415"/>
          <table:table-column table:style-name="TableColumn1416"/>
        </table:table-columns>
        <table:table-row table:style-name="TableRow1417">
          <table:table-cell table:style-name="TableCell1418">
            <text:p text:style-name="P1419"><text:span text:style-name="T1420">Padrão de URL</text:span></text:p>
          </table:table-cell>
          <table:table-cell table:style-name="TableCell1421">
            <text:p text:style-name="P1422">http:<text:span text:style-name="T1423">//&lt;domain&gt;:&lt;port&gt;/&lt;context&gt;/</text:span>relprev<text:span text:style-name="T1424">/{idRelPrev}/encaminhamento/{id}</text:span></text:p>
          </table:table-cell>
        </table:table-row>
        <table:table-row table:style-name="TableRow1425">
          <table:table-cell table:style-name="TableCell1426">
            <text:p text:style-name="P1427"><text:span text:style-name="T1428">Parâmetros na URL</text:span></text:p>
          </table:table-cell>
          <table:table-cell table:style-name="TableCell1429">
            <text:p text:style-name="P1430"><text:span text:style-name="T1431">id</text:span><text:span text:style-name="T1432">: id do encaminhamento a ser excluído</text:span></text:p>
            <text:p text:style-name="P1433"><text:span text:style-name="T1434">idRelPrev</text:span><text:span text:style-name="T1435">: id do relatório de prevenção</text:span></text:p>
          </table:table-cell>
        </table:table-row>
        <table:table-row table:style-name="TableRow1436">
          <table:table-cell table:style-name="TableCell1437">
            <text:p text:style-name="P1438"><text:span text:style-name="T1439">Método(s)</text:span></text:p>
          </table:table-cell>
          <table:table-cell table:style-name="TableCell1440">
            <text:p text:style-name="P1441">DELETE</text:p>
          </table:table-cell>
        </table:table-row>
        <table:table-row table:style-name="TableRow1442">
          <table:table-cell table:style-name="TableCell1443">
            <text:p text:style-name="P1444"><text:span text:style-name="T1445">Exemplo</text:span></text:p>
          </table:table-cell>
          <table:table-cell table:style-name="TableCell1446">
            <text:p text:style-name="P1447">http:<text:span text:style-name="T1448">//&lt;domain&gt;:&lt;port&gt;/&lt;context&gt;/</text:span>relprev<text:span text:style-name="T1449">/1/encaminhamento/2</text:span></text:p>
          </table:table-cell>
        </table:table-row>
        <table:table-row table:style-name="TableRow1450">
          <table:table-cell table:style-name="TableCell1451">
            <text:p text:style-name="P1452"><text:span text:style-name="T1453">Retorno Found</text:span></text:p>
          </table:table-cell>
          <table:table-cell table:style-name="TableCell1454">
            <text:p text:style-name="P1455"/>
          </table:table-cell>
        </table:table-row>
        <table:table-row table:style-name="TableRow1456">
          <table:table-cell table:style-name="TableCell1457">
            <text:p text:style-name="P1458"><text:span text:style-name="T1459">Retorno Not Found</text:span></text:p>
          </table:table-cell>
          <table:table-cell table:style-name="TableCell1460">
            <text:p text:style-name="P1461"><text:span text:style-name="T1462">{</text:span></text:p>
            <text:p text:style-name="P1463"><text:span text:style-name="T1464"><text:s text:c="3"/></text:span><text:span text:style-name="T1465">"success"</text:span><text:span text:style-name="T1466">:true,</text:span></text:p>
            <text:p text:style-name="P1467"><text:span text:style-name="T1468"><text:s text:c="3"/></text:span><text:span text:style-name="T1469">"count"</text:span><text:span text:style-name="T1470">:0,</text:span></text:p>
            <text:p text:style-name="P1471"><text:span text:style-name="T1472"><text:s text:c="3"/></text:span><text:span text:style-name="T1473">"message"</text:span><text:span text:style-name="T1474">:"Objeto com id 1 não possui Encaminhamento",</text:span></text:p>
            <text:p text:style-name="P1475"><text:span text:style-name="T1476"><text:s text:c="3"/></text:span><text:span text:style-name="T1477">"status"</text:span><text:span text:style-name="T1478">:200</text:span></text:p>
            <text:p text:style-name="P1479"><text:span text:style-name="T1480">}</text:span></text:p>
          </table:table-cell>
        </table:table-row>
      </table:table>
      <text:h text:style-name="Título8" text:outline-level="8"><text:bookmark-start text:name="h.clxhu8rrs4gw"/><text:bookmark-end text:name="h.clxhu8rrs4gw"/>Inclusão de Observação</text:h>
      <table:table table:style-name="Table1481">
        <table:table-columns>
          <table:table-column table:style-name="TableColumn1482"/>
          <table:table-column table:style-name="TableColumn1483"/>
        </table:table-columns>
        <table:table-row table:style-name="TableRow1484">
          <table:table-cell table:style-name="TableCell1485">
            <text:p text:style-name="P1486"><text:span text:style-name="T1487">Padrão de URL</text:span></text:p>
          </table:table-cell>
          <table:table-cell table:style-name="TableCell1488">
            <text:p text:style-name="P1489">http:<text:span text:style-name="T1490">//&lt;domain&gt;:&lt;port&gt;/&lt;context&gt;/</text:span>relprev<text:span text:style-name="T1491">/{id}/observacao</text:span></text:p>
          </table:table-cell>
        </table:table-row>
        <table:table-row table:style-name="TableRow1492">
          <table:table-cell table:style-name="TableCell1493">
            <text:p text:style-name="P1494"><text:span text:style-name="T1495">Parâmetros na URL</text:span></text:p>
          </table:table-cell>
          <table:table-cell table:style-name="TableCell1496">
            <text:p text:style-name="P1497"><text:span text:style-name="T1498">id</text:span><text:span text:style-name="T1499">: id do relatório de prevenção a ter a observação incluída</text:span></text:p>
          </table:table-cell>
        </table:table-row>
        <table:table-row table:style-name="TableRow1500">
          <table:table-cell table:style-name="TableCell1501">
            <text:p text:style-name="P1502"><text:span text:style-name="T1503">Método(s)</text:span></text:p>
          </table:table-cell>
          <table:table-cell table:style-name="TableCell1504">
            <text:p text:style-name="P1505">POST</text:p>
          </table:table-cell>
        </table:table-row>
        <table:table-row table:style-name="TableRow1506">
          <table:table-cell table:style-name="TableCell1507">
            <text:p text:style-name="P1508"><text:span text:style-name="T1509">Exemplo</text:span></text:p>
          </table:table-cell>
          <table:table-cell table:style-name="TableCell1510">
            <text:p text:style-name="P1511"><text:span text:style-name="T1512">{</text:span></text:p>
            <text:p text:style-name="P1513"><text:span text:style-name="T1514"><text:s text:c="3"/></text:span><text:span text:style-name="T1515">"descricao"</text:span><text:span text:style-name="T1516">:"Descrição da Observação"</text:span></text:p>
            <text:p text:style-name="P1517"><text:span text:style-name="T1518">}</text:span></text:p>
          </table:table-cell>
        </table:table-row>
        <table:table-row table:style-name="TableRow1519">
          <table:table-cell table:style-name="TableCell1520">
            <text:p text:style-name="P1521"><text:span text:style-name="T1522">Retorno Found</text:span></text:p>
          </table:table-cell>
          <table:table-cell table:style-name="TableCell1523">
            <text:p text:style-name="P1524"/>
          </table:table-cell>
        </table:table-row>
        <table:table-row table:style-name="TableRow1525">
          <table:table-cell table:style-name="TableCell1526">
            <text:p text:style-name="P1527"><text:span text:style-name="T1528">Retorno Not Found</text:span></text:p>
          </table:table-cell>
          <table:table-cell table:style-name="TableCell1529">
            <text:p text:style-name="P1530"><text:span text:style-name="T1531">{</text:span></text:p>
            <text:p text:style-name="P1532"><text:span text:style-name="T1533"><text:s text:c="3"/></text:span><text:span text:style-name="T1534">"success"</text:span><text:span text:style-name="T1535">:true,</text:span></text:p>
            <text:p text:style-name="P1536"><text:span text:style-name="T1537"><text:s text:c="3"/></text:span><text:span text:style-name="T1538">"count"</text:span><text:span text:style-name="T1539">:0,</text:span></text:p>
            <text:p text:style-name="P1540"><text:span text:style-name="T1541"><text:s text:c="3"/></text:span><text:span text:style-name="T1542">"message"</text:span><text:span text:style-name="T1543">:"Objeto com id 1 não foi encontrado para ser atualizado",</text:span></text:p>
            <text:p text:style-name="P1544"><text:span text:style-name="T1545"><text:s text:c="3"/></text:span><text:span text:style-name="T1546">"status"</text:span><text:span text:style-name="T1547">:404</text:span></text:p>
            <text:p text:style-name="P1548"><text:span text:style-name="T1549">}</text:span></text:p>
          </table:table-cell>
        </table:table-row>
      </table:table>
      <text:h text:style-name="Título8" text:outline-level="8"><text:bookmark-start text:name="h.u96l73czu5fq"/><text:bookmark-end text:name="h.u96l73czu5fq"/>Atualização de Observação</text:h>
      <table:table table:style-name="Table1550">
        <table:table-columns>
          <table:table-column table:style-name="TableColumn1551"/>
          <table:table-column table:style-name="TableColumn1552"/>
        </table:table-columns>
        <table:table-row table:style-name="TableRow1553">
          <table:table-cell table:style-name="TableCell1554">
            <text:p text:style-name="P1555"><text:span text:style-name="T1556">Padrão de URL</text:span></text:p>
          </table:table-cell>
          <table:table-cell table:style-name="TableCell1557">
            <text:p text:style-name="P1558">http:<text:span text:style-name="T1559">//&lt;domain&gt;:&lt;port&gt;/&lt;context&gt;/</text:span>relprev<text:span text:style-name="T1560">/{id}/observacao</text:span></text:p>
          </table:table-cell>
        </table:table-row>
        <table:table-row table:style-name="TableRow1561">
          <table:table-cell table:style-name="TableCell1562">
            <text:p text:style-name="P1563"><text:span text:style-name="T1564">Parâmetros na URL</text:span></text:p>
          </table:table-cell>
          <table:table-cell table:style-name="TableCell1565">
            <text:p text:style-name="P1566"><text:span text:style-name="T1567">id</text:span><text:span text:style-name="T1568">: id do relatório de prevenção a ter a observação atualizada</text:span></text:p>
          </table:table-cell>
        </table:table-row>
        <table:table-row table:style-name="TableRow1569">
          <table:table-cell table:style-name="TableCell1570">
            <text:p text:style-name="P1571"><text:span text:style-name="T1572">Método(s)</text:span></text:p>
          </table:table-cell>
          <table:table-cell table:style-name="TableCell1573">
            <text:p text:style-name="P1574">PUT</text:p>
          </table:table-cell>
        </table:table-row>
        <table:table-row table:style-name="TableRow1575">
          <table:table-cell table:style-name="TableCell1576">
            <text:p text:style-name="P1577"><text:span text:style-name="T1578">Exemplo</text:span></text:p>
          </table:table-cell>
          <table:table-cell table:style-name="TableCell1579">
            <text:p text:style-name="P1580">{</text:p>
            <text:p text:style-name="P1581"><text:span text:style-name="T1582"><text:s text:c="3"/></text:span><text:span text:style-name="T1583">"id"</text:span><text:span text:style-name="T1584">:1,</text:span></text:p>
            <text:p text:style-name="P1585"><text:span text:style-name="T1586"><text:s text:c="3"/></text:span><text:span text:style-name="T1587">"descricao"</text:span><text:span text:style-name="T1588">:"Nova Descrição da Observação"</text:span></text:p>
            <text:p text:style-name="P1589"><text:span text:style-name="T1590">}</text:span></text:p>
          </table:table-cell>
        </table:table-row>
        <table:table-row table:style-name="TableRow1591">
          <table:table-cell table:style-name="TableCell1592">
            <text:p text:style-name="P1593"><text:span text:style-name="T1594">Retorno Found</text:span></text:p>
          </table:table-cell>
          <table:table-cell table:style-name="TableCell1595">
            <text:p text:style-name="P1596"/>
          </table:table-cell>
        </table:table-row>
        <table:table-row table:style-name="TableRow1597">
          <table:table-cell table:style-name="TableCell1598">
            <text:p text:style-name="P1599"><text:span text:style-name="T1600">Retorno Not Found</text:span></text:p>
          </table:table-cell>
          <table:table-cell table:style-name="TableCell1601">
            <text:p text:style-name="P1602"><text:span text:style-name="T1603">{</text:span></text:p>
            <text:p text:style-name="P1604"><text:span text:style-name="T1605"><text:s text:c="3"/></text:span><text:span text:style-name="T1606">"success"</text:span><text:span text:style-name="T1607">:true,</text:span></text:p>
            <text:p text:style-name="P1608"><text:span text:style-name="T1609"><text:s text:c="3"/></text:span><text:span text:style-name="T1610">"count"</text:span><text:span text:style-name="T1611">:0,</text:span></text:p>
            <text:p text:style-name="P1612"><text:span text:style-name="T1613"><text:s text:c="3"/></text:span><text:span text:style-name="T1614">"message"</text:span><text:span text:style-name="T1615">:"Objeto com id 1 não possui Observação",</text:span></text:p>
            <text:p text:style-name="P1616"><text:span text:style-name="T1617"><text:s text:c="3"/></text:span><text:span text:style-name="T1618">"status"</text:span><text:span text:style-name="T1619">:200</text:span></text:p>
            <text:p text:style-name="P1620"><text:span text:style-name="T1621">}</text:span></text:p>
          </table:table-cell>
        </table:table-row>
      </table:table>
      <text:h text:style-name="Título8" text:outline-level="8"><text:bookmark-start text:name="h.tg5d26ku26dv"/><text:bookmark-end text:name="h.tg5d26ku26dv"/>Exclusão de Observação</text:h>
      <table:table table:style-name="Table1622">
        <table:table-columns>
          <table:table-column table:style-name="TableColumn1623"/>
          <table:table-column table:style-name="TableColumn1624"/>
        </table:table-columns>
        <table:table-row table:style-name="TableRow1625">
          <table:table-cell table:style-name="TableCell1626">
            <text:p text:style-name="P1627"><text:span text:style-name="T1628">Padrão de URL</text:span></text:p>
          </table:table-cell>
          <table:table-cell table:style-name="TableCell1629">
            <text:p text:style-name="P1630">http:<text:span text:style-name="T1631">//&lt;domain&gt;:&lt;port&gt;/&lt;context&gt;/</text:span>relprev<text:span text:style-name="T1632">/{idRelPrev}/observacao/{id}</text:span></text:p>
          </table:table-cell>
        </table:table-row>
        <table:table-row table:style-name="TableRow1633">
          <table:table-cell table:style-name="TableCell1634">
            <text:p text:style-name="P1635"><text:span text:style-name="T1636">Parâmetros na URL</text:span></text:p>
          </table:table-cell>
          <table:table-cell table:style-name="TableCell1637">
            <text:p text:style-name="P1638"><text:span text:style-name="T1639">id</text:span><text:span text:style-name="T1640">: id da observação a ser excluída</text:span></text:p>
            <text:p text:style-name="P1641"><text:span text:style-name="T1642">idRelPrev</text:span><text:span text:style-name="T1643">: id do relatório de prevenção</text:span></text:p>
          </table:table-cell>
        </table:table-row>
        <table:table-row table:style-name="TableRow1644">
          <table:table-cell table:style-name="TableCell1645">
            <text:p text:style-name="P1646"><text:span text:style-name="T1647">Método(s)</text:span></text:p>
          </table:table-cell>
          <table:table-cell table:style-name="TableCell1648">
            <text:p text:style-name="P1649">DELETE</text:p>
          </table:table-cell>
        </table:table-row>
        <table:table-row table:style-name="TableRow1650">
          <table:table-cell table:style-name="TableCell1651">
            <text:p text:style-name="P1652"><text:span text:style-name="T1653">Exemplo</text:span></text:p>
          </table:table-cell>
          <table:table-cell table:style-name="TableCell1654">
            <text:p text:style-name="P1655">http:<text:span text:style-name="T1656">//&lt;domain&gt;:&lt;port&gt;/&lt;context&gt;/</text:span>relprev<text:span text:style-name="T1657">/1/observacao/2</text:span></text:p>
          </table:table-cell>
        </table:table-row>
        <table:table-row table:style-name="TableRow1658">
          <table:table-cell table:style-name="TableCell1659">
            <text:p text:style-name="P1660"><text:span text:style-name="T1661">Retorno Found</text:span></text:p>
          </table:table-cell>
          <table:table-cell table:style-name="TableCell1662">
            <text:p text:style-name="P1663"/>
          </table:table-cell>
        </table:table-row>
        <table:table-row table:style-name="TableRow1664">
          <table:table-cell table:style-name="TableCell1665">
            <text:p text:style-name="P1666"><text:span text:style-name="T1667">Retorno Not Found</text:span></text:p>
          </table:table-cell>
          <table:table-cell table:style-name="TableCell1668">
            <text:p text:style-name="P1669"><text:span text:style-name="T1670">{</text:span></text:p>
            <text:p text:style-name="P1671"><text:span text:style-name="T1672"><text:s text:c="3"/></text:span><text:span text:style-name="T1673">"success"</text:span><text:span text:style-name="T1674">:true,</text:span></text:p>
            <text:p text:style-name="P1675"><text:span text:style-name="T1676"><text:s text:c="3"/></text:span><text:span text:style-name="T1677">"count"</text:span><text:span text:style-name="T1678">:0,</text:span></text:p>
            <text:p text:style-name="P1679"><text:span text:style-name="T1680"><text:s text:c="3"/></text:span><text:span text:style-name="T1681">"message"</text:span><text:span text:style-name="T1682">:"Objeto com id 1 não possui Observação",</text:span></text:p>
            <text:p text:style-name="P1683"><text:span text:style-name="T1684"><text:s text:c="3"/></text:span><text:span text:style-name="T1685">"status"</text:span><text:span text:style-name="T1686">:200</text:span></text:p>
            <text:p text:style-name="P1687"><text:span text:style-name="T1688">}</text:span></text:p>
          </table:table-cell>
        </table:table-row>
      </table:table>
      <text:h text:style-name="Título8" text:outline-level="8"><text:bookmark-start text:name="h.hvtw1yia23az"/><text:bookmark-end text:name="h.hvtw1yia23az"/>Inclusão de Parecer do Setor</text:h>
      <table:table table:style-name="Table1689">
        <table:table-columns>
          <table:table-column table:style-name="TableColumn1690"/>
          <table:table-column table:style-name="TableColumn1691"/>
        </table:table-columns>
        <table:table-row table:style-name="TableRow1692">
          <table:table-cell table:style-name="TableCell1693">
            <text:p text:style-name="P1694"><text:span text:style-name="T1695">Padrão de URL</text:span></text:p>
          </table:table-cell>
          <table:table-cell table:style-name="TableCell1696">
            <text:p text:style-name="P1697">http:<text:span text:style-name="T1698">//&lt;domain&gt;:&lt;port&gt;/&lt;context&gt;/</text:span>relprev<text:span text:style-name="T1699">/{id}/parecer</text:span></text:p>
          </table:table-cell>
        </table:table-row>
        <table:table-row table:style-name="TableRow1700">
          <table:table-cell table:style-name="TableCell1701">
            <text:p text:style-name="P1702"><text:span text:style-name="T1703">Parâmetros na URL</text:span></text:p>
          </table:table-cell>
          <table:table-cell table:style-name="TableCell1704">
            <text:p text:style-name="P1705"><text:span text:style-name="T1706">id</text:span><text:span text:style-name="T1707">: id do relatório de prevenção a ter o parecer do setor incluído</text:span></text:p>
          </table:table-cell>
        </table:table-row>
        <table:table-row table:style-name="TableRow1708">
          <table:table-cell table:style-name="TableCell1709">
            <text:p text:style-name="P1710"><text:span text:style-name="T1711">Método(s)</text:span></text:p>
          </table:table-cell>
          <table:table-cell table:style-name="TableCell1712">
            <text:p text:style-name="P1713">POST</text:p>
          </table:table-cell>
        </table:table-row>
        <table:table-row table:style-name="TableRow1714">
          <table:table-cell table:style-name="TableCell1715">
            <text:p text:style-name="P1716"><text:span text:style-name="T1717">Exemplo</text:span></text:p>
          </table:table-cell>
          <table:table-cell table:style-name="TableCell1718">
            <text:p text:style-name="P1719"><text:span text:style-name="T1720">{</text:span></text:p>
            <text:p text:style-name="P1721"><text:span text:style-name="T1722"><text:s text:c="3"/></text:span><text:span text:style-name="T1723">"descricao"</text:span><text:span text:style-name="T1724">:"Descrição do Parecer do Setor",</text:span></text:p>
            <text:p text:style-name="P1725"><text:span text:style-name="T1726"><text:s text:c="3"/></text:span><text:span text:style-name="T1727">"data"</text:span><text:span text:style-name="T1728">:1385388600000</text:span></text:p>
            <text:p text:style-name="P1729"><text:span text:style-name="T1730">}</text:span></text:p>
          </table:table-cell>
        </table:table-row>
        <table:table-row table:style-name="TableRow1731">
          <table:table-cell table:style-name="TableCell1732">
            <text:p text:style-name="P1733"><text:span text:style-name="T1734">Retorno Found</text:span></text:p>
          </table:table-cell>
          <table:table-cell table:style-name="TableCell1735">
            <text:p text:style-name="P1736"/>
          </table:table-cell>
        </table:table-row>
        <table:table-row table:style-name="TableRow1737">
          <table:table-cell table:style-name="TableCell1738">
            <text:p text:style-name="P1739"><text:span text:style-name="T1740">Retorno Not Found</text:span></text:p>
          </table:table-cell>
          <table:table-cell table:style-name="TableCell1741">
            <text:p text:style-name="P1742"><text:span text:style-name="T1743">{</text:span></text:p>
            <text:p text:style-name="P1744"><text:span text:style-name="T1745"><text:s text:c="3"/></text:span><text:span text:style-name="T1746">"success"</text:span><text:span text:style-name="T1747">:true,</text:span></text:p>
            <text:p text:style-name="P1748"><text:span text:style-name="T1749"><text:s text:c="3"/></text:span><text:span text:style-name="T1750">"count"</text:span><text:span text:style-name="T1751">:0,</text:span></text:p>
            <text:p text:style-name="P1752"><text:span text:style-name="T1753"><text:s text:c="3"/></text:span><text:span text:style-name="T1754">"message"</text:span><text:span text:style-name="T1755">:"Objeto com id 1 não foi encontrado para ser atualizado",</text:span></text:p>
            <text:p text:style-name="P1756"><text:span text:style-name="T1757"><text:s text:c="3"/></text:span><text:span text:style-name="T1758">"status"</text:span><text:span text:style-name="T1759">:404</text:span></text:p>
            <text:p text:style-name="P1760"><text:span text:style-name="T1761">}</text:span></text:p>
          </table:table-cell>
        </table:table-row>
      </table:table>
      <text:h text:style-name="Título8" text:outline-level="8"><text:bookmark-start text:name="h.wid72dx2n8i8"/><text:bookmark-end text:name="h.wid72dx2n8i8"/>Atualização de Parecer do Setor</text:h>
      <table:table table:style-name="Table1762">
        <table:table-columns>
          <table:table-column table:style-name="TableColumn1763"/>
          <table:table-column table:style-name="TableColumn1764"/>
        </table:table-columns>
        <table:table-row table:style-name="TableRow1765">
          <table:table-cell table:style-name="TableCell1766">
            <text:p text:style-name="P1767"><text:span text:style-name="T1768">Padrão de URL</text:span></text:p>
          </table:table-cell>
          <table:table-cell table:style-name="TableCell1769">
            <text:p text:style-name="P1770">http:<text:span text:style-name="T1771">//&lt;domain&gt;:&lt;port&gt;/&lt;context&gt;/</text:span>relprev<text:span text:style-name="T1772">/{id}/parecer</text:span></text:p>
          </table:table-cell>
        </table:table-row>
        <table:table-row table:style-name="TableRow1773">
          <table:table-cell table:style-name="TableCell1774">
            <text:p text:style-name="P1775"><text:span text:style-name="T1776">Parâmetros na URL</text:span></text:p>
          </table:table-cell>
          <table:table-cell table:style-name="TableCell1777">
            <text:p text:style-name="P1778"><text:span text:style-name="T1779">id</text:span><text:span text:style-name="T1780">: id do relatório de prevenção a ter o parecer do setor atualizado</text:span></text:p>
          </table:table-cell>
        </table:table-row>
        <table:table-row table:style-name="TableRow1781">
          <table:table-cell table:style-name="TableCell1782">
            <text:p text:style-name="P1783"><text:span text:style-name="T1784">Método(s)</text:span></text:p>
          </table:table-cell>
          <table:table-cell table:style-name="TableCell1785">
            <text:p text:style-name="P1786">PUT</text:p>
          </table:table-cell>
        </table:table-row>
        <table:table-row table:style-name="TableRow1787">
          <table:table-cell table:style-name="TableCell1788">
            <text:p text:style-name="P1789"><text:span text:style-name="T1790">Exemplo</text:span></text:p>
          </table:table-cell>
          <table:table-cell table:style-name="TableCell1791">
            <text:p text:style-name="P1792">http:<text:span text:style-name="T1793">//&lt;domain&gt;:&lt;port&gt;/&lt;context&gt;/</text:span>relprev<text:span text:style-name="T1794">/1}/parecer</text:span></text:p>
            <text:p text:style-name="P1795">{</text:p>
            <text:p text:style-name="P1796"><text:span text:style-name="T1797"><text:s text:c="3"/></text:span><text:span text:style-name="T1798">"id"</text:span><text:span text:style-name="T1799">:1,</text:span></text:p>
            <text:p text:style-name="P1800"><text:span text:style-name="T1801"><text:s text:c="3"/></text:span><text:span text:style-name="T1802">"descricao"</text:span><text:span text:style-name="T1803">:"Descrição do Parecer do Setor",</text:span></text:p>
            <text:p text:style-name="P1804"><text:span text:style-name="T1805"><text:s text:c="3"/></text:span><text:span text:style-name="T1806">"data"</text:span><text:span text:style-name="T1807">:1385388600000</text:span></text:p>
            <text:p text:style-name="P1808"><text:span text:style-name="T1809">}</text:span></text:p>
          </table:table-cell>
        </table:table-row>
        <table:table-row table:style-name="TableRow1810">
          <table:table-cell table:style-name="TableCell1811">
            <text:p text:style-name="P1812"><text:span text:style-name="T1813">Retorno Found</text:span></text:p>
          </table:table-cell>
          <table:table-cell table:style-name="TableCell1814">
            <text:p text:style-name="P1815"/>
          </table:table-cell>
        </table:table-row>
        <table:table-row table:style-name="TableRow1816">
          <table:table-cell table:style-name="TableCell1817">
            <text:p text:style-name="P1818"><text:span text:style-name="T1819">Retorno Not Found</text:span></text:p>
          </table:table-cell>
          <table:table-cell table:style-name="TableCell1820">
            <text:p text:style-name="P1821"><text:span text:style-name="T1822">{</text:span></text:p>
            <text:p text:style-name="P1823"><text:span text:style-name="T1824"><text:s text:c="3"/></text:span><text:span text:style-name="T1825">"success"</text:span><text:span text:style-name="T1826">:true,</text:span></text:p>
            <text:p text:style-name="P1827"><text:span text:style-name="T1828"><text:s text:c="3"/></text:span><text:span text:style-name="T1829">"count"</text:span><text:span text:style-name="T1830">:0,</text:span></text:p>
            <text:p text:style-name="P1831"><text:span text:style-name="T1832"><text:s text:c="3"/></text:span><text:span text:style-name="T1833">"message"</text:span><text:span text:style-name="T1834">:"Objeto com id 1 não possui Parecer do Setor",</text:span></text:p>
            <text:p text:style-name="P1835"><text:span text:style-name="T1836"><text:s text:c="3"/></text:span><text:span text:style-name="T1837">"status"</text:span><text:span text:style-name="T1838">:200</text:span></text:p>
            <text:p text:style-name="P1839"><text:span text:style-name="T1840">}</text:span></text:p>
          </table:table-cell>
        </table:table-row>
      </table:table>
      <text:h text:style-name="Título8" text:outline-level="8"><text:bookmark-start text:name="h.guqdg4b162hq"/><text:bookmark-end text:name="h.guqdg4b162hq"/>Exclusão de Parecer do Setor</text:h>
      <table:table table:style-name="Table1841">
        <table:table-columns>
          <table:table-column table:style-name="TableColumn1842"/>
          <table:table-column table:style-name="TableColumn1843"/>
        </table:table-columns>
        <table:table-row table:style-name="TableRow1844">
          <table:table-cell table:style-name="TableCell1845">
            <text:p text:style-name="P1846"><text:span text:style-name="T1847">Padrão de URL</text:span></text:p>
          </table:table-cell>
          <table:table-cell table:style-name="TableCell1848">
            <text:p text:style-name="P1849">http:<text:span text:style-name="T1850">//&lt;domain&gt;:&lt;port&gt;/&lt;context&gt;/</text:span>relprev<text:span text:style-name="T1851">/{idRelPrev}/parecer/{id}</text:span></text:p>
          </table:table-cell>
        </table:table-row>
        <table:table-row table:style-name="TableRow1852">
          <table:table-cell table:style-name="TableCell1853">
            <text:p text:style-name="P1854"><text:span text:style-name="T1855">Parâmetros na URL</text:span></text:p>
          </table:table-cell>
          <table:table-cell table:style-name="TableCell1856">
            <text:p text:style-name="P1857"><text:span text:style-name="T1858">id</text:span><text:span text:style-name="T1859">: id do parecer do setor a ser excluído</text:span></text:p>
            <text:p text:style-name="P1860"><text:span text:style-name="T1861">idRelPrev</text:span><text:span text:style-name="T1862">: id do relatório de prevenção</text:span></text:p>
          </table:table-cell>
        </table:table-row>
        <table:table-row table:style-name="TableRow1863">
          <table:table-cell table:style-name="TableCell1864">
            <text:p text:style-name="P1865"><text:span text:style-name="T1866">Método(s)</text:span></text:p>
          </table:table-cell>
          <table:table-cell table:style-name="TableCell1867">
            <text:p text:style-name="P1868">DELETE</text:p>
          </table:table-cell>
        </table:table-row>
        <table:table-row table:style-name="TableRow1869">
          <table:table-cell table:style-name="TableCell1870">
            <text:p text:style-name="P1871"><text:span text:style-name="T1872">Exemplo</text:span></text:p>
          </table:table-cell>
          <table:table-cell table:style-name="TableCell1873">
            <text:p text:style-name="P1874">http:<text:span text:style-name="T1875">//&lt;domain&gt;:&lt;port&gt;/&lt;context&gt;/</text:span>relprev<text:span text:style-name="T1876">/1/parecer/2</text:span></text:p>
          </table:table-cell>
        </table:table-row>
        <table:table-row table:style-name="TableRow1877">
          <table:table-cell table:style-name="TableCell1878">
            <text:p text:style-name="P1879"><text:span text:style-name="T1880">Retorno Found</text:span></text:p>
          </table:table-cell>
          <table:table-cell table:style-name="TableCell1881">
            <text:p text:style-name="P1882"/>
          </table:table-cell>
        </table:table-row>
        <table:table-row table:style-name="TableRow1883">
          <table:table-cell table:style-name="TableCell1884">
            <text:p text:style-name="P1885"><text:span text:style-name="T1886">Retorno Not Found</text:span></text:p>
          </table:table-cell>
          <table:table-cell table:style-name="TableCell1887">
            <text:p text:style-name="P1888"><text:span text:style-name="T1889">{</text:span></text:p>
            <text:p text:style-name="P1890"><text:span text:style-name="T1891"><text:s text:c="3"/></text:span><text:span text:style-name="T1892">"success"</text:span><text:span text:style-name="T1893">:true,</text:span></text:p>
            <text:p text:style-name="P1894"><text:span text:style-name="T1895"><text:s text:c="3"/></text:span><text:span text:style-name="T1896">"count"</text:span><text:span text:style-name="T1897">:0,</text:span></text:p>
            <text:p text:style-name="P1898"><text:span text:style-name="T1899"><text:s text:c="3"/></text:span><text:span text:style-name="T1900">"message"</text:span><text:span text:style-name="T1901">:"Objeto com id 1 não possui Parecer do Setor",</text:span></text:p>
            <text:p text:style-name="P1902"><text:span text:style-name="T1903"><text:s text:c="3"/></text:span><text:span text:style-name="T1904">"status"</text:span><text:span text:style-name="T1905">:200</text:span></text:p>
            <text:p text:style-name="P1906"><text:span text:style-name="T1907">}</text:span></text:p>
          </table:table-cell>
        </table:table-row>
      </table:table>
      <text:h text:style-name="Título8" text:outline-level="8"><text:bookmark-start text:name="h.aze71m57krd6"/><text:bookmark-end text:name="h.aze71m57krd6"/>Inclusão de Resposta</text:h>
      <table:table table:style-name="Table1908">
        <table:table-columns>
          <table:table-column table:style-name="TableColumn1909"/>
          <table:table-column table:style-name="TableColumn1910"/>
        </table:table-columns>
        <table:table-row table:style-name="TableRow1911">
          <table:table-cell table:style-name="TableCell1912">
            <text:p text:style-name="P1913"><text:span text:style-name="T1914">Padrão de URL</text:span></text:p>
          </table:table-cell>
          <table:table-cell table:style-name="TableCell1915">
            <text:p text:style-name="P1916">http:<text:span text:style-name="T1917">//&lt;domain&gt;:&lt;port&gt;/&lt;context&gt;/</text:span>relprev<text:span text:style-name="T1918">/{id}/resposta</text:span></text:p>
          </table:table-cell>
        </table:table-row>
        <table:table-row table:style-name="TableRow1919">
          <table:table-cell table:style-name="TableCell1920">
            <text:p text:style-name="P1921"><text:span text:style-name="T1922">Parâmetros na URL</text:span></text:p>
          </table:table-cell>
          <table:table-cell table:style-name="TableCell1923">
            <text:p text:style-name="P1924"><text:span text:style-name="T1925">id</text:span><text:span text:style-name="T1926">: id do relatório de prevenção a ter a resposta incluída</text:span></text:p>
          </table:table-cell>
        </table:table-row>
        <table:table-row table:style-name="TableRow1927">
          <table:table-cell table:style-name="TableCell1928">
            <text:p text:style-name="P1929"><text:span text:style-name="T1930">Método(s)</text:span></text:p>
          </table:table-cell>
          <table:table-cell table:style-name="TableCell1931">
            <text:p text:style-name="P1932">POST</text:p>
          </table:table-cell>
        </table:table-row>
        <table:table-row table:style-name="TableRow1933">
          <table:table-cell table:style-name="TableCell1934">
            <text:p text:style-name="P1935"><text:span text:style-name="T1936">Exemplo</text:span></text:p>
          </table:table-cell>
          <table:table-cell table:style-name="TableCell1937">
            <text:p text:style-name="P1938"><text:span text:style-name="T1939">{</text:span></text:p>
            <text:p text:style-name="P1940"><text:span text:style-name="T1941"><text:s text:c="3"/></text:span><text:span text:style-name="T1942">"remetente"</text:span><text:span text:style-name="T1943">:"Remetente da Resposta",</text:span></text:p>
            <text:p text:style-name="P1944"><text:span text:style-name="T1945"><text:s text:c="3"/></text:span><text:span text:style-name="T1946">"destinatario"</text:span><text:span text:style-name="T1947">:"Destinatário da Resposta",</text:span></text:p>
            <text:p text:style-name="P1948"><text:span text:style-name="T1949"><text:s text:c="3"/></text:span><text:span text:style-name="T1950">"descricao"</text:span><text:span text:style-name="T1951">:"Descrição da Resposta",</text:span></text:p>
            <text:p text:style-name="P1952"><text:span text:style-name="T1953"><text:s text:c="3"/></text:span><text:span text:style-name="T1954">"data"</text:span><text:span text:style-name="T1955">:1385388600000</text:span></text:p>
            <text:p text:style-name="P1956"><text:span text:style-name="T1957">}</text:span></text:p>
          </table:table-cell>
        </table:table-row>
        <table:table-row table:style-name="TableRow1958">
          <table:table-cell table:style-name="TableCell1959">
            <text:p text:style-name="P1960"><text:span text:style-name="T1961">Retorno Found</text:span></text:p>
          </table:table-cell>
          <table:table-cell table:style-name="TableCell1962">
            <text:p text:style-name="P1963"/>
          </table:table-cell>
        </table:table-row>
        <table:table-row table:style-name="TableRow1964">
          <table:table-cell table:style-name="TableCell1965">
            <text:p text:style-name="P1966"><text:span text:style-name="T1967">Retorno Not Found</text:span></text:p>
          </table:table-cell>
          <table:table-cell table:style-name="TableCell1968">
            <text:p text:style-name="P1969"><text:span text:style-name="T1970">{</text:span></text:p>
            <text:p text:style-name="P1971"><text:span text:style-name="T1972"><text:s text:c="3"/></text:span><text:span text:style-name="T1973">"success"</text:span><text:span text:style-name="T1974">:true,</text:span></text:p>
            <text:p text:style-name="P1975"><text:span text:style-name="T1976"><text:s text:c="3"/></text:span><text:span text:style-name="T1977">"count"</text:span><text:span text:style-name="T1978">:0,</text:span></text:p>
            <text:p text:style-name="P1979"><text:span text:style-name="T1980"><text:s text:c="3"/></text:span><text:span text:style-name="T1981">"message"</text:span><text:span text:style-name="T1982">:"Objeto com id 1 não foi encontrado para ser atualizado",</text:span></text:p>
            <text:p text:style-name="P1983"><text:span text:style-name="T1984"><text:s text:c="3"/></text:span><text:span text:style-name="T1985">"status"</text:span><text:span text:style-name="T1986">:404</text:span></text:p>
            <text:p text:style-name="P1987"><text:span text:style-name="T1988">}</text:span></text:p>
          </table:table-cell>
        </table:table-row>
      </table:table>
      <text:h text:style-name="Título8" text:outline-level="8"><text:bookmark-start text:name="h.esdqrgj67bqs"/><text:bookmark-end text:name="h.esdqrgj67bqs"/>Atualização de Resposta</text:h>
      <table:table table:style-name="Table1989">
        <table:table-columns>
          <table:table-column table:style-name="TableColumn1990"/>
          <table:table-column table:style-name="TableColumn1991"/>
        </table:table-columns>
        <table:table-row table:style-name="TableRow1992">
          <table:table-cell table:style-name="TableCell1993">
            <text:p text:style-name="P1994"><text:span text:style-name="T1995">Padrão de URL</text:span></text:p>
          </table:table-cell>
          <table:table-cell table:style-name="TableCell1996">
            <text:p text:style-name="P1997">http:<text:span text:style-name="T1998">//&lt;domain&gt;:&lt;port&gt;/&lt;context&gt;/</text:span>relprev<text:span text:style-name="T1999">/{id}/resposta</text:span></text:p>
          </table:table-cell>
        </table:table-row>
        <table:table-row table:style-name="TableRow2000">
          <table:table-cell table:style-name="TableCell2001">
            <text:p text:style-name="P2002"><text:span text:style-name="T2003">Parâmetros na URL</text:span></text:p>
          </table:table-cell>
          <table:table-cell table:style-name="TableCell2004">
            <text:p text:style-name="P2005"><text:span text:style-name="T2006">id</text:span><text:span text:style-name="T2007">: id do relatório de prevenção a ter a resposta atualizada</text:span></text:p>
          </table:table-cell>
        </table:table-row>
        <table:table-row table:style-name="TableRow2008">
          <table:table-cell table:style-name="TableCell2009">
            <text:p text:style-name="P2010"><text:span text:style-name="T2011">Método(s)</text:span></text:p>
          </table:table-cell>
          <table:table-cell table:style-name="TableCell2012">
            <text:p text:style-name="P2013">PUT</text:p>
          </table:table-cell>
        </table:table-row>
        <table:table-row table:style-name="TableRow2014">
          <table:table-cell table:style-name="TableCell2015">
            <text:p text:style-name="P2016"><text:span text:style-name="T2017">Exemplo</text:span></text:p>
          </table:table-cell>
          <table:table-cell table:style-name="TableCell2018">
            <text:p text:style-name="P2019">http:<text:span text:style-name="T2020">//&lt;domain&gt;:&lt;port&gt;/&lt;context&gt;/</text:span>relprev<text:span text:style-name="T2021">/1/resposta</text:span></text:p>
            <text:p text:style-name="P2022">{</text:p>
            <text:p text:style-name="P2023"><text:span text:style-name="T2024"><text:s text:c="3"/></text:span><text:span text:style-name="T2025">"id"</text:span><text:span text:style-name="T2026">:1,</text:span></text:p>
            <text:p text:style-name="P2027"><text:span text:style-name="T2028"><text:s text:c="3"/></text:span><text:span text:style-name="T2029">"remetente"</text:span><text:span text:style-name="T2030">:"Remetente da Resposta",</text:span></text:p>
            <text:p text:style-name="P2031"><text:span text:style-name="T2032"><text:s text:c="3"/></text:span><text:span text:style-name="T2033">"destinatario"</text:span><text:span text:style-name="T2034">:"Destinatário da Resposta",</text:span></text:p>
            <text:p text:style-name="P2035"><text:span text:style-name="T2036"><text:s text:c="3"/></text:span><text:span text:style-name="T2037">"descricao"</text:span><text:span text:style-name="T2038">:"Descrição da Resposta",</text:span></text:p>
            <text:p text:style-name="P2039"><text:span text:style-name="T2040"><text:s text:c="3"/></text:span><text:span text:style-name="T2041">"data"</text:span><text:span text:style-name="T2042">:1385388600000</text:span></text:p>
            <text:p text:style-name="P2043"><text:span text:style-name="T2044">}</text:span></text:p>
          </table:table-cell>
        </table:table-row>
        <table:table-row table:style-name="TableRow2045">
          <table:table-cell table:style-name="TableCell2046">
            <text:p text:style-name="P2047"><text:span text:style-name="T2048">Retorno Found</text:span></text:p>
          </table:table-cell>
          <table:table-cell table:style-name="TableCell2049">
            <text:p text:style-name="P2050"/>
          </table:table-cell>
        </table:table-row>
        <table:table-row table:style-name="TableRow2051">
          <table:table-cell table:style-name="TableCell2052">
            <text:p text:style-name="P2053"><text:span text:style-name="T2054">Retorno Not Found</text:span></text:p>
          </table:table-cell>
          <table:table-cell table:style-name="TableCell2055">
            <text:p text:style-name="P2056"><text:span text:style-name="T2057">{</text:span></text:p>
            <text:p text:style-name="P2058"><text:span text:style-name="T2059"><text:s text:c="3"/></text:span><text:span text:style-name="T2060">"success"</text:span><text:span text:style-name="T2061">:true,</text:span></text:p>
            <text:p text:style-name="P2062"><text:span text:style-name="T2063"><text:s text:c="3"/></text:span><text:span text:style-name="T2064">"count"</text:span><text:span text:style-name="T2065">:0,</text:span></text:p>
            <text:p text:style-name="P2066"><text:span text:style-name="T2067"><text:s text:c="3"/></text:span><text:span text:style-name="T2068">"message"</text:span><text:span text:style-name="T2069">:"Objeto com id 1 não possui Resposta",</text:span></text:p>
            <text:p text:style-name="P2070"><text:span text:style-name="T2071"><text:s text:c="3"/></text:span><text:span text:style-name="T2072">"status"</text:span><text:span text:style-name="T2073">:200</text:span></text:p>
            <text:p text:style-name="P2074"><text:span text:style-name="T2075">}</text:span></text:p>
          </table:table-cell>
        </table:table-row>
      </table:table>
      <text:p text:style-name="Standard"/>
      <text:h text:style-name="Título8" text:outline-level="8"><text:bookmark-start text:name="h.nri5l8jgf5tt"/><text:bookmark-end text:name="h.nri5l8jgf5tt"/>Exclusão de Resposta</text:h>
      <table:table table:style-name="Table2076">
        <table:table-columns>
          <table:table-column table:style-name="TableColumn2077"/>
          <table:table-column table:style-name="TableColumn2078"/>
        </table:table-columns>
        <table:table-row table:style-name="TableRow2079">
          <table:table-cell table:style-name="TableCell2080">
            <text:p text:style-name="P2081"><text:span text:style-name="T2082">Padrão de URL</text:span></text:p>
          </table:table-cell>
          <table:table-cell table:style-name="TableCell2083">
            <text:p text:style-name="P2084">http:<text:span text:style-name="T2085">//&lt;domain&gt;:&lt;port&gt;/&lt;context&gt;/</text:span>relprev<text:span text:style-name="T2086">/{idRelPrev}/resposta/{id}</text:span></text:p>
          </table:table-cell>
        </table:table-row>
        <table:table-row table:style-name="TableRow2087">
          <table:table-cell table:style-name="TableCell2088">
            <text:p text:style-name="P2089"><text:span text:style-name="T2090">Parâmetros na URL</text:span></text:p>
          </table:table-cell>
          <table:table-cell table:style-name="TableCell2091">
            <text:p text:style-name="P2092"><text:span text:style-name="T2093">id</text:span><text:span text:style-name="T2094">: id da resposta a ser excluída</text:span></text:p>
            <text:p text:style-name="P2095"><text:span text:style-name="T2096">idRelPrev</text:span><text:span text:style-name="T2097">: id do relatório de prevenção</text:span></text:p>
          </table:table-cell>
        </table:table-row>
        <table:table-row table:style-name="TableRow2098">
          <table:table-cell table:style-name="TableCell2099">
            <text:p text:style-name="P2100"><text:span text:style-name="T2101">Método(s)</text:span></text:p>
          </table:table-cell>
          <table:table-cell table:style-name="TableCell2102">
            <text:p text:style-name="P2103">DELETE</text:p>
          </table:table-cell>
        </table:table-row>
        <table:table-row table:style-name="TableRow2104">
          <table:table-cell table:style-name="TableCell2105">
            <text:p text:style-name="P2106"><text:span text:style-name="T2107">Exemplo</text:span></text:p>
          </table:table-cell>
          <table:table-cell table:style-name="TableCell2108">
            <text:p text:style-name="P2109">http:<text:span text:style-name="T2110">//&lt;domain&gt;:&lt;port&gt;/&lt;context&gt;/</text:span>relprev<text:span text:style-name="T2111">/1/resposta/2</text:span></text:p>
          </table:table-cell>
        </table:table-row>
        <table:table-row table:style-name="TableRow2112">
          <table:table-cell table:style-name="TableCell2113">
            <text:p text:style-name="P2114"><text:span text:style-name="T2115">Retorno Found</text:span></text:p>
          </table:table-cell>
          <table:table-cell table:style-name="TableCell2116">
            <text:p text:style-name="P2117"/>
          </table:table-cell>
        </table:table-row>
        <table:table-row table:style-name="TableRow2118">
          <table:table-cell table:style-name="TableCell2119">
            <text:p text:style-name="P2120"><text:span text:style-name="T2121">Retorno Not Found</text:span></text:p>
          </table:table-cell>
          <table:table-cell table:style-name="TableCell2122">
            <text:p text:style-name="P2123"><text:span text:style-name="T2124">{</text:span></text:p>
            <text:p text:style-name="P2125"><text:span text:style-name="T2126"><text:s text:c="3"/></text:span><text:span text:style-name="T2127">"success"</text:span><text:span text:style-name="T2128">:true,</text:span></text:p>
            <text:p text:style-name="P2129"><text:span text:style-name="T2130"><text:s text:c="3"/></text:span><text:span text:style-name="T2131">"count"</text:span><text:span text:style-name="T2132">:0,</text:span></text:p>
            <text:p text:style-name="P2133"><text:span text:style-name="T2134"><text:s text:c="3"/></text:span><text:span text:style-name="T2135">"message"</text:span><text:span text:style-name="T2136">:"Objeto com id 1 não possui Resposta",</text:span></text:p>
            <text:p text:style-name="P2137"><text:span text:style-name="T2138"><text:s text:c="3"/></text:span><text:span text:style-name="T2139">"status"</text:span><text:span text:style-name="T2140">:200</text:span></text:p>
            <text:p text:style-name="P2141"><text:span text:style-name="T2142">}</text:span></text:p>
          </table:table-cell>
        </table:table-row>
      </table:table>
      <text:p text:style-name="Standard"/>
      <text:h text:style-name="Título7" text:outline-level="7"><text:bookmark-start text:name="h.nx5yt5mkx0m6"/><text:bookmark-end text:name="h.nx5yt5mkx0m6"/>Serviços para Relator</text:h>
      <text:p text:style-name="P2143">Descrição dos serviços de integração relativos a “Relatores”.</text:p>
      <text:h text:style-name="P2144" text:outline-level="8" text:restart-numbering="true" text:start-value="1"><text:bookmark-start text:name="h.jf7t0sgtlesa"/><text:bookmark-end text:name="h.jf7t0sgtlesa"/>Criação</text:h>
      <table:table table:style-name="Table2145">
        <table:table-columns>
          <table:table-column table:style-name="TableColumn2146"/>
          <table:table-column table:style-name="TableColumn2147"/>
        </table:table-columns>
        <table:table-row table:style-name="TableRow2148">
          <table:table-cell table:style-name="TableCell2149">
            <text:p text:style-name="P2150"><text:span text:style-name="T2151">Padrão de URL</text:span></text:p>
          </table:table-cell>
          <table:table-cell table:style-name="TableCell2152">
            <text:p text:style-name="P2153">http:<text:span text:style-name="T2154">//&lt;domain&gt;:&lt;port&gt;/&lt;context&gt;/</text:span>relator/create</text:p>
          </table:table-cell>
        </table:table-row>
        <table:table-row table:style-name="TableRow2155">
          <table:table-cell table:style-name="TableCell2156">
            <text:p text:style-name="P2157"><text:span text:style-name="T2158">Método(s)</text:span></text:p>
          </table:table-cell>
          <table:table-cell table:style-name="TableCell2159">
            <text:p text:style-name="P2160">POST</text:p>
          </table:table-cell>
        </table:table-row>
        <table:table-row table:style-name="TableRow2161">
          <table:table-cell table:style-name="TableCell2162">
            <text:p text:style-name="P2163"><text:span text:style-name="T2164">Exemplo</text:span></text:p>
          </table:table-cell>
          <table:table-cell table:style-name="TableCell2165">
            <text:p text:style-name="P2166"/>
          </table:table-cell>
        </table:table-row>
        <table:table-row table:style-name="TableRow2167">
          <table:table-cell table:style-name="TableCell2168">
            <text:p text:style-name="P2169"><text:span text:style-name="T2170">Retorno</text:span></text:p>
          </table:table-cell>
          <table:table-cell table:style-name="TableCell2171">
            <text:p text:style-name="P2172"/>
          </table:table-cell>
        </table:table-row>
      </table:table>
      <text:h text:style-name="Título8" text:outline-level="8"><text:bookmark-start text:name="h.lolot434bmn2"/><text:bookmark-end text:name="h.lolot434bmn2"/>Atualização</text:h>
      <table:table table:style-name="Table2173">
        <table:table-columns>
          <table:table-column table:style-name="TableColumn2174"/>
          <table:table-column table:style-name="TableColumn2175"/>
        </table:table-columns>
        <table:table-row table:style-name="TableRow2176">
          <table:table-cell table:style-name="TableCell2177">
            <text:p text:style-name="P2178"><text:span text:style-name="T2179">Padrão de URL</text:span></text:p>
          </table:table-cell>
          <table:table-cell table:style-name="TableCell2180">
            <text:p text:style-name="P2181">http:<text:span text:style-name="T2182">//&lt;domain&gt;:&lt;port&gt;/&lt;context&gt;/</text:span>relator/update</text:p>
          </table:table-cell>
        </table:table-row>
        <table:table-row table:style-name="TableRow2183">
          <table:table-cell table:style-name="TableCell2184">
            <text:p text:style-name="P2185"><text:span text:style-name="T2186">Método(s)</text:span></text:p>
          </table:table-cell>
          <table:table-cell table:style-name="TableCell2187">
            <text:p text:style-name="P2188">PUT</text:p>
          </table:table-cell>
        </table:table-row>
        <table:table-row table:style-name="TableRow2189">
          <table:table-cell table:style-name="TableCell2190">
            <text:p text:style-name="P2191"><text:span text:style-name="T2192">Exemplo</text:span></text:p>
          </table:table-cell>
          <table:table-cell table:style-name="TableCell2193">
            <text:p text:style-name="P2194"/>
          </table:table-cell>
        </table:table-row>
        <table:table-row table:style-name="TableRow2195">
          <table:table-cell table:style-name="TableCell2196">
            <text:p text:style-name="P2197"><text:span text:style-name="T2198">Retorno</text:span></text:p>
          </table:table-cell>
          <table:table-cell table:style-name="TableCell2199">
            <text:p text:style-name="P2200"/>
          </table:table-cell>
        </table:table-row>
      </table:table>
      <text:h text:style-name="Título8" text:outline-level="8"><text:bookmark-start text:name="h.hhuc5ae9h31q"/><text:bookmark-end text:name="h.hhuc5ae9h31q"/>Remoção</text:h>
      <table:table table:style-name="Table2201">
        <table:table-columns>
          <table:table-column table:style-name="TableColumn2202"/>
          <table:table-column table:style-name="TableColumn2203"/>
        </table:table-columns>
        <table:table-row table:style-name="TableRow2204">
          <table:table-cell table:style-name="TableCell2205">
            <text:p text:style-name="P2206"><text:span text:style-name="T2207">Padrão de URL</text:span></text:p>
          </table:table-cell>
          <table:table-cell table:style-name="TableCell2208">
            <text:p text:style-name="P2209">http:<text:span text:style-name="T2210">//&lt;domain&gt;:&lt;port&gt;/&lt;context&gt;/</text:span>relator<text:span text:style-name="T2211">/{id}</text:span></text:p>
          </table:table-cell>
        </table:table-row>
        <table:table-row table:style-name="TableRow2212">
          <table:table-cell table:style-name="TableCell2213">
            <text:p text:style-name="P2214"><text:span text:style-name="T2215">Parâmetros na URL</text:span></text:p>
          </table:table-cell>
          <table:table-cell table:style-name="TableCell2216">
            <text:p text:style-name="P2217"><text:span text:style-name="T2218">id</text:span>: id do objeto a ser removido</text:p>
          </table:table-cell>
        </table:table-row>
        <table:table-row table:style-name="TableRow2219">
          <table:table-cell table:style-name="TableCell2220">
            <text:p text:style-name="P2221"><text:span text:style-name="T2222">Método(s)</text:span></text:p>
          </table:table-cell>
          <table:table-cell table:style-name="TableCell2223">
            <text:p text:style-name="P2224">DELETE</text:p>
          </table:table-cell>
        </table:table-row>
        <table:table-row table:style-name="TableRow2225">
          <table:table-cell table:style-name="TableCell2226">
            <text:p text:style-name="P2227"><text:span text:style-name="T2228">Retorno</text:span></text:p>
          </table:table-cell>
          <table:table-cell table:style-name="TableCell2229">
            <text:p text:style-name="P2230"/>
          </table:table-cell>
        </table:table-row>
      </table:table>
      <text:h text:style-name="Título8" text:outline-level="8"><text:bookmark-start text:name="h.v7ir9akw2eif"/><text:bookmark-end text:name="h.v7ir9akw2eif"/>Listagem</text:h>
      <table:table table:style-name="Table2231">
        <table:table-columns>
          <table:table-column table:style-name="TableColumn2232"/>
          <table:table-column table:style-name="TableColumn2233"/>
        </table:table-columns>
        <table:table-row table:style-name="TableRow2234">
          <table:table-cell table:style-name="TableCell2235">
            <text:p text:style-name="P2236"><text:span text:style-name="T2237">Padrão de URL</text:span></text:p>
          </table:table-cell>
          <table:table-cell table:style-name="TableCell2238">
            <text:p text:style-name="P2239">http:<text:span text:style-name="T2240">//&lt;domain&gt;:&lt;port&gt;/&lt;context&gt;/</text:span>relator</text:p>
          </table:table-cell>
        </table:table-row>
        <table:table-row table:style-name="TableRow2241">
          <table:table-cell table:style-name="TableCell2242">
            <text:p text:style-name="P2243"><text:span text:style-name="T2244">Método(s)</text:span></text:p>
          </table:table-cell>
          <table:table-cell table:style-name="TableCell2245">
            <text:p text:style-name="P2246">GET, POST</text:p>
          </table:table-cell>
        </table:table-row>
        <table:table-row table:style-name="TableRow2247">
          <table:table-cell table:style-name="TableCell2248">
            <text:p text:style-name="P2249"><text:span text:style-name="T2250">Exemplo Found</text:span></text:p>
          </table:table-cell>
          <table:table-cell table:style-name="TableCell2251">
            <text:p text:style-name="P2252"/>
          </table:table-cell>
        </table:table-row>
        <table:table-row table:style-name="TableRow2253">
          <table:table-cell table:style-name="TableCell2254">
            <text:p text:style-name="P2255"><text:span text:style-name="T2256">Exemplo Not Found</text:span></text:p>
          </table:table-cell>
          <table:table-cell table:style-name="TableCell2257">
            <text:p text:style-name="Standard">{</text:p>
            <text:p text:style-name="Standard"><text:s text:c="3"/>"<text:span text:style-name="T2258">success</text:span>":true,</text:p>
            <text:p text:style-name="Standard"><text:s text:c="3"/>"<text:span text:style-name="T2259">count</text:span>":0,</text:p>
            <text:p text:style-name="Standard"><text:s text:c="3"/>"<text:span text:style-name="T2260">message</text:span>":"Não existe(m) objeto(s) a ser(em) Listado(s)",</text:p>
            <text:p text:style-name="Standard"><text:s text:c="3"/>"<text:span text:style-name="T2261">status</text:span>":200</text:p>
            <text:p text:style-name="P2262">}</text:p>
          </table:table-cell>
        </table:table-row>
      </table:table>
      <text:h text:style-name="Título8" text:outline-level="8"><text:bookmark-start text:name="h.6px94qy61b5y"/><text:bookmark-end text:name="h.6px94qy61b5y"/>Busca por ID</text:h>
      <table:table table:style-name="Table2263">
        <table:table-columns>
          <table:table-column table:style-name="TableColumn2264"/>
          <table:table-column table:style-name="TableColumn2265"/>
        </table:table-columns>
        <table:table-row table:style-name="TableRow2266">
          <table:table-cell table:style-name="TableCell2267">
            <text:p text:style-name="P2268"><text:span text:style-name="T2269">Padrão de URL</text:span></text:p>
          </table:table-cell>
          <table:table-cell table:style-name="TableCell2270">
            <text:p text:style-name="P2271">http:<text:span text:style-name="T2272">//&lt;domain&gt;:&lt;port&gt;/&lt;context&gt;/</text:span>relator/{id}</text:p>
          </table:table-cell>
        </table:table-row>
        <table:table-row table:style-name="TableRow2273">
          <table:table-cell table:style-name="TableCell2274">
            <text:p text:style-name="P2275"><text:span text:style-name="T2276">Parâmetros na URL</text:span></text:p>
          </table:table-cell>
          <table:table-cell table:style-name="TableCell2277">
            <text:p text:style-name="P2278"><text:span text:style-name="T2279">id</text:span>: id do objeto a ser consultado, numérico</text:p>
          </table:table-cell>
        </table:table-row>
        <table:table-row table:style-name="TableRow2280">
          <table:table-cell table:style-name="TableCell2281">
            <text:p text:style-name="P2282"><text:span text:style-name="T2283">Método(s)</text:span></text:p>
          </table:table-cell>
          <table:table-cell table:style-name="TableCell2284">
            <text:p text:style-name="P2285">GET, POST</text:p>
          </table:table-cell>
        </table:table-row>
        <table:table-row table:style-name="TableRow2286">
          <table:table-cell table:style-name="TableCell2287">
            <text:p text:style-name="P2288"><text:span text:style-name="T2289">Retorno Found</text:span></text:p>
          </table:table-cell>
          <table:table-cell table:style-name="TableCell2290">
            <text:p text:style-name="P2291"/>
          </table:table-cell>
        </table:table-row>
        <table:table-row table:style-name="TableRow2292">
          <table:table-cell table:style-name="TableCell2293">
            <text:p text:style-name="P2294"><text:span text:style-name="T2295">Retorno Not Found</text:span></text:p>
          </table:table-cell>
          <table:table-cell table:style-name="TableCell2296">
            <text:p text:style-name="Standard">{</text:p>
            <text:p text:style-name="Standard"><text:s text:c="3"/>"<text:span text:style-name="T2297">success</text:span>":true,</text:p>
            <text:p text:style-name="Standard"><text:s text:c="3"/>"<text:span text:style-name="T2298">count</text:span>":0,</text:p>
            <text:p text:style-name="Standard"><text:s text:c="3"/>"<text:span text:style-name="T2299">message</text:span>":"Objeto com id 1 é inexistente na base de Dados",</text:p>
            <text:p text:style-name="Standard"><text:s text:c="3"/>"<text:span text:style-name="T2300">status</text:span>":200</text:p>
            <text:p text:style-name="P2301">}</text:p>
          </table:table-cell>
        </table:table-row>
      </table:table>
      <text:p text:style-name="Standard"/>
      <text:h text:style-name="Título7" text:outline-level="7"><text:bookmark-start text:name="h.coj9h9x98jox"/><text:bookmark-end text:name="h.coj9h9x98jox"/>Serviços para Taxonomia</text:h>
      <text:p text:style-name="P2302">Descrição dos serviços de integração relativos a “Taxonomias”.</text:p>
      <text:h text:style-name="P2303" text:outline-level="8" text:restart-numbering="true" text:start-value="1"><text:bookmark-start text:name="h.z3i59kinvzii"/><text:bookmark-end text:name="h.z3i59kinvzii"/>Criação</text:h>
      <table:table table:style-name="Table2304">
        <table:table-columns>
          <table:table-column table:style-name="TableColumn2305"/>
          <table:table-column table:style-name="TableColumn2306"/>
        </table:table-columns>
        <table:table-row table:style-name="TableRow2307">
          <table:table-cell table:style-name="TableCell2308">
            <text:p text:style-name="P2309"><text:span text:style-name="T2310">Padrão de URL</text:span></text:p>
          </table:table-cell>
          <table:table-cell table:style-name="TableCell2311">
            <text:p text:style-name="P2312">http:<text:span text:style-name="T2313">//&lt;domain&gt;:&lt;port&gt;/&lt;context&gt;/</text:span>taxonomia/create</text:p>
          </table:table-cell>
        </table:table-row>
        <table:table-row table:style-name="TableRow2314">
          <table:table-cell table:style-name="TableCell2315">
            <text:p text:style-name="P2316"><text:span text:style-name="T2317">Método(s)</text:span></text:p>
          </table:table-cell>
          <table:table-cell table:style-name="TableCell2318">
            <text:p text:style-name="P2319">POST</text:p>
          </table:table-cell>
        </table:table-row>
        <table:table-row table:style-name="TableRow2320">
          <table:table-cell table:style-name="TableCell2321">
            <text:p text:style-name="P2322"><text:span text:style-name="T2323">Exemplo</text:span></text:p>
          </table:table-cell>
          <table:table-cell table:style-name="TableCell2324">
            <text:p text:style-name="P2325"/>
          </table:table-cell>
        </table:table-row>
        <table:table-row table:style-name="TableRow2326">
          <table:table-cell table:style-name="TableCell2327">
            <text:p text:style-name="P2328"><text:span text:style-name="T2329">Retorno</text:span></text:p>
          </table:table-cell>
          <table:table-cell table:style-name="TableCell2330">
            <text:p text:style-name="P2331"/>
          </table:table-cell>
        </table:table-row>
      </table:table>
      <text:h text:style-name="Título8" text:outline-level="8"><text:bookmark-start text:name="h.pfhcs3drwydj"/><text:bookmark-end text:name="h.pfhcs3drwydj"/>Atualização</text:h>
      <table:table table:style-name="Table2332">
        <table:table-columns>
          <table:table-column table:style-name="TableColumn2333"/>
          <table:table-column table:style-name="TableColumn2334"/>
        </table:table-columns>
        <table:table-row table:style-name="TableRow2335">
          <table:table-cell table:style-name="TableCell2336">
            <text:p text:style-name="P2337"><text:span text:style-name="T2338">Padrão de URL</text:span></text:p>
          </table:table-cell>
          <table:table-cell table:style-name="TableCell2339">
            <text:p text:style-name="P2340">http:<text:span text:style-name="T2341">//&lt;domain&gt;:&lt;port&gt;/&lt;context&gt;/</text:span>taxonomia/update</text:p>
          </table:table-cell>
        </table:table-row>
        <table:table-row table:style-name="TableRow2342">
          <table:table-cell table:style-name="TableCell2343">
            <text:p text:style-name="P2344"><text:span text:style-name="T2345">Método(s)</text:span></text:p>
          </table:table-cell>
          <table:table-cell table:style-name="TableCell2346">
            <text:p text:style-name="P2347">PUT</text:p>
          </table:table-cell>
        </table:table-row>
        <table:table-row table:style-name="TableRow2348">
          <table:table-cell table:style-name="TableCell2349">
            <text:p text:style-name="P2350"><text:span text:style-name="T2351">Exemplo</text:span></text:p>
          </table:table-cell>
          <table:table-cell table:style-name="TableCell2352">
            <text:p text:style-name="P2353"/>
          </table:table-cell>
        </table:table-row>
        <table:table-row table:style-name="TableRow2354">
          <table:table-cell table:style-name="TableCell2355">
            <text:p text:style-name="P2356"><text:span text:style-name="T2357">Retorno</text:span></text:p>
          </table:table-cell>
          <table:table-cell table:style-name="TableCell2358">
            <text:p text:style-name="P2359"/>
          </table:table-cell>
        </table:table-row>
      </table:table>
      <text:h text:style-name="Título8" text:outline-level="8"><text:bookmark-start text:name="h.d3zfdr69vamj"/><text:bookmark-end text:name="h.d3zfdr69vamj"/>Remoção</text:h>
      <table:table table:style-name="Table2360">
        <table:table-columns>
          <table:table-column table:style-name="TableColumn2361"/>
          <table:table-column table:style-name="TableColumn2362"/>
        </table:table-columns>
        <table:table-row table:style-name="TableRow2363">
          <table:table-cell table:style-name="TableCell2364">
            <text:p text:style-name="P2365"><text:span text:style-name="T2366">Padrão de URL</text:span></text:p>
          </table:table-cell>
          <table:table-cell table:style-name="TableCell2367">
            <text:p text:style-name="P2368">http:<text:span text:style-name="T2369">//&lt;domain&gt;:&lt;port&gt;/&lt;context&gt;/</text:span>taxonomia<text:span text:style-name="T2370">/{id}</text:span></text:p>
          </table:table-cell>
        </table:table-row>
        <table:table-row table:style-name="TableRow2371">
          <table:table-cell table:style-name="TableCell2372">
            <text:p text:style-name="P2373"><text:span text:style-name="T2374">Parâmetros na URL</text:span></text:p>
          </table:table-cell>
          <table:table-cell table:style-name="TableCell2375">
            <text:p text:style-name="P2376"><text:span text:style-name="T2377">id</text:span>: id do objeto a ser removido</text:p>
          </table:table-cell>
        </table:table-row>
        <table:table-row table:style-name="TableRow2378">
          <table:table-cell table:style-name="TableCell2379">
            <text:p text:style-name="P2380"><text:span text:style-name="T2381">Método(s)</text:span></text:p>
          </table:table-cell>
          <table:table-cell table:style-name="TableCell2382">
            <text:p text:style-name="P2383">DELETE</text:p>
          </table:table-cell>
        </table:table-row>
        <table:table-row table:style-name="TableRow2384">
          <table:table-cell table:style-name="TableCell2385">
            <text:p text:style-name="P2386"><text:span text:style-name="T2387">Retorno</text:span></text:p>
          </table:table-cell>
          <table:table-cell table:style-name="TableCell2388">
            <text:p text:style-name="P2389"/>
          </table:table-cell>
        </table:table-row>
      </table:table>
      <text:h text:style-name="Título8" text:outline-level="8"><text:bookmark-start text:name="h.ytjstiu9jdws"/><text:bookmark-end text:name="h.ytjstiu9jdws"/>Listagem</text:h>
      <table:table table:style-name="Table2390">
        <table:table-columns>
          <table:table-column table:style-name="TableColumn2391"/>
          <table:table-column table:style-name="TableColumn2392"/>
        </table:table-columns>
        <table:table-row table:style-name="TableRow2393">
          <table:table-cell table:style-name="TableCell2394">
            <text:p text:style-name="P2395"><text:span text:style-name="T2396">Padrão de URL</text:span></text:p>
          </table:table-cell>
          <table:table-cell table:style-name="TableCell2397">
            <text:p text:style-name="P2398">http:<text:span text:style-name="T2399">//&lt;domain&gt;:&lt;port&gt;/&lt;context&gt;/</text:span>taxonomia</text:p>
          </table:table-cell>
        </table:table-row>
        <table:table-row table:style-name="TableRow2400">
          <table:table-cell table:style-name="TableCell2401">
            <text:p text:style-name="P2402"><text:span text:style-name="T2403">Método(s)</text:span></text:p>
          </table:table-cell>
          <table:table-cell table:style-name="TableCell2404">
            <text:p text:style-name="P2405">GET, POST</text:p>
          </table:table-cell>
        </table:table-row>
        <table:table-row table:style-name="TableRow2406">
          <table:table-cell table:style-name="TableCell2407">
            <text:p text:style-name="P2408"><text:span text:style-name="T2409">Exemplo Found</text:span></text:p>
          </table:table-cell>
          <table:table-cell table:style-name="TableCell2410">
            <text:p text:style-name="P2411"/>
          </table:table-cell>
        </table:table-row>
        <table:table-row table:style-name="TableRow2412">
          <table:table-cell table:style-name="TableCell2413">
            <text:p text:style-name="P2414"><text:span text:style-name="T2415">Exemplo Not Found</text:span></text:p>
          </table:table-cell>
          <table:table-cell table:style-name="TableCell2416">
            <text:p text:style-name="Standard">{</text:p>
            <text:p text:style-name="Standard"><text:s text:c="3"/>"<text:span text:style-name="T2417">success</text:span>":true,</text:p>
            <text:p text:style-name="Standard"><text:s text:c="3"/>"<text:span text:style-name="T2418">count</text:span>":0,</text:p>
            <text:p text:style-name="Standard"><text:s text:c="3"/>"<text:span text:style-name="T2419">message</text:span>":"Não existe(m) objeto(s) a ser(em) Listado(s)",</text:p>
            <text:p text:style-name="Standard"><text:s text:c="3"/>"<text:span text:style-name="T2420">status</text:span>":200</text:p>
            <text:p text:style-name="P2421">}</text:p>
          </table:table-cell>
        </table:table-row>
      </table:table>
      <text:h text:style-name="Título8" text:outline-level="8"><text:bookmark-start text:name="h.wbu1n2tc8smz"/><text:bookmark-end text:name="h.wbu1n2tc8smz"/>Busca por ID</text:h>
      <table:table table:style-name="Table2422">
        <table:table-columns>
          <table:table-column table:style-name="TableColumn2423"/>
          <table:table-column table:style-name="TableColumn2424"/>
        </table:table-columns>
        <table:table-row table:style-name="TableRow2425">
          <table:table-cell table:style-name="TableCell2426">
            <text:p text:style-name="P2427"><text:span text:style-name="T2428">Padrão de URL</text:span></text:p>
          </table:table-cell>
          <table:table-cell table:style-name="TableCell2429">
            <text:p text:style-name="P2430">http:<text:span text:style-name="T2431">//&lt;domain&gt;:&lt;port&gt;/&lt;context&gt;/</text:span>taxonomia/{id}</text:p>
          </table:table-cell>
        </table:table-row>
        <table:table-row table:style-name="TableRow2432">
          <table:table-cell table:style-name="TableCell2433">
            <text:p text:style-name="P2434"><text:span text:style-name="T2435">Parâmetros na URL</text:span></text:p>
          </table:table-cell>
          <table:table-cell table:style-name="TableCell2436">
            <text:p text:style-name="P2437"><text:span text:style-name="T2438">id</text:span>: id do objeto a ser consultado, numérico</text:p>
          </table:table-cell>
        </table:table-row>
        <table:table-row table:style-name="TableRow2439">
          <table:table-cell table:style-name="TableCell2440">
            <text:p text:style-name="P2441"><text:span text:style-name="T2442">Método(s)</text:span></text:p>
          </table:table-cell>
          <table:table-cell table:style-name="TableCell2443">
            <text:p text:style-name="P2444">GET, POST</text:p>
          </table:table-cell>
        </table:table-row>
        <table:table-row table:style-name="TableRow2445">
          <table:table-cell table:style-name="TableCell2446">
            <text:p text:style-name="P2447"><text:span text:style-name="T2448">Retorno Found</text:span></text:p>
          </table:table-cell>
          <table:table-cell table:style-name="TableCell2449">
            <text:p text:style-name="P2450"/>
          </table:table-cell>
        </table:table-row>
        <table:table-row table:style-name="TableRow2451">
          <table:table-cell table:style-name="TableCell2452">
            <text:p text:style-name="P2453"><text:span text:style-name="T2454">Retorno Not Found</text:span></text:p>
          </table:table-cell>
          <table:table-cell table:style-name="TableCell2455">
            <text:p text:style-name="Standard">{</text:p>
            <text:p text:style-name="Standard"><text:s text:c="3"/>"<text:span text:style-name="T2456">success</text:span>":true,</text:p>
            <text:p text:style-name="Standard"><text:s text:c="3"/>"<text:span text:style-name="T2457">count</text:span>":0,</text:p>
            <text:p text:style-name="Standard"><text:s text:c="3"/>"<text:span text:style-name="T2458">message</text:span>":"Objeto com id 1 é inexistente na base de Dados",</text:p>
            <text:p text:style-name="Standard"><text:s text:c="3"/>"<text:span text:style-name="T2459">status</text:span>":200</text:p>
            <text:p text:style-name="P2460">}</text:p>
          </table:table-cell>
        </table:table-row>
      </table:table>
      <text:p text:style-name="Standard"/>
      <text:h text:style-name="Título7" text:outline-level="7">Serviços para Categoria</text:h>
      <text:p text:style-name="P2461">Descrição dos serviços de integração relativos a “Categorias”.</text:p>
      <text:h text:style-name="P2462" text:outline-level="8" text:restart-numbering="true" text:start-value="1">Criação</text:h>
      <table:table table:style-name="Table2463">
        <table:table-columns>
          <table:table-column table:style-name="TableColumn2464"/>
          <table:table-column table:style-name="TableColumn2465"/>
        </table:table-columns>
        <table:table-row table:style-name="TableRow2466">
          <table:table-cell table:style-name="TableCell2467">
            <text:p text:style-name="P2468"><text:span text:style-name="T2469">Padrão de URL</text:span></text:p>
          </table:table-cell>
          <table:table-cell table:style-name="TableCell2470">
            <text:p text:style-name="P2471">http:<text:span text:style-name="T2472">//&lt;domain&gt;:&lt;port&gt;/&lt;context&gt;/</text:span>categoria/create</text:p>
          </table:table-cell>
        </table:table-row>
        <table:table-row table:style-name="TableRow2473">
          <table:table-cell table:style-name="TableCell2474">
            <text:p text:style-name="P2475"><text:span text:style-name="T2476">Método(s)</text:span></text:p>
          </table:table-cell>
          <table:table-cell table:style-name="TableCell2477">
            <text:p text:style-name="P2478">POST</text:p>
          </table:table-cell>
        </table:table-row>
        <table:table-row table:style-name="TableRow2479">
          <table:table-cell table:style-name="TableCell2480">
            <text:p text:style-name="P2481"><text:span text:style-name="T2482">Exemplo</text:span></text:p>
          </table:table-cell>
          <table:table-cell table:style-name="TableCell2483">
            <text:p text:style-name="P2484"/>
          </table:table-cell>
        </table:table-row>
        <table:table-row table:style-name="TableRow2485">
          <table:table-cell table:style-name="TableCell2486">
            <text:p text:style-name="P2487"><text:span text:style-name="T2488">Retorno</text:span></text:p>
          </table:table-cell>
          <table:table-cell table:style-name="TableCell2489">
            <text:p text:style-name="P2490"/>
          </table:table-cell>
        </table:table-row>
      </table:table>
      <text:h text:style-name="Título8" text:outline-level="8">Atualização</text:h>
      <table:table table:style-name="Table2491">
        <table:table-columns>
          <table:table-column table:style-name="TableColumn2492"/>
          <table:table-column table:style-name="TableColumn2493"/>
        </table:table-columns>
        <table:table-row table:style-name="TableRow2494">
          <table:table-cell table:style-name="TableCell2495">
            <text:p text:style-name="P2496"><text:span text:style-name="T2497">Padrão de URL</text:span></text:p>
          </table:table-cell>
          <table:table-cell table:style-name="TableCell2498">
            <text:p text:style-name="P2499">http:<text:span text:style-name="T2500">//&lt;domain&gt;:&lt;port&gt;/&lt;context&gt;/</text:span>categoria/update</text:p>
          </table:table-cell>
        </table:table-row>
        <table:table-row table:style-name="TableRow2501">
          <table:table-cell table:style-name="TableCell2502">
            <text:p text:style-name="P2503"><text:span text:style-name="T2504">Método(s)</text:span></text:p>
          </table:table-cell>
          <table:table-cell table:style-name="TableCell2505">
            <text:p text:style-name="P2506">PUT</text:p>
          </table:table-cell>
        </table:table-row>
        <table:table-row table:style-name="TableRow2507">
          <table:table-cell table:style-name="TableCell2508">
            <text:p text:style-name="P2509"><text:span text:style-name="T2510">Exemplo</text:span></text:p>
          </table:table-cell>
          <table:table-cell table:style-name="TableCell2511">
            <text:p text:style-name="P2512"/>
          </table:table-cell>
        </table:table-row>
        <table:table-row table:style-name="TableRow2513">
          <table:table-cell table:style-name="TableCell2514">
            <text:p text:style-name="P2515"><text:span text:style-name="T2516">Retorno</text:span></text:p>
          </table:table-cell>
          <table:table-cell table:style-name="TableCell2517">
            <text:p text:style-name="P2518"/>
          </table:table-cell>
        </table:table-row>
      </table:table>
      <text:h text:style-name="Título8" text:outline-level="8">Remoção</text:h>
      <table:table table:style-name="Table2519">
        <table:table-columns>
          <table:table-column table:style-name="TableColumn2520"/>
          <table:table-column table:style-name="TableColumn2521"/>
        </table:table-columns>
        <table:table-row table:style-name="TableRow2522">
          <table:table-cell table:style-name="TableCell2523">
            <text:p text:style-name="P2524"><text:span text:style-name="T2525">Padrão de URL</text:span></text:p>
          </table:table-cell>
          <table:table-cell table:style-name="TableCell2526">
            <text:p text:style-name="P2527">http:<text:span text:style-name="T2528">//&lt;domain&gt;:&lt;port&gt;/&lt;context&gt;/</text:span>categoria<text:span text:style-name="T2529">/{id}</text:span></text:p>
          </table:table-cell>
        </table:table-row>
        <table:table-row table:style-name="TableRow2530">
          <table:table-cell table:style-name="TableCell2531">
            <text:p text:style-name="P2532"><text:span text:style-name="T2533">Parâmetros na URL</text:span></text:p>
          </table:table-cell>
          <table:table-cell table:style-name="TableCell2534">
            <text:p text:style-name="P2535"><text:span text:style-name="T2536">id</text:span>: id do objeto a ser removido</text:p>
          </table:table-cell>
        </table:table-row>
        <table:table-row table:style-name="TableRow2537">
          <table:table-cell table:style-name="TableCell2538">
            <text:p text:style-name="P2539"><text:span text:style-name="T2540">Método(s)</text:span></text:p>
          </table:table-cell>
          <table:table-cell table:style-name="TableCell2541">
            <text:p text:style-name="P2542">DELETE</text:p>
          </table:table-cell>
        </table:table-row>
        <table:table-row table:style-name="TableRow2543">
          <table:table-cell table:style-name="TableCell2544">
            <text:p text:style-name="P2545"><text:span text:style-name="T2546">Retorno</text:span></text:p>
          </table:table-cell>
          <table:table-cell table:style-name="TableCell2547">
            <text:p text:style-name="P2548"/>
          </table:table-cell>
        </table:table-row>
      </table:table>
      <text:h text:style-name="Título8" text:outline-level="8">Listagem</text:h>
      <table:table table:style-name="Table2549">
        <table:table-columns>
          <table:table-column table:style-name="TableColumn2550"/>
          <table:table-column table:style-name="TableColumn2551"/>
        </table:table-columns>
        <table:table-row table:style-name="TableRow2552">
          <table:table-cell table:style-name="TableCell2553">
            <text:p text:style-name="P2554"><text:span text:style-name="T2555">Padrão de URL</text:span></text:p>
          </table:table-cell>
          <table:table-cell table:style-name="TableCell2556">
            <text:p text:style-name="P2557">http:<text:span text:style-name="T2558">//&lt;domain&gt;:&lt;port&gt;/&lt;context&gt;/</text:span>categoria</text:p>
          </table:table-cell>
        </table:table-row>
        <table:table-row table:style-name="TableRow2559">
          <table:table-cell table:style-name="TableCell2560">
            <text:p text:style-name="P2561"><text:span text:style-name="T2562">Método(s)</text:span></text:p>
          </table:table-cell>
          <table:table-cell table:style-name="TableCell2563">
            <text:p text:style-name="P2564">GET, POST</text:p>
          </table:table-cell>
        </table:table-row>
        <table:table-row table:style-name="TableRow2565">
          <table:table-cell table:style-name="TableCell2566">
            <text:p text:style-name="P2567"><text:span text:style-name="T2568">Exemplo Found</text:span></text:p>
          </table:table-cell>
          <table:table-cell table:style-name="TableCell2569">
            <text:p text:style-name="P2570"/>
          </table:table-cell>
        </table:table-row>
        <table:table-row table:style-name="TableRow2571">
          <table:table-cell table:style-name="TableCell2572">
            <text:p text:style-name="P2573"><text:span text:style-name="T2574">Exemplo Not Found</text:span></text:p>
          </table:table-cell>
          <table:table-cell table:style-name="TableCell2575">
            <text:p text:style-name="Standard">{</text:p>
            <text:p text:style-name="Standard"><text:s text:c="3"/>"<text:span text:style-name="T2576">success</text:span>":true,</text:p>
            <text:p text:style-name="Standard"><text:s text:c="3"/>"<text:span text:style-name="T2577">count</text:span>":0,</text:p>
            <text:p text:style-name="Standard"><text:s text:c="3"/>"<text:span text:style-name="T2578">message</text:span>":"Não existe(m) objeto(s) a ser(em) Listado(s)",</text:p>
            <text:p text:style-name="Standard"><text:s text:c="3"/>"<text:span text:style-name="T2579">status</text:span>":200</text:p>
            <text:p text:style-name="P2580">}</text:p>
          </table:table-cell>
        </table:table-row>
      </table:table>
      <text:h text:style-name="Título8" text:outline-level="8">Busca por ID</text:h>
      <table:table table:style-name="Table2581">
        <table:table-columns>
          <table:table-column table:style-name="TableColumn2582"/>
          <table:table-column table:style-name="TableColumn2583"/>
        </table:table-columns>
        <table:table-row table:style-name="TableRow2584">
          <table:table-cell table:style-name="TableCell2585">
            <text:p text:style-name="P2586"><text:span text:style-name="T2587">Padrão de URL</text:span></text:p>
          </table:table-cell>
          <table:table-cell table:style-name="TableCell2588">
            <text:p text:style-name="P2589">http:<text:span text:style-name="T2590">//&lt;domain&gt;:&lt;port&gt;/&lt;context&gt;/</text:span>categoria/{id}</text:p>
          </table:table-cell>
        </table:table-row>
        <table:table-row table:style-name="TableRow2591">
          <table:table-cell table:style-name="TableCell2592">
            <text:p text:style-name="P2593"><text:span text:style-name="T2594">Parâmetros na URL</text:span></text:p>
          </table:table-cell>
          <table:table-cell table:style-name="TableCell2595">
            <text:p text:style-name="P2596"><text:span text:style-name="T2597">id</text:span>: id do objeto a ser consultado, numérico</text:p>
          </table:table-cell>
        </table:table-row>
        <table:table-row table:style-name="TableRow2598">
          <table:table-cell table:style-name="TableCell2599">
            <text:p text:style-name="P2600"><text:span text:style-name="T2601">Método(s)</text:span></text:p>
          </table:table-cell>
          <table:table-cell table:style-name="TableCell2602">
            <text:p text:style-name="P2603">GET, POST</text:p>
          </table:table-cell>
        </table:table-row>
        <table:table-row table:style-name="TableRow2604">
          <table:table-cell table:style-name="TableCell2605">
            <text:p text:style-name="P2606"><text:span text:style-name="T2607">Retorno Found</text:span></text:p>
          </table:table-cell>
          <table:table-cell table:style-name="TableCell2608">
            <text:p text:style-name="P2609"/>
          </table:table-cell>
        </table:table-row>
        <table:table-row table:style-name="TableRow2610">
          <table:table-cell table:style-name="TableCell2611">
            <text:p text:style-name="P2612"><text:span text:style-name="T2613">Retorno Not Found</text:span></text:p>
          </table:table-cell>
          <table:table-cell table:style-name="TableCell2614">
            <text:p text:style-name="Standard">{</text:p>
            <text:p text:style-name="Standard"><text:s text:c="3"/>"<text:span text:style-name="T2615">success</text:span>":true,</text:p>
            <text:p text:style-name="Standard"><text:s text:c="3"/>"<text:span text:style-name="T2616">count</text:span>":0,</text:p>
            <text:p text:style-name="Standard"><text:s text:c="3"/>"<text:span text:style-name="T2617">message</text:span>":"Objeto com id 1 é inexistente na base de Dados",</text:p>
            <text:p text:style-name="Standard"><text:s text:c="3"/>"<text:span text:style-name="T2618">status</text:span>":200</text:p>
            <text:p text:style-name="P2619">}</text:p>
          </table:table-cell>
        </table:table-row>
      </table:table>
      <text:p text:style-name="P2620"/>
      <text:p text:style-name="P2621"/>
      <text:p text:style-name="P2622"/>
      <text:p text:style-name="P2623"/>
      <text:p text:style-name="P2624"/>
      <text:p text:style-name="P2625"/>
      <text:p text:style-name="P2626"/>
      <text:h text:style-name="Título7" text:outline-level="7">Serviços para Usuário</text:h>
      <text:p text:style-name="P2627">Descrição dos serviços de integração relativos a “Usuário”.</text:p>
      <text:h text:style-name="P2628" text:outline-level="8" text:restart-numbering="true" text:start-value="1">Criação</text:h>
      <table:table table:style-name="Table2629">
        <table:table-columns>
          <table:table-column table:style-name="TableColumn2630"/>
          <table:table-column table:style-name="TableColumn2631"/>
        </table:table-columns>
        <table:table-row table:style-name="TableRow2632">
          <table:table-cell table:style-name="TableCell2633">
            <text:p text:style-name="P2634"><text:span text:style-name="T2635">Padrão de URL</text:span></text:p>
          </table:table-cell>
          <table:table-cell table:style-name="TableCell2636">
            <text:p text:style-name="P2637">http:<text:span text:style-name="T2638">//&lt;domain&gt;:&lt;port&gt;/&lt;context&gt;/</text:span>usuario/create</text:p>
          </table:table-cell>
        </table:table-row>
        <table:table-row table:style-name="TableRow2639">
          <table:table-cell table:style-name="TableCell2640">
            <text:p text:style-name="P2641"><text:span text:style-name="T2642">Método(s)</text:span></text:p>
          </table:table-cell>
          <table:table-cell table:style-name="TableCell2643">
            <text:p text:style-name="P2644">POST</text:p>
          </table:table-cell>
        </table:table-row>
        <table:table-row table:style-name="TableRow2645">
          <table:table-cell table:style-name="TableCell2646">
            <text:p text:style-name="P2647"><text:span text:style-name="T2648">Exemplo</text:span></text:p>
          </table:table-cell>
          <table:table-cell table:style-name="TableCell2649">
            <text:p text:style-name="P2650"/>
          </table:table-cell>
        </table:table-row>
        <table:table-row table:style-name="TableRow2651">
          <table:table-cell table:style-name="TableCell2652">
            <text:p text:style-name="P2653"><text:span text:style-name="T2654">Retorno</text:span></text:p>
          </table:table-cell>
          <table:table-cell table:style-name="TableCell2655">
            <text:p text:style-name="P2656"/>
          </table:table-cell>
        </table:table-row>
      </table:table>
      <text:h text:style-name="Título8" text:outline-level="8">Atualização</text:h>
      <table:table table:style-name="Table2657">
        <table:table-columns>
          <table:table-column table:style-name="TableColumn2658"/>
          <table:table-column table:style-name="TableColumn2659"/>
        </table:table-columns>
        <table:table-row table:style-name="TableRow2660">
          <table:table-cell table:style-name="TableCell2661">
            <text:p text:style-name="P2662"><text:span text:style-name="T2663">Padrão de URL</text:span></text:p>
          </table:table-cell>
          <table:table-cell table:style-name="TableCell2664">
            <text:p text:style-name="P2665">http:<text:span text:style-name="T2666">//&lt;domain&gt;:&lt;port&gt;/&lt;context&gt;/</text:span>usuario/update</text:p>
          </table:table-cell>
        </table:table-row>
        <table:table-row table:style-name="TableRow2667">
          <table:table-cell table:style-name="TableCell2668">
            <text:p text:style-name="P2669"><text:span text:style-name="T2670">Método(s)</text:span></text:p>
          </table:table-cell>
          <table:table-cell table:style-name="TableCell2671">
            <text:p text:style-name="P2672">PUT</text:p>
          </table:table-cell>
        </table:table-row>
        <table:table-row table:style-name="TableRow2673">
          <table:table-cell table:style-name="TableCell2674">
            <text:p text:style-name="P2675"><text:span text:style-name="T2676">Exemplo</text:span></text:p>
          </table:table-cell>
          <table:table-cell table:style-name="TableCell2677">
            <text:p text:style-name="P2678"/>
          </table:table-cell>
        </table:table-row>
        <table:table-row table:style-name="TableRow2679">
          <table:table-cell table:style-name="TableCell2680">
            <text:p text:style-name="P2681"><text:span text:style-name="T2682">Retorno</text:span></text:p>
          </table:table-cell>
          <table:table-cell table:style-name="TableCell2683">
            <text:p text:style-name="P2684"/>
          </table:table-cell>
        </table:table-row>
      </table:table>
      <text:h text:style-name="Título8" text:outline-level="8">Remoção</text:h>
      <table:table table:style-name="Table2685">
        <table:table-columns>
          <table:table-column table:style-name="TableColumn2686"/>
          <table:table-column table:style-name="TableColumn2687"/>
        </table:table-columns>
        <table:table-row table:style-name="TableRow2688">
          <table:table-cell table:style-name="TableCell2689">
            <text:p text:style-name="P2690"><text:span text:style-name="T2691">Padrão de URL</text:span></text:p>
          </table:table-cell>
          <table:table-cell table:style-name="TableCell2692">
            <text:p text:style-name="P2693">http:<text:span text:style-name="T2694">//&lt;domain&gt;:&lt;port&gt;/&lt;context&gt;/</text:span>usuario<text:span text:style-name="T2695">/{id}</text:span></text:p>
          </table:table-cell>
        </table:table-row>
        <table:table-row table:style-name="TableRow2696">
          <table:table-cell table:style-name="TableCell2697">
            <text:p text:style-name="P2698"><text:span text:style-name="T2699">Parâmetros na URL</text:span></text:p>
          </table:table-cell>
          <table:table-cell table:style-name="TableCell2700">
            <text:p text:style-name="P2701"><text:span text:style-name="T2702">id</text:span>: id do objeto a ser removido</text:p>
          </table:table-cell>
        </table:table-row>
        <table:table-row table:style-name="TableRow2703">
          <table:table-cell table:style-name="TableCell2704">
            <text:p text:style-name="P2705"><text:span text:style-name="T2706">Método(s)</text:span></text:p>
          </table:table-cell>
          <table:table-cell table:style-name="TableCell2707">
            <text:p text:style-name="P2708">DELETE</text:p>
          </table:table-cell>
        </table:table-row>
        <table:table-row table:style-name="TableRow2709">
          <table:table-cell table:style-name="TableCell2710">
            <text:p text:style-name="P2711"><text:span text:style-name="T2712">Retorno</text:span></text:p>
          </table:table-cell>
          <table:table-cell table:style-name="TableCell2713">
            <text:p text:style-name="P2714"/>
          </table:table-cell>
        </table:table-row>
      </table:table>
      <text:h text:style-name="Título8" text:outline-level="8">Listagem</text:h>
      <table:table table:style-name="Table2715">
        <table:table-columns>
          <table:table-column table:style-name="TableColumn2716"/>
          <table:table-column table:style-name="TableColumn2717"/>
        </table:table-columns>
        <table:table-row table:style-name="TableRow2718">
          <table:table-cell table:style-name="TableCell2719">
            <text:p text:style-name="P2720"><text:span text:style-name="T2721">Padrão de URL</text:span></text:p>
          </table:table-cell>
          <table:table-cell table:style-name="TableCell2722">
            <text:p text:style-name="P2723">http:<text:span text:style-name="T2724">//&lt;domain&gt;:&lt;port&gt;/&lt;context&gt;/</text:span>usuario</text:p>
          </table:table-cell>
        </table:table-row>
        <table:table-row table:style-name="TableRow2725">
          <table:table-cell table:style-name="TableCell2726">
            <text:p text:style-name="P2727"><text:span text:style-name="T2728">Método(s)</text:span></text:p>
          </table:table-cell>
          <table:table-cell table:style-name="TableCell2729">
            <text:p text:style-name="P2730">GET, POST</text:p>
          </table:table-cell>
        </table:table-row>
        <table:table-row table:style-name="TableRow2731">
          <table:table-cell table:style-name="TableCell2732">
            <text:p text:style-name="P2733"><text:span text:style-name="T2734">Exemplo Found</text:span></text:p>
          </table:table-cell>
          <table:table-cell table:style-name="TableCell2735">
            <text:p text:style-name="P2736"/>
          </table:table-cell>
        </table:table-row>
        <table:table-row table:style-name="TableRow2737">
          <table:table-cell table:style-name="TableCell2738">
            <text:p text:style-name="P2739"><text:span text:style-name="T2740">Exemplo Not Found</text:span></text:p>
          </table:table-cell>
          <table:table-cell table:style-name="TableCell2741">
            <text:p text:style-name="Standard">{</text:p>
            <text:p text:style-name="Standard"><text:s text:c="3"/>"<text:span text:style-name="T2742">success</text:span>":false,</text:p>
            <text:p text:style-name="Standard"><text:s text:c="3"/>"<text:span text:style-name="T2743">count</text:span>":0,</text:p>
            <text:p text:style-name="Standard"><text:s text:c="3"/>"<text:span text:style-name="T2744">message</text:span>":"Não existe(m) objeto(s) a ser(em) Listado(s)",</text:p>
            <text:p text:style-name="Standard"><text:s text:c="3"/>"<text:span text:style-name="T2745">status</text:span>":404</text:p>
            <text:p text:style-name="P2746">}</text:p>
          </table:table-cell>
        </table:table-row>
      </table:table>
      <text:h text:style-name="Título8" text:outline-level="8">Busca por ID</text:h>
      <table:table table:style-name="Table2747">
        <table:table-columns>
          <table:table-column table:style-name="TableColumn2748"/>
          <table:table-column table:style-name="TableColumn2749"/>
        </table:table-columns>
        <table:table-row table:style-name="TableRow2750">
          <table:table-cell table:style-name="TableCell2751">
            <text:p text:style-name="P2752"><text:span text:style-name="T2753">Padrão de URL</text:span></text:p>
          </table:table-cell>
          <table:table-cell table:style-name="TableCell2754">
            <text:p text:style-name="P2755">http:<text:span text:style-name="T2756">//&lt;domain&gt;:&lt;port&gt;/&lt;context&gt;/</text:span>usuario/{id}</text:p>
          </table:table-cell>
        </table:table-row>
        <table:table-row table:style-name="TableRow2757">
          <table:table-cell table:style-name="TableCell2758">
            <text:p text:style-name="P2759"><text:span text:style-name="T2760">Parâmetros na URL</text:span></text:p>
          </table:table-cell>
          <table:table-cell table:style-name="TableCell2761">
            <text:p text:style-name="P2762"><text:span text:style-name="T2763">id</text:span>: id do objeto a ser consultado, numérico</text:p>
          </table:table-cell>
        </table:table-row>
        <table:table-row table:style-name="TableRow2764">
          <table:table-cell table:style-name="TableCell2765">
            <text:p text:style-name="P2766"><text:span text:style-name="T2767">Método(s)</text:span></text:p>
          </table:table-cell>
          <table:table-cell table:style-name="TableCell2768">
            <text:p text:style-name="P2769">GET, POST</text:p>
          </table:table-cell>
        </table:table-row>
        <table:table-row table:style-name="TableRow2770">
          <table:table-cell table:style-name="TableCell2771">
            <text:p text:style-name="P2772"><text:span text:style-name="T2773">Retorno Found</text:span></text:p>
          </table:table-cell>
          <table:table-cell table:style-name="TableCell2774">
            <text:p text:style-name="P2775"/>
          </table:table-cell>
        </table:table-row>
        <table:table-row table:style-name="TableRow2776">
          <table:table-cell table:style-name="TableCell2777">
            <text:p text:style-name="P2778"><text:span text:style-name="T2779">Retorno Not Found</text:span></text:p>
          </table:table-cell>
          <table:table-cell table:style-name="TableCell2780">
            <text:p text:style-name="Standard">{</text:p>
            <text:p text:style-name="Standard"><text:s text:c="3"/>"<text:span text:style-name="T2781">success</text:span>":false,</text:p>
            <text:p text:style-name="Standard"><text:s text:c="3"/>"<text:span text:style-name="T2782">count</text:span>":0,</text:p>
            <text:p text:style-name="Standard"><text:s text:c="3"/>"<text:span text:style-name="T2783">message</text:span>":"Objeto com id 1 é inexistente na base de Dados",</text:p>
            <text:p text:style-name="Standard"><text:s text:c="3"/>"<text:span text:style-name="T2784">status</text:span>":404</text:p>
            <text:p text:style-name="P2785">}</text:p>
          </table:table-cell>
        </table:table-row>
      </table:table>
      <text:p text:style-name="P2786"/>
      <text:h text:style-name="Título8" text:outline-level="8">Busca de Usuário pelo Login</text:h>
      <table:table table:style-name="Table2787">
        <table:table-columns>
          <table:table-column table:style-name="TableColumn2788"/>
          <table:table-column table:style-name="TableColumn2789"/>
        </table:table-columns>
        <table:table-row table:style-name="TableRow2790">
          <table:table-cell table:style-name="TableCell2791">
            <text:p text:style-name="P2792"><text:span text:style-name="T2793">Padrão de URL</text:span></text:p>
          </table:table-cell>
          <table:table-cell table:style-name="TableCell2794">
            <text:p text:style-name="P2795">http:<text:span text:style-name="T2796">//&lt;domain&gt;:&lt;port&gt;/&lt;context&gt;/</text:span>usuario?login={login}</text:p>
          </table:table-cell>
        </table:table-row>
        <table:table-row table:style-name="TableRow2797">
          <table:table-cell table:style-name="TableCell2798">
            <text:p text:style-name="P2799"><text:span text:style-name="T2800">Parâmetros na URL</text:span></text:p>
          </table:table-cell>
          <table:table-cell table:style-name="TableCell2801">
            <text:p text:style-name="P2802"><text:span text:style-name="T2803">login</text:span>: login do usuário a ser consultado</text:p>
          </table:table-cell>
        </table:table-row>
        <table:table-row table:style-name="TableRow2804">
          <table:table-cell table:style-name="TableCell2805">
            <text:p text:style-name="P2806"><text:span text:style-name="T2807">Método(s)</text:span></text:p>
          </table:table-cell>
          <table:table-cell table:style-name="TableCell2808">
            <text:p text:style-name="P2809">GET, POST</text:p>
          </table:table-cell>
        </table:table-row>
        <table:table-row table:style-name="TableRow2810">
          <table:table-cell table:style-name="TableCell2811">
            <text:p text:style-name="P2812">Exemplo</text:p>
          </table:table-cell>
          <table:table-cell table:style-name="TableCell2813">
            <text:p text:style-name="P2814">http:<text:span text:style-name="T2815">//&lt;domain&gt;:&lt;port&gt;/&lt;context&gt;/</text:span>usuario?login=teste</text:p>
          </table:table-cell>
        </table:table-row>
        <table:table-row table:style-name="TableRow2816">
          <table:table-cell table:style-name="TableCell2817">
            <text:p text:style-name="P2818"><text:span text:style-name="T2819">Retorno Found</text:span></text:p>
          </table:table-cell>
          <table:table-cell table:style-name="TableCell2820">
            <text:p text:style-name="P2821"/>
          </table:table-cell>
        </table:table-row>
        <table:table-row table:style-name="TableRow2822">
          <table:table-cell table:style-name="TableCell2823">
            <text:p text:style-name="P2824"><text:span text:style-name="T2825">Retorno Not Found</text:span></text:p>
          </table:table-cell>
          <table:table-cell table:style-name="TableCell2826">
            <text:p text:style-name="Standard">{</text:p>
            <text:p text:style-name="Standard"><text:s text:c="3"/>"<text:span text:style-name="T2827">success</text:span>":false,</text:p>
            <text:p text:style-name="Standard"><text:s text:c="3"/>"<text:span text:style-name="T2828">count</text:span>":0,</text:p>
            <text:p text:style-name="Standard"><text:s text:c="3"/>"<text:span text:style-name="T2829">message</text:span>":"Usuário com login ‘teste’ não foi encontrado",</text:p>
            <text:p text:style-name="Standard"><text:s text:c="3"/>"<text:span text:style-name="T2830">status</text:span>":404</text:p>
            <text:p text:style-name="P2831">}</text:p>
          </table:table-cell>
        </table:table-row>
      </table:table>
      <text:h text:style-name="Título8" text:outline-level="8">Busca de Usuário pelo Email</text:h>
      <table:table table:style-name="Table2832">
        <table:table-columns>
          <table:table-column table:style-name="TableColumn2833"/>
          <table:table-column table:style-name="TableColumn2834"/>
        </table:table-columns>
        <table:table-row table:style-name="TableRow2835">
          <table:table-cell table:style-name="TableCell2836">
            <text:p text:style-name="P2837"><text:span text:style-name="T2838">Padrão de URL</text:span></text:p>
          </table:table-cell>
          <table:table-cell table:style-name="TableCell2839">
            <text:p text:style-name="P2840">http:<text:span text:style-name="T2841">//&lt;domain&gt;:&lt;port&gt;/&lt;context&gt;/</text:span>usuario?email={email}</text:p>
          </table:table-cell>
        </table:table-row>
        <table:table-row table:style-name="TableRow2842">
          <table:table-cell table:style-name="TableCell2843">
            <text:p text:style-name="P2844"><text:span text:style-name="T2845">Parâmetros na URL</text:span></text:p>
          </table:table-cell>
          <table:table-cell table:style-name="TableCell2846">
            <text:p text:style-name="P2847"><text:span text:style-name="T2848">email</text:span>: email do usuário a ser consultado</text:p>
          </table:table-cell>
        </table:table-row>
        <table:table-row table:style-name="TableRow2849">
          <table:table-cell table:style-name="TableCell2850">
            <text:p text:style-name="P2851"><text:span text:style-name="T2852">Método(s)</text:span></text:p>
          </table:table-cell>
          <table:table-cell table:style-name="TableCell2853">
            <text:p text:style-name="P2854">GET, POST</text:p>
          </table:table-cell>
        </table:table-row>
        <table:table-row table:style-name="TableRow2855">
          <table:table-cell table:style-name="TableCell2856">
            <text:p text:style-name="P2857">Exemplo</text:p>
          </table:table-cell>
          <table:table-cell table:style-name="TableCell2858">
            <text:p text:style-name="P2859">http:<text:span text:style-name="T2860">//&lt;domain&gt;:&lt;port&gt;/&lt;context&gt;/</text:span>usuario?email=mail@mail.com</text:p>
          </table:table-cell>
        </table:table-row>
        <table:table-row table:style-name="TableRow2861">
          <table:table-cell table:style-name="TableCell2862">
            <text:p text:style-name="P2863"><text:span text:style-name="T2864">Retorno Found</text:span></text:p>
          </table:table-cell>
          <table:table-cell table:style-name="TableCell2865">
            <text:p text:style-name="P2866"/>
          </table:table-cell>
        </table:table-row>
        <table:table-row table:style-name="TableRow2867">
          <table:table-cell table:style-name="TableCell2868">
            <text:p text:style-name="P2869"><text:span text:style-name="T2870">Retorno Not Found</text:span></text:p>
          </table:table-cell>
          <table:table-cell table:style-name="TableCell2871">
            <text:p text:style-name="Standard">{</text:p>
            <text:p text:style-name="Standard"><text:s text:c="3"/>"<text:span text:style-name="T2872">success</text:span>":false,</text:p>
            <text:p text:style-name="Standard"><text:s text:c="3"/>"<text:span text:style-name="T2873">count</text:span>":0,</text:p>
            <text:p text:style-name="Standard"><text:s text:c="3"/>"<text:span text:style-name="T2874">message</text:span>":"Usuário com email ‘mail@mail.com’ não foi encontrado",</text:p>
            <text:p text:style-name="Standard"><text:s text:c="3"/>"<text:span text:style-name="T2875">status</text:span>":404</text:p>
            <text:p text:style-name="P2876">}</text:p>
          </table:table-cell>
        </table:table-row>
      </table:table>
      <text:h text:style-name="Título8" text:outline-level="8">Busca de Usuário pelo Nome Completo</text:h>
      <table:table table:style-name="Table2877">
        <table:table-columns>
          <table:table-column table:style-name="TableColumn2878"/>
          <table:table-column table:style-name="TableColumn2879"/>
        </table:table-columns>
        <table:table-row table:style-name="TableRow2880">
          <table:table-cell table:style-name="TableCell2881">
            <text:p text:style-name="P2882"><text:span text:style-name="T2883">Padrão de URL</text:span></text:p>
          </table:table-cell>
          <table:table-cell table:style-name="TableCell2884">
            <text:p text:style-name="P2885">http:<text:span text:style-name="T2886">//&lt;domain&gt;:&lt;port&gt;/&lt;context&gt;/</text:span>usuario/{nomeCompleto}</text:p>
          </table:table-cell>
        </table:table-row>
        <table:table-row table:style-name="TableRow2887">
          <table:table-cell table:style-name="TableCell2888">
            <text:p text:style-name="P2889"><text:span text:style-name="T2890">Parâmetros na URL</text:span></text:p>
          </table:table-cell>
          <table:table-cell table:style-name="TableCell2891">
            <text:p text:style-name="P2892"><text:span text:style-name="T2893">nomeCompleto</text:span>: nome completo do usuário a ser consultado</text:p>
          </table:table-cell>
        </table:table-row>
        <table:table-row table:style-name="TableRow2894">
          <table:table-cell table:style-name="TableCell2895">
            <text:p text:style-name="P2896"><text:span text:style-name="T2897">Método(s)</text:span></text:p>
          </table:table-cell>
          <table:table-cell table:style-name="TableCell2898">
            <text:p text:style-name="P2899">GET, POST</text:p>
          </table:table-cell>
        </table:table-row>
        <table:table-row table:style-name="TableRow2900">
          <table:table-cell table:style-name="TableCell2901">
            <text:p text:style-name="P2902">Exemplo</text:p>
          </table:table-cell>
          <table:table-cell table:style-name="TableCell2903">
            <text:p text:style-name="P2904">http:<text:span text:style-name="T2905">//&lt;domain&gt;:&lt;port&gt;/&lt;context&gt;/</text:span>usuario/User<text:s/>Name</text:p>
          </table:table-cell>
        </table:table-row>
        <table:table-row table:style-name="TableRow2906">
          <table:table-cell table:style-name="TableCell2907">
            <text:p text:style-name="P2908"><text:span text:style-name="T2909">Retorno Found</text:span></text:p>
          </table:table-cell>
          <table:table-cell table:style-name="TableCell2910">
            <text:p text:style-name="P2911"/>
          </table:table-cell>
        </table:table-row>
        <table:table-row table:style-name="TableRow2912">
          <table:table-cell table:style-name="TableCell2913">
            <text:p text:style-name="P2914"><text:span text:style-name="T2915">Retorno Not Found</text:span></text:p>
          </table:table-cell>
          <table:table-cell table:style-name="TableCell2916">
            <text:p text:style-name="Standard">{</text:p>
            <text:p text:style-name="Standard"><text:s text:c="3"/>"<text:span text:style-name="T2917">success</text:span>":false,</text:p>
            <text:p text:style-name="Standard"><text:s text:c="3"/>"<text:span text:style-name="T2918">count</text:span>":0,</text:p>
            <text:p text:style-name="Standard"><text:s text:c="3"/>"<text:span text:style-name="T2919">message</text:span>":"Usuário com nome ‘User Name’ não foi encontrado",</text:p>
            <text:p text:style-name="Standard"><text:s text:c="3"/>"<text:span text:style-name="T2920">status</text:span>":404</text:p>
            <text:p text:style-name="P2921">}</text:p>
          </table:table-cell>
        </table:table-row>
      </table:table>
      <text:h text:style-name="Título8" text:outline-level="8">Busca<text:s/>de Usuário pelo login e Senha</text:h>
      <table:table table:style-name="Table2922">
        <table:table-columns>
          <table:table-column table:style-name="TableColumn2923"/>
          <table:table-column table:style-name="TableColumn2924"/>
        </table:table-columns>
        <table:table-row table:style-name="TableRow2925">
          <table:table-cell table:style-name="TableCell2926">
            <text:p text:style-name="P2927"><text:span text:style-name="T2928">Padrão de URL</text:span></text:p>
          </table:table-cell>
          <table:table-cell table:style-name="TableCell2929">
            <text:p text:style-name="P2930">http:<text:span text:style-name="T2931">//&lt;domain&gt;:&lt;port&gt;/&lt;context&gt;/</text:span>usuario?login=usr.login&amp;senha=pass</text:p>
          </table:table-cell>
        </table:table-row>
        <table:table-row table:style-name="TableRow2932">
          <table:table-cell table:style-name="TableCell2933">
            <text:p text:style-name="P2934"><text:span text:style-name="T2935">Parâmetros na URL</text:span></text:p>
          </table:table-cell>
          <table:table-cell table:style-name="TableCell2936">
            <text:p text:style-name="P2937"><text:span text:style-name="T2938">email</text:span>: email do usuário a ser consultado</text:p>
          </table:table-cell>
        </table:table-row>
        <table:table-row table:style-name="TableRow2939">
          <table:table-cell table:style-name="TableCell2940">
            <text:p text:style-name="P2941"><text:span text:style-name="T2942">Método(s)</text:span></text:p>
          </table:table-cell>
          <table:table-cell table:style-name="TableCell2943">
            <text:p text:style-name="P2944">POST</text:p>
          </table:table-cell>
        </table:table-row>
        <table:table-row table:style-name="TableRow2945">
          <table:table-cell table:style-name="TableCell2946">
            <text:p text:style-name="P2947">Exemplo</text:p>
          </table:table-cell>
          <table:table-cell table:style-name="TableCell2948">
            <text:p text:style-name="P2949">http:<text:span text:style-name="T2950">//&lt;domain&gt;:&lt;port&gt;/&lt;context&gt;/</text:span>usuario?email=mail@mail.com</text:p>
          </table:table-cell>
        </table:table-row>
        <table:table-row table:style-name="TableRow2951">
          <table:table-cell table:style-name="TableCell2952">
            <text:p text:style-name="P2953"><text:span text:style-name="T2954">Retorno Found</text:span></text:p>
          </table:table-cell>
          <table:table-cell table:style-name="TableCell2955">
            <text:p text:style-name="P2956"/>
          </table:table-cell>
        </table:table-row>
        <table:table-row table:style-name="TableRow2957">
          <table:table-cell table:style-name="TableCell2958">
            <text:p text:style-name="P2959"><text:span text:style-name="T2960">Retorno Not Found</text:span></text:p>
          </table:table-cell>
          <table:table-cell table:style-name="TableCell2961">
            <text:p text:style-name="Standard">{</text:p>
            <text:p text:style-name="Standard"><text:s text:c="3"/>"<text:span text:style-name="T2962">success</text:span>":false,</text:p>
            <text:p text:style-name="Standard"><text:s text:c="3"/>"<text:span text:style-name="T2963">count</text:span>":0,</text:p>
            <text:p text:style-name="Standard"><text:s text:c="3"/>"<text:span text:style-name="T2964">message</text:span>":"Busca por senha e usuário com login ‘usr.login’ sem resultado",</text:p>
            <text:p text:style-name="Standard"><text:s text:c="3"/>"<text:span text:style-name="T2965">status</text:span>":404</text:p>
            <text:p text:style-name="P2966">}</text:p>
          </table:table-cell>
        </table:table-row>
      </table:table>
      <text:p text:style-name="P29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388in"/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Standard" style:default-outline-level="2">
      <style:paragraph-properties fo:margin-top="0.1388in"/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Standard" style:default-outline-level="3">
      <style:paragraph-properties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Título7" style:display-name="Título 7" style:family="paragraph" style:parent-style-name="Título" style:next-style-name="Título1" style:auto-update="true" style:default-outline-level="7">
      <style:paragraph-properties fo:keep-with-next="always" fo:keep-together="always" fo:margin-top="0.0277in" fo:margin-bottom="0.1666in"/>
      <style:text-properties style:font-name="Arial" style:font-name-asian="Times New Roman" style:font-name-complex="Times New Roman" fo:font-weight="bold" style:font-weight-asian="bold" style:font-style-complex="italic" fo:font-size="18pt" style:font-size-asian="18pt" fo:hyphenate="false"/>
    </style:style>
    <style:style style:name="Título8" style:display-name="Título 8" style:family="paragraph" style:parent-style-name="Título1" style:next-style-name="Normal" style:default-outline-level="8">
      <style:paragraph-properties fo:keep-with-next="always" fo:keep-together="always" fo:margin-top="0.1666in" fo:margin-bottom="0.1666in"/>
      <style:text-properties style:font-name-asian="Times New Roman" style:font-name-complex="Times New Roman" style:use-window-font-color="true" fo:font-size="16pt" style:font-size-asian="16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8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7Char" style:display-name="Título 7 Char" style:family="text" style:parent-style-name="Fonteparág.padrão">
      <style:text-properties style:font-name="Arial" style:font-name-asian="Times New Roman" style:font-name-complex="Times New Roman" fo:font-weight="bold" style:font-weight-asian="bold" style:font-style-complex="italic" fo:color="#000000" fo:font-size="18pt" style:font-size-asian="18pt" style:font-size-complex="21pt"/>
    </style:style>
    <style:style style:name="ÊnfaseSutil" style:display-name="Ênfase Sutil" style:family="text"/>
    <style:style style:name="Título8Char" style:display-name="Título 8 Char" style:family="text" style:parent-style-name="Fonteparág.padrão"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0.5pt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1666in" fo:line-height="106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style:punctuation-wrap="hanging" style:text-autospace="ideograph-alpha" style:vertical-align="auto" fo:margin-bottom="0.0694in" fo:line-height="106%" fo:margin-left="0.1527in">
        <style:tab-stops/>
      </style:paragraph-properties>
      <style:text-properties style:font-name="Calibri" style:letter-kerning="false" fo:font-size="11pt" style:font-size-asian="11pt" style:font-size-complex="11pt" fo:hyphenate="true"/>
    </style:style>
    <style:style style:name="Sumário1" style:display-name="Sumário 1" style:family="paragraph" style:parent-style-name="Título1" style:next-style-name="Título2" style:auto-update="true" style:default-outline-level="1">
      <style:paragraph-properties style:punctuation-wrap="hanging" style:text-autospace="ideograph-alpha" style:vertical-align="auto" fo:margin-bottom="0.0694in" fo:line-height="106%"/>
      <style:text-properties style:font-name-asian="Times New Roman" fo:font-weight="normal" style:font-weight-asian="normal" style:letter-kerning="false" fo:font-size="11pt" style:font-size-asian="11pt" style:font-size-complex="11pt" fo:hyphenate="true"/>
    </style:style>
    <style:style style:name="Sumário3" style:display-name="Sumário 3" style:family="paragraph" style:parent-style-name="Normal" style:next-style-name="Normal" style:auto-update="true">
      <style:paragraph-properties style:punctuation-wrap="hanging" style:text-autospace="ideograph-alpha" style:vertical-align="auto" fo:margin-bottom="0.0694in" fo:line-height="106%" fo:margin-left="0.3055in">
        <style:tab-stops/>
      </style:paragraph-properties>
      <style:text-properties style:font-name="Calibri" style:letter-kerning="false" fo:font-size="11pt" style:font-size-asian="11pt" style:font-size-complex="11pt" fo:hyphenate="tru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emEspaçamento" style:display-name="Sem Espaçamento" style:family="paragraph">
      <style:text-properties fo:hyphenate="false"/>
    </style:style>
    <style:style style:name="Remissivo1" style:display-name="Remissivo 1" style:family="paragraph" style:parent-style-name="Normal" style:next-style-name="Normal" style:auto-update="true">
      <style:paragraph-properties fo:margin-left="0.1388in" fo:text-indent="-0.1388in">
        <style:tab-stops/>
      </style:paragraph-properties>
      <style:text-properties fo:hyphenate="false"/>
    </style:style>
    <style:style style:name="WW_CharLFO2LVL1" style:family="text">
      <style:text-properties fo:font-size="10pt" style:font-size-asian="10pt" style:font-size-complex="10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outline-level-style>
      <text:outline-level-style text:level="8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3.8388in"/>
    </style:style>
    <style:style style:name="TableColumn4" style:family="table-column">
      <style:table-column-properties style:column-width="3.7409in"/>
    </style:style>
    <style:style style:name="Table2" style:family="table">
      <style:table-properties style:width="7.5798in" fo:margin-left="-0.4958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T7" style:parent-style-name="Fonteparág.padrão" style:family="text">
      <style:text-properties style:font-name="Arial" style:font-name-complex="Arial" fo:color="#FF0000" fo:font-size="24pt" style:font-size-asian="24pt" style:font-size-complex="24pt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Cabeçalho" style:family="paragraph">
      <style:paragraph-properties fo:text-align="end"/>
    </style:style>
    <style:style style:name="TableColumn11" style:family="table-column">
      <style:table-column-properties style:column-width="2.1958in" style:use-optimal-column-width="false"/>
    </style:style>
    <style:style style:name="TableColumn12" style:family="table-column">
      <style:table-column-properties style:column-width="2.1958in" style:use-optimal-column-width="false"/>
    </style:style>
    <style:style style:name="TableColumn13" style:family="table-column">
      <style:table-column-properties style:column-width="2.1958in" style:use-optimal-column-width="false"/>
    </style:style>
    <style:style style:name="Table10" style:family="table">
      <style:table-properties style:width="6.587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right="0.25in"/>
      <style:text-properties style:font-name="Arial" style:font-name-complex="Arial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/>
      <style:text-properties style:font-name="Arial" style:font-name-complex="Arial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end"/>
      <style:text-properties style:font-name="Arial" style:font-name-complex="Arial"/>
    </style:style>
    <style:page-layout style:name="PL1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42" style:family="table-column">
      <style:table-column-properties style:column-width="4.4298in" style:use-optimal-column-width="false"/>
    </style:style>
    <style:style style:name="TableColumn43" style:family="table-column">
      <style:table-column-properties style:column-width="2.2076in" style:use-optimal-column-width="false"/>
    </style:style>
    <style:style style:name="Table41" style:family="table">
      <style:table-properties style:width="6.6375in" fo:margin-left="0in" table: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Arial" style:font-name-complex="Arial"/>
    </style:style>
    <style:style style:name="TableCell4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end" fo:margin-top="0.0277in" fo:margin-right="0.0472in">
        <style:tab-stops>
          <style:tab-stop style:type="left" style:position="0.7881in"/>
        </style:tab-stops>
      </style:paragraph-properties>
      <style:text-properties style:font-name="Arial"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T51" style:parent-style-name="Fonteparág.padrão" style:family="text">
      <style:text-properties style:font-name="Arial" style:font-name-asian="Liberation Sans" style:font-name-complex="Arial" fo:color="#000000"/>
    </style:style>
    <style:style style:name="TableCell5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end"/>
      <style:text-properties style:font-name="Arial" style:font-name-complex="Arial"/>
    </style:style>
    <style:style style:name="TableColumn55" style:family="table-column">
      <style:table-column-properties style:column-width="2.1958in" style:use-optimal-column-width="false"/>
    </style:style>
    <style:style style:name="TableColumn56" style:family="table-column">
      <style:table-column-properties style:column-width="2.1958in" style:use-optimal-column-width="false"/>
    </style:style>
    <style:style style:name="TableColumn57" style:family="table-column">
      <style:table-column-properties style:column-width="2.1958in" style:use-optimal-column-width="false"/>
    </style:style>
    <style:style style:name="Table54" style:family="table">
      <style:table-properties style:width="6.5875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right="0.25in"/>
      <style:text-properties style:font-name="Arial" style:font-name-complex="Arial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/>
    </style:style>
    <style:style style:name="T63" style:parent-style-name="Fonteparág.padrão" style:family="text">
      <style:text-properties style:font-name="Arial" style:font-name-complex="Arial"/>
    </style:style>
    <style:style style:name="T64" style:parent-style-name="Fonteparág.padrão" style:family="text">
      <style:text-properties style:font-name="Arial" style:font-name-complex="Arial"/>
    </style:style>
    <number:date-style style:name="N65" number:language="pt" number:country="BR">
      <number:year number:style="long" number:calendar="gregorian"/>
    </number:date-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end"/>
    </style:style>
    <style:style style:name="T68" style:parent-style-name="Fonteparág.padrão" style:family="text">
      <style:text-properties style:font-name="Arial" style:font-name-complex="Arial"/>
    </style:style>
    <style:style style:name="T69" style:parent-style-name="Númerodepágina" style:family="text">
      <style:text-properties style:font-name="Arial" style:font-name-complex="Arial"/>
    </style:style>
    <style:style style:name="T70" style:parent-style-name="Númerodepágina" style:family="text">
      <style:text-properties style:font-name="Arial" style:font-name-complex="Arial"/>
    </style:style>
    <style:style style:name="T71" style:parent-style-name="Númerodepágina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Cabeçalho"><text:span text:style-name="T7"><draw:frame draw:z-index="251659264" draw:style-name="a0" draw:name="Imagem 0" text:anchor-type="paragraph" svg:x="-0.00694in" svg:y="0.00833in" svg:width="2.64114in" svg:height="0.90099in" style:rel-width="scale" style:rel-height="scale"><draw:image xlink:href="media/image1.jpeg" xlink:type="simple" xlink:show="embed" xlink:actuate="onLoad"/><svg:title/><svg:desc>LOGO2_COREL.jpg</svg:desc></draw:frame></text:span></text:p>
            </table:table-cell>
            <table:table-cell table:style-name="TableCell8">
              <text:p text:style-name="P9"><draw:frame draw:style-name="a1" draw:name="Imagem 12" text:anchor-type="as-char" svg:x="0in" svg:y="0in" svg:width="1.26291in" svg:height="0.89164in" style:rel-width="scale" style:rel-height="scale"><draw:image xlink:href="media/image2.png" xlink:type="simple" xlink:show="embed" xlink:actuate="onLoad"/><svg:title/><svg:desc/></draw:frame></text:p>
            </table:table-cell>
          </table:table-row>
        </table:table>
        <text:p text:style-name="Cabeçalho"/>
      </style:header>
      <style:foot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/>
            </table:table-cell>
            <table:table-cell table:style-name="TableCell17">
              <text:p text:style-name="P18"/>
            </table:table-cell>
            <table:table-cell table:style-name="TableCell19">
              <text:p text:style-name="P20"/>
            </table:table-cell>
          </table:table-row>
        </table:table>
        <text:p text:style-name="Rodapé"/>
      </style:footer>
    </style:master-page>
    <style:master-page style:name="MP1" style:page-layout-name="PL1">
      <style:header>
        <table:table table:style-name="Table41">
          <table:table-columns>
            <table:table-column table:style-name="TableColumn42"/>
            <table:table-column table:style-name="TableColumn43"/>
          </table:table-columns>
          <table:table-row table:style-name="TableRow44">
            <table:table-cell table:style-name="TableCell45">
              <text:p text:style-name="P46">RELPREV</text:p>
            </table:table-cell>
            <table:table-cell table:style-name="TableCell47">
              <text:p text:style-name="P48"><text:s text:c="2"/>Versão: <text:s text:c="8"/>0.7</text:p>
            </table:table-cell>
          </table:table-row>
          <table:table-row table:style-name="TableRow49">
            <table:table-cell table:style-name="TableCell50">
              <text:p text:style-name="Normal"><text:span text:style-name="T51">Padrão de integração por Web Services</text:span></text:p>
            </table:table-cell>
            <table:table-cell table:style-name="TableCell52">
              <text:p text:style-name="P53"><text:s text:c="2"/>Data: 12/12/2013</text:p>
            </table:table-cell>
          </table:table-row>
        </table:table>
        <text:p text:style-name="Cabeçalho"/>
      </style:header>
      <style:footer>
        <table:table table:style-name="Table54">
          <table:table-columns>
            <table:table-column table:style-name="TableColumn55"/>
            <table:table-column table:style-name="TableColumn56"/>
            <table:table-column table:style-name="TableColumn57"/>
          </table:table-columns>
          <table:table-row table:style-name="TableRow58">
            <table:table-cell table:style-name="TableCell59">
              <text:p text:style-name="P60">Reservado</text:p>
            </table:table-cell>
            <table:table-cell table:style-name="TableCell61">
              <text:p text:style-name="P62"><text:span text:style-name="T63">UFG-INF,<text:s/></text:span><text:span text:style-name="T64"><text:date style:data-style-name="N65">2013</text:date></text:span></text:p>
            </table:table-cell>
            <table:table-cell table:style-name="TableCell66">
              <text:p text:style-name="P67"><text:span text:style-name="T68">Página<text:s/></text:span><text:span text:style-name="T69"><text:page-number text:fixed="false">23</text:page-number></text:span><text:span text:style-name="T70"><text:s/>de<text:s/></text:span><text:span text:style-name="T71"><text:page-count>25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runo César</meta:initial-creator>
    <dc:creator>Bruno César</dc:creator>
    <meta:creation-date>2013-12-02T23:21:00Z</meta:creation-date>
    <dc:date>2013-12-12T22:46:00Z</dc:date>
    <meta:print-date>2013-12-12T22:46:00Z</meta:print-date>
    <meta:template xlink:href="Normal.dotm" xlink:type="simple"/>
    <meta:editing-cycles>22</meta:editing-cycles>
    <meta:editing-duration>PT10800S</meta:editing-duration>
    <meta:document-statistic meta:page-count="1" meta:paragraph-count="43" meta:word-count="3388" meta:character-count="21642" meta:row-count="152" meta:non-whitespace-character-count="18297"/>
  </office:meta>
</office:document-meta>
</file>